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3" style:family="paragraph" style:parent-style-name="Standard">
      <style:paragraph-properties fo:text-align="justify" fo:break-before="auto" fo:text-indent="0.952cm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T3_72" style:family="text">
      <style:text-properties fo:font-size="12pt" style:font-size-asian="12pt" style:font-size-complex="12pt"/>
    </style:style>
    <style:style style:name="T3_73" style:family="text">
      <style:text-properties fo:font-size="12pt" style:font-size-asian="12pt" style:font-size-complex="12pt"/>
    </style:style>
    <style:style style:name="T3_74" style:family="text">
      <style:text-properties fo:font-size="12pt" style:font-size-asian="12pt" style:font-size-complex="12pt"/>
    </style:style>
    <style:style style:name="T3_75" style:family="text">
      <style:text-properties fo:font-size="12pt" style:font-size-asian="12pt" style:font-size-complex="12pt"/>
    </style:style>
    <style:style style:name="T3_76" style:family="text">
      <style:text-properties fo:font-size="12pt" style:font-size-asian="12pt" style:font-size-complex="12pt"/>
    </style:style>
    <style:style style:name="T3_77" style:family="text">
      <style:text-properties fo:font-size="12pt" style:font-size-asian="12pt" style:font-size-complex="12pt"/>
    </style:style>
    <style:style style:name="T3_78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text-indent="0.952cm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fo:break-before="auto" fo:text-indent="0.952cm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>
      <style:text-properties fo:font-size="12pt" style:font-size-asian="12pt" style:font-size-complex="12pt"/>
    </style:style>
    <style:style style:name="T5_96" style:family="text">
      <style:text-properties fo:font-size="12pt" style:font-size-asian="12pt" style:font-size-complex="12pt"/>
    </style:style>
    <style:style style:name="T5_97" style:family="text">
      <style:text-properties fo:font-size="12pt" style:font-size-asian="12pt" style:font-size-complex="12pt"/>
    </style:style>
    <style:style style:name="T5_98" style:family="text">
      <style:text-properties fo:font-size="12pt" style:font-size-asian="12pt" style:font-size-complex="12pt"/>
    </style:style>
    <style:style style:name="T5_99" style:family="text">
      <style:text-properties fo:font-size="12pt" style:font-size-asian="12pt" style:font-size-complex="12pt"/>
    </style:style>
    <style:style style:name="T5_100" style:family="text">
      <style:text-properties fo:font-size="12pt" style:font-size-asian="12pt" style:font-size-complex="12pt"/>
    </style:style>
    <style:style style:name="T5_101" style:family="text">
      <style:text-properties fo:font-size="12pt" style:font-size-asian="12pt" style:font-size-complex="12pt"/>
    </style:style>
    <style:style style:name="T5_102" style:family="text">
      <style:text-properties fo:font-size="12pt" style:font-size-asian="12pt" style:font-size-complex="12pt"/>
    </style:style>
    <style:style style:name="T5_103" style:family="text">
      <style:text-properties fo:font-size="12pt" style:font-size-asian="12pt" style:font-size-complex="12pt"/>
    </style:style>
    <style:style style:name="T5_104" style:family="text">
      <style:text-properties fo:font-size="12pt" style:font-size-asian="12pt" style:font-size-complex="12pt"/>
    </style:style>
    <style:style style:name="T5_105" style:family="text">
      <style:text-properties fo:font-size="12pt" style:font-size-asian="12pt" style:font-size-complex="12pt"/>
    </style:style>
    <style:style style:name="T5_106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text-indent="0.952cm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T6_61" style:family="text">
      <style:text-properties fo:font-size="12pt" style:font-size-asian="12pt" style:font-size-complex="12pt"/>
    </style:style>
    <style:style style:name="T6_62" style:family="text">
      <style:text-properties fo:font-size="12pt" style:font-size-asian="12pt" style:font-size-complex="12pt"/>
    </style:style>
    <style:style style:name="T6_63" style:family="text">
      <style:text-properties fo:font-size="12pt" style:font-size-asian="12pt" style:font-size-complex="12pt"/>
    </style:style>
    <style:style style:name="T6_64" style:family="text">
      <style:text-properties fo:font-size="12pt" style:font-size-asian="12pt" style:font-size-complex="12pt"/>
    </style:style>
    <style:style style:name="T6_65" style:family="text">
      <style:text-properties fo:font-size="12pt" style:font-size-asian="12pt" style:font-size-complex="12pt"/>
    </style:style>
    <style:style style:name="T6_66" style:family="text">
      <style:text-properties fo:font-size="12pt" style:font-size-asian="12pt" style:font-size-complex="12pt"/>
    </style:style>
    <style:style style:name="T6_67" style:family="text">
      <style:text-properties fo:font-size="12pt" style:font-size-asian="12pt" style:font-size-complex="12pt"/>
    </style:style>
    <style:style style:name="T6_68" style:family="text">
      <style:text-properties fo:font-size="12pt" style:font-size-asian="12pt" style:font-size-complex="12pt"/>
    </style:style>
    <style:style style:name="T6_69" style:family="text">
      <style:text-properties fo:font-size="12pt" style:font-size-asian="12pt" style:font-size-complex="12pt"/>
    </style:style>
    <style:style style:name="T6_70" style:family="text">
      <style:text-properties fo:font-size="12pt" style:font-size-asian="12pt" style:font-size-complex="12pt"/>
    </style:style>
    <style:style style:name="T6_71" style:family="text">
      <style:text-properties fo:font-size="12pt" style:font-size-asian="12pt" style:font-size-complex="12pt"/>
    </style:style>
    <style:style style:name="T6_72" style:family="text">
      <style:text-properties fo:font-size="12pt" style:font-size-asian="12pt" style:font-size-complex="12pt"/>
    </style:style>
    <style:style style:name="T6_73" style:family="text">
      <style:text-properties fo:font-size="12pt" style:font-size-asian="12pt" style:font-size-complex="12pt"/>
    </style:style>
    <style:style style:name="T6_74" style:family="text">
      <style:text-properties fo:font-size="12pt" style:font-size-asian="12pt" style:font-size-complex="12pt"/>
    </style:style>
    <style:style style:name="T6_75" style:family="text">
      <style:text-properties fo:font-size="12pt" style:font-size-asian="12pt" style:font-size-complex="12pt"/>
    </style:style>
    <style:style style:name="T6_76" style:family="text">
      <style:text-properties fo:font-size="12pt" style:font-size-asian="12pt" style:font-size-complex="12pt"/>
    </style:style>
    <style:style style:name="T6_77" style:family="text">
      <style:text-properties fo:font-size="12pt" style:font-size-asian="12pt" style:font-size-complex="12pt"/>
    </style:style>
    <style:style style:name="T6_78" style:family="text">
      <style:text-properties fo:font-size="12pt" style:font-size-asian="12pt" style:font-size-complex="12pt"/>
    </style:style>
    <style:style style:name="T6_79" style:family="text">
      <style:text-properties fo:font-size="12pt" style:font-size-asian="12pt" style:font-size-complex="12pt"/>
    </style:style>
    <style:style style:name="T6_80" style:family="text">
      <style:text-properties fo:font-size="12pt" style:font-size-asian="12pt" style:font-size-complex="12pt"/>
    </style:style>
    <style:style style:name="T6_81" style:family="text">
      <style:text-properties fo:font-size="12pt" style:font-size-asian="12pt" style:font-size-complex="12pt"/>
    </style:style>
    <style:style style:name="T6_82" style:family="text">
      <style:text-properties fo:font-size="12pt" style:font-size-asian="12pt" style:font-size-complex="12pt"/>
    </style:style>
    <style:style style:name="T6_83" style:family="text">
      <style:text-properties fo:font-size="12pt" style:font-size-asian="12pt" style:font-size-complex="12pt"/>
    </style:style>
    <style:style style:name="T6_84" style:family="text">
      <style:text-properties fo:font-size="12pt" style:font-size-asian="12pt" style:font-size-complex="12pt"/>
    </style:style>
    <style:style style:name="T6_85" style:family="text">
      <style:text-properties fo:font-size="12pt" style:font-size-asian="12pt" style:font-size-complex="12pt"/>
    </style:style>
    <style:style style:name="T6_86" style:family="text">
      <style:text-properties fo:font-size="12pt" style:font-size-asian="12pt" style:font-size-complex="12pt"/>
    </style:style>
    <style:style style:name="T6_87" style:family="text">
      <style:text-properties fo:font-size="12pt" style:font-size-asian="12pt" style:font-size-complex="12pt"/>
    </style:style>
    <style:style style:name="T6_88" style:family="text">
      <style:text-properties fo:font-size="12pt" style:font-size-asian="12pt" style:font-size-complex="12pt"/>
    </style:style>
    <style:style style:name="T6_89" style:family="text">
      <style:text-properties fo:font-size="12pt" style:font-size-asian="12pt" style:font-size-complex="12pt"/>
    </style:style>
    <style:style style:name="T6_90" style:family="text">
      <style:text-properties fo:font-size="12pt" style:font-size-asian="12pt" style:font-size-complex="12pt"/>
    </style:style>
    <style:style style:name="T6_91" style:family="text">
      <style:text-properties fo:font-size="12pt" style:font-size-asian="12pt" style:font-size-complex="12pt"/>
    </style:style>
    <style:style style:name="T6_92" style:family="text">
      <style:text-properties fo:font-size="12pt" style:font-size-asian="12pt" style:font-size-complex="12pt"/>
    </style:style>
    <style:style style:name="T6_93" style:family="text">
      <style:text-properties fo:font-size="12pt" style:font-size-asian="12pt" style:font-size-complex="12pt"/>
    </style:style>
    <style:style style:name="T6_94" style:family="text">
      <style:text-properties fo:font-size="12pt" style:font-size-asian="12pt" style:font-size-complex="12pt"/>
    </style:style>
    <style:style style:name="T6_95" style:family="text">
      <style:text-properties fo:font-size="12pt" style:font-size-asian="12pt" style:font-size-complex="12pt"/>
    </style:style>
    <style:style style:name="T6_96" style:family="text">
      <style:text-properties fo:font-size="12pt" style:font-size-asian="12pt" style:font-size-complex="12pt"/>
    </style:style>
    <style:style style:name="T6_97" style:family="text">
      <style:text-properties fo:font-size="12pt" style:font-size-asian="12pt" style:font-size-complex="12pt"/>
    </style:style>
    <style:style style:name="T6_98" style:family="text">
      <style:text-properties fo:font-size="12pt" style:font-size-asian="12pt" style:font-size-complex="12pt"/>
    </style:style>
    <style:style style:name="T6_99" style:family="text">
      <style:text-properties fo:font-size="12pt" style:font-size-asian="12pt" style:font-size-complex="12pt"/>
    </style:style>
    <style:style style:name="T6_100" style:family="text">
      <style:text-properties fo:font-size="12pt" style:font-size-asian="12pt" style:font-size-complex="12pt"/>
    </style:style>
    <style:style style:name="T6_101" style:family="text">
      <style:text-properties fo:font-size="12pt" style:font-size-asian="12pt" style:font-size-complex="12pt"/>
    </style:style>
    <style:style style:name="T6_102" style:family="text">
      <style:text-properties fo:font-size="12pt" style:font-size-asian="12pt" style:font-size-complex="12pt"/>
    </style:style>
    <style:style style:name="T6_103" style:family="text">
      <style:text-properties fo:font-size="12pt" style:font-size-asian="12pt" style:font-size-complex="12pt"/>
    </style:style>
    <style:style style:name="T6_104" style:family="text">
      <style:text-properties fo:font-size="12pt" style:font-size-asian="12pt" style:font-size-complex="12pt"/>
    </style:style>
    <style:style style:name="T6_105" style:family="text">
      <style:text-properties fo:font-size="12pt" style:font-size-asian="12pt" style:font-size-complex="12pt"/>
    </style:style>
    <style:style style:name="T6_106" style:family="text">
      <style:text-properties fo:font-size="12pt" style:font-size-asian="12pt" style:font-size-complex="12pt"/>
    </style:style>
    <style:style style:name="T6_107" style:family="text">
      <style:text-properties fo:font-size="12pt" style:font-size-asian="12pt" style:font-size-complex="12pt"/>
    </style:style>
    <style:style style:name="T6_108" style:family="text">
      <style:text-properties fo:font-size="12pt" style:font-size-asian="12pt" style:font-size-complex="12pt"/>
    </style:style>
    <style:style style:name="T6_109" style:family="text">
      <style:text-properties fo:font-size="12pt" style:font-size-asian="12pt" style:font-size-complex="12pt"/>
    </style:style>
    <style:style style:name="T6_110" style:family="text">
      <style:text-properties fo:font-size="12pt" style:font-size-asian="12pt" style:font-size-complex="12pt"/>
    </style:style>
    <style:style style:name="T6_111" style:family="text">
      <style:text-properties fo:font-size="12pt" style:font-size-asian="12pt" style:font-size-complex="12pt"/>
    </style:style>
    <style:style style:name="T6_112" style:family="text">
      <style:text-properties fo:font-size="12pt" style:font-size-asian="12pt" style:font-size-complex="12pt"/>
    </style:style>
    <style:style style:name="T6_113" style:family="text">
      <style:text-properties fo:font-size="12pt" style:font-size-asian="12pt" style:font-size-complex="12pt"/>
    </style:style>
    <style:style style:name="T6_114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text-indent="0.952cm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font-size="12pt" style:font-size-asian="12pt" style:font-size-complex="12pt"/>
    </style:style>
    <style:style style:name="T7_96" style:family="text">
      <style:text-properties fo:font-size="12pt" style:font-size-asian="12pt" style:font-size-complex="12pt"/>
    </style:style>
    <style:style style:name="T7_97" style:family="text">
      <style:text-properties fo:font-size="12pt" style:font-size-asian="12pt" style:font-size-complex="12pt"/>
    </style:style>
    <style:style style:name="T7_98" style:family="text">
      <style:text-properties fo:font-size="12pt" style:font-size-asian="12pt" style:font-size-complex="12pt"/>
    </style:style>
    <style:style style:name="T7_99" style:family="text">
      <style:text-properties fo:font-size="12pt" style:font-size-asian="12pt" style:font-size-complex="12pt"/>
    </style:style>
    <style:style style:name="T7_100" style:family="text">
      <style:text-properties fo:font-size="12pt" style:font-size-asian="12pt" style:font-size-complex="12pt"/>
    </style:style>
    <style:style style:name="T7_101" style:family="text">
      <style:text-properties fo:font-size="12pt" style:font-size-asian="12pt" style:font-size-complex="12pt"/>
    </style:style>
    <style:style style:name="T7_102" style:family="text">
      <style:text-properties fo:font-size="12pt" style:font-size-asian="12pt" style:font-size-complex="12pt"/>
    </style:style>
    <style:style style:name="T7_103" style:family="text">
      <style:text-properties fo:font-size="12pt" style:font-size-asian="12pt" style:font-size-complex="12pt"/>
    </style:style>
    <style:style style:name="T7_104" style:family="text">
      <style:text-properties fo:font-size="12pt" style:font-size-asian="12pt" style:font-size-complex="12pt"/>
    </style:style>
    <style:style style:name="T7_105" style:family="text">
      <style:text-properties fo:font-size="12pt" style:font-size-asian="12pt" style:font-size-complex="12pt"/>
    </style:style>
    <style:style style:name="T7_106" style:family="text">
      <style:text-properties fo:font-size="12pt" style:font-size-asian="12pt" style:font-size-complex="12pt"/>
    </style:style>
    <style:style style:name="T7_107" style:family="text">
      <style:text-properties fo:font-size="12pt" style:font-size-asian="12pt" style:font-size-complex="12pt"/>
    </style:style>
    <style:style style:name="T7_108" style:family="text">
      <style:text-properties fo:font-size="12pt" style:font-size-asian="12pt" style:font-size-complex="12pt"/>
    </style:style>
    <style:style style:name="T7_109" style:family="text">
      <style:text-properties fo:font-size="12pt" style:font-size-asian="12pt" style:font-size-complex="12pt"/>
    </style:style>
    <style:style style:name="T7_110" style:family="text">
      <style:text-properties fo:font-size="12pt" style:font-size-asian="12pt" style:font-size-complex="12pt"/>
    </style:style>
    <style:style style:name="T7_111" style:family="text">
      <style:text-properties fo:font-size="12pt" style:font-size-asian="12pt" style:font-size-complex="12pt"/>
    </style:style>
    <style:style style:name="T7_112" style:family="text">
      <style:text-properties fo:font-size="12pt" style:font-size-asian="12pt" style:font-size-complex="12pt"/>
    </style:style>
    <style:style style:name="T7_113" style:family="text">
      <style:text-properties fo:font-size="12pt" style:font-size-asian="12pt" style:font-size-complex="12pt"/>
    </style:style>
    <style:style style:name="T7_114" style:family="text">
      <style:text-properties fo:font-size="12pt" style:font-size-asian="12pt" style:font-size-complex="12pt"/>
    </style:style>
    <style:style style:name="T7_115" style:family="text">
      <style:text-properties fo:font-size="12pt" style:font-size-asian="12pt" style:font-size-complex="12pt"/>
    </style:style>
    <style:style style:name="T7_116" style:family="text">
      <style:text-properties fo:font-size="12pt" style:font-size-asian="12pt" style:font-size-complex="12pt"/>
    </style:style>
    <style:style style:name="T7_117" style:family="text">
      <style:text-properties fo:font-size="12pt" style:font-size-asian="12pt" style:font-size-complex="12pt"/>
    </style:style>
    <style:style style:name="T7_118" style:family="text">
      <style:text-properties fo:font-size="12pt" style:font-size-asian="12pt" style:font-size-complex="12pt"/>
    </style:style>
    <style:style style:name="T7_119" style:family="text">
      <style:text-properties fo:font-size="12pt" style:font-size-asian="12pt" style:font-size-complex="12pt"/>
    </style:style>
    <style:style style:name="T7_120" style:family="text">
      <style:text-properties fo:font-size="12pt" style:font-size-asian="12pt" style:font-size-complex="12pt"/>
    </style:style>
    <style:style style:name="T7_121" style:family="text">
      <style:text-properties fo:font-size="12pt" style:font-size-asian="12pt" style:font-size-complex="12pt"/>
    </style:style>
    <style:style style:name="T7_122" style:family="text">
      <style:text-properties fo:font-size="12pt" style:font-size-asian="12pt" style:font-size-complex="12pt"/>
    </style:style>
    <style:style style:name="T7_123" style:family="text">
      <style:text-properties fo:font-size="12pt" style:font-size-asian="12pt" style:font-size-complex="12pt"/>
    </style:style>
    <style:style style:name="T7_124" style:family="text">
      <style:text-properties fo:font-size="12pt" style:font-size-asian="12pt" style:font-size-complex="12pt"/>
    </style:style>
    <style:style style:name="T7_125" style:family="text">
      <style:text-properties fo:font-size="12pt" style:font-size-asian="12pt" style:font-size-complex="12pt"/>
    </style:style>
    <style:style style:name="T7_126" style:family="text">
      <style:text-properties fo:font-size="12pt" style:font-size-asian="12pt" style:font-size-complex="12pt"/>
    </style:style>
    <style:style style:name="T7_127" style:family="text">
      <style:text-properties fo:font-size="12pt" style:font-size-asian="12pt" style:font-size-complex="12pt"/>
    </style:style>
    <style:style style:name="T7_128" style:family="text">
      <style:text-properties fo:font-size="12pt" style:font-size-asian="12pt" style:font-size-complex="12pt"/>
    </style:style>
    <style:style style:name="T7_129" style:family="text">
      <style:text-properties fo:font-size="12pt" style:font-size-asian="12pt" style:font-size-complex="12pt"/>
    </style:style>
    <style:style style:name="T7_130" style:family="text">
      <style:text-properties fo:font-size="12pt" style:font-size-asian="12pt" style:font-size-complex="12pt"/>
    </style:style>
    <style:style style:name="T7_131" style:family="text">
      <style:text-properties fo:font-size="12pt" style:font-size-asian="12pt" style:font-size-complex="12pt"/>
    </style:style>
    <style:style style:name="T7_132" style:family="text">
      <style:text-properties fo:font-size="12pt" style:font-size-asian="12pt" style:font-size-complex="12pt"/>
    </style:style>
    <style:style style:name="T7_133" style:family="text">
      <style:text-properties fo:font-size="12pt" style:font-size-asian="12pt" style:font-size-complex="12pt"/>
    </style:style>
    <style:style style:name="T7_134" style:family="text">
      <style:text-properties fo:font-size="12pt" style:font-size-asian="12pt" style:font-size-complex="12pt"/>
    </style:style>
    <style:style style:name="T7_135" style:family="text">
      <style:text-properties fo:font-size="12pt" style:font-size-asian="12pt" style:font-size-complex="12pt"/>
    </style:style>
    <style:style style:name="T7_136" style:family="text">
      <style:text-properties fo:font-size="12pt" style:font-size-asian="12pt" style:font-size-complex="12pt"/>
    </style:style>
    <style:style style:name="T7_137" style:family="text">
      <style:text-properties fo:font-size="12pt" style:font-size-asian="12pt" style:font-size-complex="12pt"/>
    </style:style>
    <style:style style:name="T7_138" style:family="text">
      <style:text-properties fo:font-size="12pt" style:font-size-asian="12pt" style:font-size-complex="12pt"/>
    </style:style>
    <style:style style:name="T7_139" style:family="text">
      <style:text-properties fo:font-size="12pt" style:font-size-asian="12pt" style:font-size-complex="12pt"/>
    </style:style>
    <style:style style:name="T7_140" style:family="text">
      <style:text-properties fo:font-size="12pt" style:font-size-asian="12pt" style:font-size-complex="12pt"/>
    </style:style>
    <style:style style:name="T7_141" style:family="text">
      <style:text-properties fo:font-size="12pt" style:font-size-asian="12pt" style:font-size-complex="12pt"/>
    </style:style>
    <style:style style:name="T7_142" style:family="text">
      <style:text-properties fo:font-size="12pt" style:font-size-asian="12pt" style:font-size-complex="12pt"/>
    </style:style>
    <style:style style:name="T7_143" style:family="text">
      <style:text-properties fo:font-size="12pt" style:font-size-asian="12pt" style:font-size-complex="12pt"/>
    </style:style>
    <style:style style:name="T7_144" style:family="text">
      <style:text-properties fo:font-size="12pt" style:font-size-asian="12pt" style:font-size-complex="12pt"/>
    </style:style>
    <style:style style:name="T7_145" style:family="text">
      <style:text-properties fo:font-size="12pt" style:font-size-asian="12pt" style:font-size-complex="12pt"/>
    </style:style>
    <style:style style:name="T7_146" style:family="text">
      <style:text-properties fo:font-size="12pt" style:font-size-asian="12pt" style:font-size-complex="12pt"/>
    </style:style>
    <style:style style:name="T7_147" style:family="text">
      <style:text-properties fo:font-size="12pt" style:font-size-asian="12pt" style:font-size-complex="12pt"/>
    </style:style>
    <style:style style:name="T7_148" style:family="text">
      <style:text-properties fo:font-size="12pt" style:font-size-asian="12pt" style:font-size-complex="12pt"/>
    </style:style>
    <style:style style:name="T7_149" style:family="text">
      <style:text-properties fo:font-size="12pt" style:font-size-asian="12pt" style:font-size-complex="12pt"/>
    </style:style>
    <style:style style:name="T7_150" style:family="text">
      <style:text-properties fo:font-size="12pt" style:font-size-asian="12pt" style:font-size-complex="12pt"/>
    </style:style>
    <style:style style:name="T7_151" style:family="text">
      <style:text-properties fo:font-size="12pt" style:font-size-asian="12pt" style:font-size-complex="12pt"/>
    </style:style>
    <style:style style:name="T7_152" style:family="text">
      <style:text-properties fo:font-size="12pt" style:font-size-asian="12pt" style:font-size-complex="12pt"/>
    </style:style>
    <style:style style:name="T7_153" style:family="text">
      <style:text-properties fo:font-size="12pt" style:font-size-asian="12pt" style:font-size-complex="12pt"/>
    </style:style>
    <style:style style:name="T7_154" style:family="text">
      <style:text-properties fo:font-size="12pt" style:font-size-asian="12pt" style:font-size-complex="12pt"/>
    </style:style>
    <style:style style:name="T7_155" style:family="text">
      <style:text-properties fo:font-size="12pt" style:font-size-asian="12pt" style:font-size-complex="12pt"/>
    </style:style>
    <style:style style:name="T7_156" style:family="text">
      <style:text-properties fo:font-size="12pt" style:font-size-asian="12pt" style:font-size-complex="12pt"/>
    </style:style>
    <style:style style:name="T7_157" style:family="text">
      <style:text-properties fo:font-size="12pt" style:font-size-asian="12pt" style:font-size-complex="12pt"/>
    </style:style>
    <style:style style:name="T7_158" style:family="text">
      <style:text-properties fo:font-size="12pt" style:font-size-asian="12pt" style:font-size-complex="12pt"/>
    </style:style>
    <style:style style:name="T7_159" style:family="text">
      <style:text-properties fo:font-size="12pt" style:font-size-asian="12pt" style:font-size-complex="12pt"/>
    </style:style>
    <style:style style:name="T7_160" style:family="text">
      <style:text-properties fo:font-size="12pt" style:font-size-asian="12pt" style:font-size-complex="12pt"/>
    </style:style>
    <style:style style:name="T7_161" style:family="text">
      <style:text-properties fo:font-size="12pt" style:font-size-asian="12pt" style:font-size-complex="12pt"/>
    </style:style>
    <style:style style:name="T7_162" style:family="text">
      <style:text-properties fo:font-size="12pt" style:font-size-asian="12pt" style:font-size-complex="12pt"/>
    </style:style>
    <style:style style:name="T7_163" style:family="text">
      <style:text-properties fo:font-size="12pt" style:font-size-asian="12pt" style:font-size-complex="12pt"/>
    </style:style>
    <style:style style:name="T7_164" style:family="text">
      <style:text-properties fo:font-size="12pt" style:font-size-asian="12pt" style:font-size-complex="12pt"/>
    </style:style>
    <style:style style:name="T7_165" style:family="text">
      <style:text-properties fo:font-size="12pt" style:font-size-asian="12pt" style:font-size-complex="12pt"/>
    </style:style>
    <style:style style:name="T7_166" style:family="text">
      <style:text-properties fo:font-size="12pt" style:font-size-asian="12pt" style:font-size-complex="12pt"/>
    </style:style>
    <style:style style:name="T7_167" style:family="text">
      <style:text-properties fo:font-size="12pt" style:font-size-asian="12pt" style:font-size-complex="12pt"/>
    </style:style>
    <style:style style:name="T7_168" style:family="text">
      <style:text-properties fo:font-size="12pt" style:font-size-asian="12pt" style:font-size-complex="12pt"/>
    </style:style>
    <style:style style:name="T7_169" style:family="text">
      <style:text-properties fo:font-size="12pt" style:font-size-asian="12pt" style:font-size-complex="12pt"/>
    </style:style>
    <style:style style:name="T7_170" style:family="text">
      <style:text-properties fo:font-size="12pt" style:font-size-asian="12pt" style:font-size-complex="12pt"/>
    </style:style>
    <style:style style:name="T7_171" style:family="text">
      <style:text-properties fo:font-size="12pt" style:font-size-asian="12pt" style:font-size-complex="12pt"/>
    </style:style>
    <style:style style:name="T7_172" style:family="text">
      <style:text-properties fo:font-size="12pt" style:font-size-asian="12pt" style:font-size-complex="12pt"/>
    </style:style>
    <style:style style:name="T7_173" style:family="text">
      <style:text-properties fo:font-size="12pt" style:font-size-asian="12pt" style:font-size-complex="12pt"/>
    </style:style>
    <style:style style:name="T7_174" style:family="text">
      <style:text-properties fo:font-size="12pt" style:font-size-asian="12pt" style:font-size-complex="12pt"/>
    </style:style>
    <style:style style:name="T7_175" style:family="text">
      <style:text-properties fo:font-size="12pt" style:font-size-asian="12pt" style:font-size-complex="12pt"/>
    </style:style>
    <style:style style:name="T7_176" style:family="text">
      <style:text-properties fo:font-size="12pt" style:font-size-asian="12pt" style:font-size-complex="12pt"/>
    </style:style>
    <style:style style:name="T7_177" style:family="text">
      <style:text-properties fo:font-size="12pt" style:font-size-asian="12pt" style:font-size-complex="12pt"/>
    </style:style>
    <style:style style:name="T7_178" style:family="text">
      <style:text-properties fo:font-size="12pt" style:font-size-asian="12pt" style:font-size-complex="12pt"/>
    </style:style>
    <style:style style:name="T7_179" style:family="text">
      <style:text-properties fo:font-size="12pt" style:font-size-asian="12pt" style:font-size-complex="12pt"/>
    </style:style>
    <style:style style:name="T7_180" style:family="text">
      <style:text-properties fo:font-size="12pt" style:font-size-asian="12pt" style:font-size-complex="12pt"/>
    </style:style>
    <style:style style:name="T7_181" style:family="text">
      <style:text-properties fo:font-size="12pt" style:font-size-asian="12pt" style:font-size-complex="12pt"/>
    </style:style>
    <style:style style:name="T7_182" style:family="text">
      <style:text-properties fo:font-size="12pt" style:font-size-asian="12pt" style:font-size-complex="12pt"/>
    </style:style>
    <style:style style:name="T7_183" style:family="text">
      <style:text-properties fo:font-size="12pt" style:font-size-asian="12pt" style:font-size-complex="12pt"/>
    </style:style>
    <style:style style:name="T7_184" style:family="text">
      <style:text-properties fo:font-size="12pt" style:font-size-asian="12pt" style:font-size-complex="12pt"/>
    </style:style>
    <style:style style:name="T7_185" style:family="text">
      <style:text-properties fo:font-size="12pt" style:font-size-asian="12pt" style:font-size-complex="12pt"/>
    </style:style>
    <style:style style:name="T7_186" style:family="text">
      <style:text-properties fo:font-size="12pt" style:font-size-asian="12pt" style:font-size-complex="12pt"/>
    </style:style>
    <style:style style:name="T7_187" style:family="text">
      <style:text-properties fo:font-size="12pt" style:font-size-asian="12pt" style:font-size-complex="12pt"/>
    </style:style>
    <style:style style:name="T7_188" style:family="text">
      <style:text-properties fo:font-size="12pt" style:font-size-asian="12pt" style:font-size-complex="12pt"/>
    </style:style>
    <style:style style:name="T7_189" style:family="text">
      <style:text-properties fo:font-size="12pt" style:font-size-asian="12pt" style:font-size-complex="12pt"/>
    </style:style>
    <style:style style:name="T7_190" style:family="text">
      <style:text-properties fo:font-size="12pt" style:font-size-asian="12pt" style:font-size-complex="12pt"/>
    </style:style>
    <style:style style:name="T7_191" style:family="text">
      <style:text-properties fo:font-size="12pt" style:font-size-asian="12pt" style:font-size-complex="12pt"/>
    </style:style>
    <style:style style:name="T7_192" style:family="text">
      <style:text-properties fo:font-size="12pt" style:font-size-asian="12pt" style:font-size-complex="12pt"/>
    </style:style>
    <style:style style:name="T7_193" style:family="text">
      <style:text-properties fo:font-size="12pt" style:font-size-asian="12pt" style:font-size-complex="12pt"/>
    </style:style>
    <style:style style:name="T7_194" style:family="text">
      <style:text-properties fo:font-size="12pt" style:font-size-asian="12pt" style:font-size-complex="12pt"/>
    </style:style>
    <style:style style:name="T7_195" style:family="text">
      <style:text-properties fo:font-size="12pt" style:font-size-asian="12pt" style:font-size-complex="12pt"/>
    </style:style>
    <style:style style:name="T7_196" style:family="text">
      <style:text-properties fo:font-size="12pt" style:font-size-asian="12pt" style:font-size-complex="12pt"/>
    </style:style>
    <style:style style:name="T7_197" style:family="text">
      <style:text-properties fo:font-size="12pt" style:font-size-asian="12pt" style:font-size-complex="12pt"/>
    </style:style>
    <style:style style:name="T7_198" style:family="text">
      <style:text-properties fo:font-size="12pt" style:font-size-asian="12pt" style:font-size-complex="12pt"/>
    </style:style>
    <style:style style:name="T7_199" style:family="text">
      <style:text-properties fo:font-size="12pt" style:font-size-asian="12pt" style:font-size-complex="12pt"/>
    </style:style>
    <style:style style:name="T7_200" style:family="text">
      <style:text-properties fo:font-size="12pt" style:font-size-asian="12pt" style:font-size-complex="12pt"/>
    </style:style>
    <style:style style:name="T7_201" style:family="text">
      <style:text-properties fo:font-size="12pt" style:font-size-asian="12pt" style:font-size-complex="12pt"/>
    </style:style>
    <style:style style:name="T7_202" style:family="text">
      <style:text-properties fo:font-size="12pt" style:font-size-asian="12pt" style:font-size-complex="12pt"/>
    </style:style>
    <style:style style:name="T7_203" style:family="text">
      <style:text-properties fo:font-size="12pt" style:font-size-asian="12pt" style:font-size-complex="12pt"/>
    </style:style>
    <style:style style:name="T7_204" style:family="text">
      <style:text-properties fo:font-size="12pt" style:font-size-asian="12pt" style:font-size-complex="12pt"/>
    </style:style>
    <style:style style:name="T7_205" style:family="text">
      <style:text-properties fo:font-size="12pt" style:font-size-asian="12pt" style:font-size-complex="12pt"/>
    </style:style>
    <style:style style:name="T7_206" style:family="text">
      <style:text-properties fo:font-size="12pt" style:font-size-asian="12pt" style:font-size-complex="12pt"/>
    </style:style>
    <style:style style:name="T7_207" style:family="text">
      <style:text-properties fo:font-size="12pt" style:font-size-asian="12pt" style:font-size-complex="12pt"/>
    </style:style>
    <style:style style:name="T7_208" style:family="text">
      <style:text-properties fo:font-size="12pt" style:font-size-asian="12pt" style:font-size-complex="12pt"/>
    </style:style>
    <style:style style:name="T7_209" style:family="text">
      <style:text-properties fo:font-size="12pt" style:font-size-asian="12pt" style:font-size-complex="12pt"/>
    </style:style>
    <style:style style:name="T7_210" style:family="text">
      <style:text-properties fo:font-size="12pt" style:font-size-asian="12pt" style:font-size-complex="12pt"/>
    </style:style>
    <style:style style:name="T7_211" style:family="text">
      <style:text-properties fo:font-size="12pt" style:font-size-asian="12pt" style:font-size-complex="12pt"/>
    </style:style>
    <style:style style:name="T7_212" style:family="text">
      <style:text-properties fo:font-size="12pt" style:font-size-asian="12pt" style:font-size-complex="12pt"/>
    </style:style>
    <style:style style:name="T7_213" style:family="text">
      <style:text-properties fo:font-size="12pt" style:font-size-asian="12pt" style:font-size-complex="12pt"/>
    </style:style>
    <style:style style:name="T7_214" style:family="text">
      <style:text-properties fo:font-size="12pt" style:font-size-asian="12pt" style:font-size-complex="12pt"/>
    </style:style>
    <style:style style:name="T7_215" style:family="text">
      <style:text-properties fo:font-size="12pt" style:font-size-asian="12pt" style:font-size-complex="12pt"/>
    </style:style>
    <style:style style:name="T7_216" style:family="text">
      <style:text-properties fo:font-size="12pt" style:font-size-asian="12pt" style:font-size-complex="12pt"/>
    </style:style>
    <style:style style:name="T7_217" style:family="text">
      <style:text-properties fo:font-size="12pt" style:font-size-asian="12pt" style:font-size-complex="12pt"/>
    </style:style>
    <style:style style:name="T7_218" style:family="text">
      <style:text-properties fo:font-size="12pt" style:font-size-asian="12pt" style:font-size-complex="12pt"/>
    </style:style>
    <style:style style:name="T7_219" style:family="text">
      <style:text-properties fo:font-size="12pt" style:font-size-asian="12pt" style:font-size-complex="12pt"/>
    </style:style>
    <style:style style:name="T7_220" style:family="text">
      <style:text-properties fo:font-size="12pt" style:font-size-asian="12pt" style:font-size-complex="12pt"/>
    </style:style>
    <style:style style:name="T7_221" style:family="text">
      <style:text-properties fo:font-size="12pt" style:font-size-asian="12pt" style:font-size-complex="12pt"/>
    </style:style>
    <style:style style:name="T7_222" style:family="text">
      <style:text-properties fo:font-size="12pt" style:font-size-asian="12pt" style:font-size-complex="12pt"/>
    </style:style>
    <style:style style:name="T7_223" style:family="text">
      <style:text-properties fo:font-size="12pt" style:font-size-asian="12pt" style:font-size-complex="12pt"/>
    </style:style>
    <style:style style:name="T7_224" style:family="text">
      <style:text-properties fo:font-size="12pt" style:font-size-asian="12pt" style:font-size-complex="12pt"/>
    </style:style>
    <style:style style:name="T7_225" style:family="text">
      <style:text-properties fo:font-size="12pt" style:font-size-asian="12pt" style:font-size-complex="12pt"/>
    </style:style>
    <style:style style:name="T7_226" style:family="text">
      <style:text-properties fo:font-size="12pt" style:font-size-asian="12pt" style:font-size-complex="12pt"/>
    </style:style>
    <style:style style:name="T7_227" style:family="text">
      <style:text-properties fo:font-size="12pt" style:font-size-asian="12pt" style:font-size-complex="12pt"/>
    </style:style>
    <style:style style:name="T7_228" style:family="text">
      <style:text-properties fo:font-size="12pt" style:font-size-asian="12pt" style:font-size-complex="12pt"/>
    </style:style>
    <style:style style:name="T7_229" style:family="text">
      <style:text-properties fo:font-size="12pt" style:font-size-asian="12pt" style:font-size-complex="12pt"/>
    </style:style>
    <style:style style:name="T7_230" style:family="text">
      <style:text-properties fo:font-size="12pt" style:font-size-asian="12pt" style:font-size-complex="12pt"/>
    </style:style>
    <style:style style:name="T7_231" style:family="text">
      <style:text-properties fo:font-size="12pt" style:font-size-asian="12pt" style:font-size-complex="12pt"/>
    </style:style>
    <style:style style:name="T7_232" style:family="text">
      <style:text-properties fo:font-size="12pt" style:font-size-asian="12pt" style:font-size-complex="12pt"/>
    </style:style>
    <style:style style:name="T7_233" style:family="text">
      <style:text-properties fo:font-size="12pt" style:font-size-asian="12pt" style:font-size-complex="12pt"/>
    </style:style>
    <style:style style:name="T7_234" style:family="text">
      <style:text-properties fo:font-size="12pt" style:font-size-asian="12pt" style:font-size-complex="12pt"/>
    </style:style>
    <style:style style:name="T7_235" style:family="text">
      <style:text-properties fo:font-size="12pt" style:font-size-asian="12pt" style:font-size-complex="12pt"/>
    </style:style>
    <style:style style:name="T7_236" style:family="text">
      <style:text-properties fo:font-size="12pt" style:font-size-asian="12pt" style:font-size-complex="12pt"/>
    </style:style>
    <style:style style:name="T7_237" style:family="text">
      <style:text-properties fo:font-size="12pt" style:font-size-asian="12pt" style:font-size-complex="12pt"/>
    </style:style>
    <style:style style:name="T7_238" style:family="text">
      <style:text-properties fo:font-size="12pt" style:font-size-asian="12pt" style:font-size-complex="12pt"/>
    </style:style>
    <style:style style:name="T7_239" style:family="text">
      <style:text-properties fo:font-size="12pt" style:font-size-asian="12pt" style:font-size-complex="12pt"/>
    </style:style>
    <style:style style:name="T7_240" style:family="text">
      <style:text-properties fo:font-size="12pt" style:font-size-asian="12pt" style:font-size-complex="12pt"/>
    </style:style>
    <style:style style:name="T7_241" style:family="text">
      <style:text-properties fo:font-size="12pt" style:font-size-asian="12pt" style:font-size-complex="12pt"/>
    </style:style>
    <style:style style:name="T7_242" style:family="text">
      <style:text-properties fo:font-size="12pt" style:font-size-asian="12pt" style:font-size-complex="12pt"/>
    </style:style>
    <style:style style:name="T7_243" style:family="text">
      <style:text-properties fo:font-size="12pt" style:font-size-asian="12pt" style:font-size-complex="12pt"/>
    </style:style>
    <style:style style:name="T7_244" style:family="text">
      <style:text-properties fo:font-size="12pt" style:font-size-asian="12pt" style:font-size-complex="12pt"/>
    </style:style>
    <style:style style:name="T7_245" style:family="text">
      <style:text-properties fo:font-size="12pt" style:font-size-asian="12pt" style:font-size-complex="12pt"/>
    </style:style>
    <style:style style:name="T7_246" style:family="text">
      <style:text-properties fo:font-size="12pt" style:font-size-asian="12pt" style:font-size-complex="12pt"/>
    </style:style>
    <style:style style:name="T7_247" style:family="text">
      <style:text-properties fo:font-size="12pt" style:font-size-asian="12pt" style:font-size-complex="12pt"/>
    </style:style>
    <style:style style:name="T7_248" style:family="text">
      <style:text-properties fo:font-size="12pt" style:font-size-asian="12pt" style:font-size-complex="12pt"/>
    </style:style>
    <style:style style:name="T7_249" style:family="text">
      <style:text-properties fo:font-size="12pt" style:font-size-asian="12pt" style:font-size-complex="12pt"/>
    </style:style>
    <style:style style:name="T7_250" style:family="text">
      <style:text-properties fo:font-size="12pt" style:font-size-asian="12pt" style:font-size-complex="12pt"/>
    </style:style>
    <style:style style:name="T7_251" style:family="text">
      <style:text-properties fo:font-size="12pt" style:font-size-asian="12pt" style:font-size-complex="12pt"/>
    </style:style>
    <style:style style:name="T7_252" style:family="text">
      <style:text-properties fo:font-size="12pt" style:font-size-asian="12pt" style:font-size-complex="12pt"/>
    </style:style>
    <style:style style:name="T7_253" style:family="text">
      <style:text-properties fo:font-size="12pt" style:font-size-asian="12pt" style:font-size-complex="12pt"/>
    </style:style>
    <style:style style:name="T7_254" style:family="text">
      <style:text-properties fo:font-size="12pt" style:font-size-asian="12pt" style:font-size-complex="12pt"/>
    </style:style>
    <style:style style:name="T7_255" style:family="text">
      <style:text-properties fo:font-size="12pt" style:font-size-asian="12pt" style:font-size-complex="12pt"/>
    </style:style>
    <style:style style:name="T7_256" style:family="text">
      <style:text-properties fo:font-size="12pt" style:font-size-asian="12pt" style:font-size-complex="12pt"/>
    </style:style>
    <style:style style:name="T7_257" style:family="text">
      <style:text-properties fo:font-size="12pt" style:font-size-asian="12pt" style:font-size-complex="12pt"/>
    </style:style>
    <style:style style:name="T7_258" style:family="text">
      <style:text-properties fo:font-size="12pt" style:font-size-asian="12pt" style:font-size-complex="12pt"/>
    </style:style>
    <style:style style:name="T7_259" style:family="text">
      <style:text-properties fo:font-size="12pt" style:font-size-asian="12pt" style:font-size-complex="12pt"/>
    </style:style>
    <style:style style:name="T7_260" style:family="text">
      <style:text-properties fo:font-size="12pt" style:font-size-asian="12pt" style:font-size-complex="12pt"/>
    </style:style>
    <style:style style:name="T7_261" style:family="text">
      <style:text-properties fo:font-size="12pt" style:font-size-asian="12pt" style:font-size-complex="12pt"/>
    </style:style>
    <style:style style:name="T7_262" style:family="text">
      <style:text-properties fo:font-size="12pt" style:font-size-asian="12pt" style:font-size-complex="12pt"/>
    </style:style>
    <style:style style:name="T7_263" style:family="text">
      <style:text-properties fo:font-size="12pt" style:font-size-asian="12pt" style:font-size-complex="12pt"/>
    </style:style>
    <style:style style:name="T7_264" style:family="text">
      <style:text-properties fo:font-size="12pt" style:font-size-asian="12pt" style:font-size-complex="12pt"/>
    </style:style>
    <style:style style:name="T7_265" style:family="text">
      <style:text-properties fo:font-size="12pt" style:font-size-asian="12pt" style:font-size-complex="12pt"/>
    </style:style>
    <style:style style:name="T7_266" style:family="text">
      <style:text-properties fo:font-size="12pt" style:font-size-asian="12pt" style:font-size-complex="12pt"/>
    </style:style>
    <style:style style:name="T7_267" style:family="text">
      <style:text-properties fo:font-size="12pt" style:font-size-asian="12pt" style:font-size-complex="12pt"/>
    </style:style>
    <style:style style:name="T7_268" style:family="text">
      <style:text-properties fo:font-size="12pt" style:font-size-asian="12pt" style:font-size-complex="12pt"/>
    </style:style>
    <style:style style:name="T7_269" style:family="text">
      <style:text-properties fo:font-size="12pt" style:font-size-asian="12pt" style:font-size-complex="12pt"/>
    </style:style>
    <style:style style:name="T7_270" style:family="text">
      <style:text-properties fo:font-size="12pt" style:font-size-asian="12pt" style:font-size-complex="12pt"/>
    </style:style>
    <style:style style:name="T7_271" style:family="text">
      <style:text-properties fo:font-size="12pt" style:font-size-asian="12pt" style:font-size-complex="12pt"/>
    </style:style>
    <style:style style:name="T7_272" style:family="text">
      <style:text-properties fo:font-size="12pt" style:font-size-asian="12pt" style:font-size-complex="12pt"/>
    </style:style>
    <style:style style:name="T7_273" style:family="text">
      <style:text-properties fo:font-size="12pt" style:font-size-asian="12pt" style:font-size-complex="12pt"/>
    </style:style>
    <style:style style:name="T7_274" style:family="text">
      <style:text-properties fo:font-size="12pt" style:font-size-asian="12pt" style:font-size-complex="12pt"/>
    </style:style>
    <style:style style:name="T7_275" style:family="text">
      <style:text-properties fo:font-size="12pt" style:font-size-asian="12pt" style:font-size-complex="12pt"/>
    </style:style>
    <style:style style:name="T7_276" style:family="text">
      <style:text-properties fo:font-size="12pt" style:font-size-asian="12pt" style:font-size-complex="12pt"/>
    </style:style>
    <style:style style:name="T7_277" style:family="text">
      <style:text-properties fo:font-size="12pt" style:font-size-asian="12pt" style:font-size-complex="12pt"/>
    </style:style>
    <style:style style:name="T7_278" style:family="text">
      <style:text-properties fo:font-size="12pt" style:font-size-asian="12pt" style:font-size-complex="12pt"/>
    </style:style>
    <style:style style:name="T7_279" style:family="text">
      <style:text-properties fo:font-size="12pt" style:font-size-asian="12pt" style:font-size-complex="12pt"/>
    </style:style>
    <style:style style:name="T7_280" style:family="text">
      <style:text-properties fo:font-size="12pt" style:font-size-asian="12pt" style:font-size-complex="12pt"/>
    </style:style>
    <style:style style:name="T7_281" style:family="text">
      <style:text-properties fo:font-size="12pt" style:font-size-asian="12pt" style:font-size-complex="12pt"/>
    </style:style>
    <style:style style:name="T7_282" style:family="text">
      <style:text-properties fo:font-size="12pt" style:font-size-asian="12pt" style:font-size-complex="12pt"/>
    </style:style>
    <style:style style:name="T7_283" style:family="text">
      <style:text-properties fo:font-size="12pt" style:font-size-asian="12pt" style:font-size-complex="12pt"/>
    </style:style>
    <style:style style:name="T7_284" style:family="text">
      <style:text-properties fo:font-size="12pt" style:font-size-asian="12pt" style:font-size-complex="12pt"/>
    </style:style>
    <style:style style:name="T7_285" style:family="text">
      <style:text-properties fo:font-size="12pt" style:font-size-asian="12pt" style:font-size-complex="12pt"/>
    </style:style>
    <style:style style:name="T7_286" style:family="text">
      <style:text-properties fo:font-size="12pt" style:font-size-asian="12pt" style:font-size-complex="12pt"/>
    </style:style>
    <style:style style:name="T7_287" style:family="text">
      <style:text-properties fo:font-size="12pt" style:font-size-asian="12pt" style:font-size-complex="12pt"/>
    </style:style>
    <style:style style:name="T7_288" style:family="text">
      <style:text-properties fo:font-size="12pt" style:font-size-asian="12pt" style:font-size-complex="12pt"/>
    </style:style>
    <style:style style:name="T7_289" style:family="text">
      <style:text-properties fo:font-size="12pt" style:font-size-asian="12pt" style:font-size-complex="12pt"/>
    </style:style>
    <style:style style:name="T7_290" style:family="text">
      <style:text-properties fo:font-size="12pt" style:font-size-asian="12pt" style:font-size-complex="12pt"/>
    </style:style>
    <style:style style:name="T7_291" style:family="text">
      <style:text-properties fo:font-size="12pt" style:font-size-asian="12pt" style:font-size-complex="12pt"/>
    </style:style>
    <style:style style:name="T7_292" style:family="text">
      <style:text-properties fo:font-size="12pt" style:font-size-asian="12pt" style:font-size-complex="12pt"/>
    </style:style>
    <style:style style:name="T7_293" style:family="text">
      <style:text-properties fo:font-size="12pt" style:font-size-asian="12pt" style:font-size-complex="12pt"/>
    </style:style>
    <style:style style:name="T7_294" style:family="text">
      <style:text-properties fo:font-size="12pt" style:font-size-asian="12pt" style:font-size-complex="12pt"/>
    </style:style>
    <style:style style:name="T7_295" style:family="text">
      <style:text-properties fo:font-size="12pt" style:font-size-asian="12pt" style:font-size-complex="12pt"/>
    </style:style>
    <style:style style:name="T7_296" style:family="text">
      <style:text-properties fo:font-size="12pt" style:font-size-asian="12pt" style:font-size-complex="12pt"/>
    </style:style>
    <style:style style:name="T7_297" style:family="text">
      <style:text-properties fo:font-size="12pt" style:font-size-asian="12pt" style:font-size-complex="12pt"/>
    </style:style>
    <style:style style:name="T7_298" style:family="text">
      <style:text-properties fo:font-size="12pt" style:font-size-asian="12pt" style:font-size-complex="12pt"/>
    </style:style>
    <style:style style:name="T7_299" style:family="text">
      <style:text-properties fo:font-size="12pt" style:font-size-asian="12pt" style:font-size-complex="12pt"/>
    </style:style>
    <style:style style:name="T7_300" style:family="text">
      <style:text-properties fo:font-size="12pt" style:font-size-asian="12pt" style:font-size-complex="12pt"/>
    </style:style>
    <style:style style:name="T7_301" style:family="text">
      <style:text-properties fo:font-size="12pt" style:font-size-asian="12pt" style:font-size-complex="12pt"/>
    </style:style>
    <style:style style:name="T7_302" style:family="text">
      <style:text-properties fo:font-size="12pt" style:font-size-asian="12pt" style:font-size-complex="12pt"/>
    </style:style>
    <style:style style:name="T7_303" style:family="text">
      <style:text-properties fo:font-size="12pt" style:font-size-asian="12pt" style:font-size-complex="12pt"/>
    </style:style>
    <style:style style:name="T7_304" style:family="text">
      <style:text-properties fo:font-size="12pt" style:font-size-asian="12pt" style:font-size-complex="12pt"/>
    </style:style>
    <style:style style:name="T7_305" style:family="text">
      <style:text-properties fo:font-size="12pt" style:font-size-asian="12pt" style:font-size-complex="12pt"/>
    </style:style>
    <style:style style:name="T7_306" style:family="text">
      <style:text-properties fo:font-size="12pt" style:font-size-asian="12pt" style:font-size-complex="12pt"/>
    </style:style>
    <style:style style:name="T7_307" style:family="text">
      <style:text-properties fo:font-size="12pt" style:font-size-asian="12pt" style:font-size-complex="12pt"/>
    </style:style>
    <style:style style:name="T7_308" style:family="text">
      <style:text-properties fo:font-size="12pt" style:font-size-asian="12pt" style:font-size-complex="12pt"/>
    </style:style>
    <style:style style:name="T7_309" style:family="text">
      <style:text-properties fo:font-size="12pt" style:font-size-asian="12pt" style:font-size-complex="12pt"/>
    </style:style>
    <style:style style:name="T7_310" style:family="text">
      <style:text-properties fo:font-size="12pt" style:font-size-asian="12pt" style:font-size-complex="12pt"/>
    </style:style>
    <style:style style:name="T7_311" style:family="text">
      <style:text-properties fo:font-size="12pt" style:font-size-asian="12pt" style:font-size-complex="12pt"/>
    </style:style>
    <style:style style:name="T7_312" style:family="text">
      <style:text-properties fo:font-size="12pt" style:font-size-asian="12pt" style:font-size-complex="12pt"/>
    </style:style>
    <style:style style:name="T7_313" style:family="text">
      <style:text-properties fo:font-size="12pt" style:font-size-asian="12pt" style:font-size-complex="12pt"/>
    </style:style>
    <style:style style:name="T7_314" style:family="text">
      <style:text-properties fo:font-size="12pt" style:font-size-asian="12pt" style:font-size-complex="12pt"/>
    </style:style>
    <style:style style:name="T7_315" style:family="text">
      <style:text-properties fo:font-size="12pt" style:font-size-asian="12pt" style:font-size-complex="12pt"/>
    </style:style>
    <style:style style:name="T7_316" style:family="text">
      <style:text-properties fo:font-size="12pt" style:font-size-asian="12pt" style:font-size-complex="12pt"/>
    </style:style>
    <style:style style:name="T7_317" style:family="text">
      <style:text-properties fo:font-size="12pt" style:font-size-asian="12pt" style:font-size-complex="12pt"/>
    </style:style>
    <style:style style:name="T7_318" style:family="text">
      <style:text-properties fo:font-size="12pt" style:font-size-asian="12pt" style:font-size-complex="12pt"/>
    </style:style>
    <style:style style:name="T7_319" style:family="text">
      <style:text-properties fo:font-size="12pt" style:font-size-asian="12pt" style:font-size-complex="12pt"/>
    </style:style>
    <style:style style:name="T7_320" style:family="text">
      <style:text-properties fo:font-size="12pt" style:font-size-asian="12pt" style:font-size-complex="12pt"/>
    </style:style>
    <style:style style:name="T7_321" style:family="text">
      <style:text-properties fo:font-size="12pt" style:font-size-asian="12pt" style:font-size-complex="12pt"/>
    </style:style>
    <style:style style:name="T7_322" style:family="text">
      <style:text-properties fo:font-size="12pt" style:font-size-asian="12pt" style:font-size-complex="12pt"/>
    </style:style>
    <style:style style:name="T7_323" style:family="text">
      <style:text-properties fo:font-size="12pt" style:font-size-asian="12pt" style:font-size-complex="12pt"/>
    </style:style>
    <style:style style:name="T7_324" style:family="text">
      <style:text-properties fo:font-size="12pt" style:font-size-asian="12pt" style:font-size-complex="12pt"/>
    </style:style>
    <style:style style:name="T7_325" style:family="text">
      <style:text-properties fo:font-size="12pt" style:font-size-asian="12pt" style:font-size-complex="12pt"/>
    </style:style>
    <style:style style:name="T7_326" style:family="text">
      <style:text-properties fo:font-size="12pt" style:font-size-asian="12pt" style:font-size-complex="12pt"/>
    </style:style>
    <style:style style:name="T7_327" style:family="text">
      <style:text-properties fo:font-size="12pt" style:font-size-asian="12pt" style:font-size-complex="12pt"/>
    </style:style>
    <style:style style:name="T7_328" style:family="text">
      <style:text-properties fo:font-size="12pt" style:font-size-asian="12pt" style:font-size-complex="12pt"/>
    </style:style>
    <style:style style:name="T7_329" style:family="text">
      <style:text-properties fo:font-size="12pt" style:font-size-asian="12pt" style:font-size-complex="12pt"/>
    </style:style>
    <style:style style:name="T7_330" style:family="text">
      <style:text-properties fo:font-size="12pt" style:font-size-asian="12pt" style:font-size-complex="12pt"/>
    </style:style>
    <style:style style:name="T7_331" style:family="text">
      <style:text-properties fo:font-size="12pt" style:font-size-asian="12pt" style:font-size-complex="12pt"/>
    </style:style>
    <style:style style:name="T7_332" style:family="text">
      <style:text-properties fo:font-size="12pt" style:font-size-asian="12pt" style:font-size-complex="12pt"/>
    </style:style>
    <style:style style:name="T7_333" style:family="text">
      <style:text-properties fo:font-size="12pt" style:font-size-asian="12pt" style:font-size-complex="12pt"/>
    </style:style>
    <style:style style:name="T7_334" style:family="text">
      <style:text-properties fo:font-size="12pt" style:font-size-asian="12pt" style:font-size-complex="12pt"/>
    </style:style>
    <style:style style:name="T7_335" style:family="text">
      <style:text-properties fo:font-size="12pt" style:font-size-asian="12pt" style:font-size-complex="12pt"/>
    </style:style>
    <style:style style:name="T7_336" style:family="text">
      <style:text-properties fo:font-size="12pt" style:font-size-asian="12pt" style:font-size-complex="12pt"/>
    </style:style>
    <style:style style:name="T7_337" style:family="text">
      <style:text-properties fo:font-size="12pt" style:font-size-asian="12pt" style:font-size-complex="12pt"/>
    </style:style>
    <style:style style:name="T7_338" style:family="text">
      <style:text-properties fo:font-size="12pt" style:font-size-asian="12pt" style:font-size-complex="12pt"/>
    </style:style>
    <style:style style:name="T7_339" style:family="text">
      <style:text-properties fo:font-size="12pt" style:font-size-asian="12pt" style:font-size-complex="12pt"/>
    </style:style>
    <style:style style:name="T7_340" style:family="text">
      <style:text-properties fo:font-size="12pt" style:font-size-asian="12pt" style:font-size-complex="12pt"/>
    </style:style>
    <style:style style:name="T7_341" style:family="text">
      <style:text-properties fo:font-size="12pt" style:font-size-asian="12pt" style:font-size-complex="12pt"/>
    </style:style>
    <style:style style:name="T7_342" style:family="text">
      <style:text-properties fo:font-size="12pt" style:font-size-asian="12pt" style:font-size-complex="12pt"/>
    </style:style>
    <style:style style:name="T7_343" style:family="text">
      <style:text-properties fo:font-size="12pt" style:font-size-asian="12pt" style:font-size-complex="12pt"/>
    </style:style>
    <style:style style:name="T7_344" style:family="text">
      <style:text-properties fo:font-size="12pt" style:font-size-asian="12pt" style:font-size-complex="12pt"/>
    </style:style>
    <style:style style:name="T7_345" style:family="text">
      <style:text-properties fo:font-size="12pt" style:font-size-asian="12pt" style:font-size-complex="12pt"/>
    </style:style>
    <style:style style:name="T7_346" style:family="text">
      <style:text-properties fo:font-size="12pt" style:font-size-asian="12pt" style:font-size-complex="12pt"/>
    </style:style>
    <style:style style:name="T7_347" style:family="text">
      <style:text-properties fo:font-size="12pt" style:font-size-asian="12pt" style:font-size-complex="12pt"/>
    </style:style>
    <style:style style:name="T7_348" style:family="text">
      <style:text-properties fo:font-size="12pt" style:font-size-asian="12pt" style:font-size-complex="12pt"/>
    </style:style>
    <style:style style:name="T7_349" style:family="text">
      <style:text-properties fo:font-size="12pt" style:font-size-asian="12pt" style:font-size-complex="12pt"/>
    </style:style>
    <style:style style:name="T7_350" style:family="text">
      <style:text-properties fo:font-size="12pt" style:font-size-asian="12pt" style:font-size-complex="12pt"/>
    </style:style>
    <style:style style:name="T7_351" style:family="text">
      <style:text-properties fo:font-size="12pt" style:font-size-asian="12pt" style:font-size-complex="12pt"/>
    </style:style>
    <style:style style:name="T7_352" style:family="text">
      <style:text-properties fo:font-size="12pt" style:font-size-asian="12pt" style:font-size-complex="12pt"/>
    </style:style>
    <style:style style:name="T7_353" style:family="text">
      <style:text-properties fo:font-size="12pt" style:font-size-asian="12pt" style:font-size-complex="12pt"/>
    </style:style>
    <style:style style:name="T7_354" style:family="text">
      <style:text-properties fo:font-size="12pt" style:font-size-asian="12pt" style:font-size-complex="12pt"/>
    </style:style>
    <style:style style:name="T7_355" style:family="text">
      <style:text-properties fo:font-size="12pt" style:font-size-asian="12pt" style:font-size-complex="12pt"/>
    </style:style>
    <style:style style:name="T7_356" style:family="text">
      <style:text-properties fo:font-size="12pt" style:font-size-asian="12pt" style:font-size-complex="12pt"/>
    </style:style>
    <style:style style:name="T7_357" style:family="text">
      <style:text-properties fo:font-size="12pt" style:font-size-asian="12pt" style:font-size-complex="12pt"/>
    </style:style>
    <style:style style:name="T7_358" style:family="text">
      <style:text-properties fo:font-size="12pt" style:font-size-asian="12pt" style:font-size-complex="12pt"/>
    </style:style>
    <style:style style:name="T7_359" style:family="text">
      <style:text-properties fo:font-size="12pt" style:font-size-asian="12pt" style:font-size-complex="12pt"/>
    </style:style>
    <style:style style:name="T7_360" style:family="text">
      <style:text-properties fo:font-size="12pt" style:font-size-asian="12pt" style:font-size-complex="12pt"/>
    </style:style>
    <style:style style:name="T7_361" style:family="text">
      <style:text-properties fo:font-size="12pt" style:font-size-asian="12pt" style:font-size-complex="12pt"/>
    </style:style>
    <style:style style:name="T7_362" style:family="text">
      <style:text-properties fo:font-size="12pt" style:font-size-asian="12pt" style:font-size-complex="12pt"/>
    </style:style>
    <style:style style:name="T7_363" style:family="text">
      <style:text-properties fo:font-size="12pt" style:font-size-asian="12pt" style:font-size-complex="12pt"/>
    </style:style>
    <style:style style:name="T7_364" style:family="text">
      <style:text-properties fo:font-size="12pt" style:font-size-asian="12pt" style:font-size-complex="12pt"/>
    </style:style>
    <style:style style:name="T7_365" style:family="text">
      <style:text-properties fo:font-size="12pt" style:font-size-asian="12pt" style:font-size-complex="12pt"/>
    </style:style>
    <style:style style:name="T7_366" style:family="text">
      <style:text-properties fo:font-size="12pt" style:font-size-asian="12pt" style:font-size-complex="12pt"/>
    </style:style>
    <style:style style:name="T7_367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fo:break-before="auto" fo:text-indent="0.952cm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fo:break-before="auto" fo:text-indent="0.952cm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T9_76" style:family="text">
      <style:text-properties fo:font-size="12pt" style:font-size-asian="12pt" style:font-size-complex="12pt"/>
    </style:style>
    <style:style style:name="T9_77" style:family="text">
      <style:text-properties fo:font-size="12pt" style:font-size-asian="12pt" style:font-size-complex="12pt"/>
    </style:style>
    <style:style style:name="T9_78" style:family="text">
      <style:text-properties fo:font-size="12pt" style:font-size-asian="12pt" style:font-size-complex="12pt"/>
    </style:style>
    <style:style style:name="T9_79" style:family="text">
      <style:text-properties fo:font-size="12pt" style:font-size-asian="12pt" style:font-size-complex="12pt"/>
    </style:style>
    <style:style style:name="T9_80" style:family="text">
      <style:text-properties fo:font-size="12pt" style:font-size-asian="12pt" style:font-size-complex="12pt"/>
    </style:style>
    <style:style style:name="T9_81" style:family="text">
      <style:text-properties fo:font-size="12pt" style:font-size-asian="12pt" style:font-size-complex="12pt"/>
    </style:style>
    <style:style style:name="T9_82" style:family="text">
      <style:text-properties fo:font-size="12pt" style:font-size-asian="12pt" style:font-size-complex="12pt"/>
    </style:style>
    <style:style style:name="T9_83" style:family="text">
      <style:text-properties fo:font-size="12pt" style:font-size-asian="12pt" style:font-size-complex="12pt"/>
    </style:style>
    <style:style style:name="T9_84" style:family="text">
      <style:text-properties fo:font-size="12pt" style:font-size-asian="12pt" style:font-size-complex="12pt"/>
    </style:style>
    <style:style style:name="T9_85" style:family="text">
      <style:text-properties fo:font-size="12pt" style:font-size-asian="12pt" style:font-size-complex="12pt"/>
    </style:style>
    <style:style style:name="T9_86" style:family="text">
      <style:text-properties fo:font-size="12pt" style:font-size-asian="12pt" style:font-size-complex="12pt"/>
    </style:style>
    <style:style style:name="T9_87" style:family="text">
      <style:text-properties fo:font-size="12pt" style:font-size-asian="12pt" style:font-size-complex="12pt"/>
    </style:style>
    <style:style style:name="T9_88" style:family="text">
      <style:text-properties fo:font-size="12pt" style:font-size-asian="12pt" style:font-size-complex="12pt"/>
    </style:style>
    <style:style style:name="T9_89" style:family="text">
      <style:text-properties fo:font-size="12pt" style:font-size-asian="12pt" style:font-size-complex="12pt"/>
    </style:style>
    <style:style style:name="T9_90" style:family="text">
      <style:text-properties fo:font-size="12pt" style:font-size-asian="12pt" style:font-size-complex="12pt"/>
    </style:style>
    <style:style style:name="T9_91" style:family="text">
      <style:text-properties fo:font-size="12pt" style:font-size-asian="12pt" style:font-size-complex="12pt"/>
    </style:style>
    <style:style style:name="T9_92" style:family="text">
      <style:text-properties fo:font-size="12pt" style:font-size-asian="12pt" style:font-size-complex="12pt"/>
    </style:style>
    <style:style style:name="T9_93" style:family="text">
      <style:text-properties fo:font-size="12pt" style:font-size-asian="12pt" style:font-size-complex="12pt"/>
    </style:style>
    <style:style style:name="T9_94" style:family="text">
      <style:text-properties fo:font-size="12pt" style:font-size-asian="12pt" style:font-size-complex="12pt"/>
    </style:style>
    <style:style style:name="T9_95" style:family="text">
      <style:text-properties fo:font-size="12pt" style:font-size-asian="12pt" style:font-size-complex="12pt"/>
    </style:style>
    <style:style style:name="T9_96" style:family="text">
      <style:text-properties fo:font-size="12pt" style:font-size-asian="12pt" style:font-size-complex="12pt"/>
    </style:style>
    <style:style style:name="T9_97" style:family="text">
      <style:text-properties fo:font-size="12pt" style:font-size-asian="12pt" style:font-size-complex="12pt"/>
    </style:style>
    <style:style style:name="T9_98" style:family="text">
      <style:text-properties fo:font-size="12pt" style:font-size-asian="12pt" style:font-size-complex="12pt"/>
    </style:style>
    <style:style style:name="T9_99" style:family="text">
      <style:text-properties fo:font-size="12pt" style:font-size-asian="12pt" style:font-size-complex="12pt"/>
    </style:style>
    <style:style style:name="T9_100" style:family="text">
      <style:text-properties fo:font-size="12pt" style:font-size-asian="12pt" style:font-size-complex="12pt"/>
    </style:style>
    <style:style style:name="T9_101" style:family="text">
      <style:text-properties fo:font-size="12pt" style:font-size-asian="12pt" style:font-size-complex="12pt"/>
    </style:style>
    <style:style style:name="T9_102" style:family="text">
      <style:text-properties fo:font-size="12pt" style:font-size-asian="12pt" style:font-size-complex="12pt"/>
    </style:style>
    <style:style style:name="T9_103" style:family="text">
      <style:text-properties fo:font-size="12pt" style:font-size-asian="12pt" style:font-size-complex="12pt"/>
    </style:style>
    <style:style style:name="T9_104" style:family="text">
      <style:text-properties fo:font-size="12pt" style:font-size-asian="12pt" style:font-size-complex="12pt"/>
    </style:style>
    <style:style style:name="T9_105" style:family="text">
      <style:text-properties fo:font-size="12pt" style:font-size-asian="12pt" style:font-size-complex="12pt"/>
    </style:style>
    <style:style style:name="T9_106" style:family="text">
      <style:text-properties fo:font-size="12pt" style:font-size-asian="12pt" style:font-size-complex="12pt"/>
    </style:style>
    <style:style style:name="T9_107" style:family="text">
      <style:text-properties fo:font-size="12pt" style:font-size-asian="12pt" style:font-size-complex="12pt"/>
    </style:style>
    <style:style style:name="T9_108" style:family="text">
      <style:text-properties fo:font-size="12pt" style:font-size-asian="12pt" style:font-size-complex="12pt"/>
    </style:style>
    <style:style style:name="T9_109" style:family="text">
      <style:text-properties fo:font-size="12pt" style:font-size-asian="12pt" style:font-size-complex="12pt"/>
    </style:style>
    <style:style style:name="T9_110" style:family="text">
      <style:text-properties fo:font-size="12pt" style:font-size-asian="12pt" style:font-size-complex="12pt"/>
    </style:style>
    <style:style style:name="T9_111" style:family="text">
      <style:text-properties fo:font-size="12pt" style:font-size-asian="12pt" style:font-size-complex="12pt"/>
    </style:style>
    <style:style style:name="T9_112" style:family="text">
      <style:text-properties fo:font-size="12pt" style:font-size-asian="12pt" style:font-size-complex="12pt"/>
    </style:style>
    <style:style style:name="T9_113" style:family="text">
      <style:text-properties fo:font-size="12pt" style:font-size-asian="12pt" style:font-size-complex="12pt"/>
    </style:style>
    <style:style style:name="T9_114" style:family="text">
      <style:text-properties fo:font-size="12pt" style:font-size-asian="12pt" style:font-size-complex="12pt"/>
    </style:style>
    <style:style style:name="T9_115" style:family="text">
      <style:text-properties fo:font-size="12pt" style:font-size-asian="12pt" style:font-size-complex="12pt"/>
    </style:style>
    <style:style style:name="T9_116" style:family="text">
      <style:text-properties fo:font-size="12pt" style:font-size-asian="12pt" style:font-size-complex="12pt"/>
    </style:style>
    <style:style style:name="T9_117" style:family="text">
      <style:text-properties fo:font-size="12pt" style:font-size-asian="12pt" style:font-size-complex="12pt"/>
    </style:style>
    <style:style style:name="T9_118" style:family="text">
      <style:text-properties fo:font-size="12pt" style:font-size-asian="12pt" style:font-size-complex="12pt"/>
    </style:style>
    <style:style style:name="T9_119" style:family="text">
      <style:text-properties fo:font-size="12pt" style:font-size-asian="12pt" style:font-size-complex="12pt"/>
    </style:style>
    <style:style style:name="T9_120" style:family="text">
      <style:text-properties fo:font-size="12pt" style:font-size-asian="12pt" style:font-size-complex="12pt"/>
    </style:style>
    <style:style style:name="T9_121" style:family="text">
      <style:text-properties fo:font-size="12pt" style:font-size-asian="12pt" style:font-size-complex="12pt"/>
    </style:style>
    <style:style style:name="T9_122" style:family="text">
      <style:text-properties fo:font-size="12pt" style:font-size-asian="12pt" style:font-size-complex="12pt"/>
    </style:style>
    <style:style style:name="T9_123" style:family="text">
      <style:text-properties fo:font-size="12pt" style:font-size-asian="12pt" style:font-size-complex="12pt"/>
    </style:style>
    <style:style style:name="T9_124" style:family="text">
      <style:text-properties fo:font-size="12pt" style:font-size-asian="12pt" style:font-size-complex="12pt"/>
    </style:style>
    <style:style style:name="T9_125" style:family="text">
      <style:text-properties fo:font-size="12pt" style:font-size-asian="12pt" style:font-size-complex="12pt"/>
    </style:style>
    <style:style style:name="T9_126" style:family="text">
      <style:text-properties fo:font-size="12pt" style:font-size-asian="12pt" style:font-size-complex="12pt"/>
    </style:style>
    <style:style style:name="T9_127" style:family="text">
      <style:text-properties fo:font-size="12pt" style:font-size-asian="12pt" style:font-size-complex="12pt"/>
    </style:style>
    <style:style style:name="T9_128" style:family="text">
      <style:text-properties fo:font-size="12pt" style:font-size-asian="12pt" style:font-size-complex="12pt"/>
    </style:style>
    <style:style style:name="T9_129" style:family="text">
      <style:text-properties fo:font-size="12pt" style:font-size-asian="12pt" style:font-size-complex="12pt"/>
    </style:style>
    <style:style style:name="T9_130" style:family="text">
      <style:text-properties fo:font-size="12pt" style:font-size-asian="12pt" style:font-size-complex="12pt"/>
    </style:style>
    <style:style style:name="T9_131" style:family="text">
      <style:text-properties fo:font-size="12pt" style:font-size-asian="12pt" style:font-size-complex="12pt"/>
    </style:style>
    <style:style style:name="T9_132" style:family="text">
      <style:text-properties fo:font-size="12pt" style:font-size-asian="12pt" style:font-size-complex="12pt"/>
    </style:style>
    <style:style style:name="T9_133" style:family="text">
      <style:text-properties fo:font-size="12pt" style:font-size-asian="12pt" style:font-size-complex="12pt"/>
    </style:style>
    <style:style style:name="T9_134" style:family="text">
      <style:text-properties fo:font-size="12pt" style:font-size-asian="12pt" style:font-size-complex="12pt"/>
    </style:style>
    <style:style style:name="T9_135" style:family="text">
      <style:text-properties fo:font-size="12pt" style:font-size-asian="12pt" style:font-size-complex="12pt"/>
    </style:style>
    <style:style style:name="T9_136" style:family="text">
      <style:text-properties fo:font-size="12pt" style:font-size-asian="12pt" style:font-size-complex="12pt"/>
    </style:style>
    <style:style style:name="T9_137" style:family="text">
      <style:text-properties fo:font-size="12pt" style:font-size-asian="12pt" style:font-size-complex="12pt"/>
    </style:style>
    <style:style style:name="T9_138" style:family="text">
      <style:text-properties fo:font-size="12pt" style:font-size-asian="12pt" style:font-size-complex="12pt"/>
    </style:style>
    <style:style style:name="T9_139" style:family="text">
      <style:text-properties fo:font-size="12pt" style:font-size-asian="12pt" style:font-size-complex="12pt"/>
    </style:style>
    <style:style style:name="T9_140" style:family="text">
      <style:text-properties fo:font-size="12pt" style:font-size-asian="12pt" style:font-size-complex="12pt"/>
    </style:style>
    <style:style style:name="T9_141" style:family="text">
      <style:text-properties fo:font-size="12pt" style:font-size-asian="12pt" style:font-size-complex="12pt"/>
    </style:style>
    <style:style style:name="T9_142" style:family="text">
      <style:text-properties fo:font-size="12pt" style:font-size-asian="12pt" style:font-size-complex="12pt"/>
    </style:style>
    <style:style style:name="T9_143" style:family="text">
      <style:text-properties fo:font-size="12pt" style:font-size-asian="12pt" style:font-size-complex="12pt"/>
    </style:style>
    <style:style style:name="T9_144" style:family="text">
      <style:text-properties fo:font-size="12pt" style:font-size-asian="12pt" style:font-size-complex="12pt"/>
    </style:style>
    <style:style style:name="T9_145" style:family="text">
      <style:text-properties fo:font-size="12pt" style:font-size-asian="12pt" style:font-size-complex="12pt"/>
    </style:style>
    <style:style style:name="T9_146" style:family="text">
      <style:text-properties fo:font-size="12pt" style:font-size-asian="12pt" style:font-size-complex="12pt"/>
    </style:style>
    <style:style style:name="T9_147" style:family="text">
      <style:text-properties fo:font-size="12pt" style:font-size-asian="12pt" style:font-size-complex="12pt"/>
    </style:style>
    <style:style style:name="T9_148" style:family="text">
      <style:text-properties fo:font-size="12pt" style:font-size-asian="12pt" style:font-size-complex="12pt"/>
    </style:style>
    <style:style style:name="T9_149" style:family="text">
      <style:text-properties fo:font-size="12pt" style:font-size-asian="12pt" style:font-size-complex="12pt"/>
    </style:style>
    <style:style style:name="T9_150" style:family="text">
      <style:text-properties fo:font-size="12pt" style:font-size-asian="12pt" style:font-size-complex="12pt"/>
    </style:style>
    <style:style style:name="T9_151" style:family="text">
      <style:text-properties fo:font-size="12pt" style:font-size-asian="12pt" style:font-size-complex="12pt"/>
    </style:style>
    <style:style style:name="T9_152" style:family="text">
      <style:text-properties fo:font-size="12pt" style:font-size-asian="12pt" style:font-size-complex="12pt"/>
    </style:style>
    <style:style style:name="T9_153" style:family="text">
      <style:text-properties fo:font-size="12pt" style:font-size-asian="12pt" style:font-size-complex="12pt"/>
    </style:style>
    <style:style style:name="T9_154" style:family="text">
      <style:text-properties fo:font-size="12pt" style:font-size-asian="12pt" style:font-size-complex="12pt"/>
    </style:style>
    <style:style style:name="T9_155" style:family="text">
      <style:text-properties fo:font-size="12pt" style:font-size-asian="12pt" style:font-size-complex="12pt"/>
    </style:style>
    <style:style style:name="T9_156" style:family="text">
      <style:text-properties fo:font-size="12pt" style:font-size-asian="12pt" style:font-size-complex="12pt"/>
    </style:style>
    <style:style style:name="T9_157" style:family="text">
      <style:text-properties fo:font-size="12pt" style:font-size-asian="12pt" style:font-size-complex="12pt"/>
    </style:style>
    <style:style style:name="T9_158" style:family="text">
      <style:text-properties fo:font-size="12pt" style:font-size-asian="12pt" style:font-size-complex="12pt"/>
    </style:style>
    <style:style style:name="T9_159" style:family="text">
      <style:text-properties fo:font-size="12pt" style:font-size-asian="12pt" style:font-size-complex="12pt"/>
    </style:style>
    <style:style style:name="T9_160" style:family="text">
      <style:text-properties fo:font-size="12pt" style:font-size-asian="12pt" style:font-size-complex="12pt"/>
    </style:style>
    <style:style style:name="T9_161" style:family="text">
      <style:text-properties fo:font-size="12pt" style:font-size-asian="12pt" style:font-size-complex="12pt"/>
    </style:style>
    <style:style style:name="T9_162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text-indent="0.952cm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text-indent="0.952cm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T11_63" style:family="text">
      <style:text-properties fo:font-size="12pt" style:font-size-asian="12pt" style:font-size-complex="12pt"/>
    </style:style>
    <style:style style:name="T11_64" style:family="text">
      <style:text-properties fo:font-size="12pt" style:font-size-asian="12pt" style:font-size-complex="12pt"/>
    </style:style>
    <style:style style:name="T11_65" style:family="text">
      <style:text-properties fo:font-size="12pt" style:font-size-asian="12pt" style:font-size-complex="12pt"/>
    </style:style>
    <style:style style:name="T11_66" style:family="text">
      <style:text-properties fo:font-size="12pt" style:font-size-asian="12pt" style:font-size-complex="12pt"/>
    </style:style>
    <style:style style:name="T11_67" style:family="text">
      <style:text-properties fo:font-size="12pt" style:font-size-asian="12pt" style:font-size-complex="12pt"/>
    </style:style>
    <style:style style:name="T11_68" style:family="text">
      <style:text-properties fo:font-size="12pt" style:font-size-asian="12pt" style:font-size-complex="12pt"/>
    </style:style>
    <style:style style:name="T11_69" style:family="text">
      <style:text-properties fo:font-size="12pt" style:font-size-asian="12pt" style:font-size-complex="12pt"/>
    </style:style>
    <style:style style:name="T11_70" style:family="text">
      <style:text-properties fo:font-size="12pt" style:font-size-asian="12pt" style:font-size-complex="12pt"/>
    </style:style>
    <style:style style:name="T11_71" style:family="text">
      <style:text-properties fo:font-size="12pt" style:font-size-asian="12pt" style:font-size-complex="12pt"/>
    </style:style>
    <style:style style:name="T11_72" style:family="text">
      <style:text-properties fo:font-size="12pt" style:font-size-asian="12pt" style:font-size-complex="12pt"/>
    </style:style>
    <style:style style:name="T11_73" style:family="text">
      <style:text-properties fo:font-size="12pt" style:font-size-asian="12pt" style:font-size-complex="12pt"/>
    </style:style>
    <style:style style:name="T11_74" style:family="text">
      <style:text-properties fo:font-size="12pt" style:font-size-asian="12pt" style:font-size-complex="12pt"/>
    </style:style>
    <style:style style:name="T11_75" style:family="text">
      <style:text-properties fo:font-size="12pt" style:font-size-asian="12pt" style:font-size-complex="12pt"/>
    </style:style>
    <style:style style:name="T11_76" style:family="text">
      <style:text-properties fo:font-size="12pt" style:font-size-asian="12pt" style:font-size-complex="12pt"/>
    </style:style>
    <style:style style:name="T11_77" style:family="text">
      <style:text-properties fo:font-size="12pt" style:font-size-asian="12pt" style:font-size-complex="12pt"/>
    </style:style>
    <style:style style:name="T11_78" style:family="text">
      <style:text-properties fo:font-size="12pt" style:font-size-asian="12pt" style:font-size-complex="12pt"/>
    </style:style>
    <style:style style:name="T11_79" style:family="text">
      <style:text-properties fo:font-size="12pt" style:font-size-asian="12pt" style:font-size-complex="12pt"/>
    </style:style>
    <style:style style:name="T11_80" style:family="text">
      <style:text-properties fo:font-size="12pt" style:font-size-asian="12pt" style:font-size-complex="12pt"/>
    </style:style>
    <style:style style:name="T11_81" style:family="text">
      <style:text-properties fo:font-size="12pt" style:font-size-asian="12pt" style:font-size-complex="12pt"/>
    </style:style>
    <style:style style:name="T11_82" style:family="text">
      <style:text-properties fo:font-size="12pt" style:font-size-asian="12pt" style:font-size-complex="12pt"/>
    </style:style>
    <style:style style:name="T11_83" style:family="text">
      <style:text-properties fo:font-size="12pt" style:font-size-asian="12pt" style:font-size-complex="12pt"/>
    </style:style>
    <style:style style:name="T11_84" style:family="text">
      <style:text-properties fo:font-size="12pt" style:font-size-asian="12pt" style:font-size-complex="12pt"/>
    </style:style>
    <style:style style:name="T11_85" style:family="text">
      <style:text-properties fo:font-size="12pt" style:font-size-asian="12pt" style:font-size-complex="12pt"/>
    </style:style>
    <style:style style:name="T11_86" style:family="text">
      <style:text-properties fo:font-size="12pt" style:font-size-asian="12pt" style:font-size-complex="12pt"/>
    </style:style>
    <style:style style:name="T11_87" style:family="text">
      <style:text-properties fo:font-size="12pt" style:font-size-asian="12pt" style:font-size-complex="12pt"/>
    </style:style>
    <style:style style:name="T11_88" style:family="text">
      <style:text-properties fo:font-size="12pt" style:font-size-asian="12pt" style:font-size-complex="12pt"/>
    </style:style>
    <style:style style:name="T11_89" style:family="text">
      <style:text-properties fo:font-size="12pt" style:font-size-asian="12pt" style:font-size-complex="12pt"/>
    </style:style>
    <style:style style:name="T11_90" style:family="text">
      <style:text-properties fo:font-size="12pt" style:font-size-asian="12pt" style:font-size-complex="12pt"/>
    </style:style>
    <style:style style:name="T11_91" style:family="text">
      <style:text-properties fo:font-size="12pt" style:font-size-asian="12pt" style:font-size-complex="12pt"/>
    </style:style>
    <style:style style:name="T11_92" style:family="text">
      <style:text-properties fo:font-size="12pt" style:font-size-asian="12pt" style:font-size-complex="12pt"/>
    </style:style>
    <style:style style:name="T11_93" style:family="text">
      <style:text-properties fo:font-size="12pt" style:font-size-asian="12pt" style:font-size-complex="12pt"/>
    </style:style>
    <style:style style:name="T11_94" style:family="text">
      <style:text-properties fo:font-size="12pt" style:font-size-asian="12pt" style:font-size-complex="12pt"/>
    </style:style>
    <style:style style:name="T11_95" style:family="text">
      <style:text-properties fo:font-size="12pt" style:font-size-asian="12pt" style:font-size-complex="12pt"/>
    </style:style>
    <style:style style:name="T11_96" style:family="text">
      <style:text-properties fo:font-size="12pt" style:font-size-asian="12pt" style:font-size-complex="12pt"/>
    </style:style>
    <style:style style:name="T11_97" style:family="text">
      <style:text-properties fo:font-size="12pt" style:font-size-asian="12pt" style:font-size-complex="12pt"/>
    </style:style>
    <style:style style:name="T11_98" style:family="text">
      <style:text-properties fo:font-size="12pt" style:font-size-asian="12pt" style:font-size-complex="12pt"/>
    </style:style>
    <style:style style:name="T11_99" style:family="text">
      <style:text-properties fo:font-size="12pt" style:font-size-asian="12pt" style:font-size-complex="12pt"/>
    </style:style>
    <style:style style:name="T11_100" style:family="text">
      <style:text-properties fo:font-size="12pt" style:font-size-asian="12pt" style:font-size-complex="12pt"/>
    </style:style>
    <style:style style:name="T11_101" style:family="text">
      <style:text-properties fo:font-size="12pt" style:font-size-asian="12pt" style:font-size-complex="12pt"/>
    </style:style>
    <style:style style:name="T11_102" style:family="text">
      <style:text-properties fo:font-size="12pt" style:font-size-asian="12pt" style:font-size-complex="12pt"/>
    </style:style>
    <style:style style:name="T11_103" style:family="text">
      <style:text-properties fo:font-size="12pt" style:font-size-asian="12pt" style:font-size-complex="12pt"/>
    </style:style>
    <style:style style:name="T11_104" style:family="text">
      <style:text-properties fo:font-size="12pt" style:font-size-asian="12pt" style:font-size-complex="12pt"/>
    </style:style>
    <style:style style:name="T11_105" style:family="text">
      <style:text-properties fo:font-size="12pt" style:font-size-asian="12pt" style:font-size-complex="12pt"/>
    </style:style>
    <style:style style:name="T11_106" style:family="text">
      <style:text-properties fo:font-size="12pt" style:font-size-asian="12pt" style:font-size-complex="12pt"/>
    </style:style>
    <style:style style:name="T11_107" style:family="text">
      <style:text-properties fo:font-size="12pt" style:font-size-asian="12pt" style:font-size-complex="12pt"/>
    </style:style>
    <style:style style:name="T11_108" style:family="text">
      <style:text-properties fo:font-size="12pt" style:font-size-asian="12pt" style:font-size-complex="12pt"/>
    </style:style>
    <style:style style:name="T11_109" style:family="text">
      <style:text-properties fo:font-size="12pt" style:font-size-asian="12pt" style:font-size-complex="12pt"/>
    </style:style>
    <style:style style:name="T11_110" style:family="text">
      <style:text-properties fo:font-size="12pt" style:font-size-asian="12pt" style:font-size-complex="12pt"/>
    </style:style>
    <style:style style:name="T11_111" style:family="text">
      <style:text-properties fo:font-size="12pt" style:font-size-asian="12pt" style:font-size-complex="12pt"/>
    </style:style>
    <style:style style:name="T11_112" style:family="text">
      <style:text-properties fo:font-size="12pt" style:font-size-asian="12pt" style:font-size-complex="12pt"/>
    </style:style>
    <style:style style:name="T11_113" style:family="text">
      <style:text-properties fo:font-size="12pt" style:font-size-asian="12pt" style:font-size-complex="12pt"/>
    </style:style>
    <style:style style:name="T11_114" style:family="text">
      <style:text-properties fo:font-size="12pt" style:font-size-asian="12pt" style:font-size-complex="12pt"/>
    </style:style>
    <style:style style:name="T11_115" style:family="text">
      <style:text-properties fo:font-size="12pt" style:font-size-asian="12pt" style:font-size-complex="12pt"/>
    </style:style>
    <style:style style:name="T11_116" style:family="text">
      <style:text-properties fo:font-size="12pt" style:font-size-asian="12pt" style:font-size-complex="12pt"/>
    </style:style>
    <style:style style:name="T11_117" style:family="text">
      <style:text-properties fo:font-size="12pt" style:font-size-asian="12pt" style:font-size-complex="12pt"/>
    </style:style>
    <style:style style:name="T11_118" style:family="text">
      <style:text-properties fo:font-size="12pt" style:font-size-asian="12pt" style:font-size-complex="12pt"/>
    </style:style>
    <style:style style:name="T11_119" style:family="text">
      <style:text-properties fo:font-size="12pt" style:font-size-asian="12pt" style:font-size-complex="12pt"/>
    </style:style>
    <style:style style:name="T11_120" style:family="text">
      <style:text-properties fo:font-size="12pt" style:font-size-asian="12pt" style:font-size-complex="12pt"/>
    </style:style>
    <style:style style:name="T11_121" style:family="text">
      <style:text-properties fo:font-size="12pt" style:font-size-asian="12pt" style:font-size-complex="12pt"/>
    </style:style>
    <style:style style:name="T11_122" style:family="text">
      <style:text-properties fo:font-size="12pt" style:font-size-asian="12pt" style:font-size-complex="12pt"/>
    </style:style>
    <style:style style:name="T11_123" style:family="text">
      <style:text-properties fo:font-size="12pt" style:font-size-asian="12pt" style:font-size-complex="12pt"/>
    </style:style>
    <style:style style:name="T11_124" style:family="text">
      <style:text-properties fo:font-size="12pt" style:font-size-asian="12pt" style:font-size-complex="12pt"/>
    </style:style>
    <style:style style:name="T11_125" style:family="text">
      <style:text-properties fo:font-size="12pt" style:font-size-asian="12pt" style:font-size-complex="12pt"/>
    </style:style>
    <style:style style:name="T11_126" style:family="text">
      <style:text-properties fo:font-size="12pt" style:font-size-asian="12pt" style:font-size-complex="12pt"/>
    </style:style>
    <style:style style:name="T11_127" style:family="text">
      <style:text-properties fo:font-size="12pt" style:font-size-asian="12pt" style:font-size-complex="12pt"/>
    </style:style>
    <style:style style:name="T11_128" style:family="text">
      <style:text-properties fo:font-size="12pt" style:font-size-asian="12pt" style:font-size-complex="12pt"/>
    </style:style>
    <style:style style:name="T11_129" style:family="text">
      <style:text-properties fo:font-size="12pt" style:font-size-asian="12pt" style:font-size-complex="12pt"/>
    </style:style>
    <style:style style:name="T11_130" style:family="text">
      <style:text-properties fo:font-size="12pt" style:font-size-asian="12pt" style:font-size-complex="12pt"/>
    </style:style>
    <style:style style:name="T11_131" style:family="text">
      <style:text-properties fo:font-size="12pt" style:font-size-asian="12pt" style:font-size-complex="12pt"/>
    </style:style>
    <style:style style:name="T11_132" style:family="text">
      <style:text-properties fo:font-size="12pt" style:font-size-asian="12pt" style:font-size-complex="12pt"/>
    </style:style>
    <style:style style:name="T11_133" style:family="text">
      <style:text-properties fo:font-size="12pt" style:font-size-asian="12pt" style:font-size-complex="12pt"/>
    </style:style>
    <style:style style:name="T11_134" style:family="text">
      <style:text-properties fo:font-size="12pt" style:font-size-asian="12pt" style:font-size-complex="12pt"/>
    </style:style>
    <style:style style:name="T11_135" style:family="text">
      <style:text-properties fo:font-size="12pt" style:font-size-asian="12pt" style:font-size-complex="12pt"/>
    </style:style>
    <style:style style:name="T11_136" style:family="text">
      <style:text-properties fo:font-size="12pt" style:font-size-asian="12pt" style:font-size-complex="12pt"/>
    </style:style>
    <style:style style:name="T11_137" style:family="text">
      <style:text-properties fo:font-size="12pt" style:font-size-asian="12pt" style:font-size-complex="12pt"/>
    </style:style>
    <style:style style:name="T11_138" style:family="text">
      <style:text-properties fo:font-size="12pt" style:font-size-asian="12pt" style:font-size-complex="12pt"/>
    </style:style>
    <style:style style:name="T11_139" style:family="text">
      <style:text-properties fo:font-size="12pt" style:font-size-asian="12pt" style:font-size-complex="12pt"/>
    </style:style>
    <style:style style:name="T11_140" style:family="text">
      <style:text-properties fo:font-size="12pt" style:font-size-asian="12pt" style:font-size-complex="12pt"/>
    </style:style>
    <style:style style:name="T11_141" style:family="text">
      <style:text-properties fo:font-size="12pt" style:font-size-asian="12pt" style:font-size-complex="12pt"/>
    </style:style>
    <style:style style:name="T11_142" style:family="text">
      <style:text-properties fo:font-size="12pt" style:font-size-asian="12pt" style:font-size-complex="12pt"/>
    </style:style>
    <style:style style:name="T11_143" style:family="text">
      <style:text-properties fo:font-size="12pt" style:font-size-asian="12pt" style:font-size-complex="12pt"/>
    </style:style>
    <style:style style:name="T11_144" style:family="text">
      <style:text-properties fo:font-size="12pt" style:font-size-asian="12pt" style:font-size-complex="12pt"/>
    </style:style>
    <style:style style:name="T11_145" style:family="text">
      <style:text-properties fo:font-size="12pt" style:font-size-asian="12pt" style:font-size-complex="12pt"/>
    </style:style>
    <style:style style:name="T11_146" style:family="text">
      <style:text-properties fo:font-size="12pt" style:font-size-asian="12pt" style:font-size-complex="12pt"/>
    </style:style>
    <style:style style:name="T11_147" style:family="text">
      <style:text-properties fo:font-size="12pt" style:font-size-asian="12pt" style:font-size-complex="12pt"/>
    </style:style>
    <style:style style:name="T11_148" style:family="text">
      <style:text-properties fo:font-size="12pt" style:font-size-asian="12pt" style:font-size-complex="12pt"/>
    </style:style>
    <style:style style:name="T11_149" style:family="text">
      <style:text-properties fo:font-size="12pt" style:font-size-asian="12pt" style:font-size-complex="12pt"/>
    </style:style>
    <style:style style:name="T11_150" style:family="text">
      <style:text-properties fo:font-size="12pt" style:font-size-asian="12pt" style:font-size-complex="12pt"/>
    </style:style>
    <style:style style:name="T11_151" style:family="text">
      <style:text-properties fo:font-size="12pt" style:font-size-asian="12pt" style:font-size-complex="12pt"/>
    </style:style>
    <style:style style:name="T11_152" style:family="text">
      <style:text-properties fo:font-size="12pt" style:font-size-asian="12pt" style:font-size-complex="12pt"/>
    </style:style>
    <style:style style:name="T11_153" style:family="text">
      <style:text-properties fo:font-size="12pt" style:font-size-asian="12pt" style:font-size-complex="12pt"/>
    </style:style>
    <style:style style:name="T11_154" style:family="text">
      <style:text-properties fo:font-size="12pt" style:font-size-asian="12pt" style:font-size-complex="12pt"/>
    </style:style>
    <style:style style:name="T11_155" style:family="text">
      <style:text-properties fo:font-size="12pt" style:font-size-asian="12pt" style:font-size-complex="12pt"/>
    </style:style>
    <style:style style:name="T11_156" style:family="text">
      <style:text-properties fo:font-size="12pt" style:font-size-asian="12pt" style:font-size-complex="12pt"/>
    </style:style>
    <style:style style:name="T11_157" style:family="text">
      <style:text-properties fo:font-size="12pt" style:font-size-asian="12pt" style:font-size-complex="12pt"/>
    </style:style>
    <style:style style:name="T11_158" style:family="text">
      <style:text-properties fo:font-size="12pt" style:font-size-asian="12pt" style:font-size-complex="12pt"/>
    </style:style>
    <style:style style:name="T11_159" style:family="text">
      <style:text-properties fo:font-size="12pt" style:font-size-asian="12pt" style:font-size-complex="12pt"/>
    </style:style>
    <style:style style:name="T11_160" style:family="text">
      <style:text-properties fo:font-size="12pt" style:font-size-asian="12pt" style:font-size-complex="12pt"/>
    </style:style>
    <style:style style:name="T11_161" style:family="text">
      <style:text-properties fo:font-size="12pt" style:font-size-asian="12pt" style:font-size-complex="12pt"/>
    </style:style>
    <style:style style:name="T11_162" style:family="text">
      <style:text-properties fo:font-size="12pt" style:font-size-asian="12pt" style:font-size-complex="12pt"/>
    </style:style>
    <style:style style:name="T11_163" style:family="text">
      <style:text-properties fo:font-size="12pt" style:font-size-asian="12pt" style:font-size-complex="12pt"/>
    </style:style>
    <style:style style:name="T11_164" style:family="text">
      <style:text-properties fo:font-size="12pt" style:font-size-asian="12pt" style:font-size-complex="12pt"/>
    </style:style>
    <style:style style:name="T11_165" style:family="text">
      <style:text-properties fo:font-size="12pt" style:font-size-asian="12pt" style:font-size-complex="12pt"/>
    </style:style>
    <style:style style:name="T11_166" style:family="text">
      <style:text-properties fo:font-size="12pt" style:font-size-asian="12pt" style:font-size-complex="12pt"/>
    </style:style>
    <style:style style:name="T11_167" style:family="text">
      <style:text-properties fo:font-size="12pt" style:font-size-asian="12pt" style:font-size-complex="12pt"/>
    </style:style>
    <style:style style:name="T11_168" style:family="text">
      <style:text-properties fo:font-size="12pt" style:font-size-asian="12pt" style:font-size-complex="12pt"/>
    </style:style>
    <style:style style:name="T11_169" style:family="text">
      <style:text-properties fo:font-size="12pt" style:font-size-asian="12pt" style:font-size-complex="12pt"/>
    </style:style>
    <style:style style:name="T11_170" style:family="text">
      <style:text-properties fo:font-size="12pt" style:font-size-asian="12pt" style:font-size-complex="12pt"/>
    </style:style>
    <style:style style:name="T11_171" style:family="text">
      <style:text-properties fo:font-size="12pt" style:font-size-asian="12pt" style:font-size-complex="12pt"/>
    </style:style>
    <style:style style:name="T11_172" style:family="text">
      <style:text-properties fo:font-size="12pt" style:font-size-asian="12pt" style:font-size-complex="12pt"/>
    </style:style>
    <style:style style:name="T11_173" style:family="text">
      <style:text-properties fo:font-size="12pt" style:font-size-asian="12pt" style:font-size-complex="12pt"/>
    </style:style>
    <style:style style:name="T11_174" style:family="text">
      <style:text-properties fo:font-size="12pt" style:font-size-asian="12pt" style:font-size-complex="12pt"/>
    </style:style>
    <style:style style:name="T11_175" style:family="text">
      <style:text-properties fo:font-size="12pt" style:font-size-asian="12pt" style:font-size-complex="12pt"/>
    </style:style>
    <style:style style:name="T11_176" style:family="text">
      <style:text-properties fo:font-size="12pt" style:font-size-asian="12pt" style:font-size-complex="12pt"/>
    </style:style>
    <style:style style:name="T11_177" style:family="text">
      <style:text-properties fo:font-size="12pt" style:font-size-asian="12pt" style:font-size-complex="12pt"/>
    </style:style>
    <style:style style:name="T11_178" style:family="text">
      <style:text-properties fo:font-size="12pt" style:font-size-asian="12pt" style:font-size-complex="12pt"/>
    </style:style>
    <style:style style:name="T11_179" style:family="text">
      <style:text-properties fo:font-size="12pt" style:font-size-asian="12pt" style:font-size-complex="12pt"/>
    </style:style>
    <style:style style:name="T11_180" style:family="text">
      <style:text-properties fo:font-size="12pt" style:font-size-asian="12pt" style:font-size-complex="12pt"/>
    </style:style>
    <style:style style:name="T11_181" style:family="text">
      <style:text-properties fo:font-size="12pt" style:font-size-asian="12pt" style:font-size-complex="12pt"/>
    </style:style>
    <style:style style:name="T11_182" style:family="text">
      <style:text-properties fo:font-size="12pt" style:font-size-asian="12pt" style:font-size-complex="12pt"/>
    </style:style>
    <style:style style:name="T11_183" style:family="text">
      <style:text-properties fo:font-size="12pt" style:font-size-asian="12pt" style:font-size-complex="12pt"/>
    </style:style>
    <style:style style:name="T11_184" style:family="text">
      <style:text-properties fo:font-size="12pt" style:font-size-asian="12pt" style:font-size-complex="12pt"/>
    </style:style>
    <style:style style:name="T11_185" style:family="text">
      <style:text-properties fo:font-size="12pt" style:font-size-asian="12pt" style:font-size-complex="12pt"/>
    </style:style>
    <style:style style:name="T11_186" style:family="text">
      <style:text-properties fo:font-size="12pt" style:font-size-asian="12pt" style:font-size-complex="12pt"/>
    </style:style>
    <style:style style:name="T11_187" style:family="text">
      <style:text-properties fo:font-size="12pt" style:font-size-asian="12pt" style:font-size-complex="12pt"/>
    </style:style>
    <style:style style:name="T11_188" style:family="text">
      <style:text-properties fo:font-size="12pt" style:font-size-asian="12pt" style:font-size-complex="12pt"/>
    </style:style>
    <style:style style:name="T11_189" style:family="text">
      <style:text-properties fo:font-size="12pt" style:font-size-asian="12pt" style:font-size-complex="12pt"/>
    </style:style>
    <style:style style:name="T11_190" style:family="text">
      <style:text-properties fo:font-size="12pt" style:font-size-asian="12pt" style:font-size-complex="12pt"/>
    </style:style>
    <style:style style:name="T11_191" style:family="text">
      <style:text-properties fo:font-size="12pt" style:font-size-asian="12pt" style:font-size-complex="12pt"/>
    </style:style>
    <style:style style:name="T11_192" style:family="text">
      <style:text-properties fo:font-size="12pt" style:font-size-asian="12pt" style:font-size-complex="12pt"/>
    </style:style>
    <style:style style:name="T11_193" style:family="text">
      <style:text-properties fo:font-size="12pt" style:font-size-asian="12pt" style:font-size-complex="12pt"/>
    </style:style>
    <style:style style:name="T11_194" style:family="text">
      <style:text-properties fo:font-size="12pt" style:font-size-asian="12pt" style:font-size-complex="12pt"/>
    </style:style>
    <style:style style:name="T11_195" style:family="text">
      <style:text-properties fo:font-size="12pt" style:font-size-asian="12pt" style:font-size-complex="12pt"/>
    </style:style>
    <style:style style:name="T11_196" style:family="text">
      <style:text-properties fo:font-size="12pt" style:font-size-asian="12pt" style:font-size-complex="12pt"/>
    </style:style>
    <style:style style:name="T11_197" style:family="text">
      <style:text-properties fo:font-size="12pt" style:font-size-asian="12pt" style:font-size-complex="12pt"/>
    </style:style>
    <style:style style:name="T11_198" style:family="text">
      <style:text-properties fo:font-size="12pt" style:font-size-asian="12pt" style:font-size-complex="12pt"/>
    </style:style>
    <style:style style:name="T11_199" style:family="text">
      <style:text-properties fo:font-size="12pt" style:font-size-asian="12pt" style:font-size-complex="12pt"/>
    </style:style>
    <style:style style:name="T11_200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fo:break-before="auto" fo:text-indent="0.952cm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T12_35" style:family="text">
      <style:text-properties fo:font-size="12pt" style:font-size-asian="12pt" style:font-size-complex="12pt"/>
    </style:style>
    <style:style style:name="T12_36" style:family="text">
      <style:text-properties fo:font-size="12pt" style:font-size-asian="12pt" style:font-size-complex="12pt"/>
    </style:style>
    <style:style style:name="T12_37" style:family="text">
      <style:text-properties fo:font-size="12pt" style:font-size-asian="12pt" style:font-size-complex="12pt"/>
    </style:style>
    <style:style style:name="T12_38" style:family="text">
      <style:text-properties fo:font-size="12pt" style:font-size-asian="12pt" style:font-size-complex="12pt"/>
    </style:style>
    <style:style style:name="T12_39" style:family="text">
      <style:text-properties fo:font-size="12pt" style:font-size-asian="12pt" style:font-size-complex="12pt"/>
    </style:style>
    <style:style style:name="T12_40" style:family="text">
      <style:text-properties fo:font-size="12pt" style:font-size-asian="12pt" style:font-size-complex="12pt"/>
    </style:style>
    <style:style style:name="T12_41" style:family="text">
      <style:text-properties fo:font-size="12pt" style:font-size-asian="12pt" style:font-size-complex="12pt"/>
    </style:style>
    <style:style style:name="T12_42" style:family="text">
      <style:text-properties fo:font-size="12pt" style:font-size-asian="12pt" style:font-size-complex="12pt"/>
    </style:style>
    <style:style style:name="T12_43" style:family="text">
      <style:text-properties fo:font-size="12pt" style:font-size-asian="12pt" style:font-size-complex="12pt"/>
    </style:style>
    <style:style style:name="T12_44" style:family="text">
      <style:text-properties fo:font-size="12pt" style:font-size-asian="12pt" style:font-size-complex="12pt"/>
    </style:style>
    <style:style style:name="T12_45" style:family="text">
      <style:text-properties fo:font-size="12pt" style:font-size-asian="12pt" style:font-size-complex="12pt"/>
    </style:style>
    <style:style style:name="T12_46" style:family="text">
      <style:text-properties fo:font-size="12pt" style:font-size-asian="12pt" style:font-size-complex="12pt"/>
    </style:style>
    <style:style style:name="T12_47" style:family="text">
      <style:text-properties fo:font-size="12pt" style:font-size-asian="12pt" style:font-size-complex="12pt"/>
    </style:style>
    <style:style style:name="T12_48" style:family="text">
      <style:text-properties fo:font-size="12pt" style:font-size-asian="12pt" style:font-size-complex="12pt"/>
    </style:style>
    <style:style style:name="T12_49" style:family="text">
      <style:text-properties fo:font-size="12pt" style:font-size-asian="12pt" style:font-size-complex="12pt"/>
    </style:style>
    <style:style style:name="T12_50" style:family="text">
      <style:text-properties fo:font-size="12pt" style:font-size-asian="12pt" style:font-size-complex="12pt"/>
    </style:style>
    <style:style style:name="T12_51" style:family="text">
      <style:text-properties fo:font-size="12pt" style:font-size-asian="12pt" style:font-size-complex="12pt"/>
    </style:style>
    <style:style style:name="T12_52" style:family="text">
      <style:text-properties fo:font-size="12pt" style:font-size-asian="12pt" style:font-size-complex="12pt"/>
    </style:style>
    <style:style style:name="T12_53" style:family="text">
      <style:text-properties fo:font-size="12pt" style:font-size-asian="12pt" style:font-size-complex="12pt"/>
    </style:style>
    <style:style style:name="T12_54" style:family="text">
      <style:text-properties fo:font-size="12pt" style:font-size-asian="12pt" style:font-size-complex="12pt"/>
    </style:style>
    <style:style style:name="T12_55" style:family="text">
      <style:text-properties fo:font-size="12pt" style:font-size-asian="12pt" style:font-size-complex="12pt"/>
    </style:style>
    <style:style style:name="T12_56" style:family="text">
      <style:text-properties fo:font-size="12pt" style:font-size-asian="12pt" style:font-size-complex="12pt"/>
    </style:style>
    <style:style style:name="T12_57" style:family="text">
      <style:text-properties fo:font-size="12pt" style:font-size-asian="12pt" style:font-size-complex="12pt"/>
    </style:style>
    <style:style style:name="T12_58" style:family="text">
      <style:text-properties fo:font-size="12pt" style:font-size-asian="12pt" style:font-size-complex="12pt"/>
    </style:style>
    <style:style style:name="T12_59" style:family="text">
      <style:text-properties fo:font-size="12pt" style:font-size-asian="12pt" style:font-size-complex="12pt"/>
    </style:style>
    <style:style style:name="T12_60" style:family="text">
      <style:text-properties fo:font-size="12pt" style:font-size-asian="12pt" style:font-size-complex="12pt"/>
    </style:style>
    <style:style style:name="T12_61" style:family="text">
      <style:text-properties fo:font-size="12pt" style:font-size-asian="12pt" style:font-size-complex="12pt"/>
    </style:style>
    <style:style style:name="T12_62" style:family="text">
      <style:text-properties fo:font-size="12pt" style:font-size-asian="12pt" style:font-size-complex="12pt"/>
    </style:style>
    <style:style style:name="T12_63" style:family="text">
      <style:text-properties fo:font-size="12pt" style:font-size-asian="12pt" style:font-size-complex="12pt"/>
    </style:style>
    <style:style style:name="T12_64" style:family="text">
      <style:text-properties fo:font-size="12pt" style:font-size-asian="12pt" style:font-size-complex="12pt"/>
    </style:style>
    <style:style style:name="T12_65" style:family="text">
      <style:text-properties fo:font-size="12pt" style:font-size-asian="12pt" style:font-size-complex="12pt"/>
    </style:style>
    <style:style style:name="T12_66" style:family="text">
      <style:text-properties fo:font-size="12pt" style:font-size-asian="12pt" style:font-size-complex="12pt"/>
    </style:style>
    <style:style style:name="T12_67" style:family="text">
      <style:text-properties fo:font-size="12pt" style:font-size-asian="12pt" style:font-size-complex="12pt"/>
    </style:style>
    <style:style style:name="T12_68" style:family="text">
      <style:text-properties fo:font-size="12pt" style:font-size-asian="12pt" style:font-size-complex="12pt"/>
    </style:style>
    <style:style style:name="T12_69" style:family="text">
      <style:text-properties fo:font-size="12pt" style:font-size-asian="12pt" style:font-size-complex="12pt"/>
    </style:style>
    <style:style style:name="T12_70" style:family="text">
      <style:text-properties fo:font-size="12pt" style:font-size-asian="12pt" style:font-size-complex="12pt"/>
    </style:style>
    <style:style style:name="T12_71" style:family="text">
      <style:text-properties fo:font-size="12pt" style:font-size-asian="12pt" style:font-size-complex="12pt"/>
    </style:style>
    <style:style style:name="T12_72" style:family="text">
      <style:text-properties fo:font-size="12pt" style:font-size-asian="12pt" style:font-size-complex="12pt"/>
    </style:style>
    <style:style style:name="T12_73" style:family="text">
      <style:text-properties fo:font-size="12pt" style:font-size-asian="12pt" style:font-size-complex="12pt"/>
    </style:style>
    <style:style style:name="T12_74" style:family="text">
      <style:text-properties fo:font-size="12pt" style:font-size-asian="12pt" style:font-size-complex="12pt"/>
    </style:style>
    <style:style style:name="T12_75" style:family="text">
      <style:text-properties fo:font-size="12pt" style:font-size-asian="12pt" style:font-size-complex="12pt"/>
    </style:style>
    <style:style style:name="T12_76" style:family="text">
      <style:text-properties fo:font-size="12pt" style:font-size-asian="12pt" style:font-size-complex="12pt"/>
    </style:style>
    <style:style style:name="T12_77" style:family="text">
      <style:text-properties fo:font-size="12pt" style:font-size-asian="12pt" style:font-size-complex="12pt"/>
    </style:style>
    <style:style style:name="T12_78" style:family="text">
      <style:text-properties fo:font-size="12pt" style:font-size-asian="12pt" style:font-size-complex="12pt"/>
    </style:style>
    <style:style style:name="T12_79" style:family="text">
      <style:text-properties fo:font-size="12pt" style:font-size-asian="12pt" style:font-size-complex="12pt"/>
    </style:style>
    <style:style style:name="T12_80" style:family="text">
      <style:text-properties fo:font-size="12pt" style:font-size-asian="12pt" style:font-size-complex="12pt"/>
    </style:style>
    <style:style style:name="T12_81" style:family="text">
      <style:text-properties fo:font-size="12pt" style:font-size-asian="12pt" style:font-size-complex="12pt"/>
    </style:style>
    <style:style style:name="T12_82" style:family="text">
      <style:text-properties fo:font-size="12pt" style:font-size-asian="12pt" style:font-size-complex="12pt"/>
    </style:style>
    <style:style style:name="T12_83" style:family="text">
      <style:text-properties fo:font-size="12pt" style:font-size-asian="12pt" style:font-size-complex="12pt"/>
    </style:style>
    <style:style style:name="T12_84" style:family="text">
      <style:text-properties fo:font-size="12pt" style:font-size-asian="12pt" style:font-size-complex="12pt"/>
    </style:style>
    <style:style style:name="T12_85" style:family="text">
      <style:text-properties fo:font-size="12pt" style:font-size-asian="12pt" style:font-size-complex="12pt"/>
    </style:style>
    <style:style style:name="T12_86" style:family="text">
      <style:text-properties fo:font-size="12pt" style:font-size-asian="12pt" style:font-size-complex="12pt"/>
    </style:style>
    <style:style style:name="T12_87" style:family="text">
      <style:text-properties fo:font-size="12pt" style:font-size-asian="12pt" style:font-size-complex="12pt"/>
    </style:style>
    <style:style style:name="T12_88" style:family="text">
      <style:text-properties fo:font-size="12pt" style:font-size-asian="12pt" style:font-size-complex="12pt"/>
    </style:style>
    <style:style style:name="T12_89" style:family="text">
      <style:text-properties fo:font-size="12pt" style:font-size-asian="12pt" style:font-size-complex="12pt"/>
    </style:style>
    <style:style style:name="T12_90" style:family="text">
      <style:text-properties fo:font-size="12pt" style:font-size-asian="12pt" style:font-size-complex="12pt"/>
    </style:style>
    <style:style style:name="T12_91" style:family="text">
      <style:text-properties fo:font-size="12pt" style:font-size-asian="12pt" style:font-size-complex="12pt"/>
    </style:style>
    <style:style style:name="T12_92" style:family="text">
      <style:text-properties fo:font-size="12pt" style:font-size-asian="12pt" style:font-size-complex="12pt"/>
    </style:style>
    <style:style style:name="T12_93" style:family="text">
      <style:text-properties fo:font-size="12pt" style:font-size-asian="12pt" style:font-size-complex="12pt"/>
    </style:style>
    <style:style style:name="T12_94" style:family="text">
      <style:text-properties fo:font-size="12pt" style:font-size-asian="12pt" style:font-size-complex="12pt"/>
    </style:style>
    <style:style style:name="T12_95" style:family="text">
      <style:text-properties fo:font-size="12pt" style:font-size-asian="12pt" style:font-size-complex="12pt"/>
    </style:style>
    <style:style style:name="T12_96" style:family="text">
      <style:text-properties fo:font-size="12pt" style:font-size-asian="12pt" style:font-size-complex="12pt"/>
    </style:style>
    <style:style style:name="T12_97" style:family="text">
      <style:text-properties fo:font-size="12pt" style:font-size-asian="12pt" style:font-size-complex="12pt"/>
    </style:style>
    <style:style style:name="T12_98" style:family="text">
      <style:text-properties fo:font-size="12pt" style:font-size-asian="12pt" style:font-size-complex="12pt"/>
    </style:style>
    <style:style style:name="T12_99" style:family="text">
      <style:text-properties fo:font-size="12pt" style:font-size-asian="12pt" style:font-size-complex="12pt"/>
    </style:style>
    <style:style style:name="T12_100" style:family="text">
      <style:text-properties fo:font-size="12pt" style:font-size-asian="12pt" style:font-size-complex="12pt"/>
    </style:style>
    <style:style style:name="T12_101" style:family="text">
      <style:text-properties fo:font-size="12pt" style:font-size-asian="12pt" style:font-size-complex="12pt"/>
    </style:style>
    <style:style style:name="T12_102" style:family="text">
      <style:text-properties fo:font-size="12pt" style:font-size-asian="12pt" style:font-size-complex="12pt"/>
    </style:style>
    <style:style style:name="T12_103" style:family="text">
      <style:text-properties fo:font-size="12pt" style:font-size-asian="12pt" style:font-size-complex="12pt"/>
    </style:style>
    <style:style style:name="T12_104" style:family="text">
      <style:text-properties fo:font-size="12pt" style:font-size-asian="12pt" style:font-size-complex="12pt"/>
    </style:style>
    <style:style style:name="T12_105" style:family="text">
      <style:text-properties fo:font-size="12pt" style:font-size-asian="12pt" style:font-size-complex="12pt"/>
    </style:style>
    <style:style style:name="T12_106" style:family="text">
      <style:text-properties fo:font-size="12pt" style:font-size-asian="12pt" style:font-size-complex="12pt"/>
    </style:style>
    <style:style style:name="T12_107" style:family="text">
      <style:text-properties fo:font-size="12pt" style:font-size-asian="12pt" style:font-size-complex="12pt"/>
    </style:style>
    <style:style style:name="T12_108" style:family="text">
      <style:text-properties fo:font-size="12pt" style:font-size-asian="12pt" style:font-size-complex="12pt"/>
    </style:style>
    <style:style style:name="T12_109" style:family="text">
      <style:text-properties fo:font-size="12pt" style:font-size-asian="12pt" style:font-size-complex="12pt"/>
    </style:style>
    <style:style style:name="T12_110" style:family="text">
      <style:text-properties fo:font-size="12pt" style:font-size-asian="12pt" style:font-size-complex="12pt"/>
    </style:style>
    <style:style style:name="T12_111" style:family="text">
      <style:text-properties fo:font-size="12pt" style:font-size-asian="12pt" style:font-size-complex="12pt"/>
    </style:style>
    <style:style style:name="T12_112" style:family="text">
      <style:text-properties fo:font-size="12pt" style:font-size-asian="12pt" style:font-size-complex="12pt"/>
    </style:style>
    <style:style style:name="T12_113" style:family="text">
      <style:text-properties fo:font-size="12pt" style:font-size-asian="12pt" style:font-size-complex="12pt"/>
    </style:style>
    <style:style style:name="T12_114" style:family="text">
      <style:text-properties fo:font-size="12pt" style:font-size-asian="12pt" style:font-size-complex="12pt"/>
    </style:style>
    <style:style style:name="T12_115" style:family="text">
      <style:text-properties fo:font-size="12pt" style:font-size-asian="12pt" style:font-size-complex="12pt"/>
    </style:style>
    <style:style style:name="T12_116" style:family="text">
      <style:text-properties fo:font-size="12pt" style:font-size-asian="12pt" style:font-size-complex="12pt"/>
    </style:style>
    <style:style style:name="T12_117" style:family="text">
      <style:text-properties fo:font-size="12pt" style:font-size-asian="12pt" style:font-size-complex="12pt"/>
    </style:style>
    <style:style style:name="T12_118" style:family="text">
      <style:text-properties fo:font-size="12pt" style:font-size-asian="12pt" style:font-size-complex="12pt"/>
    </style:style>
    <style:style style:name="T12_119" style:family="text">
      <style:text-properties fo:font-size="12pt" style:font-size-asian="12pt" style:font-size-complex="12pt"/>
    </style:style>
    <style:style style:name="T12_120" style:family="text">
      <style:text-properties fo:font-size="12pt" style:font-size-asian="12pt" style:font-size-complex="12pt"/>
    </style:style>
    <style:style style:name="T12_121" style:family="text">
      <style:text-properties fo:font-size="12pt" style:font-size-asian="12pt" style:font-size-complex="12pt"/>
    </style:style>
    <style:style style:name="T12_122" style:family="text">
      <style:text-properties fo:font-size="12pt" style:font-size-asian="12pt" style:font-size-complex="12pt"/>
    </style:style>
    <style:style style:name="T12_123" style:family="text">
      <style:text-properties fo:font-size="12pt" style:font-size-asian="12pt" style:font-size-complex="12pt"/>
    </style:style>
    <style:style style:name="T12_124" style:family="text">
      <style:text-properties fo:font-size="12pt" style:font-size-asian="12pt" style:font-size-complex="12pt"/>
    </style:style>
    <style:style style:name="T12_125" style:family="text">
      <style:text-properties fo:font-size="12pt" style:font-size-asian="12pt" style:font-size-complex="12pt"/>
    </style:style>
    <style:style style:name="T12_126" style:family="text">
      <style:text-properties fo:font-size="12pt" style:font-size-asian="12pt" style:font-size-complex="12pt"/>
    </style:style>
    <style:style style:name="T12_127" style:family="text">
      <style:text-properties fo:font-size="12pt" style:font-size-asian="12pt" style:font-size-complex="12pt"/>
    </style:style>
    <style:style style:name="T12_128" style:family="text">
      <style:text-properties fo:font-size="12pt" style:font-size-asian="12pt" style:font-size-complex="12pt"/>
    </style:style>
    <style:style style:name="T12_129" style:family="text">
      <style:text-properties fo:font-size="12pt" style:font-size-asian="12pt" style:font-size-complex="12pt"/>
    </style:style>
    <style:style style:name="T12_130" style:family="text">
      <style:text-properties fo:font-size="12pt" style:font-size-asian="12pt" style:font-size-complex="12pt"/>
    </style:style>
    <style:style style:name="T12_131" style:family="text">
      <style:text-properties fo:font-size="12pt" style:font-size-asian="12pt" style:font-size-complex="12pt"/>
    </style:style>
    <style:style style:name="T12_132" style:family="text">
      <style:text-properties fo:font-size="12pt" style:font-size-asian="12pt" style:font-size-complex="12pt"/>
    </style:style>
    <style:style style:name="T12_133" style:family="text">
      <style:text-properties fo:font-size="12pt" style:font-size-asian="12pt" style:font-size-complex="12pt"/>
    </style:style>
    <style:style style:name="T12_134" style:family="text">
      <style:text-properties fo:font-size="12pt" style:font-size-asian="12pt" style:font-size-complex="12pt"/>
    </style:style>
    <style:style style:name="T12_135" style:family="text">
      <style:text-properties fo:font-size="12pt" style:font-size-asian="12pt" style:font-size-complex="12pt"/>
    </style:style>
    <style:style style:name="T12_136" style:family="text">
      <style:text-properties fo:font-size="12pt" style:font-size-asian="12pt" style:font-size-complex="12pt"/>
    </style:style>
    <style:style style:name="T12_137" style:family="text">
      <style:text-properties fo:font-size="12pt" style:font-size-asian="12pt" style:font-size-complex="12pt"/>
    </style:style>
    <style:style style:name="T12_138" style:family="text">
      <style:text-properties fo:font-size="12pt" style:font-size-asian="12pt" style:font-size-complex="12pt"/>
    </style:style>
    <style:style style:name="T12_139" style:family="text">
      <style:text-properties fo:font-size="12pt" style:font-size-asian="12pt" style:font-size-complex="12pt"/>
    </style:style>
    <style:style style:name="T12_140" style:family="text">
      <style:text-properties fo:font-size="12pt" style:font-size-asian="12pt" style:font-size-complex="12pt"/>
    </style:style>
    <style:style style:name="T12_141" style:family="text">
      <style:text-properties fo:font-size="12pt" style:font-size-asian="12pt" style:font-size-complex="12pt"/>
    </style:style>
    <style:style style:name="T12_142" style:family="text">
      <style:text-properties fo:font-size="12pt" style:font-size-asian="12pt" style:font-size-complex="12pt"/>
    </style:style>
    <style:style style:name="T12_143" style:family="text">
      <style:text-properties fo:font-size="12pt" style:font-size-asian="12pt" style:font-size-complex="12pt"/>
    </style:style>
    <style:style style:name="T12_144" style:family="text">
      <style:text-properties fo:font-size="12pt" style:font-size-asian="12pt" style:font-size-complex="12pt"/>
    </style:style>
    <style:style style:name="T12_145" style:family="text">
      <style:text-properties fo:font-size="12pt" style:font-size-asian="12pt" style:font-size-complex="12pt"/>
    </style:style>
    <style:style style:name="T12_146" style:family="text">
      <style:text-properties fo:font-size="12pt" style:font-size-asian="12pt" style:font-size-complex="12pt"/>
    </style:style>
    <style:style style:name="T12_147" style:family="text">
      <style:text-properties fo:font-size="12pt" style:font-size-asian="12pt" style:font-size-complex="12pt"/>
    </style:style>
    <style:style style:name="T12_148" style:family="text">
      <style:text-properties fo:font-size="12pt" style:font-size-asian="12pt" style:font-size-complex="12pt"/>
    </style:style>
    <style:style style:name="T12_149" style:family="text">
      <style:text-properties fo:font-size="12pt" style:font-size-asian="12pt" style:font-size-complex="12pt"/>
    </style:style>
    <style:style style:name="T12_150" style:family="text">
      <style:text-properties fo:font-size="12pt" style:font-size-asian="12pt" style:font-size-complex="12pt"/>
    </style:style>
    <style:style style:name="T12_151" style:family="text">
      <style:text-properties fo:font-size="12pt" style:font-size-asian="12pt" style:font-size-complex="12pt"/>
    </style:style>
    <style:style style:name="T12_152" style:family="text">
      <style:text-properties fo:font-size="12pt" style:font-size-asian="12pt" style:font-size-complex="12pt"/>
    </style:style>
    <style:style style:name="T12_153" style:family="text">
      <style:text-properties fo:font-size="12pt" style:font-size-asian="12pt" style:font-size-complex="12pt"/>
    </style:style>
    <style:style style:name="T12_154" style:family="text">
      <style:text-properties fo:font-size="12pt" style:font-size-asian="12pt" style:font-size-complex="12pt"/>
    </style:style>
    <style:style style:name="T12_155" style:family="text">
      <style:text-properties fo:font-size="12pt" style:font-size-asian="12pt" style:font-size-complex="12pt"/>
    </style:style>
    <style:style style:name="T12_156" style:family="text">
      <style:text-properties fo:font-size="12pt" style:font-size-asian="12pt" style:font-size-complex="12pt"/>
    </style:style>
    <style:style style:name="T12_157" style:family="text">
      <style:text-properties fo:font-size="12pt" style:font-size-asian="12pt" style:font-size-complex="12pt"/>
    </style:style>
    <style:style style:name="T12_158" style:family="text">
      <style:text-properties fo:font-size="12pt" style:font-size-asian="12pt" style:font-size-complex="12pt"/>
    </style:style>
    <style:style style:name="T12_159" style:family="text">
      <style:text-properties fo:font-size="12pt" style:font-size-asian="12pt" style:font-size-complex="12pt"/>
    </style:style>
    <style:style style:name="T12_160" style:family="text">
      <style:text-properties fo:font-size="12pt" style:font-size-asian="12pt" style:font-size-complex="12pt"/>
    </style:style>
    <style:style style:name="T12_161" style:family="text">
      <style:text-properties fo:font-size="12pt" style:font-size-asian="12pt" style:font-size-complex="12pt"/>
    </style:style>
    <style:style style:name="T12_162" style:family="text">
      <style:text-properties fo:font-size="12pt" style:font-size-asian="12pt" style:font-size-complex="12pt"/>
    </style:style>
    <style:style style:name="T12_163" style:family="text">
      <style:text-properties fo:font-size="12pt" style:font-size-asian="12pt" style:font-size-complex="12pt"/>
    </style:style>
    <style:style style:name="T12_164" style:family="text">
      <style:text-properties fo:font-size="12pt" style:font-size-asian="12pt" style:font-size-complex="12pt"/>
    </style:style>
    <style:style style:name="T12_165" style:family="text">
      <style:text-properties fo:font-size="12pt" style:font-size-asian="12pt" style:font-size-complex="12pt"/>
    </style:style>
    <style:style style:name="T12_166" style:family="text">
      <style:text-properties fo:font-size="12pt" style:font-size-asian="12pt" style:font-size-complex="12pt"/>
    </style:style>
    <style:style style:name="T12_167" style:family="text">
      <style:text-properties fo:font-size="12pt" style:font-size-asian="12pt" style:font-size-complex="12pt"/>
    </style:style>
    <style:style style:name="T12_168" style:family="text">
      <style:text-properties fo:font-size="12pt" style:font-size-asian="12pt" style:font-size-complex="12pt"/>
    </style:style>
    <style:style style:name="T12_169" style:family="text">
      <style:text-properties fo:font-size="12pt" style:font-size-asian="12pt" style:font-size-complex="12pt"/>
    </style:style>
    <style:style style:name="T12_170" style:family="text">
      <style:text-properties fo:font-size="12pt" style:font-size-asian="12pt" style:font-size-complex="12pt"/>
    </style:style>
    <style:style style:name="T12_171" style:family="text">
      <style:text-properties fo:font-size="12pt" style:font-size-asian="12pt" style:font-size-complex="12pt"/>
    </style:style>
    <style:style style:name="T12_172" style:family="text">
      <style:text-properties fo:font-size="12pt" style:font-size-asian="12pt" style:font-size-complex="12pt"/>
    </style:style>
    <style:style style:name="T12_173" style:family="text">
      <style:text-properties fo:font-size="12pt" style:font-size-asian="12pt" style:font-size-complex="12pt"/>
    </style:style>
    <style:style style:name="T12_174" style:family="text">
      <style:text-properties fo:font-size="12pt" style:font-size-asian="12pt" style:font-size-complex="12pt"/>
    </style:style>
    <style:style style:name="T12_175" style:family="text">
      <style:text-properties fo:font-size="12pt" style:font-size-asian="12pt" style:font-size-complex="12pt"/>
    </style:style>
    <style:style style:name="T12_176" style:family="text">
      <style:text-properties fo:font-size="12pt" style:font-size-asian="12pt" style:font-size-complex="12pt"/>
    </style:style>
    <style:style style:name="T12_177" style:family="text">
      <style:text-properties fo:font-size="12pt" style:font-size-asian="12pt" style:font-size-complex="12pt"/>
    </style:style>
    <style:style style:name="T12_178" style:family="text">
      <style:text-properties fo:font-size="12pt" style:font-size-asian="12pt" style:font-size-complex="12pt"/>
    </style:style>
    <style:style style:name="T12_179" style:family="text">
      <style:text-properties fo:font-size="12pt" style:font-size-asian="12pt" style:font-size-complex="12pt"/>
    </style:style>
    <style:style style:name="T12_180" style:family="text">
      <style:text-properties fo:font-size="12pt" style:font-size-asian="12pt" style:font-size-complex="12pt"/>
    </style:style>
    <style:style style:name="T12_181" style:family="text">
      <style:text-properties fo:font-size="12pt" style:font-size-asian="12pt" style:font-size-complex="12pt"/>
    </style:style>
    <style:style style:name="T12_182" style:family="text">
      <style:text-properties fo:font-size="12pt" style:font-size-asian="12pt" style:font-size-complex="12pt"/>
    </style:style>
    <style:style style:name="T12_183" style:family="text">
      <style:text-properties fo:font-size="12pt" style:font-size-asian="12pt" style:font-size-complex="12pt"/>
    </style:style>
    <style:style style:name="T12_184" style:family="text">
      <style:text-properties fo:font-size="12pt" style:font-size-asian="12pt" style:font-size-complex="12pt"/>
    </style:style>
    <style:style style:name="T12_185" style:family="text">
      <style:text-properties fo:font-size="12pt" style:font-size-asian="12pt" style:font-size-complex="12pt"/>
    </style:style>
    <style:style style:name="T12_186" style:family="text">
      <style:text-properties fo:font-size="12pt" style:font-size-asian="12pt" style:font-size-complex="12pt"/>
    </style:style>
    <style:style style:name="T12_187" style:family="text">
      <style:text-properties fo:font-size="12pt" style:font-size-asian="12pt" style:font-size-complex="12pt"/>
    </style:style>
    <style:style style:name="T12_188" style:family="text">
      <style:text-properties fo:font-size="12pt" style:font-size-asian="12pt" style:font-size-complex="12pt"/>
    </style:style>
    <style:style style:name="T12_189" style:family="text">
      <style:text-properties fo:font-size="12pt" style:font-size-asian="12pt" style:font-size-complex="12pt"/>
    </style:style>
    <style:style style:name="T12_190" style:family="text">
      <style:text-properties fo:font-size="12pt" style:font-size-asian="12pt" style:font-size-complex="12pt"/>
    </style:style>
    <style:style style:name="T12_191" style:family="text">
      <style:text-properties fo:font-size="12pt" style:font-size-asian="12pt" style:font-size-complex="12pt"/>
    </style:style>
    <style:style style:name="T12_192" style:family="text">
      <style:text-properties fo:font-size="12pt" style:font-size-asian="12pt" style:font-size-complex="12pt"/>
    </style:style>
    <style:style style:name="T12_193" style:family="text">
      <style:text-properties fo:font-size="12pt" style:font-size-asian="12pt" style:font-size-complex="12pt"/>
    </style:style>
    <style:style style:name="T12_194" style:family="text">
      <style:text-properties fo:font-size="12pt" style:font-size-asian="12pt" style:font-size-complex="12pt"/>
    </style:style>
    <style:style style:name="T12_195" style:family="text">
      <style:text-properties fo:font-size="12pt" style:font-size-asian="12pt" style:font-size-complex="12pt"/>
    </style:style>
    <style:style style:name="T12_196" style:family="text">
      <style:text-properties fo:font-size="12pt" style:font-size-asian="12pt" style:font-size-complex="12pt"/>
    </style:style>
    <style:style style:name="T12_197" style:family="text">
      <style:text-properties fo:font-size="12pt" style:font-size-asian="12pt" style:font-size-complex="12pt"/>
    </style:style>
    <style:style style:name="T12_198" style:family="text">
      <style:text-properties fo:font-size="12pt" style:font-size-asian="12pt" style:font-size-complex="12pt"/>
    </style:style>
    <style:style style:name="T12_199" style:family="text">
      <style:text-properties fo:font-size="12pt" style:font-size-asian="12pt" style:font-size-complex="12pt"/>
    </style:style>
    <style:style style:name="T12_200" style:family="text">
      <style:text-properties fo:font-size="12pt" style:font-size-asian="12pt" style:font-size-complex="12pt"/>
    </style:style>
    <style:style style:name="T12_201" style:family="text">
      <style:text-properties fo:font-size="12pt" style:font-size-asian="12pt" style:font-size-complex="12pt"/>
    </style:style>
    <style:style style:name="T12_202" style:family="text">
      <style:text-properties fo:font-size="12pt" style:font-size-asian="12pt" style:font-size-complex="12pt"/>
    </style:style>
    <style:style style:name="T12_203" style:family="text">
      <style:text-properties fo:font-size="12pt" style:font-size-asian="12pt" style:font-size-complex="12pt"/>
    </style:style>
    <style:style style:name="T12_204" style:family="text">
      <style:text-properties fo:font-size="12pt" style:font-size-asian="12pt" style:font-size-complex="12pt"/>
    </style:style>
    <style:style style:name="T12_205" style:family="text">
      <style:text-properties fo:font-size="12pt" style:font-size-asian="12pt" style:font-size-complex="12pt"/>
    </style:style>
    <style:style style:name="T12_206" style:family="text">
      <style:text-properties fo:font-size="12pt" style:font-size-asian="12pt" style:font-size-complex="12pt"/>
    </style:style>
    <style:style style:name="T12_207" style:family="text">
      <style:text-properties fo:font-size="12pt" style:font-size-asian="12pt" style:font-size-complex="12pt"/>
    </style:style>
    <style:style style:name="T12_208" style:family="text">
      <style:text-properties fo:font-size="12pt" style:font-size-asian="12pt" style:font-size-complex="12pt"/>
    </style:style>
    <style:style style:name="T12_209" style:family="text">
      <style:text-properties fo:font-size="12pt" style:font-size-asian="12pt" style:font-size-complex="12pt"/>
    </style:style>
    <style:style style:name="T12_210" style:family="text">
      <style:text-properties fo:font-size="12pt" style:font-size-asian="12pt" style:font-size-complex="12pt"/>
    </style:style>
    <style:style style:name="T12_211" style:family="text">
      <style:text-properties fo:font-size="12pt" style:font-size-asian="12pt" style:font-size-complex="12pt"/>
    </style:style>
    <style:style style:name="T12_212" style:family="text">
      <style:text-properties fo:font-size="12pt" style:font-size-asian="12pt" style:font-size-complex="12pt"/>
    </style:style>
    <style:style style:name="T12_213" style:family="text">
      <style:text-properties fo:font-size="12pt" style:font-size-asian="12pt" style:font-size-complex="12pt"/>
    </style:style>
    <style:style style:name="T12_214" style:family="text">
      <style:text-properties fo:font-size="12pt" style:font-size-asian="12pt" style:font-size-complex="12pt"/>
    </style:style>
    <style:style style:name="T12_215" style:family="text">
      <style:text-properties fo:font-size="12pt" style:font-size-asian="12pt" style:font-size-complex="12pt"/>
    </style:style>
    <style:style style:name="T12_216" style:family="text">
      <style:text-properties fo:font-size="12pt" style:font-size-asian="12pt" style:font-size-complex="12pt"/>
    </style:style>
    <style:style style:name="T12_217" style:family="text">
      <style:text-properties fo:font-size="12pt" style:font-size-asian="12pt" style:font-size-complex="12pt"/>
    </style:style>
    <style:style style:name="T12_218" style:family="text">
      <style:text-properties fo:font-size="12pt" style:font-size-asian="12pt" style:font-size-complex="12pt"/>
    </style:style>
    <style:style style:name="T12_219" style:family="text">
      <style:text-properties fo:font-size="12pt" style:font-size-asian="12pt" style:font-size-complex="12pt"/>
    </style:style>
    <style:style style:name="T12_220" style:family="text">
      <style:text-properties fo:font-size="12pt" style:font-size-asian="12pt" style:font-size-complex="12pt"/>
    </style:style>
    <style:style style:name="T12_221" style:family="text">
      <style:text-properties fo:font-size="12pt" style:font-size-asian="12pt" style:font-size-complex="12pt"/>
    </style:style>
    <style:style style:name="T12_222" style:family="text">
      <style:text-properties fo:font-size="12pt" style:font-size-asian="12pt" style:font-size-complex="12pt"/>
    </style:style>
    <style:style style:name="T12_223" style:family="text">
      <style:text-properties fo:font-size="12pt" style:font-size-asian="12pt" style:font-size-complex="12pt"/>
    </style:style>
    <style:style style:name="T12_224" style:family="text">
      <style:text-properties fo:font-size="12pt" style:font-size-asian="12pt" style:font-size-complex="12pt"/>
    </style:style>
    <style:style style:name="T12_225" style:family="text">
      <style:text-properties fo:font-size="12pt" style:font-size-asian="12pt" style:font-size-complex="12pt"/>
    </style:style>
    <style:style style:name="T12_226" style:family="text">
      <style:text-properties fo:font-size="12pt" style:font-size-asian="12pt" style:font-size-complex="12pt"/>
    </style:style>
    <style:style style:name="T12_227" style:family="text">
      <style:text-properties fo:font-size="12pt" style:font-size-asian="12pt" style:font-size-complex="12pt"/>
    </style:style>
    <style:style style:name="T12_228" style:family="text">
      <style:text-properties fo:font-size="12pt" style:font-size-asian="12pt" style:font-size-complex="12pt"/>
    </style:style>
    <style:style style:name="T12_229" style:family="text">
      <style:text-properties fo:font-size="12pt" style:font-size-asian="12pt" style:font-size-complex="12pt"/>
    </style:style>
    <style:style style:name="T12_230" style:family="text">
      <style:text-properties fo:font-size="12pt" style:font-size-asian="12pt" style:font-size-complex="12pt"/>
    </style:style>
    <style:style style:name="T12_231" style:family="text">
      <style:text-properties fo:font-size="12pt" style:font-size-asian="12pt" style:font-size-complex="12pt"/>
    </style:style>
    <style:style style:name="T12_232" style:family="text">
      <style:text-properties fo:font-size="12pt" style:font-size-asian="12pt" style:font-size-complex="12pt"/>
    </style:style>
    <style:style style:name="T12_233" style:family="text">
      <style:text-properties fo:font-size="12pt" style:font-size-asian="12pt" style:font-size-complex="12pt"/>
    </style:style>
    <style:style style:name="T12_234" style:family="text">
      <style:text-properties fo:font-size="12pt" style:font-size-asian="12pt" style:font-size-complex="12pt"/>
    </style:style>
    <style:style style:name="T12_235" style:family="text">
      <style:text-properties fo:font-size="12pt" style:font-size-asian="12pt" style:font-size-complex="12pt"/>
    </style:style>
    <style:style style:name="T12_236" style:family="text">
      <style:text-properties fo:font-size="12pt" style:font-size-asian="12pt" style:font-size-complex="12pt"/>
    </style:style>
    <style:style style:name="T12_237" style:family="text">
      <style:text-properties fo:font-size="12pt" style:font-size-asian="12pt" style:font-size-complex="12pt"/>
    </style:style>
    <style:style style:name="T12_238" style:family="text">
      <style:text-properties fo:font-size="12pt" style:font-size-asian="12pt" style:font-size-complex="12pt"/>
    </style:style>
    <style:style style:name="T12_239" style:family="text">
      <style:text-properties fo:font-size="12pt" style:font-size-asian="12pt" style:font-size-complex="12pt"/>
    </style:style>
    <style:style style:name="T12_240" style:family="text">
      <style:text-properties fo:font-size="12pt" style:font-size-asian="12pt" style:font-size-complex="12pt"/>
    </style:style>
    <style:style style:name="T12_241" style:family="text">
      <style:text-properties fo:font-size="12pt" style:font-size-asian="12pt" style:font-size-complex="12pt"/>
    </style:style>
    <style:style style:name="T12_242" style:family="text">
      <style:text-properties fo:font-size="12pt" style:font-size-asian="12pt" style:font-size-complex="12pt"/>
    </style:style>
    <style:style style:name="T12_243" style:family="text">
      <style:text-properties fo:font-size="12pt" style:font-size-asian="12pt" style:font-size-complex="12pt"/>
    </style:style>
    <style:style style:name="T12_244" style:family="text">
      <style:text-properties fo:font-size="12pt" style:font-size-asian="12pt" style:font-size-complex="12pt"/>
    </style:style>
    <style:style style:name="T12_245" style:family="text">
      <style:text-properties fo:font-size="12pt" style:font-size-asian="12pt" style:font-size-complex="12pt"/>
    </style:style>
    <style:style style:name="T12_246" style:family="text">
      <style:text-properties fo:font-size="12pt" style:font-size-asian="12pt" style:font-size-complex="12pt"/>
    </style:style>
    <style:style style:name="T12_247" style:family="text">
      <style:text-properties fo:font-size="12pt" style:font-size-asian="12pt" style:font-size-complex="12pt"/>
    </style:style>
    <style:style style:name="T12_248" style:family="text">
      <style:text-properties fo:font-size="12pt" style:font-size-asian="12pt" style:font-size-complex="12pt"/>
    </style:style>
    <style:style style:name="T12_249" style:family="text">
      <style:text-properties fo:font-size="12pt" style:font-size-asian="12pt" style:font-size-complex="12pt"/>
    </style:style>
    <style:style style:name="T12_250" style:family="text">
      <style:text-properties fo:font-size="12pt" style:font-size-asian="12pt" style:font-size-complex="12pt"/>
    </style:style>
    <style:style style:name="T12_251" style:family="text">
      <style:text-properties fo:font-size="12pt" style:font-size-asian="12pt" style:font-size-complex="12pt"/>
    </style:style>
    <style:style style:name="T12_252" style:family="text">
      <style:text-properties fo:font-size="12pt" style:font-size-asian="12pt" style:font-size-complex="12pt"/>
    </style:style>
    <style:style style:name="T12_253" style:family="text">
      <style:text-properties fo:font-size="12pt" style:font-size-asian="12pt" style:font-size-complex="12pt"/>
    </style:style>
    <style:style style:name="T12_254" style:family="text">
      <style:text-properties fo:font-size="12pt" style:font-size-asian="12pt" style:font-size-complex="12pt"/>
    </style:style>
    <style:style style:name="T12_255" style:family="text">
      <style:text-properties fo:font-size="12pt" style:font-size-asian="12pt" style:font-size-complex="12pt"/>
    </style:style>
    <style:style style:name="T12_256" style:family="text">
      <style:text-properties fo:font-size="12pt" style:font-size-asian="12pt" style:font-size-complex="12pt"/>
    </style:style>
    <style:style style:name="T12_257" style:family="text">
      <style:text-properties fo:font-size="12pt" style:font-size-asian="12pt" style:font-size-complex="12pt"/>
    </style:style>
    <style:style style:name="T12_258" style:family="text">
      <style:text-properties fo:font-size="12pt" style:font-size-asian="12pt" style:font-size-complex="12pt"/>
    </style:style>
    <style:style style:name="T12_259" style:family="text">
      <style:text-properties fo:font-size="12pt" style:font-size-asian="12pt" style:font-size-complex="12pt"/>
    </style:style>
    <style:style style:name="T12_260" style:family="text">
      <style:text-properties fo:font-size="12pt" style:font-size-asian="12pt" style:font-size-complex="12pt"/>
    </style:style>
    <style:style style:name="T12_261" style:family="text">
      <style:text-properties fo:font-size="12pt" style:font-size-asian="12pt" style:font-size-complex="12pt"/>
    </style:style>
    <style:style style:name="T12_262" style:family="text">
      <style:text-properties fo:font-size="12pt" style:font-size-asian="12pt" style:font-size-complex="12pt"/>
    </style:style>
    <style:style style:name="T12_263" style:family="text">
      <style:text-properties fo:font-size="12pt" style:font-size-asian="12pt" style:font-size-complex="12pt"/>
    </style:style>
    <style:style style:name="T12_264" style:family="text">
      <style:text-properties fo:font-size="12pt" style:font-size-asian="12pt" style:font-size-complex="12pt"/>
    </style:style>
    <style:style style:name="T12_265" style:family="text">
      <style:text-properties fo:font-size="12pt" style:font-size-asian="12pt" style:font-size-complex="12pt"/>
    </style:style>
    <style:style style:name="T12_266" style:family="text">
      <style:text-properties fo:font-size="12pt" style:font-size-asian="12pt" style:font-size-complex="12pt"/>
    </style:style>
    <style:style style:name="T12_267" style:family="text">
      <style:text-properties fo:font-size="12pt" style:font-size-asian="12pt" style:font-size-complex="12pt"/>
    </style:style>
    <style:style style:name="T12_268" style:family="text">
      <style:text-properties fo:font-size="12pt" style:font-size-asian="12pt" style:font-size-complex="12pt"/>
    </style:style>
    <style:style style:name="T12_269" style:family="text">
      <style:text-properties fo:font-size="12pt" style:font-size-asian="12pt" style:font-size-complex="12pt"/>
    </style:style>
    <style:style style:name="T12_270" style:family="text">
      <style:text-properties fo:font-size="12pt" style:font-size-asian="12pt" style:font-size-complex="12pt"/>
    </style:style>
    <style:style style:name="T12_271" style:family="text">
      <style:text-properties fo:font-size="12pt" style:font-size-asian="12pt" style:font-size-complex="12pt"/>
    </style:style>
    <style:style style:name="T12_272" style:family="text">
      <style:text-properties fo:font-size="12pt" style:font-size-asian="12pt" style:font-size-complex="12pt"/>
    </style:style>
    <style:style style:name="T12_273" style:family="text">
      <style:text-properties fo:font-size="12pt" style:font-size-asian="12pt" style:font-size-complex="12pt"/>
    </style:style>
    <style:style style:name="T12_274" style:family="text">
      <style:text-properties fo:font-size="12pt" style:font-size-asian="12pt" style:font-size-complex="12pt"/>
    </style:style>
    <style:style style:name="T12_275" style:family="text">
      <style:text-properties fo:font-size="12pt" style:font-size-asian="12pt" style:font-size-complex="12pt"/>
    </style:style>
    <style:style style:name="T12_276" style:family="text">
      <style:text-properties fo:font-size="12pt" style:font-size-asian="12pt" style:font-size-complex="12pt"/>
    </style:style>
    <style:style style:name="T12_277" style:family="text">
      <style:text-properties fo:font-size="12pt" style:font-size-asian="12pt" style:font-size-complex="12pt"/>
    </style:style>
    <style:style style:name="T12_278" style:family="text">
      <style:text-properties fo:font-size="12pt" style:font-size-asian="12pt" style:font-size-complex="12pt"/>
    </style:style>
    <style:style style:name="T12_279" style:family="text">
      <style:text-properties fo:font-size="12pt" style:font-size-asian="12pt" style:font-size-complex="12pt"/>
    </style:style>
    <style:style style:name="T12_280" style:family="text">
      <style:text-properties fo:font-size="12pt" style:font-size-asian="12pt" style:font-size-complex="12pt"/>
    </style:style>
    <style:style style:name="T12_281" style:family="text">
      <style:text-properties fo:font-size="12pt" style:font-size-asian="12pt" style:font-size-complex="12pt"/>
    </style:style>
    <style:style style:name="T12_282" style:family="text">
      <style:text-properties fo:font-size="12pt" style:font-size-asian="12pt" style:font-size-complex="12pt"/>
    </style:style>
    <style:style style:name="T12_283" style:family="text">
      <style:text-properties fo:font-size="12pt" style:font-size-asian="12pt" style:font-size-complex="12pt"/>
    </style:style>
    <style:style style:name="T12_284" style:family="text">
      <style:text-properties fo:font-size="12pt" style:font-size-asian="12pt" style:font-size-complex="12pt"/>
    </style:style>
    <style:style style:name="T12_285" style:family="text">
      <style:text-properties fo:font-size="12pt" style:font-size-asian="12pt" style:font-size-complex="12pt"/>
    </style:style>
    <style:style style:name="T12_286" style:family="text">
      <style:text-properties fo:font-size="12pt" style:font-size-asian="12pt" style:font-size-complex="12pt"/>
    </style:style>
    <style:style style:name="T12_287" style:family="text">
      <style:text-properties fo:font-size="12pt" style:font-size-asian="12pt" style:font-size-complex="12pt"/>
    </style:style>
    <style:style style:name="T12_288" style:family="text">
      <style:text-properties fo:font-size="12pt" style:font-size-asian="12pt" style:font-size-complex="12pt"/>
    </style:style>
    <style:style style:name="T12_289" style:family="text">
      <style:text-properties fo:font-size="12pt" style:font-size-asian="12pt" style:font-size-complex="12pt"/>
    </style:style>
    <style:style style:name="T12_290" style:family="text">
      <style:text-properties fo:font-size="12pt" style:font-size-asian="12pt" style:font-size-complex="12pt"/>
    </style:style>
    <style:style style:name="T12_291" style:family="text">
      <style:text-properties fo:font-size="12pt" style:font-size-asian="12pt" style:font-size-complex="12pt"/>
    </style:style>
    <style:style style:name="T12_292" style:family="text">
      <style:text-properties fo:font-size="12pt" style:font-size-asian="12pt" style:font-size-complex="12pt"/>
    </style:style>
    <style:style style:name="T12_293" style:family="text">
      <style:text-properties fo:font-size="12pt" style:font-size-asian="12pt" style:font-size-complex="12pt"/>
    </style:style>
    <style:style style:name="T12_294" style:family="text">
      <style:text-properties fo:font-size="12pt" style:font-size-asian="12pt" style:font-size-complex="12pt"/>
    </style:style>
    <style:style style:name="T12_295" style:family="text">
      <style:text-properties fo:font-size="12pt" style:font-size-asian="12pt" style:font-size-complex="12pt"/>
    </style:style>
    <style:style style:name="T12_296" style:family="text">
      <style:text-properties fo:font-size="12pt" style:font-size-asian="12pt" style:font-size-complex="12pt"/>
    </style:style>
    <style:style style:name="T12_297" style:family="text">
      <style:text-properties fo:font-size="12pt" style:font-size-asian="12pt" style:font-size-complex="12pt"/>
    </style:style>
    <style:style style:name="T12_298" style:family="text">
      <style:text-properties fo:font-size="12pt" style:font-size-asian="12pt" style:font-size-complex="12pt"/>
    </style:style>
    <style:style style:name="T12_299" style:family="text">
      <style:text-properties fo:font-size="12pt" style:font-size-asian="12pt" style:font-size-complex="12pt"/>
    </style:style>
    <style:style style:name="T12_300" style:family="text">
      <style:text-properties fo:font-size="12pt" style:font-size-asian="12pt" style:font-size-complex="12pt"/>
    </style:style>
    <style:style style:name="T12_301" style:family="text">
      <style:text-properties fo:font-size="12pt" style:font-size-asian="12pt" style:font-size-complex="12pt"/>
    </style:style>
    <style:style style:name="T12_302" style:family="text">
      <style:text-properties fo:font-size="12pt" style:font-size-asian="12pt" style:font-size-complex="12pt"/>
    </style:style>
    <style:style style:name="T12_303" style:family="text">
      <style:text-properties fo:font-size="12pt" style:font-size-asian="12pt" style:font-size-complex="12pt"/>
    </style:style>
    <style:style style:name="T12_304" style:family="text">
      <style:text-properties fo:font-size="12pt" style:font-size-asian="12pt" style:font-size-complex="12pt"/>
    </style:style>
    <style:style style:name="T12_305" style:family="text">
      <style:text-properties fo:font-size="12pt" style:font-size-asian="12pt" style:font-size-complex="12pt"/>
    </style:style>
    <style:style style:name="T12_306" style:family="text">
      <style:text-properties fo:font-size="12pt" style:font-size-asian="12pt" style:font-size-complex="12pt"/>
    </style:style>
    <style:style style:name="T12_307" style:family="text">
      <style:text-properties fo:font-size="12pt" style:font-size-asian="12pt" style:font-size-complex="12pt"/>
    </style:style>
    <style:style style:name="T12_308" style:family="text">
      <style:text-properties fo:font-size="12pt" style:font-size-asian="12pt" style:font-size-complex="12pt"/>
    </style:style>
    <style:style style:name="T12_309" style:family="text">
      <style:text-properties fo:font-size="12pt" style:font-size-asian="12pt" style:font-size-complex="12pt"/>
    </style:style>
    <style:style style:name="T12_310" style:family="text">
      <style:text-properties fo:font-size="12pt" style:font-size-asian="12pt" style:font-size-complex="12pt"/>
    </style:style>
    <style:style style:name="T12_311" style:family="text">
      <style:text-properties fo:font-size="12pt" style:font-size-asian="12pt" style:font-size-complex="12pt"/>
    </style:style>
    <style:style style:name="T12_312" style:family="text">
      <style:text-properties fo:font-size="12pt" style:font-size-asian="12pt" style:font-size-complex="12pt"/>
    </style:style>
    <style:style style:name="T12_313" style:family="text">
      <style:text-properties fo:font-size="12pt" style:font-size-asian="12pt" style:font-size-complex="12pt"/>
    </style:style>
    <style:style style:name="T12_314" style:family="text">
      <style:text-properties fo:font-size="12pt" style:font-size-asian="12pt" style:font-size-complex="12pt"/>
    </style:style>
    <style:style style:name="T12_315" style:family="text">
      <style:text-properties fo:font-size="12pt" style:font-size-asian="12pt" style:font-size-complex="12pt"/>
    </style:style>
    <style:style style:name="T12_316" style:family="text">
      <style:text-properties fo:font-size="12pt" style:font-size-asian="12pt" style:font-size-complex="12pt"/>
    </style:style>
    <style:style style:name="T12_317" style:family="text">
      <style:text-properties fo:font-size="12pt" style:font-size-asian="12pt" style:font-size-complex="12pt"/>
    </style:style>
    <style:style style:name="T12_318" style:family="text">
      <style:text-properties fo:font-size="12pt" style:font-size-asian="12pt" style:font-size-complex="12pt"/>
    </style:style>
    <style:style style:name="T12_319" style:family="text">
      <style:text-properties fo:font-size="12pt" style:font-size-asian="12pt" style:font-size-complex="12pt"/>
    </style:style>
    <style:style style:name="T12_320" style:family="text">
      <style:text-properties fo:font-size="12pt" style:font-size-asian="12pt" style:font-size-complex="12pt"/>
    </style:style>
    <style:style style:name="T12_321" style:family="text">
      <style:text-properties fo:font-size="12pt" style:font-size-asian="12pt" style:font-size-complex="12pt"/>
    </style:style>
    <style:style style:name="T12_322" style:family="text">
      <style:text-properties fo:font-size="12pt" style:font-size-asian="12pt" style:font-size-complex="12pt"/>
    </style:style>
    <style:style style:name="T12_323" style:family="text">
      <style:text-properties fo:font-size="12pt" style:font-size-asian="12pt" style:font-size-complex="12pt"/>
    </style:style>
    <style:style style:name="T12_324" style:family="text">
      <style:text-properties fo:font-size="12pt" style:font-size-asian="12pt" style:font-size-complex="12pt"/>
    </style:style>
    <style:style style:name="T12_325" style:family="text">
      <style:text-properties fo:font-size="12pt" style:font-size-asian="12pt" style:font-size-complex="12pt"/>
    </style:style>
    <style:style style:name="T12_326" style:family="text">
      <style:text-properties fo:font-size="12pt" style:font-size-asian="12pt" style:font-size-complex="12pt"/>
    </style:style>
    <style:style style:name="T12_327" style:family="text">
      <style:text-properties fo:font-size="12pt" style:font-size-asian="12pt" style:font-size-complex="12pt"/>
    </style:style>
    <style:style style:name="T12_328" style:family="text">
      <style:text-properties fo:font-size="12pt" style:font-size-asian="12pt" style:font-size-complex="12pt"/>
    </style:style>
    <style:style style:name="T12_329" style:family="text">
      <style:text-properties fo:font-size="12pt" style:font-size-asian="12pt" style:font-size-complex="12pt"/>
    </style:style>
    <style:style style:name="T12_330" style:family="text">
      <style:text-properties fo:font-size="12pt" style:font-size-asian="12pt" style:font-size-complex="12pt"/>
    </style:style>
    <style:style style:name="T12_331" style:family="text">
      <style:text-properties fo:font-size="12pt" style:font-size-asian="12pt" style:font-size-complex="12pt"/>
    </style:style>
    <style:style style:name="T12_332" style:family="text">
      <style:text-properties fo:font-size="12pt" style:font-size-asian="12pt" style:font-size-complex="12pt"/>
    </style:style>
    <style:style style:name="T12_333" style:family="text">
      <style:text-properties fo:font-size="12pt" style:font-size-asian="12pt" style:font-size-complex="12pt"/>
    </style:style>
    <style:style style:name="T12_334" style:family="text">
      <style:text-properties fo:font-size="12pt" style:font-size-asian="12pt" style:font-size-complex="12pt"/>
    </style:style>
    <style:style style:name="T12_335" style:family="text">
      <style:text-properties fo:font-size="12pt" style:font-size-asian="12pt" style:font-size-complex="12pt"/>
    </style:style>
    <style:style style:name="T12_336" style:family="text">
      <style:text-properties fo:font-size="12pt" style:font-size-asian="12pt" style:font-size-complex="12pt"/>
    </style:style>
    <style:style style:name="T12_337" style:family="text">
      <style:text-properties fo:font-size="12pt" style:font-size-asian="12pt" style:font-size-complex="12pt"/>
    </style:style>
    <style:style style:name="T12_338" style:family="text">
      <style:text-properties fo:font-size="12pt" style:font-size-asian="12pt" style:font-size-complex="12pt"/>
    </style:style>
    <style:style style:name="T12_339" style:family="text">
      <style:text-properties fo:font-size="12pt" style:font-size-asian="12pt" style:font-size-complex="12pt"/>
    </style:style>
    <style:style style:name="T12_340" style:family="text">
      <style:text-properties fo:font-size="12pt" style:font-size-asian="12pt" style:font-size-complex="12pt"/>
    </style:style>
    <style:style style:name="T12_341" style:family="text">
      <style:text-properties fo:font-size="12pt" style:font-size-asian="12pt" style:font-size-complex="12pt"/>
    </style:style>
    <style:style style:name="T12_342" style:family="text">
      <style:text-properties fo:font-size="12pt" style:font-size-asian="12pt" style:font-size-complex="12pt"/>
    </style:style>
    <style:style style:name="T12_343" style:family="text">
      <style:text-properties fo:font-size="12pt" style:font-size-asian="12pt" style:font-size-complex="12pt"/>
    </style:style>
    <style:style style:name="T12_344" style:family="text">
      <style:text-properties fo:font-size="12pt" style:font-size-asian="12pt" style:font-size-complex="12pt"/>
    </style:style>
    <style:style style:name="T12_345" style:family="text">
      <style:text-properties fo:font-size="12pt" style:font-size-asian="12pt" style:font-size-complex="12pt"/>
    </style:style>
    <style:style style:name="T12_346" style:family="text">
      <style:text-properties fo:font-size="12pt" style:font-size-asian="12pt" style:font-size-complex="12pt"/>
    </style:style>
    <style:style style:name="T12_347" style:family="text">
      <style:text-properties fo:font-size="12pt" style:font-size-asian="12pt" style:font-size-complex="12pt"/>
    </style:style>
    <style:style style:name="T12_348" style:family="text">
      <style:text-properties fo:font-size="12pt" style:font-size-asian="12pt" style:font-size-complex="12pt"/>
    </style:style>
    <style:style style:name="T12_349" style:family="text">
      <style:text-properties fo:font-size="12pt" style:font-size-asian="12pt" style:font-size-complex="12pt"/>
    </style:style>
    <style:style style:name="T12_350" style:family="text">
      <style:text-properties fo:font-size="12pt" style:font-size-asian="12pt" style:font-size-complex="12pt"/>
    </style:style>
    <style:style style:name="T12_351" style:family="text">
      <style:text-properties fo:font-size="12pt" style:font-size-asian="12pt" style:font-size-complex="12pt"/>
    </style:style>
    <style:style style:name="T12_352" style:family="text">
      <style:text-properties fo:font-size="12pt" style:font-size-asian="12pt" style:font-size-complex="12pt"/>
    </style:style>
    <style:style style:name="T12_353" style:family="text">
      <style:text-properties fo:font-size="12pt" style:font-size-asian="12pt" style:font-size-complex="12pt"/>
    </style:style>
    <style:style style:name="T12_354" style:family="text">
      <style:text-properties fo:font-size="12pt" style:font-size-asian="12pt" style:font-size-complex="12pt"/>
    </style:style>
    <style:style style:name="T12_355" style:family="text">
      <style:text-properties fo:font-size="12pt" style:font-size-asian="12pt" style:font-size-complex="12pt"/>
    </style:style>
    <style:style style:name="T12_356" style:family="text">
      <style:text-properties fo:font-size="12pt" style:font-size-asian="12pt" style:font-size-complex="12pt"/>
    </style:style>
    <style:style style:name="T12_357" style:family="text">
      <style:text-properties fo:font-size="12pt" style:font-size-asian="12pt" style:font-size-complex="12pt"/>
    </style:style>
    <style:style style:name="T12_358" style:family="text">
      <style:text-properties fo:font-size="12pt" style:font-size-asian="12pt" style:font-size-complex="12pt"/>
    </style:style>
    <style:style style:name="T12_359" style:family="text">
      <style:text-properties fo:font-size="12pt" style:font-size-asian="12pt" style:font-size-complex="12pt"/>
    </style:style>
    <style:style style:name="T12_360" style:family="text">
      <style:text-properties fo:font-size="12pt" style:font-size-asian="12pt" style:font-size-complex="12pt"/>
    </style:style>
    <style:style style:name="T12_361" style:family="text">
      <style:text-properties fo:font-size="12pt" style:font-size-asian="12pt" style:font-size-complex="12pt"/>
    </style:style>
    <style:style style:name="T12_362" style:family="text">
      <style:text-properties fo:font-size="12pt" style:font-size-asian="12pt" style:font-size-complex="12pt"/>
    </style:style>
    <style:style style:name="T12_363" style:family="text">
      <style:text-properties fo:font-size="12pt" style:font-size-asian="12pt" style:font-size-complex="12pt"/>
    </style:style>
    <style:style style:name="T12_364" style:family="text">
      <style:text-properties fo:font-size="12pt" style:font-size-asian="12pt" style:font-size-complex="12pt"/>
    </style:style>
    <style:style style:name="T12_365" style:family="text">
      <style:text-properties fo:font-size="12pt" style:font-size-asian="12pt" style:font-size-complex="12pt"/>
    </style:style>
    <style:style style:name="T12_366" style:family="text">
      <style:text-properties fo:font-size="12pt" style:font-size-asian="12pt" style:font-size-complex="12pt"/>
    </style:style>
    <style:style style:name="T12_367" style:family="text">
      <style:text-properties fo:font-size="12pt" style:font-size-asian="12pt" style:font-size-complex="12pt"/>
    </style:style>
    <style:style style:name="T12_368" style:family="text">
      <style:text-properties fo:font-size="12pt" style:font-size-asian="12pt" style:font-size-complex="12pt"/>
    </style:style>
    <style:style style:name="T12_369" style:family="text">
      <style:text-properties fo:font-size="12pt" style:font-size-asian="12pt" style:font-size-complex="12pt"/>
    </style:style>
    <style:style style:name="T12_370" style:family="text">
      <style:text-properties fo:font-size="12pt" style:font-size-asian="12pt" style:font-size-complex="12pt"/>
    </style:style>
    <style:style style:name="T12_371" style:family="text">
      <style:text-properties fo:font-size="12pt" style:font-size-asian="12pt" style:font-size-complex="12pt"/>
    </style:style>
    <style:style style:name="T12_372" style:family="text">
      <style:text-properties fo:font-size="12pt" style:font-size-asian="12pt" style:font-size-complex="12pt"/>
    </style:style>
    <style:style style:name="T12_373" style:family="text">
      <style:text-properties fo:font-size="12pt" style:font-size-asian="12pt" style:font-size-complex="12pt"/>
    </style:style>
    <style:style style:name="T12_374" style:family="text">
      <style:text-properties fo:font-size="12pt" style:font-size-asian="12pt" style:font-size-complex="12pt"/>
    </style:style>
    <style:style style:name="T12_375" style:family="text">
      <style:text-properties fo:font-size="12pt" style:font-size-asian="12pt" style:font-size-complex="12pt"/>
    </style:style>
    <style:style style:name="T12_376" style:family="text">
      <style:text-properties fo:font-size="12pt" style:font-size-asian="12pt" style:font-size-complex="12pt"/>
    </style:style>
    <style:style style:name="T12_377" style:family="text">
      <style:text-properties fo:font-size="12pt" style:font-size-asian="12pt" style:font-size-complex="12pt"/>
    </style:style>
    <style:style style:name="T12_378" style:family="text">
      <style:text-properties fo:font-size="12pt" style:font-size-asian="12pt" style:font-size-complex="12pt"/>
    </style:style>
    <style:style style:name="T12_379" style:family="text">
      <style:text-properties fo:font-size="12pt" style:font-size-asian="12pt" style:font-size-complex="12pt"/>
    </style:style>
    <style:style style:name="T12_380" style:family="text">
      <style:text-properties fo:font-size="12pt" style:font-size-asian="12pt" style:font-size-complex="12pt"/>
    </style:style>
    <style:style style:name="T12_381" style:family="text">
      <style:text-properties fo:font-size="12pt" style:font-size-asian="12pt" style:font-size-complex="12pt"/>
    </style:style>
    <style:style style:name="T12_382" style:family="text">
      <style:text-properties fo:font-size="12pt" style:font-size-asian="12pt" style:font-size-complex="12pt"/>
    </style:style>
    <style:style style:name="T12_383" style:family="text">
      <style:text-properties fo:font-size="12pt" style:font-size-asian="12pt" style:font-size-complex="12pt"/>
    </style:style>
    <style:style style:name="T12_384" style:family="text">
      <style:text-properties fo:font-size="12pt" style:font-size-asian="12pt" style:font-size-complex="12pt"/>
    </style:style>
    <style:style style:name="T12_385" style:family="text">
      <style:text-properties fo:font-size="12pt" style:font-size-asian="12pt" style:font-size-complex="12pt"/>
    </style:style>
    <style:style style:name="T12_386" style:family="text">
      <style:text-properties fo:font-size="12pt" style:font-size-asian="12pt" style:font-size-complex="12pt"/>
    </style:style>
    <style:style style:name="T12_387" style:family="text">
      <style:text-properties fo:font-size="12pt" style:font-size-asian="12pt" style:font-size-complex="12pt"/>
    </style:style>
    <style:style style:name="T12_388" style:family="text">
      <style:text-properties fo:font-size="12pt" style:font-size-asian="12pt" style:font-size-complex="12pt"/>
    </style:style>
    <style:style style:name="T12_389" style:family="text">
      <style:text-properties fo:font-size="12pt" style:font-size-asian="12pt" style:font-size-complex="12pt"/>
    </style:style>
    <style:style style:name="T12_390" style:family="text">
      <style:text-properties fo:font-size="12pt" style:font-size-asian="12pt" style:font-size-complex="12pt"/>
    </style:style>
    <style:style style:name="T12_391" style:family="text">
      <style:text-properties fo:font-size="12pt" style:font-size-asian="12pt" style:font-size-complex="12pt"/>
    </style:style>
    <style:style style:name="T12_392" style:family="text">
      <style:text-properties fo:font-size="12pt" style:font-size-asian="12pt" style:font-size-complex="12pt"/>
    </style:style>
    <style:style style:name="T12_393" style:family="text">
      <style:text-properties fo:font-size="12pt" style:font-size-asian="12pt" style:font-size-complex="12pt"/>
    </style:style>
    <style:style style:name="T12_394" style:family="text">
      <style:text-properties fo:font-size="12pt" style:font-size-asian="12pt" style:font-size-complex="12pt"/>
    </style:style>
    <style:style style:name="T12_395" style:family="text">
      <style:text-properties fo:font-size="12pt" style:font-size-asian="12pt" style:font-size-complex="12pt"/>
    </style:style>
    <style:style style:name="T12_396" style:family="text">
      <style:text-properties fo:font-size="12pt" style:font-size-asian="12pt" style:font-size-complex="12pt"/>
    </style:style>
    <style:style style:name="T12_397" style:family="text">
      <style:text-properties fo:font-size="12pt" style:font-size-asian="12pt" style:font-size-complex="12pt"/>
    </style:style>
    <style:style style:name="T12_398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text-indent="0.952cm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T13_33" style:family="text">
      <style:text-properties fo:font-size="12pt" style:font-size-asian="12pt" style:font-size-complex="12pt"/>
    </style:style>
    <style:style style:name="T13_34" style:family="text">
      <style:text-properties fo:font-size="12pt" style:font-size-asian="12pt" style:font-size-complex="12pt"/>
    </style:style>
    <style:style style:name="T13_35" style:family="text">
      <style:text-properties fo:font-size="12pt" style:font-size-asian="12pt" style:font-size-complex="12pt"/>
    </style:style>
    <style:style style:name="T13_36" style:family="text">
      <style:text-properties fo:font-size="12pt" style:font-size-asian="12pt" style:font-size-complex="12pt"/>
    </style:style>
    <style:style style:name="T13_37" style:family="text">
      <style:text-properties fo:font-size="12pt" style:font-size-asian="12pt" style:font-size-complex="12pt"/>
    </style:style>
    <style:style style:name="T13_38" style:family="text">
      <style:text-properties fo:font-size="12pt" style:font-size-asian="12pt" style:font-size-complex="12pt"/>
    </style:style>
    <style:style style:name="T13_39" style:family="text">
      <style:text-properties fo:font-size="12pt" style:font-size-asian="12pt" style:font-size-complex="12pt"/>
    </style:style>
    <style:style style:name="T13_40" style:family="text">
      <style:text-properties fo:font-size="12pt" style:font-size-asian="12pt" style:font-size-complex="12pt"/>
    </style:style>
    <style:style style:name="T13_41" style:family="text">
      <style:text-properties fo:font-size="12pt" style:font-size-asian="12pt" style:font-size-complex="12pt"/>
    </style:style>
    <style:style style:name="T13_42" style:family="text">
      <style:text-properties fo:font-size="12pt" style:font-size-asian="12pt" style:font-size-complex="12pt"/>
    </style:style>
    <style:style style:name="T13_43" style:family="text">
      <style:text-properties fo:font-size="12pt" style:font-size-asian="12pt" style:font-size-complex="12pt"/>
    </style:style>
    <style:style style:name="T13_44" style:family="text">
      <style:text-properties fo:font-size="12pt" style:font-size-asian="12pt" style:font-size-complex="12pt"/>
    </style:style>
    <style:style style:name="T13_45" style:family="text">
      <style:text-properties fo:font-size="12pt" style:font-size-asian="12pt" style:font-size-complex="12pt"/>
    </style:style>
    <style:style style:name="T13_46" style:family="text">
      <style:text-properties fo:font-size="12pt" style:font-size-asian="12pt" style:font-size-complex="12pt"/>
    </style:style>
    <style:style style:name="T13_47" style:family="text">
      <style:text-properties fo:font-size="12pt" style:font-size-asian="12pt" style:font-size-complex="12pt"/>
    </style:style>
    <style:style style:name="T13_48" style:family="text">
      <style:text-properties fo:font-size="12pt" style:font-size-asian="12pt" style:font-size-complex="12pt"/>
    </style:style>
    <style:style style:name="T13_49" style:family="text">
      <style:text-properties fo:font-size="12pt" style:font-size-asian="12pt" style:font-size-complex="12pt"/>
    </style:style>
    <style:style style:name="T13_50" style:family="text">
      <style:text-properties fo:font-size="12pt" style:font-size-asian="12pt" style:font-size-complex="12pt"/>
    </style:style>
    <style:style style:name="T13_51" style:family="text">
      <style:text-properties fo:font-size="12pt" style:font-size-asian="12pt" style:font-size-complex="12pt"/>
    </style:style>
    <style:style style:name="T13_52" style:family="text">
      <style:text-properties fo:font-size="12pt" style:font-size-asian="12pt" style:font-size-complex="12pt"/>
    </style:style>
    <style:style style:name="T13_53" style:family="text">
      <style:text-properties fo:font-size="12pt" style:font-size-asian="12pt" style:font-size-complex="12pt"/>
    </style:style>
    <style:style style:name="T13_54" style:family="text">
      <style:text-properties fo:font-size="12pt" style:font-size-asian="12pt" style:font-size-complex="12pt"/>
    </style:style>
    <style:style style:name="T13_55" style:family="text">
      <style:text-properties fo:font-size="12pt" style:font-size-asian="12pt" style:font-size-complex="12pt"/>
    </style:style>
    <style:style style:name="T13_56" style:family="text">
      <style:text-properties fo:font-size="12pt" style:font-size-asian="12pt" style:font-size-complex="12pt"/>
    </style:style>
    <style:style style:name="T13_57" style:family="text">
      <style:text-properties fo:font-size="12pt" style:font-size-asian="12pt" style:font-size-complex="12pt"/>
    </style:style>
    <style:style style:name="T13_58" style:family="text">
      <style:text-properties fo:font-size="12pt" style:font-size-asian="12pt" style:font-size-complex="12pt"/>
    </style:style>
    <style:style style:name="T13_59" style:family="text">
      <style:text-properties fo:font-size="12pt" style:font-size-asian="12pt" style:font-size-complex="12pt"/>
    </style:style>
    <style:style style:name="T13_60" style:family="text">
      <style:text-properties fo:font-size="12pt" style:font-size-asian="12pt" style:font-size-complex="12pt"/>
    </style:style>
    <style:style style:name="T13_61" style:family="text">
      <style:text-properties fo:font-size="12pt" style:font-size-asian="12pt" style:font-size-complex="12pt"/>
    </style:style>
    <style:style style:name="T13_62" style:family="text">
      <style:text-properties fo:font-size="12pt" style:font-size-asian="12pt" style:font-size-complex="12pt"/>
    </style:style>
    <style:style style:name="T13_63" style:family="text">
      <style:text-properties fo:font-size="12pt" style:font-size-asian="12pt" style:font-size-complex="12pt"/>
    </style:style>
    <style:style style:name="T13_64" style:family="text">
      <style:text-properties fo:font-size="12pt" style:font-size-asian="12pt" style:font-size-complex="12pt"/>
    </style:style>
    <style:style style:name="T13_65" style:family="text">
      <style:text-properties fo:font-size="12pt" style:font-size-asian="12pt" style:font-size-complex="12pt"/>
    </style:style>
    <style:style style:name="T13_66" style:family="text">
      <style:text-properties fo:font-size="12pt" style:font-size-asian="12pt" style:font-size-complex="12pt"/>
    </style:style>
    <style:style style:name="T13_67" style:family="text">
      <style:text-properties fo:font-size="12pt" style:font-size-asian="12pt" style:font-size-complex="12pt"/>
    </style:style>
    <style:style style:name="T13_68" style:family="text">
      <style:text-properties fo:font-size="12pt" style:font-size-asian="12pt" style:font-size-complex="12pt"/>
    </style:style>
    <style:style style:name="T13_69" style:family="text">
      <style:text-properties fo:font-size="12pt" style:font-size-asian="12pt" style:font-size-complex="12pt"/>
    </style:style>
    <style:style style:name="T13_70" style:family="text">
      <style:text-properties fo:font-size="12pt" style:font-size-asian="12pt" style:font-size-complex="12pt"/>
    </style:style>
    <style:style style:name="T13_71" style:family="text">
      <style:text-properties fo:font-size="12pt" style:font-size-asian="12pt" style:font-size-complex="12pt"/>
    </style:style>
    <style:style style:name="T13_72" style:family="text">
      <style:text-properties fo:font-size="12pt" style:font-size-asian="12pt" style:font-size-complex="12pt"/>
    </style:style>
    <style:style style:name="T13_73" style:family="text">
      <style:text-properties fo:font-size="12pt" style:font-size-asian="12pt" style:font-size-complex="12pt"/>
    </style:style>
    <style:style style:name="T13_74" style:family="text">
      <style:text-properties fo:font-size="12pt" style:font-size-asian="12pt" style:font-size-complex="12pt"/>
    </style:style>
    <style:style style:name="T13_75" style:family="text">
      <style:text-properties fo:font-size="12pt" style:font-size-asian="12pt" style:font-size-complex="12pt"/>
    </style:style>
    <style:style style:name="T13_76" style:family="text">
      <style:text-properties fo:font-size="12pt" style:font-size-asian="12pt" style:font-size-complex="12pt"/>
    </style:style>
    <style:style style:name="T13_77" style:family="text">
      <style:text-properties fo:font-size="12pt" style:font-size-asian="12pt" style:font-size-complex="12pt"/>
    </style:style>
    <style:style style:name="T13_78" style:family="text">
      <style:text-properties fo:font-size="12pt" style:font-size-asian="12pt" style:font-size-complex="12pt"/>
    </style:style>
    <style:style style:name="T13_79" style:family="text">
      <style:text-properties fo:font-size="12pt" style:font-size-asian="12pt" style:font-size-complex="12pt"/>
    </style:style>
    <style:style style:name="T13_80" style:family="text">
      <style:text-properties fo:font-size="12pt" style:font-size-asian="12pt" style:font-size-complex="12pt"/>
    </style:style>
    <style:style style:name="T13_81" style:family="text">
      <style:text-properties fo:font-size="12pt" style:font-size-asian="12pt" style:font-size-complex="12pt"/>
    </style:style>
    <style:style style:name="T13_82" style:family="text">
      <style:text-properties fo:font-size="12pt" style:font-size-asian="12pt" style:font-size-complex="12pt"/>
    </style:style>
    <style:style style:name="T13_83" style:family="text">
      <style:text-properties fo:font-size="12pt" style:font-size-asian="12pt" style:font-size-complex="12pt"/>
    </style:style>
    <style:style style:name="T13_84" style:family="text">
      <style:text-properties fo:font-size="12pt" style:font-size-asian="12pt" style:font-size-complex="12pt"/>
    </style:style>
    <style:style style:name="T13_85" style:family="text">
      <style:text-properties fo:font-size="12pt" style:font-size-asian="12pt" style:font-size-complex="12pt"/>
    </style:style>
    <style:style style:name="T13_86" style:family="text">
      <style:text-properties fo:font-size="12pt" style:font-size-asian="12pt" style:font-size-complex="12pt"/>
    </style:style>
    <style:style style:name="T13_87" style:family="text">
      <style:text-properties fo:font-size="12pt" style:font-size-asian="12pt" style:font-size-complex="12pt"/>
    </style:style>
    <style:style style:name="T13_88" style:family="text">
      <style:text-properties fo:font-size="12pt" style:font-size-asian="12pt" style:font-size-complex="12pt"/>
    </style:style>
    <style:style style:name="T13_89" style:family="text">
      <style:text-properties fo:font-size="12pt" style:font-size-asian="12pt" style:font-size-complex="12pt"/>
    </style:style>
    <style:style style:name="T13_90" style:family="text">
      <style:text-properties fo:font-size="12pt" style:font-size-asian="12pt" style:font-size-complex="12pt"/>
    </style:style>
    <style:style style:name="T13_91" style:family="text">
      <style:text-properties fo:font-size="12pt" style:font-size-asian="12pt" style:font-size-complex="12pt"/>
    </style:style>
    <style:style style:name="T13_92" style:family="text">
      <style:text-properties fo:font-size="12pt" style:font-size-asian="12pt" style:font-size-complex="12pt"/>
    </style:style>
    <style:style style:name="T13_93" style:family="text">
      <style:text-properties fo:font-size="12pt" style:font-size-asian="12pt" style:font-size-complex="12pt"/>
    </style:style>
    <style:style style:name="T13_94" style:family="text">
      <style:text-properties fo:font-size="12pt" style:font-size-asian="12pt" style:font-size-complex="12pt"/>
    </style:style>
    <style:style style:name="T13_95" style:family="text">
      <style:text-properties fo:font-size="12pt" style:font-size-asian="12pt" style:font-size-complex="12pt"/>
    </style:style>
    <style:style style:name="T13_96" style:family="text">
      <style:text-properties fo:font-size="12pt" style:font-size-asian="12pt" style:font-size-complex="12pt"/>
    </style:style>
    <style:style style:name="T13_97" style:family="text">
      <style:text-properties fo:font-size="12pt" style:font-size-asian="12pt" style:font-size-complex="12pt"/>
    </style:style>
    <style:style style:name="T13_98" style:family="text">
      <style:text-properties fo:font-size="12pt" style:font-size-asian="12pt" style:font-size-complex="12pt"/>
    </style:style>
    <style:style style:name="T13_99" style:family="text">
      <style:text-properties fo:font-size="12pt" style:font-size-asian="12pt" style:font-size-complex="12pt"/>
    </style:style>
    <style:style style:name="T13_100" style:family="text">
      <style:text-properties fo:font-size="12pt" style:font-size-asian="12pt" style:font-size-complex="12pt"/>
    </style:style>
    <style:style style:name="T13_101" style:family="text">
      <style:text-properties fo:font-size="12pt" style:font-size-asian="12pt" style:font-size-complex="12pt"/>
    </style:style>
    <style:style style:name="T13_102" style:family="text">
      <style:text-properties fo:font-size="12pt" style:font-size-asian="12pt" style:font-size-complex="12pt"/>
    </style:style>
    <style:style style:name="T13_103" style:family="text">
      <style:text-properties fo:font-size="12pt" style:font-size-asian="12pt" style:font-size-complex="12pt"/>
    </style:style>
    <style:style style:name="T13_104" style:family="text">
      <style:text-properties fo:font-size="12pt" style:font-size-asian="12pt" style:font-size-complex="12pt"/>
    </style:style>
    <style:style style:name="T13_105" style:family="text">
      <style:text-properties fo:font-size="12pt" style:font-size-asian="12pt" style:font-size-complex="12pt"/>
    </style:style>
    <style:style style:name="T13_106" style:family="text">
      <style:text-properties fo:font-size="12pt" style:font-size-asian="12pt" style:font-size-complex="12pt"/>
    </style:style>
    <style:style style:name="T13_107" style:family="text">
      <style:text-properties fo:font-size="12pt" style:font-size-asian="12pt" style:font-size-complex="12pt"/>
    </style:style>
    <style:style style:name="T13_108" style:family="text">
      <style:text-properties fo:font-size="12pt" style:font-size-asian="12pt" style:font-size-complex="12pt"/>
    </style:style>
    <style:style style:name="T13_109" style:family="text">
      <style:text-properties fo:font-size="12pt" style:font-size-asian="12pt" style:font-size-complex="12pt"/>
    </style:style>
    <style:style style:name="T13_110" style:family="text">
      <style:text-properties fo:font-size="12pt" style:font-size-asian="12pt" style:font-size-complex="12pt"/>
    </style:style>
    <style:style style:name="T13_111" style:family="text">
      <style:text-properties fo:font-size="12pt" style:font-size-asian="12pt" style:font-size-complex="12pt"/>
    </style:style>
    <style:style style:name="T13_112" style:family="text">
      <style:text-properties fo:font-size="12pt" style:font-size-asian="12pt" style:font-size-complex="12pt"/>
    </style:style>
    <style:style style:name="T13_113" style:family="text">
      <style:text-properties fo:font-size="12pt" style:font-size-asian="12pt" style:font-size-complex="12pt"/>
    </style:style>
    <style:style style:name="T13_114" style:family="text">
      <style:text-properties fo:font-size="12pt" style:font-size-asian="12pt" style:font-size-complex="12pt"/>
    </style:style>
    <style:style style:name="T13_115" style:family="text">
      <style:text-properties fo:font-size="12pt" style:font-size-asian="12pt" style:font-size-complex="12pt"/>
    </style:style>
    <style:style style:name="T13_116" style:family="text">
      <style:text-properties fo:font-size="12pt" style:font-size-asian="12pt" style:font-size-complex="12pt"/>
    </style:style>
    <style:style style:name="T13_117" style:family="text">
      <style:text-properties fo:font-size="12pt" style:font-size-asian="12pt" style:font-size-complex="12pt"/>
    </style:style>
    <style:style style:name="T13_118" style:family="text">
      <style:text-properties fo:font-size="12pt" style:font-size-asian="12pt" style:font-size-complex="12pt"/>
    </style:style>
    <style:style style:name="T13_119" style:family="text">
      <style:text-properties fo:font-size="12pt" style:font-size-asian="12pt" style:font-size-complex="12pt"/>
    </style:style>
    <style:style style:name="T13_120" style:family="text">
      <style:text-properties fo:font-size="12pt" style:font-size-asian="12pt" style:font-size-complex="12pt"/>
    </style:style>
    <style:style style:name="T13_121" style:family="text">
      <style:text-properties fo:font-size="12pt" style:font-size-asian="12pt" style:font-size-complex="12pt"/>
    </style:style>
    <style:style style:name="T13_122" style:family="text">
      <style:text-properties fo:font-size="12pt" style:font-size-asian="12pt" style:font-size-complex="12pt"/>
    </style:style>
    <style:style style:name="T13_123" style:family="text">
      <style:text-properties fo:font-size="12pt" style:font-size-asian="12pt" style:font-size-complex="12pt"/>
    </style:style>
    <style:style style:name="T13_124" style:family="text">
      <style:text-properties fo:font-size="12pt" style:font-size-asian="12pt" style:font-size-complex="12pt"/>
    </style:style>
    <style:style style:name="T13_125" style:family="text">
      <style:text-properties fo:font-size="12pt" style:font-size-asian="12pt" style:font-size-complex="12pt"/>
    </style:style>
    <style:style style:name="T13_126" style:family="text">
      <style:text-properties fo:font-size="12pt" style:font-size-asian="12pt" style:font-size-complex="12pt"/>
    </style:style>
    <style:style style:name="T13_127" style:family="text">
      <style:text-properties fo:font-size="12pt" style:font-size-asian="12pt" style:font-size-complex="12pt"/>
    </style:style>
    <style:style style:name="T13_128" style:family="text">
      <style:text-properties fo:font-size="12pt" style:font-size-asian="12pt" style:font-size-complex="12pt"/>
    </style:style>
    <style:style style:name="T13_129" style:family="text">
      <style:text-properties fo:font-size="12pt" style:font-size-asian="12pt" style:font-size-complex="12pt"/>
    </style:style>
    <style:style style:name="T13_130" style:family="text">
      <style:text-properties fo:font-size="12pt" style:font-size-asian="12pt" style:font-size-complex="12pt"/>
    </style:style>
    <style:style style:name="T13_131" style:family="text">
      <style:text-properties fo:font-size="12pt" style:font-size-asian="12pt" style:font-size-complex="12pt"/>
    </style:style>
    <style:style style:name="T13_132" style:family="text">
      <style:text-properties fo:font-size="12pt" style:font-size-asian="12pt" style:font-size-complex="12pt"/>
    </style:style>
    <style:style style:name="T13_133" style:family="text">
      <style:text-properties fo:font-size="12pt" style:font-size-asian="12pt" style:font-size-complex="12pt"/>
    </style:style>
    <style:style style:name="T13_134" style:family="text">
      <style:text-properties fo:font-size="12pt" style:font-size-asian="12pt" style:font-size-complex="12pt"/>
    </style:style>
    <style:style style:name="T13_135" style:family="text">
      <style:text-properties fo:font-size="12pt" style:font-size-asian="12pt" style:font-size-complex="12pt"/>
    </style:style>
    <style:style style:name="T13_136" style:family="text">
      <style:text-properties fo:font-size="12pt" style:font-size-asian="12pt" style:font-size-complex="12pt"/>
    </style:style>
    <style:style style:name="T13_137" style:family="text">
      <style:text-properties fo:font-size="12pt" style:font-size-asian="12pt" style:font-size-complex="12pt"/>
    </style:style>
    <style:style style:name="T13_138" style:family="text">
      <style:text-properties fo:font-size="12pt" style:font-size-asian="12pt" style:font-size-complex="12pt"/>
    </style:style>
    <style:style style:name="T13_139" style:family="text">
      <style:text-properties fo:font-size="12pt" style:font-size-asian="12pt" style:font-size-complex="12pt"/>
    </style:style>
    <style:style style:name="T13_140" style:family="text">
      <style:text-properties fo:font-size="12pt" style:font-size-asian="12pt" style:font-size-complex="12pt"/>
    </style:style>
    <style:style style:name="T13_141" style:family="text">
      <style:text-properties fo:font-size="12pt" style:font-size-asian="12pt" style:font-size-complex="12pt"/>
    </style:style>
    <style:style style:name="T13_142" style:family="text">
      <style:text-properties fo:font-size="12pt" style:font-size-asian="12pt" style:font-size-complex="12pt"/>
    </style:style>
    <style:style style:name="T13_143" style:family="text">
      <style:text-properties fo:font-size="12pt" style:font-size-asian="12pt" style:font-size-complex="12pt"/>
    </style:style>
    <style:style style:name="T13_144" style:family="text">
      <style:text-properties fo:font-size="12pt" style:font-size-asian="12pt" style:font-size-complex="12pt"/>
    </style:style>
    <style:style style:name="T13_145" style:family="text">
      <style:text-properties fo:font-size="12pt" style:font-size-asian="12pt" style:font-size-complex="12pt"/>
    </style:style>
    <style:style style:name="T13_146" style:family="text">
      <style:text-properties fo:font-size="12pt" style:font-size-asian="12pt" style:font-size-complex="12pt"/>
    </style:style>
    <style:style style:name="T13_147" style:family="text">
      <style:text-properties fo:font-size="12pt" style:font-size-asian="12pt" style:font-size-complex="12pt"/>
    </style:style>
    <style:style style:name="T13_148" style:family="text">
      <style:text-properties fo:font-size="12pt" style:font-size-asian="12pt" style:font-size-complex="12pt"/>
    </style:style>
    <style:style style:name="T13_149" style:family="text">
      <style:text-properties fo:font-size="12pt" style:font-size-asian="12pt" style:font-size-complex="12pt"/>
    </style:style>
    <style:style style:name="T13_150" style:family="text">
      <style:text-properties fo:font-size="12pt" style:font-size-asian="12pt" style:font-size-complex="12pt"/>
    </style:style>
    <style:style style:name="T13_151" style:family="text">
      <style:text-properties fo:font-size="12pt" style:font-size-asian="12pt" style:font-size-complex="12pt"/>
    </style:style>
    <style:style style:name="T13_152" style:family="text">
      <style:text-properties fo:font-size="12pt" style:font-size-asian="12pt" style:font-size-complex="12pt"/>
    </style:style>
    <style:style style:name="T13_153" style:family="text">
      <style:text-properties fo:font-size="12pt" style:font-size-asian="12pt" style:font-size-complex="12pt"/>
    </style:style>
    <style:style style:name="T13_154" style:family="text">
      <style:text-properties fo:font-size="12pt" style:font-size-asian="12pt" style:font-size-complex="12pt"/>
    </style:style>
    <style:style style:name="T13_155" style:family="text">
      <style:text-properties fo:font-size="12pt" style:font-size-asian="12pt" style:font-size-complex="12pt"/>
    </style:style>
    <style:style style:name="T13_156" style:family="text">
      <style:text-properties fo:font-size="12pt" style:font-size-asian="12pt" style:font-size-complex="12pt"/>
    </style:style>
    <style:style style:name="T13_157" style:family="text">
      <style:text-properties fo:font-size="12pt" style:font-size-asian="12pt" style:font-size-complex="12pt"/>
    </style:style>
    <style:style style:name="T13_158" style:family="text">
      <style:text-properties fo:font-size="12pt" style:font-size-asian="12pt" style:font-size-complex="12pt"/>
    </style:style>
    <style:style style:name="T13_159" style:family="text">
      <style:text-properties fo:font-size="12pt" style:font-size-asian="12pt" style:font-size-complex="12pt"/>
    </style:style>
    <style:style style:name="T13_160" style:family="text">
      <style:text-properties fo:font-size="12pt" style:font-size-asian="12pt" style:font-size-complex="12pt"/>
    </style:style>
    <style:style style:name="T13_161" style:family="text">
      <style:text-properties fo:font-size="12pt" style:font-size-asian="12pt" style:font-size-complex="12pt"/>
    </style:style>
    <style:style style:name="T13_162" style:family="text">
      <style:text-properties fo:font-size="12pt" style:font-size-asian="12pt" style:font-size-complex="12pt"/>
    </style:style>
    <style:style style:name="T13_163" style:family="text">
      <style:text-properties fo:font-size="12pt" style:font-size-asian="12pt" style:font-size-complex="12pt"/>
    </style:style>
    <style:style style:name="T13_164" style:family="text">
      <style:text-properties fo:font-size="12pt" style:font-size-asian="12pt" style:font-size-complex="12pt"/>
    </style:style>
    <style:style style:name="T13_165" style:family="text">
      <style:text-properties fo:font-size="12pt" style:font-size-asian="12pt" style:font-size-complex="12pt"/>
    </style:style>
    <style:style style:name="T13_166" style:family="text">
      <style:text-properties fo:font-size="12pt" style:font-size-asian="12pt" style:font-size-complex="12pt"/>
    </style:style>
    <style:style style:name="T13_167" style:family="text">
      <style:text-properties fo:font-size="12pt" style:font-size-asian="12pt" style:font-size-complex="12pt"/>
    </style:style>
    <style:style style:name="T13_168" style:family="text">
      <style:text-properties fo:font-size="12pt" style:font-size-asian="12pt" style:font-size-complex="12pt"/>
    </style:style>
    <style:style style:name="T13_169" style:family="text">
      <style:text-properties fo:font-size="12pt" style:font-size-asian="12pt" style:font-size-complex="12pt"/>
    </style:style>
    <style:style style:name="T13_170" style:family="text">
      <style:text-properties fo:font-size="12pt" style:font-size-asian="12pt" style:font-size-complex="12pt"/>
    </style:style>
    <style:style style:name="T13_171" style:family="text">
      <style:text-properties fo:font-size="12pt" style:font-size-asian="12pt" style:font-size-complex="12pt"/>
    </style:style>
    <style:style style:name="T13_172" style:family="text">
      <style:text-properties fo:font-size="12pt" style:font-size-asian="12pt" style:font-size-complex="12pt"/>
    </style:style>
    <style:style style:name="T13_173" style:family="text">
      <style:text-properties fo:font-size="12pt" style:font-size-asian="12pt" style:font-size-complex="12pt"/>
    </style:style>
    <style:style style:name="T13_174" style:family="text">
      <style:text-properties fo:font-size="12pt" style:font-size-asian="12pt" style:font-size-complex="12pt"/>
    </style:style>
    <style:style style:name="T13_175" style:family="text">
      <style:text-properties fo:font-size="12pt" style:font-size-asian="12pt" style:font-size-complex="12pt"/>
    </style:style>
    <style:style style:name="T13_176" style:family="text">
      <style:text-properties fo:font-size="12pt" style:font-size-asian="12pt" style:font-size-complex="12pt"/>
    </style:style>
    <style:style style:name="T13_177" style:family="text">
      <style:text-properties fo:font-size="12pt" style:font-size-asian="12pt" style:font-size-complex="12pt"/>
    </style:style>
    <style:style style:name="T13_178" style:family="text">
      <style:text-properties fo:font-size="12pt" style:font-size-asian="12pt" style:font-size-complex="12pt"/>
    </style:style>
    <style:style style:name="T13_179" style:family="text">
      <style:text-properties fo:font-size="12pt" style:font-size-asian="12pt" style:font-size-complex="12pt"/>
    </style:style>
    <style:style style:name="T13_180" style:family="text">
      <style:text-properties fo:font-size="12pt" style:font-size-asian="12pt" style:font-size-complex="12pt"/>
    </style:style>
    <style:style style:name="T13_181" style:family="text">
      <style:text-properties fo:font-size="12pt" style:font-size-asian="12pt" style:font-size-complex="12pt"/>
    </style:style>
    <style:style style:name="T13_182" style:family="text">
      <style:text-properties fo:font-size="12pt" style:font-size-asian="12pt" style:font-size-complex="12pt"/>
    </style:style>
    <style:style style:name="T13_183" style:family="text">
      <style:text-properties fo:font-size="12pt" style:font-size-asian="12pt" style:font-size-complex="12pt"/>
    </style:style>
    <style:style style:name="T13_184" style:family="text">
      <style:text-properties fo:font-size="12pt" style:font-size-asian="12pt" style:font-size-complex="12pt"/>
    </style:style>
    <style:style style:name="T13_185" style:family="text">
      <style:text-properties fo:font-size="12pt" style:font-size-asian="12pt" style:font-size-complex="12pt"/>
    </style:style>
    <style:style style:name="T13_186" style:family="text">
      <style:text-properties fo:font-size="12pt" style:font-size-asian="12pt" style:font-size-complex="12pt"/>
    </style:style>
    <style:style style:name="T13_187" style:family="text">
      <style:text-properties fo:font-size="12pt" style:font-size-asian="12pt" style:font-size-complex="12pt"/>
    </style:style>
    <style:style style:name="T13_188" style:family="text">
      <style:text-properties fo:font-size="12pt" style:font-size-asian="12pt" style:font-size-complex="12pt"/>
    </style:style>
    <style:style style:name="T13_189" style:family="text">
      <style:text-properties fo:font-size="12pt" style:font-size-asian="12pt" style:font-size-complex="12pt"/>
    </style:style>
    <style:style style:name="T13_190" style:family="text">
      <style:text-properties fo:font-size="12pt" style:font-size-asian="12pt" style:font-size-complex="12pt"/>
    </style:style>
    <style:style style:name="T13_191" style:family="text">
      <style:text-properties fo:font-size="12pt" style:font-size-asian="12pt" style:font-size-complex="12pt"/>
    </style:style>
    <style:style style:name="T13_192" style:family="text">
      <style:text-properties fo:font-size="12pt" style:font-size-asian="12pt" style:font-size-complex="12pt"/>
    </style:style>
    <style:style style:name="T13_193" style:family="text">
      <style:text-properties fo:font-size="12pt" style:font-size-asian="12pt" style:font-size-complex="12pt"/>
    </style:style>
    <style:style style:name="T13_194" style:family="text">
      <style:text-properties fo:font-size="12pt" style:font-size-asian="12pt" style:font-size-complex="12pt"/>
    </style:style>
    <style:style style:name="T13_195" style:family="text">
      <style:text-properties fo:font-size="12pt" style:font-size-asian="12pt" style:font-size-complex="12pt"/>
    </style:style>
    <style:style style:name="T13_196" style:family="text">
      <style:text-properties fo:font-size="12pt" style:font-size-asian="12pt" style:font-size-complex="12pt"/>
    </style:style>
    <style:style style:name="T13_197" style:family="text">
      <style:text-properties fo:font-size="12pt" style:font-size-asian="12pt" style:font-size-complex="12pt"/>
    </style:style>
    <style:style style:name="T13_198" style:family="text">
      <style:text-properties fo:font-size="12pt" style:font-size-asian="12pt" style:font-size-complex="12pt"/>
    </style:style>
    <style:style style:name="T13_199" style:family="text">
      <style:text-properties fo:font-size="12pt" style:font-size-asian="12pt" style:font-size-complex="12pt"/>
    </style:style>
    <style:style style:name="T13_200" style:family="text">
      <style:text-properties fo:font-size="12pt" style:font-size-asian="12pt" style:font-size-complex="12pt"/>
    </style:style>
    <style:style style:name="T13_201" style:family="text">
      <style:text-properties fo:font-size="12pt" style:font-size-asian="12pt" style:font-size-complex="12pt"/>
    </style:style>
    <style:style style:name="T13_202" style:family="text">
      <style:text-properties fo:font-size="12pt" style:font-size-asian="12pt" style:font-size-complex="12pt"/>
    </style:style>
    <style:style style:name="T13_203" style:family="text">
      <style:text-properties fo:font-size="12pt" style:font-size-asian="12pt" style:font-size-complex="12pt"/>
    </style:style>
    <style:style style:name="T13_204" style:family="text">
      <style:text-properties fo:font-size="12pt" style:font-size-asian="12pt" style:font-size-complex="12pt"/>
    </style:style>
    <style:style style:name="T13_205" style:family="text">
      <style:text-properties fo:font-size="12pt" style:font-size-asian="12pt" style:font-size-complex="12pt"/>
    </style:style>
    <style:style style:name="T13_206" style:family="text">
      <style:text-properties fo:font-size="12pt" style:font-size-asian="12pt" style:font-size-complex="12pt"/>
    </style:style>
    <style:style style:name="T13_207" style:family="text">
      <style:text-properties fo:font-size="12pt" style:font-size-asian="12pt" style:font-size-complex="12pt"/>
    </style:style>
    <style:style style:name="T13_208" style:family="text">
      <style:text-properties fo:font-size="12pt" style:font-size-asian="12pt" style:font-size-complex="12pt"/>
    </style:style>
    <style:style style:name="T13_209" style:family="text">
      <style:text-properties fo:font-size="12pt" style:font-size-asian="12pt" style:font-size-complex="12pt"/>
    </style:style>
    <style:style style:name="T13_210" style:family="text">
      <style:text-properties fo:font-size="12pt" style:font-size-asian="12pt" style:font-size-complex="12pt"/>
    </style:style>
    <style:style style:name="T13_211" style:family="text">
      <style:text-properties fo:font-size="12pt" style:font-size-asian="12pt" style:font-size-complex="12pt"/>
    </style:style>
    <style:style style:name="T13_212" style:family="text">
      <style:text-properties fo:font-size="12pt" style:font-size-asian="12pt" style:font-size-complex="12pt"/>
    </style:style>
    <style:style style:name="T13_213" style:family="text">
      <style:text-properties fo:font-size="12pt" style:font-size-asian="12pt" style:font-size-complex="12pt"/>
    </style:style>
    <style:style style:name="T13_214" style:family="text">
      <style:text-properties fo:font-size="12pt" style:font-size-asian="12pt" style:font-size-complex="12pt"/>
    </style:style>
    <style:style style:name="T13_215" style:family="text">
      <style:text-properties fo:font-size="12pt" style:font-size-asian="12pt" style:font-size-complex="12pt"/>
    </style:style>
    <style:style style:name="T13_216" style:family="text">
      <style:text-properties fo:font-size="12pt" style:font-size-asian="12pt" style:font-size-complex="12pt"/>
    </style:style>
    <style:style style:name="T13_217" style:family="text">
      <style:text-properties fo:font-size="12pt" style:font-size-asian="12pt" style:font-size-complex="12pt"/>
    </style:style>
    <style:style style:name="T13_218" style:family="text">
      <style:text-properties fo:font-size="12pt" style:font-size-asian="12pt" style:font-size-complex="12pt"/>
    </style:style>
    <style:style style:name="T13_219" style:family="text">
      <style:text-properties fo:font-size="12pt" style:font-size-asian="12pt" style:font-size-complex="12pt"/>
    </style:style>
    <style:style style:name="T13_220" style:family="text">
      <style:text-properties fo:font-size="12pt" style:font-size-asian="12pt" style:font-size-complex="12pt"/>
    </style:style>
    <style:style style:name="T13_221" style:family="text">
      <style:text-properties fo:font-size="12pt" style:font-size-asian="12pt" style:font-size-complex="12pt"/>
    </style:style>
    <style:style style:name="T13_222" style:family="text">
      <style:text-properties fo:font-size="12pt" style:font-size-asian="12pt" style:font-size-complex="12pt"/>
    </style:style>
    <style:style style:name="T13_223" style:family="text">
      <style:text-properties fo:font-size="12pt" style:font-size-asian="12pt" style:font-size-complex="12pt"/>
    </style:style>
    <style:style style:name="T13_224" style:family="text">
      <style:text-properties fo:font-size="12pt" style:font-size-asian="12pt" style:font-size-complex="12pt"/>
    </style:style>
    <style:style style:name="T13_225" style:family="text">
      <style:text-properties fo:font-size="12pt" style:font-size-asian="12pt" style:font-size-complex="12pt"/>
    </style:style>
    <style:style style:name="T13_226" style:family="text">
      <style:text-properties fo:font-size="12pt" style:font-size-asian="12pt" style:font-size-complex="12pt"/>
    </style:style>
    <style:style style:name="T13_227" style:family="text">
      <style:text-properties fo:font-size="12pt" style:font-size-asian="12pt" style:font-size-complex="12pt"/>
    </style:style>
    <style:style style:name="T13_228" style:family="text">
      <style:text-properties fo:font-size="12pt" style:font-size-asian="12pt" style:font-size-complex="12pt"/>
    </style:style>
    <style:style style:name="T13_229" style:family="text">
      <style:text-properties fo:font-size="12pt" style:font-size-asian="12pt" style:font-size-complex="12pt"/>
    </style:style>
    <style:style style:name="T13_230" style:family="text">
      <style:text-properties fo:font-size="12pt" style:font-size-asian="12pt" style:font-size-complex="12pt"/>
    </style:style>
    <style:style style:name="T13_231" style:family="text">
      <style:text-properties fo:font-size="12pt" style:font-size-asian="12pt" style:font-size-complex="12pt"/>
    </style:style>
    <style:style style:name="T13_232" style:family="text">
      <style:text-properties fo:font-size="12pt" style:font-size-asian="12pt" style:font-size-complex="12pt"/>
    </style:style>
    <style:style style:name="T13_233" style:family="text">
      <style:text-properties fo:font-size="12pt" style:font-size-asian="12pt" style:font-size-complex="12pt"/>
    </style:style>
    <style:style style:name="T13_234" style:family="text">
      <style:text-properties fo:font-size="12pt" style:font-size-asian="12pt" style:font-size-complex="12pt"/>
    </style:style>
    <style:style style:name="T13_235" style:family="text">
      <style:text-properties fo:font-size="12pt" style:font-size-asian="12pt" style:font-size-complex="12pt"/>
    </style:style>
    <style:style style:name="T13_236" style:family="text">
      <style:text-properties fo:font-size="12pt" style:font-size-asian="12pt" style:font-size-complex="12pt"/>
    </style:style>
    <style:style style:name="T13_237" style:family="text">
      <style:text-properties fo:font-size="12pt" style:font-size-asian="12pt" style:font-size-complex="12pt"/>
    </style:style>
    <style:style style:name="T13_238" style:family="text">
      <style:text-properties fo:font-size="12pt" style:font-size-asian="12pt" style:font-size-complex="12pt"/>
    </style:style>
    <style:style style:name="T13_239" style:family="text">
      <style:text-properties fo:font-size="12pt" style:font-size-asian="12pt" style:font-size-complex="12pt"/>
    </style:style>
    <style:style style:name="T13_240" style:family="text">
      <style:text-properties fo:font-size="12pt" style:font-size-asian="12pt" style:font-size-complex="12pt"/>
    </style:style>
    <style:style style:name="T13_241" style:family="text">
      <style:text-properties fo:font-size="12pt" style:font-size-asian="12pt" style:font-size-complex="12pt"/>
    </style:style>
    <style:style style:name="T13_242" style:family="text">
      <style:text-properties fo:font-size="12pt" style:font-size-asian="12pt" style:font-size-complex="12pt"/>
    </style:style>
    <style:style style:name="T13_243" style:family="text">
      <style:text-properties fo:font-size="12pt" style:font-size-asian="12pt" style:font-size-complex="12pt"/>
    </style:style>
    <style:style style:name="T13_244" style:family="text">
      <style:text-properties fo:font-size="12pt" style:font-size-asian="12pt" style:font-size-complex="12pt"/>
    </style:style>
    <style:style style:name="T13_245" style:family="text">
      <style:text-properties fo:font-size="12pt" style:font-size-asian="12pt" style:font-size-complex="12pt"/>
    </style:style>
    <style:style style:name="T13_246" style:family="text">
      <style:text-properties fo:font-size="12pt" style:font-size-asian="12pt" style:font-size-complex="12pt"/>
    </style:style>
    <style:style style:name="T13_247" style:family="text">
      <style:text-properties fo:font-size="12pt" style:font-size-asian="12pt" style:font-size-complex="12pt"/>
    </style:style>
    <style:style style:name="T13_248" style:family="text">
      <style:text-properties fo:font-size="12pt" style:font-size-asian="12pt" style:font-size-complex="12pt"/>
    </style:style>
    <style:style style:name="T13_249" style:family="text">
      <style:text-properties fo:font-size="12pt" style:font-size-asian="12pt" style:font-size-complex="12pt"/>
    </style:style>
    <style:style style:name="T13_250" style:family="text">
      <style:text-properties fo:font-size="12pt" style:font-size-asian="12pt" style:font-size-complex="12pt"/>
    </style:style>
    <style:style style:name="T13_251" style:family="text">
      <style:text-properties fo:font-size="12pt" style:font-size-asian="12pt" style:font-size-complex="12pt"/>
    </style:style>
    <style:style style:name="T13_252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fo:break-before="auto" fo:text-indent="0.952cm" fo:line-height="115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text-indent="0.952cm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T15_61" style:family="text">
      <style:text-properties fo:font-size="12pt" style:font-size-asian="12pt" style:font-size-complex="12pt"/>
    </style:style>
    <style:style style:name="T15_62" style:family="text">
      <style:text-properties fo:font-size="12pt" style:font-size-asian="12pt" style:font-size-complex="12pt"/>
    </style:style>
    <style:style style:name="T15_63" style:family="text">
      <style:text-properties fo:font-size="12pt" style:font-size-asian="12pt" style:font-size-complex="12pt"/>
    </style:style>
    <style:style style:name="T15_64" style:family="text">
      <style:text-properties fo:font-size="12pt" style:font-size-asian="12pt" style:font-size-complex="12pt"/>
    </style:style>
    <style:style style:name="T15_65" style:family="text">
      <style:text-properties fo:font-size="12pt" style:font-size-asian="12pt" style:font-size-complex="12pt"/>
    </style:style>
    <style:style style:name="T15_66" style:family="text">
      <style:text-properties fo:font-size="12pt" style:font-size-asian="12pt" style:font-size-complex="12pt"/>
    </style:style>
    <style:style style:name="T15_67" style:family="text">
      <style:text-properties fo:font-size="12pt" style:font-size-asian="12pt" style:font-size-complex="12pt"/>
    </style:style>
    <style:style style:name="T15_68" style:family="text">
      <style:text-properties fo:font-size="12pt" style:font-size-asian="12pt" style:font-size-complex="12pt"/>
    </style:style>
    <style:style style:name="T15_69" style:family="text">
      <style:text-properties fo:font-size="12pt" style:font-size-asian="12pt" style:font-size-complex="12pt"/>
    </style:style>
    <style:style style:name="T15_70" style:family="text">
      <style:text-properties fo:font-size="12pt" style:font-size-asian="12pt" style:font-size-complex="12pt"/>
    </style:style>
    <style:style style:name="T15_71" style:family="text">
      <style:text-properties fo:font-size="12pt" style:font-size-asian="12pt" style:font-size-complex="12pt"/>
    </style:style>
    <style:style style:name="T15_72" style:family="text">
      <style:text-properties fo:font-size="12pt" style:font-size-asian="12pt" style:font-size-complex="12pt"/>
    </style:style>
    <style:style style:name="T15_73" style:family="text">
      <style:text-properties fo:font-size="12pt" style:font-size-asian="12pt" style:font-size-complex="12pt"/>
    </style:style>
    <style:style style:name="T15_74" style:family="text">
      <style:text-properties fo:font-size="12pt" style:font-size-asian="12pt" style:font-size-complex="12pt"/>
    </style:style>
    <style:style style:name="T15_75" style:family="text">
      <style:text-properties fo:font-size="12pt" style:font-size-asian="12pt" style:font-size-complex="12pt"/>
    </style:style>
    <style:style style:name="T15_76" style:family="text">
      <style:text-properties fo:font-size="12pt" style:font-size-asian="12pt" style:font-size-complex="12pt"/>
    </style:style>
    <style:style style:name="T15_77" style:family="text">
      <style:text-properties fo:font-size="12pt" style:font-size-asian="12pt" style:font-size-complex="12pt"/>
    </style:style>
    <style:style style:name="T15_78" style:family="text">
      <style:text-properties fo:font-size="12pt" style:font-size-asian="12pt" style:font-size-complex="12pt"/>
    </style:style>
    <style:style style:name="T15_79" style:family="text">
      <style:text-properties fo:font-size="12pt" style:font-size-asian="12pt" style:font-size-complex="12pt"/>
    </style:style>
    <style:style style:name="T15_80" style:family="text">
      <style:text-properties fo:font-size="12pt" style:font-size-asian="12pt" style:font-size-complex="12pt"/>
    </style:style>
    <style:style style:name="T15_81" style:family="text">
      <style:text-properties fo:font-size="12pt" style:font-size-asian="12pt" style:font-size-complex="12pt"/>
    </style:style>
    <style:style style:name="T15_82" style:family="text">
      <style:text-properties fo:font-size="12pt" style:font-size-asian="12pt" style:font-size-complex="12pt"/>
    </style:style>
    <style:style style:name="T15_83" style:family="text">
      <style:text-properties fo:font-size="12pt" style:font-size-asian="12pt" style:font-size-complex="12pt"/>
    </style:style>
    <style:style style:name="T15_84" style:family="text">
      <style:text-properties fo:font-size="12pt" style:font-size-asian="12pt" style:font-size-complex="12pt"/>
    </style:style>
    <style:style style:name="T15_85" style:family="text">
      <style:text-properties fo:font-size="12pt" style:font-size-asian="12pt" style:font-size-complex="12pt"/>
    </style:style>
    <style:style style:name="T15_86" style:family="text">
      <style:text-properties fo:font-size="12pt" style:font-size-asian="12pt" style:font-size-complex="12pt"/>
    </style:style>
    <style:style style:name="T15_87" style:family="text">
      <style:text-properties fo:font-size="12pt" style:font-size-asian="12pt" style:font-size-complex="12pt"/>
    </style:style>
    <style:style style:name="T15_88" style:family="text">
      <style:text-properties fo:font-size="12pt" style:font-size-asian="12pt" style:font-size-complex="12pt"/>
    </style:style>
    <style:style style:name="T15_89" style:family="text">
      <style:text-properties fo:font-size="12pt" style:font-size-asian="12pt" style:font-size-complex="12pt"/>
    </style:style>
    <style:style style:name="T15_90" style:family="text">
      <style:text-properties fo:font-size="12pt" style:font-size-asian="12pt" style:font-size-complex="12pt"/>
    </style:style>
    <style:style style:name="T15_91" style:family="text">
      <style:text-properties fo:font-size="12pt" style:font-size-asian="12pt" style:font-size-complex="12pt"/>
    </style:style>
    <style:style style:name="T15_92" style:family="text">
      <style:text-properties fo:font-size="12pt" style:font-size-asian="12pt" style:font-size-complex="12pt"/>
    </style:style>
    <style:style style:name="T15_93" style:family="text">
      <style:text-properties fo:font-size="12pt" style:font-size-asian="12pt" style:font-size-complex="12pt"/>
    </style:style>
    <style:style style:name="T15_94" style:family="text">
      <style:text-properties fo:font-size="12pt" style:font-size-asian="12pt" style:font-size-complex="12pt"/>
    </style:style>
    <style:style style:name="T15_95" style:family="text">
      <style:text-properties fo:font-size="12pt" style:font-size-asian="12pt" style:font-size-complex="12pt"/>
    </style:style>
    <style:style style:name="T15_96" style:family="text">
      <style:text-properties fo:font-size="12pt" style:font-size-asian="12pt" style:font-size-complex="12pt"/>
    </style:style>
    <style:style style:name="T15_97" style:family="text">
      <style:text-properties fo:font-size="12pt" style:font-size-asian="12pt" style:font-size-complex="12pt"/>
    </style:style>
    <style:style style:name="T15_98" style:family="text">
      <style:text-properties fo:font-size="12pt" style:font-size-asian="12pt" style:font-size-complex="12pt"/>
    </style:style>
    <style:style style:name="T15_99" style:family="text">
      <style:text-properties fo:font-size="12pt" style:font-size-asian="12pt" style:font-size-complex="12pt"/>
    </style:style>
    <style:style style:name="T15_100" style:family="text">
      <style:text-properties fo:font-size="12pt" style:font-size-asian="12pt" style:font-size-complex="12pt"/>
    </style:style>
    <style:style style:name="T15_101" style:family="text">
      <style:text-properties fo:font-size="12pt" style:font-size-asian="12pt" style:font-size-complex="12pt"/>
    </style:style>
    <style:style style:name="T15_102" style:family="text">
      <style:text-properties fo:font-size="12pt" style:font-size-asian="12pt" style:font-size-complex="12pt"/>
    </style:style>
    <style:style style:name="T15_103" style:family="text">
      <style:text-properties fo:font-size="12pt" style:font-size-asian="12pt" style:font-size-complex="12pt"/>
    </style:style>
    <style:style style:name="T15_104" style:family="text">
      <style:text-properties fo:font-size="12pt" style:font-size-asian="12pt" style:font-size-complex="12pt"/>
    </style:style>
    <style:style style:name="T15_105" style:family="text">
      <style:text-properties fo:font-size="12pt" style:font-size-asian="12pt" style:font-size-complex="12pt"/>
    </style:style>
    <style:style style:name="T15_106" style:family="text">
      <style:text-properties fo:font-size="12pt" style:font-size-asian="12pt" style:font-size-complex="12pt"/>
    </style:style>
    <style:style style:name="T15_107" style:family="text">
      <style:text-properties fo:font-size="12pt" style:font-size-asian="12pt" style:font-size-complex="12pt"/>
    </style:style>
    <style:style style:name="T15_108" style:family="text">
      <style:text-properties fo:font-size="12pt" style:font-size-asian="12pt" style:font-size-complex="12pt"/>
    </style:style>
    <style:style style:name="T15_109" style:family="text">
      <style:text-properties fo:font-size="12pt" style:font-size-asian="12pt" style:font-size-complex="12pt"/>
    </style:style>
    <style:style style:name="T15_110" style:family="text">
      <style:text-properties fo:font-size="12pt" style:font-size-asian="12pt" style:font-size-complex="12pt"/>
    </style:style>
    <style:style style:name="T15_111" style:family="text">
      <style:text-properties fo:font-size="12pt" style:font-size-asian="12pt" style:font-size-complex="12pt"/>
    </style:style>
    <style:style style:name="T15_112" style:family="text">
      <style:text-properties fo:font-size="12pt" style:font-size-asian="12pt" style:font-size-complex="12pt"/>
    </style:style>
    <style:style style:name="T15_113" style:family="text">
      <style:text-properties fo:font-size="12pt" style:font-size-asian="12pt" style:font-size-complex="12pt"/>
    </style:style>
    <style:style style:name="T15_114" style:family="text">
      <style:text-properties fo:font-size="12pt" style:font-size-asian="12pt" style:font-size-complex="12pt"/>
    </style:style>
    <style:style style:name="T15_115" style:family="text">
      <style:text-properties fo:font-size="12pt" style:font-size-asian="12pt" style:font-size-complex="12pt"/>
    </style:style>
    <style:style style:name="T15_116" style:family="text">
      <style:text-properties fo:font-size="12pt" style:font-size-asian="12pt" style:font-size-complex="12pt"/>
    </style:style>
    <style:style style:name="T15_117" style:family="text">
      <style:text-properties fo:font-size="12pt" style:font-size-asian="12pt" style:font-size-complex="12pt"/>
    </style:style>
    <style:style style:name="T15_118" style:family="text">
      <style:text-properties fo:font-size="12pt" style:font-size-asian="12pt" style:font-size-complex="12pt"/>
    </style:style>
    <style:style style:name="T15_119" style:family="text">
      <style:text-properties fo:font-size="12pt" style:font-size-asian="12pt" style:font-size-complex="12pt"/>
    </style:style>
    <style:style style:name="T15_120" style:family="text">
      <style:text-properties fo:font-size="12pt" style:font-size-asian="12pt" style:font-size-complex="12pt"/>
    </style:style>
    <style:style style:name="T15_121" style:family="text">
      <style:text-properties fo:font-size="12pt" style:font-size-asian="12pt" style:font-size-complex="12pt"/>
    </style:style>
    <style:style style:name="T15_122" style:family="text">
      <style:text-properties fo:font-size="12pt" style:font-size-asian="12pt" style:font-size-complex="12pt"/>
    </style:style>
    <style:style style:name="T15_123" style:family="text">
      <style:text-properties fo:font-size="12pt" style:font-size-asian="12pt" style:font-size-complex="12pt"/>
    </style:style>
    <style:style style:name="T15_124" style:family="text">
      <style:text-properties fo:font-size="12pt" style:font-size-asian="12pt" style:font-size-complex="12pt"/>
    </style:style>
    <style:style style:name="T15_125" style:family="text">
      <style:text-properties fo:font-size="12pt" style:font-size-asian="12pt" style:font-size-complex="12pt"/>
    </style:style>
    <style:style style:name="T15_126" style:family="text">
      <style:text-properties fo:font-size="12pt" style:font-size-asian="12pt" style:font-size-complex="12pt"/>
    </style:style>
    <style:style style:name="T15_127" style:family="text">
      <style:text-properties fo:font-size="12pt" style:font-size-asian="12pt" style:font-size-complex="12pt"/>
    </style:style>
    <style:style style:name="T15_128" style:family="text">
      <style:text-properties fo:font-size="12pt" style:font-size-asian="12pt" style:font-size-complex="12pt"/>
    </style:style>
    <style:style style:name="T15_129" style:family="text">
      <style:text-properties fo:font-size="12pt" style:font-size-asian="12pt" style:font-size-complex="12pt"/>
    </style:style>
    <style:style style:name="T15_130" style:family="text">
      <style:text-properties fo:font-size="12pt" style:font-size-asian="12pt" style:font-size-complex="12pt"/>
    </style:style>
    <style:style style:name="T15_131" style:family="text">
      <style:text-properties fo:font-size="12pt" style:font-size-asian="12pt" style:font-size-complex="12pt"/>
    </style:style>
    <style:style style:name="T15_132" style:family="text">
      <style:text-properties fo:font-size="12pt" style:font-size-asian="12pt" style:font-size-complex="12pt"/>
    </style:style>
    <style:style style:name="T15_133" style:family="text">
      <style:text-properties fo:font-size="12pt" style:font-size-asian="12pt" style:font-size-complex="12pt"/>
    </style:style>
    <style:style style:name="T15_134" style:family="text">
      <style:text-properties fo:font-size="12pt" style:font-size-asian="12pt" style:font-size-complex="12pt"/>
    </style:style>
    <style:style style:name="T15_135" style:family="text">
      <style:text-properties fo:font-size="12pt" style:font-size-asian="12pt" style:font-size-complex="12pt"/>
    </style:style>
    <style:style style:name="T15_136" style:family="text">
      <style:text-properties fo:font-size="12pt" style:font-size-asian="12pt" style:font-size-complex="12pt"/>
    </style:style>
    <style:style style:name="T15_137" style:family="text">
      <style:text-properties fo:font-size="12pt" style:font-size-asian="12pt" style:font-size-complex="12pt"/>
    </style:style>
    <style:style style:name="T15_138" style:family="text">
      <style:text-properties fo:font-size="12pt" style:font-size-asian="12pt" style:font-size-complex="12pt"/>
    </style:style>
    <style:style style:name="T15_139" style:family="text">
      <style:text-properties fo:font-size="12pt" style:font-size-asian="12pt" style:font-size-complex="12pt"/>
    </style:style>
    <style:style style:name="T15_140" style:family="text">
      <style:text-properties fo:font-size="12pt" style:font-size-asian="12pt" style:font-size-complex="12pt"/>
    </style:style>
    <style:style style:name="T15_141" style:family="text">
      <style:text-properties fo:font-size="12pt" style:font-size-asian="12pt" style:font-size-complex="12pt"/>
    </style:style>
    <style:style style:name="T15_142" style:family="text">
      <style:text-properties fo:font-size="12pt" style:font-size-asian="12pt" style:font-size-complex="12pt"/>
    </style:style>
    <style:style style:name="T15_143" style:family="text">
      <style:text-properties fo:font-size="12pt" style:font-size-asian="12pt" style:font-size-complex="12pt"/>
    </style:style>
    <style:style style:name="T15_144" style:family="text">
      <style:text-properties fo:font-size="12pt" style:font-size-asian="12pt" style:font-size-complex="12pt"/>
    </style:style>
    <style:style style:name="T15_145" style:family="text">
      <style:text-properties fo:font-size="12pt" style:font-size-asian="12pt" style:font-size-complex="12pt"/>
    </style:style>
    <style:style style:name="T15_146" style:family="text">
      <style:text-properties fo:font-size="12pt" style:font-size-asian="12pt" style:font-size-complex="12pt"/>
    </style:style>
    <style:style style:name="T15_147" style:family="text">
      <style:text-properties fo:font-size="12pt" style:font-size-asian="12pt" style:font-size-complex="12pt"/>
    </style:style>
    <style:style style:name="T15_148" style:family="text">
      <style:text-properties fo:font-size="12pt" style:font-size-asian="12pt" style:font-size-complex="12pt"/>
    </style:style>
    <style:style style:name="T15_149" style:family="text">
      <style:text-properties fo:font-size="12pt" style:font-size-asian="12pt" style:font-size-complex="12pt"/>
    </style:style>
    <style:style style:name="T15_150" style:family="text">
      <style:text-properties fo:font-size="12pt" style:font-size-asian="12pt" style:font-size-complex="12pt"/>
    </style:style>
    <style:style style:name="T15_151" style:family="text">
      <style:text-properties fo:font-size="12pt" style:font-size-asian="12pt" style:font-size-complex="12pt"/>
    </style:style>
    <style:style style:name="T15_152" style:family="text">
      <style:text-properties fo:font-size="12pt" style:font-size-asian="12pt" style:font-size-complex="12pt"/>
    </style:style>
    <style:style style:name="T15_153" style:family="text">
      <style:text-properties fo:font-size="12pt" style:font-size-asian="12pt" style:font-size-complex="12pt"/>
    </style:style>
    <style:style style:name="T15_154" style:family="text">
      <style:text-properties fo:font-size="12pt" style:font-size-asian="12pt" style:font-size-complex="12pt"/>
    </style:style>
    <style:style style:name="T15_155" style:family="text">
      <style:text-properties fo:font-size="12pt" style:font-size-asian="12pt" style:font-size-complex="12pt"/>
    </style:style>
    <style:style style:name="T15_156" style:family="text">
      <style:text-properties fo:font-size="12pt" style:font-size-asian="12pt" style:font-size-complex="12pt"/>
    </style:style>
    <style:style style:name="T15_157" style:family="text">
      <style:text-properties fo:font-size="12pt" style:font-size-asian="12pt" style:font-size-complex="12pt"/>
    </style:style>
    <style:style style:name="T15_158" style:family="text">
      <style:text-properties fo:font-size="12pt" style:font-size-asian="12pt" style:font-size-complex="12pt"/>
    </style:style>
    <style:style style:name="T15_159" style:family="text">
      <style:text-properties fo:font-size="12pt" style:font-size-asian="12pt" style:font-size-complex="12pt"/>
    </style:style>
    <style:style style:name="T15_160" style:family="text">
      <style:text-properties fo:font-size="12pt" style:font-size-asian="12pt" style:font-size-complex="12pt"/>
    </style:style>
    <style:style style:name="T15_161" style:family="text">
      <style:text-properties fo:font-size="12pt" style:font-size-asian="12pt" style:font-size-complex="12pt"/>
    </style:style>
    <style:style style:name="T15_162" style:family="text">
      <style:text-properties fo:font-size="12pt" style:font-size-asian="12pt" style:font-size-complex="12pt"/>
    </style:style>
    <style:style style:name="T15_163" style:family="text">
      <style:text-properties fo:font-size="12pt" style:font-size-asian="12pt" style:font-size-complex="12pt"/>
    </style:style>
    <style:style style:name="T15_164" style:family="text">
      <style:text-properties fo:font-size="12pt" style:font-size-asian="12pt" style:font-size-complex="12pt"/>
    </style:style>
    <style:style style:name="T15_165" style:family="text">
      <style:text-properties fo:font-size="12pt" style:font-size-asian="12pt" style:font-size-complex="12pt"/>
    </style:style>
    <style:style style:name="T15_166" style:family="text">
      <style:text-properties fo:font-size="12pt" style:font-size-asian="12pt" style:font-size-complex="12pt"/>
    </style:style>
    <style:style style:name="T15_167" style:family="text">
      <style:text-properties fo:font-size="12pt" style:font-size-asian="12pt" style:font-size-complex="12pt"/>
    </style:style>
    <style:style style:name="T15_168" style:family="text">
      <style:text-properties fo:font-size="12pt" style:font-size-asian="12pt" style:font-size-complex="12pt"/>
    </style:style>
    <style:style style:name="T15_169" style:family="text">
      <style:text-properties fo:font-size="12pt" style:font-size-asian="12pt" style:font-size-complex="12pt"/>
    </style:style>
    <style:style style:name="T15_170" style:family="text">
      <style:text-properties fo:font-size="12pt" style:font-size-asian="12pt" style:font-size-complex="12pt"/>
    </style:style>
    <style:style style:name="T15_171" style:family="text">
      <style:text-properties fo:font-size="12pt" style:font-size-asian="12pt" style:font-size-complex="12pt"/>
    </style:style>
    <style:style style:name="T15_172" style:family="text">
      <style:text-properties fo:font-size="12pt" style:font-size-asian="12pt" style:font-size-complex="12pt"/>
    </style:style>
    <style:style style:name="T15_173" style:family="text">
      <style:text-properties fo:font-size="12pt" style:font-size-asian="12pt" style:font-size-complex="12pt"/>
    </style:style>
    <style:style style:name="T15_174" style:family="text">
      <style:text-properties fo:font-size="12pt" style:font-size-asian="12pt" style:font-size-complex="12pt"/>
    </style:style>
    <style:style style:name="T15_175" style:family="text">
      <style:text-properties fo:font-size="12pt" style:font-size-asian="12pt" style:font-size-complex="12pt"/>
    </style:style>
    <style:style style:name="T15_176" style:family="text">
      <style:text-properties fo:font-size="12pt" style:font-size-asian="12pt" style:font-size-complex="12pt"/>
    </style:style>
    <style:style style:name="T15_177" style:family="text">
      <style:text-properties fo:font-size="12pt" style:font-size-asian="12pt" style:font-size-complex="12pt"/>
    </style:style>
    <style:style style:name="T15_178" style:family="text">
      <style:text-properties fo:font-size="12pt" style:font-size-asian="12pt" style:font-size-complex="12pt"/>
    </style:style>
    <style:style style:name="T15_179" style:family="text">
      <style:text-properties fo:font-size="12pt" style:font-size-asian="12pt" style:font-size-complex="12pt"/>
    </style:style>
    <style:style style:name="T15_180" style:family="text">
      <style:text-properties fo:font-size="12pt" style:font-size-asian="12pt" style:font-size-complex="12pt"/>
    </style:style>
    <style:style style:name="T15_181" style:family="text">
      <style:text-properties fo:font-size="12pt" style:font-size-asian="12pt" style:font-size-complex="12pt"/>
    </style:style>
    <style:style style:name="T15_182" style:family="text">
      <style:text-properties fo:font-size="12pt" style:font-size-asian="12pt" style:font-size-complex="12pt"/>
    </style:style>
    <style:style style:name="T15_183" style:family="text">
      <style:text-properties fo:font-size="12pt" style:font-size-asian="12pt" style:font-size-complex="12pt"/>
    </style:style>
    <style:style style:name="T15_184" style:family="text">
      <style:text-properties fo:font-size="12pt" style:font-size-asian="12pt" style:font-size-complex="12pt"/>
    </style:style>
    <style:style style:name="T15_185" style:family="text">
      <style:text-properties fo:font-size="12pt" style:font-size-asian="12pt" style:font-size-complex="12pt"/>
    </style:style>
    <style:style style:name="T15_186" style:family="text">
      <style:text-properties fo:font-size="12pt" style:font-size-asian="12pt" style:font-size-complex="12pt"/>
    </style:style>
    <style:style style:name="T15_187" style:family="text">
      <style:text-properties fo:font-size="12pt" style:font-size-asian="12pt" style:font-size-complex="12pt"/>
    </style:style>
    <style:style style:name="T15_188" style:family="text">
      <style:text-properties fo:font-size="12pt" style:font-size-asian="12pt" style:font-size-complex="12pt"/>
    </style:style>
    <style:style style:name="T15_189" style:family="text">
      <style:text-properties fo:font-size="12pt" style:font-size-asian="12pt" style:font-size-complex="12pt"/>
    </style:style>
    <style:style style:name="T15_190" style:family="text">
      <style:text-properties fo:font-size="12pt" style:font-size-asian="12pt" style:font-size-complex="12pt"/>
    </style:style>
    <style:style style:name="T15_191" style:family="text">
      <style:text-properties fo:font-size="12pt" style:font-size-asian="12pt" style:font-size-complex="12pt"/>
    </style:style>
    <style:style style:name="T15_192" style:family="text">
      <style:text-properties fo:font-size="12pt" style:font-size-asian="12pt" style:font-size-complex="12pt"/>
    </style:style>
    <style:style style:name="T15_193" style:family="text">
      <style:text-properties fo:font-size="12pt" style:font-size-asian="12pt" style:font-size-complex="12pt"/>
    </style:style>
    <style:style style:name="T15_194" style:family="text">
      <style:text-properties fo:font-size="12pt" style:font-size-asian="12pt" style:font-size-complex="12pt"/>
    </style:style>
    <style:style style:name="T15_195" style:family="text">
      <style:text-properties fo:font-size="12pt" style:font-size-asian="12pt" style:font-size-complex="12pt"/>
    </style:style>
    <style:style style:name="T15_196" style:family="text">
      <style:text-properties fo:font-size="12pt" style:font-size-asian="12pt" style:font-size-complex="12pt"/>
    </style:style>
    <style:style style:name="T15_197" style:family="text">
      <style:text-properties fo:font-size="12pt" style:font-size-asian="12pt" style:font-size-complex="12pt"/>
    </style:style>
    <style:style style:name="T15_198" style:family="text">
      <style:text-properties fo:font-size="12pt" style:font-size-asian="12pt" style:font-size-complex="12pt"/>
    </style:style>
    <style:style style:name="T15_199" style:family="text">
      <style:text-properties fo:font-size="12pt" style:font-size-asian="12pt" style:font-size-complex="12pt"/>
    </style:style>
    <style:style style:name="T15_200" style:family="text">
      <style:text-properties fo:font-size="12pt" style:font-size-asian="12pt" style:font-size-complex="12pt"/>
    </style:style>
    <style:style style:name="T15_201" style:family="text">
      <style:text-properties fo:font-size="12pt" style:font-size-asian="12pt" style:font-size-complex="12pt"/>
    </style:style>
    <style:style style:name="T15_202" style:family="text">
      <style:text-properties fo:font-size="12pt" style:font-size-asian="12pt" style:font-size-complex="12pt"/>
    </style:style>
    <style:style style:name="T15_203" style:family="text">
      <style:text-properties fo:font-size="12pt" style:font-size-asian="12pt" style:font-size-complex="12pt"/>
    </style:style>
    <style:style style:name="T15_204" style:family="text">
      <style:text-properties fo:font-size="12pt" style:font-size-asian="12pt" style:font-size-complex="12pt"/>
    </style:style>
    <style:style style:name="T15_205" style:family="text">
      <style:text-properties fo:font-size="12pt" style:font-size-asian="12pt" style:font-size-complex="12pt"/>
    </style:style>
    <style:style style:name="T15_206" style:family="text">
      <style:text-properties fo:font-size="12pt" style:font-size-asian="12pt" style:font-size-complex="12pt"/>
    </style:style>
    <style:style style:name="T15_207" style:family="text">
      <style:text-properties fo:font-size="12pt" style:font-size-asian="12pt" style:font-size-complex="12pt"/>
    </style:style>
    <style:style style:name="T15_208" style:family="text">
      <style:text-properties fo:font-size="12pt" style:font-size-asian="12pt" style:font-size-complex="12pt"/>
    </style:style>
    <style:style style:name="T15_209" style:family="text">
      <style:text-properties fo:font-size="12pt" style:font-size-asian="12pt" style:font-size-complex="12pt"/>
    </style:style>
    <style:style style:name="T15_210" style:family="text">
      <style:text-properties fo:font-size="12pt" style:font-size-asian="12pt" style:font-size-complex="12pt"/>
    </style:style>
    <style:style style:name="T15_211" style:family="text">
      <style:text-properties fo:font-size="12pt" style:font-size-asian="12pt" style:font-size-complex="12pt"/>
    </style:style>
    <style:style style:name="T15_212" style:family="text">
      <style:text-properties fo:font-size="12pt" style:font-size-asian="12pt" style:font-size-complex="12pt"/>
    </style:style>
    <style:style style:name="T15_213" style:family="text">
      <style:text-properties fo:font-size="12pt" style:font-size-asian="12pt" style:font-size-complex="12pt"/>
    </style:style>
    <style:style style:name="T15_214" style:family="text">
      <style:text-properties fo:font-size="12pt" style:font-size-asian="12pt" style:font-size-complex="12pt"/>
    </style:style>
    <style:style style:name="T15_215" style:family="text">
      <style:text-properties fo:font-size="12pt" style:font-size-asian="12pt" style:font-size-complex="12pt"/>
    </style:style>
    <style:style style:name="T15_216" style:family="text">
      <style:text-properties fo:font-size="12pt" style:font-size-asian="12pt" style:font-size-complex="12pt"/>
    </style:style>
    <style:style style:name="T15_217" style:family="text">
      <style:text-properties fo:font-size="12pt" style:font-size-asian="12pt" style:font-size-complex="12pt"/>
    </style:style>
    <style:style style:name="T15_218" style:family="text">
      <style:text-properties fo:font-size="12pt" style:font-size-asian="12pt" style:font-size-complex="12pt"/>
    </style:style>
    <style:style style:name="T15_219" style:family="text">
      <style:text-properties fo:font-size="12pt" style:font-size-asian="12pt" style:font-size-complex="12pt"/>
    </style:style>
    <style:style style:name="T15_220" style:family="text">
      <style:text-properties fo:font-size="12pt" style:font-size-asian="12pt" style:font-size-complex="12pt"/>
    </style:style>
    <style:style style:name="T15_221" style:family="text">
      <style:text-properties fo:font-size="12pt" style:font-size-asian="12pt" style:font-size-complex="12pt"/>
    </style:style>
    <style:style style:name="T15_222" style:family="text">
      <style:text-properties fo:font-size="12pt" style:font-size-asian="12pt" style:font-size-complex="12pt"/>
    </style:style>
    <style:style style:name="T15_223" style:family="text">
      <style:text-properties fo:font-size="12pt" style:font-size-asian="12pt" style:font-size-complex="12pt"/>
    </style:style>
    <style:style style:name="T15_224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text-indent="0.952cm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T16_65" style:family="text">
      <style:text-properties fo:font-size="12pt" style:font-size-asian="12pt" style:font-size-complex="12pt"/>
    </style:style>
    <style:style style:name="T16_66" style:family="text">
      <style:text-properties fo:font-size="12pt" style:font-size-asian="12pt" style:font-size-complex="12pt"/>
    </style:style>
    <style:style style:name="T16_67" style:family="text">
      <style:text-properties fo:font-size="12pt" style:font-size-asian="12pt" style:font-size-complex="12pt"/>
    </style:style>
    <style:style style:name="T16_68" style:family="text">
      <style:text-properties fo:font-size="12pt" style:font-size-asian="12pt" style:font-size-complex="12pt"/>
    </style:style>
    <style:style style:name="T16_69" style:family="text">
      <style:text-properties fo:font-size="12pt" style:font-size-asian="12pt" style:font-size-complex="12pt"/>
    </style:style>
    <style:style style:name="T16_70" style:family="text">
      <style:text-properties fo:font-size="12pt" style:font-size-asian="12pt" style:font-size-complex="12pt"/>
    </style:style>
    <style:style style:name="T16_71" style:family="text">
      <style:text-properties fo:font-size="12pt" style:font-size-asian="12pt" style:font-size-complex="12pt"/>
    </style:style>
    <style:style style:name="T16_72" style:family="text">
      <style:text-properties fo:font-size="12pt" style:font-size-asian="12pt" style:font-size-complex="12pt"/>
    </style:style>
    <style:style style:name="T16_73" style:family="text">
      <style:text-properties fo:font-size="12pt" style:font-size-asian="12pt" style:font-size-complex="12pt"/>
    </style:style>
    <style:style style:name="T16_74" style:family="text">
      <style:text-properties fo:font-size="12pt" style:font-size-asian="12pt" style:font-size-complex="12pt"/>
    </style:style>
    <style:style style:name="T16_75" style:family="text">
      <style:text-properties fo:font-size="12pt" style:font-size-asian="12pt" style:font-size-complex="12pt"/>
    </style:style>
    <style:style style:name="T16_76" style:family="text">
      <style:text-properties fo:font-size="12pt" style:font-size-asian="12pt" style:font-size-complex="12pt"/>
    </style:style>
    <style:style style:name="T16_77" style:family="text">
      <style:text-properties fo:font-size="12pt" style:font-size-asian="12pt" style:font-size-complex="12pt"/>
    </style:style>
    <style:style style:name="T16_78" style:family="text">
      <style:text-properties fo:font-size="12pt" style:font-size-asian="12pt" style:font-size-complex="12pt"/>
    </style:style>
    <style:style style:name="T16_79" style:family="text">
      <style:text-properties fo:font-size="12pt" style:font-size-asian="12pt" style:font-size-complex="12pt"/>
    </style:style>
    <style:style style:name="T16_80" style:family="text">
      <style:text-properties fo:font-size="12pt" style:font-size-asian="12pt" style:font-size-complex="12pt"/>
    </style:style>
    <style:style style:name="T16_81" style:family="text">
      <style:text-properties fo:font-size="12pt" style:font-size-asian="12pt" style:font-size-complex="12pt"/>
    </style:style>
    <style:style style:name="T16_82" style:family="text">
      <style:text-properties fo:font-size="12pt" style:font-size-asian="12pt" style:font-size-complex="12pt"/>
    </style:style>
    <style:style style:name="T16_83" style:family="text">
      <style:text-properties fo:font-size="12pt" style:font-size-asian="12pt" style:font-size-complex="12pt"/>
    </style:style>
    <style:style style:name="T16_84" style:family="text">
      <style:text-properties fo:font-size="12pt" style:font-size-asian="12pt" style:font-size-complex="12pt"/>
    </style:style>
    <style:style style:name="T16_85" style:family="text">
      <style:text-properties fo:font-size="12pt" style:font-size-asian="12pt" style:font-size-complex="12pt"/>
    </style:style>
    <style:style style:name="T16_86" style:family="text">
      <style:text-properties fo:font-size="12pt" style:font-size-asian="12pt" style:font-size-complex="12pt"/>
    </style:style>
    <style:style style:name="T16_87" style:family="text">
      <style:text-properties fo:font-size="12pt" style:font-size-asian="12pt" style:font-size-complex="12pt"/>
    </style:style>
    <style:style style:name="T16_88" style:family="text">
      <style:text-properties fo:font-size="12pt" style:font-size-asian="12pt" style:font-size-complex="12pt"/>
    </style:style>
    <style:style style:name="T16_89" style:family="text">
      <style:text-properties fo:font-size="12pt" style:font-size-asian="12pt" style:font-size-complex="12pt"/>
    </style:style>
    <style:style style:name="T16_90" style:family="text">
      <style:text-properties fo:font-size="12pt" style:font-size-asian="12pt" style:font-size-complex="12pt"/>
    </style:style>
    <style:style style:name="T16_91" style:family="text">
      <style:text-properties fo:font-size="12pt" style:font-size-asian="12pt" style:font-size-complex="12pt"/>
    </style:style>
    <style:style style:name="T16_92" style:family="text">
      <style:text-properties fo:font-size="12pt" style:font-size-asian="12pt" style:font-size-complex="12pt"/>
    </style:style>
    <style:style style:name="T16_93" style:family="text">
      <style:text-properties fo:font-size="12pt" style:font-size-asian="12pt" style:font-size-complex="12pt"/>
    </style:style>
    <style:style style:name="T16_94" style:family="text">
      <style:text-properties fo:font-size="12pt" style:font-size-asian="12pt" style:font-size-complex="12pt"/>
    </style:style>
    <style:style style:name="T16_95" style:family="text">
      <style:text-properties fo:font-size="12pt" style:font-size-asian="12pt" style:font-size-complex="12pt"/>
    </style:style>
    <style:style style:name="T16_96" style:family="text">
      <style:text-properties fo:font-size="12pt" style:font-size-asian="12pt" style:font-size-complex="12pt"/>
    </style:style>
    <style:style style:name="T16_97" style:family="text">
      <style:text-properties fo:font-size="12pt" style:font-size-asian="12pt" style:font-size-complex="12pt"/>
    </style:style>
    <style:style style:name="T16_98" style:family="text">
      <style:text-properties fo:font-size="12pt" style:font-size-asian="12pt" style:font-size-complex="12pt"/>
    </style:style>
    <style:style style:name="T16_99" style:family="text">
      <style:text-properties fo:font-size="12pt" style:font-size-asian="12pt" style:font-size-complex="12pt"/>
    </style:style>
    <style:style style:name="T16_100" style:family="text">
      <style:text-properties fo:font-size="12pt" style:font-size-asian="12pt" style:font-size-complex="12pt"/>
    </style:style>
    <style:style style:name="T16_101" style:family="text">
      <style:text-properties fo:font-size="12pt" style:font-size-asian="12pt" style:font-size-complex="12pt"/>
    </style:style>
    <style:style style:name="T16_102" style:family="text">
      <style:text-properties fo:font-size="12pt" style:font-size-asian="12pt" style:font-size-complex="12pt"/>
    </style:style>
    <style:style style:name="T16_103" style:family="text">
      <style:text-properties fo:font-size="12pt" style:font-size-asian="12pt" style:font-size-complex="12pt"/>
    </style:style>
    <style:style style:name="T16_104" style:family="text">
      <style:text-properties fo:font-size="12pt" style:font-size-asian="12pt" style:font-size-complex="12pt"/>
    </style:style>
    <style:style style:name="T16_105" style:family="text">
      <style:text-properties fo:font-size="12pt" style:font-size-asian="12pt" style:font-size-complex="12pt"/>
    </style:style>
    <style:style style:name="T16_106" style:family="text">
      <style:text-properties fo:font-size="12pt" style:font-size-asian="12pt" style:font-size-complex="12pt"/>
    </style:style>
    <style:style style:name="T16_107" style:family="text">
      <style:text-properties fo:font-size="12pt" style:font-size-asian="12pt" style:font-size-complex="12pt"/>
    </style:style>
    <style:style style:name="T16_108" style:family="text">
      <style:text-properties fo:font-size="12pt" style:font-size-asian="12pt" style:font-size-complex="12pt"/>
    </style:style>
    <style:style style:name="T16_109" style:family="text">
      <style:text-properties fo:font-size="12pt" style:font-size-asian="12pt" style:font-size-complex="12pt"/>
    </style:style>
    <style:style style:name="T16_110" style:family="text">
      <style:text-properties fo:font-size="12pt" style:font-size-asian="12pt" style:font-size-complex="12pt"/>
    </style:style>
    <style:style style:name="T16_111" style:family="text">
      <style:text-properties fo:font-size="12pt" style:font-size-asian="12pt" style:font-size-complex="12pt"/>
    </style:style>
    <style:style style:name="T16_112" style:family="text">
      <style:text-properties fo:font-size="12pt" style:font-size-asian="12pt" style:font-size-complex="12pt"/>
    </style:style>
    <style:style style:name="T16_113" style:family="text">
      <style:text-properties fo:font-size="12pt" style:font-size-asian="12pt" style:font-size-complex="12pt"/>
    </style:style>
    <style:style style:name="T16_114" style:family="text">
      <style:text-properties fo:font-size="12pt" style:font-size-asian="12pt" style:font-size-complex="12pt"/>
    </style:style>
    <style:style style:name="T16_115" style:family="text">
      <style:text-properties fo:font-size="12pt" style:font-size-asian="12pt" style:font-size-complex="12pt"/>
    </style:style>
    <style:style style:name="T16_116" style:family="text">
      <style:text-properties fo:font-size="12pt" style:font-size-asian="12pt" style:font-size-complex="12pt"/>
    </style:style>
    <style:style style:name="T16_117" style:family="text">
      <style:text-properties fo:font-size="12pt" style:font-size-asian="12pt" style:font-size-complex="12pt"/>
    </style:style>
    <style:style style:name="T16_118" style:family="text">
      <style:text-properties fo:font-size="12pt" style:font-size-asian="12pt" style:font-size-complex="12pt"/>
    </style:style>
    <style:style style:name="T16_119" style:family="text">
      <style:text-properties fo:font-size="12pt" style:font-size-asian="12pt" style:font-size-complex="12pt"/>
    </style:style>
    <style:style style:name="T16_120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text-indent="0.952cm" fo:line-height="115%" style:writing-mode="lr-tb"/>
    </style:style>
    <style:style style:name="T17_1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 style:parent-style-name="Standard"/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T19_41" style:family="text">
      <style:text-properties fo:font-size="12pt" style:font-size-asian="12pt" style:font-size-complex="12pt"/>
    </style:style>
    <style:style style:name="T19_42" style:family="text">
      <style:text-properties fo:font-size="12pt" style:font-size-asian="12pt" style:font-size-complex="12pt"/>
    </style:style>
    <style:style style:name="T19_43" style:family="text">
      <style:text-properties fo:font-size="12pt" style:font-size-asian="12pt" style:font-size-complex="12pt"/>
    </style:style>
    <style:style style:name="T19_44" style:family="text">
      <style:text-properties fo:font-size="12pt" style:font-size-asian="12pt" style:font-size-complex="12pt"/>
    </style:style>
    <style:style style:name="T19_45" style:family="text">
      <style:text-properties fo:font-size="12pt" style:font-size-asian="12pt" style:font-size-complex="12pt"/>
    </style:style>
    <style:style style:name="T19_46" style:family="text">
      <style:text-properties fo:font-size="12pt" style:font-size-asian="12pt" style:font-size-complex="12pt"/>
    </style:style>
    <style:style style:name="T19_47" style:family="text">
      <style:text-properties fo:font-size="12pt" style:font-size-asian="12pt" style:font-size-complex="12pt"/>
    </style:style>
    <style:style style:name="T19_48" style:family="text">
      <style:text-properties fo:font-size="12pt" style:font-size-asian="12pt" style:font-size-complex="12pt"/>
    </style:style>
    <style:style style:name="T19_49" style:family="text">
      <style:text-properties fo:font-size="12pt" style:font-size-asian="12pt" style:font-size-complex="12pt"/>
    </style:style>
    <style:style style:name="T19_50" style:family="text">
      <style:text-properties fo:font-size="12pt" style:font-size-asian="12pt" style:font-size-complex="12pt"/>
    </style:style>
    <style:style style:name="T19_51" style:family="text">
      <style:text-properties fo:font-size="12pt" style:font-size-asian="12pt" style:font-size-complex="12pt"/>
    </style:style>
    <style:style style:name="T19_52" style:family="text">
      <style:text-properties fo:font-size="12pt" style:font-size-asian="12pt" style:font-size-complex="12pt"/>
    </style:style>
    <style:style style:name="T19_53" style:family="text">
      <style:text-properties fo:font-size="12pt" style:font-size-asian="12pt" style:font-size-complex="12pt"/>
    </style:style>
    <style:style style:name="T19_54" style:family="text">
      <style:text-properties fo:font-size="12pt" style:font-size-asian="12pt" style:font-size-complex="12pt"/>
    </style:style>
    <style:style style:name="T19_55" style:family="text">
      <style:text-properties fo:font-size="12pt" style:font-size-asian="12pt" style:font-size-complex="12pt"/>
    </style:style>
    <style:style style:name="T19_56" style:family="text">
      <style:text-properties fo:font-size="12pt" style:font-size-asian="12pt" style:font-size-complex="12pt"/>
    </style:style>
    <style:style style:name="T19_57" style:family="text">
      <style:text-properties fo:font-size="12pt" style:font-size-asian="12pt" style:font-size-complex="12pt"/>
    </style:style>
    <style:style style:name="T19_58" style:family="text">
      <style:text-properties fo:font-size="12pt" style:font-size-asian="12pt" style:font-size-complex="12pt"/>
    </style:style>
    <style:style style:name="T19_59" style:family="text">
      <style:text-properties fo:font-size="12pt" style:font-size-asian="12pt" style:font-size-complex="12pt"/>
    </style:style>
    <style:style style:name="T19_60" style:family="text">
      <style:text-properties fo:font-size="12pt" style:font-size-asian="12pt" style:font-size-complex="12pt"/>
    </style:style>
    <style:style style:name="T19_61" style:family="text">
      <style:text-properties fo:font-size="12pt" style:font-size-asian="12pt" style:font-size-complex="12pt"/>
    </style:style>
    <style:style style:name="T19_62" style:family="text">
      <style:text-properties fo:font-size="12pt" style:font-size-asian="12pt" style:font-size-complex="12pt"/>
    </style:style>
    <style:style style:name="T19_63" style:family="text">
      <style:text-properties fo:font-size="12pt" style:font-size-asian="12pt" style:font-size-complex="12pt"/>
    </style:style>
    <style:style style:name="T19_64" style:family="text">
      <style:text-properties fo:font-size="12pt" style:font-size-asian="12pt" style:font-size-complex="12pt"/>
    </style:style>
    <style:style style:name="T19_65" style:family="text">
      <style:text-properties fo:font-size="12pt" style:font-size-asian="12pt" style:font-size-complex="12pt"/>
    </style:style>
    <style:style style:name="T19_66" style:family="text">
      <style:text-properties fo:font-size="12pt" style:font-size-asian="12pt" style:font-size-complex="12pt"/>
    </style:style>
    <style:style style:name="T19_67" style:family="text">
      <style:text-properties fo:font-size="12pt" style:font-size-asian="12pt" style:font-size-complex="12pt"/>
    </style:style>
    <style:style style:name="T19_68" style:family="text">
      <style:text-properties fo:font-size="12pt" style:font-size-asian="12pt" style:font-size-complex="12pt"/>
    </style:style>
    <style:style style:name="T19_69" style:family="text">
      <style:text-properties fo:font-size="12pt" style:font-size-asian="12pt" style:font-size-complex="12pt"/>
    </style:style>
    <style:style style:name="T19_70" style:family="text">
      <style:text-properties fo:font-size="12pt" style:font-size-asian="12pt" style:font-size-complex="12pt"/>
    </style:style>
    <style:style style:name="T19_71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text-indent="0.952cm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T20_45" style:family="text">
      <style:text-properties fo:font-size="12pt" style:font-size-asian="12pt" style:font-size-complex="12pt"/>
    </style:style>
    <style:style style:name="T20_46" style:family="text">
      <style:text-properties fo:font-size="12pt" style:font-size-asian="12pt" style:font-size-complex="12pt"/>
    </style:style>
    <style:style style:name="T20_47" style:family="text">
      <style:text-properties fo:font-size="12pt" style:font-size-asian="12pt" style:font-size-complex="12pt"/>
    </style:style>
    <style:style style:name="T20_48" style:family="text">
      <style:text-properties fo:font-size="12pt" style:font-size-asian="12pt" style:font-size-complex="12pt"/>
    </style:style>
    <style:style style:name="T20_49" style:family="text">
      <style:text-properties fo:font-size="12pt" style:font-size-asian="12pt" style:font-size-complex="12pt"/>
    </style:style>
    <style:style style:name="T20_50" style:family="text">
      <style:text-properties fo:font-size="12pt" style:font-size-asian="12pt" style:font-size-complex="12pt"/>
    </style:style>
    <style:style style:name="T20_51" style:family="text">
      <style:text-properties fo:font-size="12pt" style:font-size-asian="12pt" style:font-size-complex="12pt"/>
    </style:style>
    <style:style style:name="T20_52" style:family="text">
      <style:text-properties fo:font-size="12pt" style:font-size-asian="12pt" style:font-size-complex="12pt"/>
    </style:style>
    <style:style style:name="T20_53" style:family="text">
      <style:text-properties fo:font-size="12pt" style:font-size-asian="12pt" style:font-size-complex="12pt"/>
    </style:style>
    <style:style style:name="T20_54" style:family="text">
      <style:text-properties fo:font-size="12pt" style:font-size-asian="12pt" style:font-size-complex="12pt"/>
    </style:style>
    <style:style style:name="T20_55" style:family="text">
      <style:text-properties fo:font-size="12pt" style:font-size-asian="12pt" style:font-size-complex="12pt"/>
    </style:style>
    <style:style style:name="T20_56" style:family="text">
      <style:text-properties fo:font-size="12pt" style:font-size-asian="12pt" style:font-size-complex="12pt"/>
    </style:style>
    <style:style style:name="T20_57" style:family="text">
      <style:text-properties fo:font-size="12pt" style:font-size-asian="12pt" style:font-size-complex="12pt"/>
    </style:style>
    <style:style style:name="T20_58" style:family="text">
      <style:text-properties fo:font-size="12pt" style:font-size-asian="12pt" style:font-size-complex="12pt"/>
    </style:style>
    <style:style style:name="T20_59" style:family="text">
      <style:text-properties fo:font-size="12pt" style:font-size-asian="12pt" style:font-size-complex="12pt"/>
    </style:style>
    <style:style style:name="T20_60" style:family="text">
      <style:text-properties fo:font-size="12pt" style:font-size-asian="12pt" style:font-size-complex="12pt"/>
    </style:style>
    <style:style style:name="T20_61" style:family="text">
      <style:text-properties fo:font-size="12pt" style:font-size-asian="12pt" style:font-size-complex="12pt"/>
    </style:style>
    <style:style style:name="T20_62" style:family="text">
      <style:text-properties fo:font-size="12pt" style:font-size-asian="12pt" style:font-size-complex="12pt"/>
    </style:style>
    <style:style style:name="T20_63" style:family="text">
      <style:text-properties fo:font-size="12pt" style:font-size-asian="12pt" style:font-size-complex="12pt"/>
    </style:style>
    <style:style style:name="T20_64" style:family="text">
      <style:text-properties fo:font-size="12pt" style:font-size-asian="12pt" style:font-size-complex="12pt"/>
    </style:style>
    <style:style style:name="T20_65" style:family="text">
      <style:text-properties fo:font-size="12pt" style:font-size-asian="12pt" style:font-size-complex="12pt"/>
    </style:style>
    <style:style style:name="T20_66" style:family="text">
      <style:text-properties fo:font-size="12pt" style:font-size-asian="12pt" style:font-size-complex="12pt"/>
    </style:style>
    <style:style style:name="T20_67" style:family="text">
      <style:text-properties fo:font-size="12pt" style:font-size-asian="12pt" style:font-size-complex="12pt"/>
    </style:style>
    <style:style style:name="T20_68" style:family="text">
      <style:text-properties fo:font-size="12pt" style:font-size-asian="12pt" style:font-size-complex="12pt"/>
    </style:style>
    <style:style style:name="T20_69" style:family="text">
      <style:text-properties fo:font-size="12pt" style:font-size-asian="12pt" style:font-size-complex="12pt"/>
    </style:style>
    <style:style style:name="T20_70" style:family="text">
      <style:text-properties fo:font-size="12pt" style:font-size-asian="12pt" style:font-size-complex="12pt"/>
    </style:style>
    <style:style style:name="T20_71" style:family="text">
      <style:text-properties fo:font-size="12pt" style:font-size-asian="12pt" style:font-size-complex="12pt"/>
    </style:style>
    <style:style style:name="T20_72" style:family="text">
      <style:text-properties fo:font-size="12pt" style:font-size-asian="12pt" style:font-size-complex="12pt"/>
    </style:style>
    <style:style style:name="T20_73" style:family="text">
      <style:text-properties fo:font-size="12pt" style:font-size-asian="12pt" style:font-size-complex="12pt"/>
    </style:style>
    <style:style style:name="T20_74" style:family="text">
      <style:text-properties fo:font-size="12pt" style:font-size-asian="12pt" style:font-size-complex="12pt"/>
    </style:style>
    <style:style style:name="T20_75" style:family="text">
      <style:text-properties fo:font-size="12pt" style:font-size-asian="12pt" style:font-size-complex="12pt"/>
    </style:style>
    <style:style style:name="T20_76" style:family="text">
      <style:text-properties fo:font-size="12pt" style:font-size-asian="12pt" style:font-size-complex="12pt"/>
    </style:style>
    <style:style style:name="T20_77" style:family="text">
      <style:text-properties fo:font-size="12pt" style:font-size-asian="12pt" style:font-size-complex="12pt"/>
    </style:style>
    <style:style style:name="T20_78" style:family="text">
      <style:text-properties fo:font-size="12pt" style:font-size-asian="12pt" style:font-size-complex="12pt"/>
    </style:style>
    <style:style style:name="T20_79" style:family="text">
      <style:text-properties fo:font-size="12pt" style:font-size-asian="12pt" style:font-size-complex="12pt"/>
    </style:style>
    <style:style style:name="T20_80" style:family="text">
      <style:text-properties fo:font-size="12pt" style:font-size-asian="12pt" style:font-size-complex="12pt"/>
    </style:style>
    <style:style style:name="T20_81" style:family="text">
      <style:text-properties fo:font-size="12pt" style:font-size-asian="12pt" style:font-size-complex="12pt"/>
    </style:style>
    <style:style style:name="T20_82" style:family="text">
      <style:text-properties fo:font-size="12pt" style:font-size-asian="12pt" style:font-size-complex="12pt"/>
    </style:style>
    <style:style style:name="T20_83" style:family="text">
      <style:text-properties fo:font-size="12pt" style:font-size-asian="12pt" style:font-size-complex="12pt"/>
    </style:style>
    <style:style style:name="T20_84" style:family="text">
      <style:text-properties fo:font-size="12pt" style:font-size-asian="12pt" style:font-size-complex="12pt"/>
    </style:style>
    <style:style style:name="T20_85" style:family="text">
      <style:text-properties fo:font-size="12pt" style:font-size-asian="12pt" style:font-size-complex="12pt"/>
    </style:style>
    <style:style style:name="T20_86" style:family="text">
      <style:text-properties fo:font-size="12pt" style:font-size-asian="12pt" style:font-size-complex="12pt"/>
    </style:style>
    <style:style style:name="T20_87" style:family="text">
      <style:text-properties fo:font-size="12pt" style:font-size-asian="12pt" style:font-size-complex="12pt"/>
    </style:style>
    <style:style style:name="T20_88" style:family="text">
      <style:text-properties fo:font-size="12pt" style:font-size-asian="12pt" style:font-size-complex="12pt"/>
    </style:style>
    <style:style style:name="T20_89" style:family="text">
      <style:text-properties fo:font-size="12pt" style:font-size-asian="12pt" style:font-size-complex="12pt"/>
    </style:style>
    <style:style style:name="T20_90" style:family="text">
      <style:text-properties fo:font-size="12pt" style:font-size-asian="12pt" style:font-size-complex="12pt"/>
    </style:style>
    <style:style style:name="T20_91" style:family="text">
      <style:text-properties fo:font-size="12pt" style:font-size-asian="12pt" style:font-size-complex="12pt"/>
    </style:style>
    <style:style style:name="T20_92" style:family="text">
      <style:text-properties fo:font-size="12pt" style:font-size-asian="12pt" style:font-size-complex="12pt"/>
    </style:style>
    <style:style style:name="T20_93" style:family="text">
      <style:text-properties fo:font-size="12pt" style:font-size-asian="12pt" style:font-size-complex="12pt"/>
    </style:style>
    <style:style style:name="T20_94" style:family="text">
      <style:text-properties fo:font-size="12pt" style:font-size-asian="12pt" style:font-size-complex="12pt"/>
    </style:style>
    <style:style style:name="T20_95" style:family="text">
      <style:text-properties fo:font-size="12pt" style:font-size-asian="12pt" style:font-size-complex="12pt"/>
    </style:style>
    <style:style style:name="T20_96" style:family="text">
      <style:text-properties fo:font-size="12pt" style:font-size-asian="12pt" style:font-size-complex="12pt"/>
    </style:style>
    <style:style style:name="T20_97" style:family="text">
      <style:text-properties fo:font-size="12pt" style:font-size-asian="12pt" style:font-size-complex="12pt"/>
    </style:style>
    <style:style style:name="T20_98" style:family="text">
      <style:text-properties fo:font-size="12pt" style:font-size-asian="12pt" style:font-size-complex="12pt"/>
    </style:style>
    <style:style style:name="T20_99" style:family="text">
      <style:text-properties fo:font-size="12pt" style:font-size-asian="12pt" style:font-size-complex="12pt"/>
    </style:style>
    <style:style style:name="T20_100" style:family="text">
      <style:text-properties fo:font-size="12pt" style:font-size-asian="12pt" style:font-size-complex="12pt"/>
    </style:style>
    <style:style style:name="T20_101" style:family="text">
      <style:text-properties fo:font-size="12pt" style:font-size-asian="12pt" style:font-size-complex="12pt"/>
    </style:style>
    <style:style style:name="T20_102" style:family="text">
      <style:text-properties fo:font-size="12pt" style:font-size-asian="12pt" style:font-size-complex="12pt"/>
    </style:style>
    <style:style style:name="T20_103" style:family="text">
      <style:text-properties fo:font-size="12pt" style:font-size-asian="12pt" style:font-size-complex="12pt"/>
    </style:style>
    <style:style style:name="T20_104" style:family="text">
      <style:text-properties fo:font-size="12pt" style:font-size-asian="12pt" style:font-size-complex="12pt"/>
    </style:style>
    <style:style style:name="T20_105" style:family="text">
      <style:text-properties fo:font-size="12pt" style:font-size-asian="12pt" style:font-size-complex="12pt"/>
    </style:style>
    <style:style style:name="T20_106" style:family="text">
      <style:text-properties fo:font-size="12pt" style:font-size-asian="12pt" style:font-size-complex="12pt"/>
    </style:style>
    <style:style style:name="T20_107" style:family="text">
      <style:text-properties fo:font-size="12pt" style:font-size-asian="12pt" style:font-size-complex="12pt"/>
    </style:style>
    <style:style style:name="T20_108" style:family="text">
      <style:text-properties fo:font-size="12pt" style:font-size-asian="12pt" style:font-size-complex="12pt"/>
    </style:style>
    <style:style style:name="T20_109" style:family="text">
      <style:text-properties fo:font-size="12pt" style:font-size-asian="12pt" style:font-size-complex="12pt"/>
    </style:style>
    <style:style style:name="T20_110" style:family="text">
      <style:text-properties fo:font-size="12pt" style:font-size-asian="12pt" style:font-size-complex="12pt"/>
    </style:style>
    <style:style style:name="T20_111" style:family="text">
      <style:text-properties fo:font-size="12pt" style:font-size-asian="12pt" style:font-size-complex="12pt"/>
    </style:style>
    <style:style style:name="T20_112" style:family="text">
      <style:text-properties fo:font-size="12pt" style:font-size-asian="12pt" style:font-size-complex="12pt"/>
    </style:style>
    <style:style style:name="T20_113" style:family="text">
      <style:text-properties fo:font-size="12pt" style:font-size-asian="12pt" style:font-size-complex="12pt"/>
    </style:style>
    <style:style style:name="T20_114" style:family="text">
      <style:text-properties fo:font-size="12pt" style:font-size-asian="12pt" style:font-size-complex="12pt"/>
    </style:style>
    <style:style style:name="T20_115" style:family="text">
      <style:text-properties fo:font-size="12pt" style:font-size-asian="12pt" style:font-size-complex="12pt"/>
    </style:style>
    <style:style style:name="T20_116" style:family="text">
      <style:text-properties fo:font-size="12pt" style:font-size-asian="12pt" style:font-size-complex="12pt"/>
    </style:style>
    <style:style style:name="T20_117" style:family="text">
      <style:text-properties fo:font-size="12pt" style:font-size-asian="12pt" style:font-size-complex="12pt"/>
    </style:style>
    <style:style style:name="T20_118" style:family="text">
      <style:text-properties fo:font-size="12pt" style:font-size-asian="12pt" style:font-size-complex="12pt"/>
    </style:style>
    <style:style style:name="T20_119" style:family="text">
      <style:text-properties fo:font-size="12pt" style:font-size-asian="12pt" style:font-size-complex="12pt"/>
    </style:style>
    <style:style style:name="T20_120" style:family="text">
      <style:text-properties fo:font-size="12pt" style:font-size-asian="12pt" style:font-size-complex="12pt"/>
    </style:style>
    <style:style style:name="T20_121" style:family="text">
      <style:text-properties fo:font-size="12pt" style:font-size-asian="12pt" style:font-size-complex="12pt"/>
    </style:style>
    <style:style style:name="T20_122" style:family="text">
      <style:text-properties fo:font-size="12pt" style:font-size-asian="12pt" style:font-size-complex="12pt"/>
    </style:style>
    <style:style style:name="T20_123" style:family="text">
      <style:text-properties fo:font-size="12pt" style:font-size-asian="12pt" style:font-size-complex="12pt"/>
    </style:style>
    <style:style style:name="T20_124" style:family="text">
      <style:text-properties fo:font-size="12pt" style:font-size-asian="12pt" style:font-size-complex="12pt"/>
    </style:style>
    <style:style style:name="T20_125" style:family="text">
      <style:text-properties fo:font-size="12pt" style:font-size-asian="12pt" style:font-size-complex="12pt"/>
    </style:style>
    <style:style style:name="T20_126" style:family="text">
      <style:text-properties fo:font-size="12pt" style:font-size-asian="12pt" style:font-size-complex="12pt"/>
    </style:style>
    <style:style style:name="T20_127" style:family="text">
      <style:text-properties fo:font-size="12pt" style:font-size-asian="12pt" style:font-size-complex="12pt"/>
    </style:style>
    <style:style style:name="T20_128" style:family="text">
      <style:text-properties fo:font-size="12pt" style:font-size-asian="12pt" style:font-size-complex="12pt"/>
    </style:style>
    <style:style style:name="T20_129" style:family="text">
      <style:text-properties fo:font-size="12pt" style:font-size-asian="12pt" style:font-size-complex="12pt"/>
    </style:style>
    <style:style style:name="T20_130" style:family="text">
      <style:text-properties fo:font-size="12pt" style:font-size-asian="12pt" style:font-size-complex="12pt"/>
    </style:style>
    <style:style style:name="T20_131" style:family="text">
      <style:text-properties fo:font-size="12pt" style:font-size-asian="12pt" style:font-size-complex="12pt"/>
    </style:style>
    <style:style style:name="T20_132" style:family="text">
      <style:text-properties fo:font-size="12pt" style:font-size-asian="12pt" style:font-size-complex="12pt"/>
    </style:style>
    <style:style style:name="T20_133" style:family="text">
      <style:text-properties fo:font-size="12pt" style:font-size-asian="12pt" style:font-size-complex="12pt"/>
    </style:style>
    <style:style style:name="T20_134" style:family="text">
      <style:text-properties fo:font-size="12pt" style:font-size-asian="12pt" style:font-size-complex="12pt"/>
    </style:style>
    <style:style style:name="T20_135" style:family="text">
      <style:text-properties fo:font-size="12pt" style:font-size-asian="12pt" style:font-size-complex="12pt"/>
    </style:style>
    <style:style style:name="T20_136" style:family="text">
      <style:text-properties fo:font-size="12pt" style:font-size-asian="12pt" style:font-size-complex="12pt"/>
    </style:style>
    <style:style style:name="T20_137" style:family="text">
      <style:text-properties fo:font-size="12pt" style:font-size-asian="12pt" style:font-size-complex="12pt"/>
    </style:style>
    <style:style style:name="T20_138" style:family="text">
      <style:text-properties fo:font-size="12pt" style:font-size-asian="12pt" style:font-size-complex="12pt"/>
    </style:style>
    <style:style style:name="T20_139" style:family="text">
      <style:text-properties fo:font-size="12pt" style:font-size-asian="12pt" style:font-size-complex="12pt"/>
    </style:style>
    <style:style style:name="T20_140" style:family="text">
      <style:text-properties fo:font-size="12pt" style:font-size-asian="12pt" style:font-size-complex="12pt"/>
    </style:style>
    <style:style style:name="T20_141" style:family="text">
      <style:text-properties fo:font-size="12pt" style:font-size-asian="12pt" style:font-size-complex="12pt"/>
    </style:style>
    <style:style style:name="T20_142" style:family="text">
      <style:text-properties fo:font-size="12pt" style:font-size-asian="12pt" style:font-size-complex="12pt"/>
    </style:style>
    <style:style style:name="T20_143" style:family="text">
      <style:text-properties fo:font-size="12pt" style:font-size-asian="12pt" style:font-size-complex="12pt"/>
    </style:style>
    <style:style style:name="T20_144" style:family="text">
      <style:text-properties fo:font-size="12pt" style:font-size-asian="12pt" style:font-size-complex="12pt"/>
    </style:style>
    <style:style style:name="T20_145" style:family="text">
      <style:text-properties fo:font-size="12pt" style:font-size-asian="12pt" style:font-size-complex="12pt"/>
    </style:style>
    <style:style style:name="T20_146" style:family="text">
      <style:text-properties fo:font-size="12pt" style:font-size-asian="12pt" style:font-size-complex="12pt"/>
    </style:style>
    <style:style style:name="T20_147" style:family="text">
      <style:text-properties fo:font-size="12pt" style:font-size-asian="12pt" style:font-size-complex="12pt"/>
    </style:style>
    <style:style style:name="T20_148" style:family="text">
      <style:text-properties fo:font-size="12pt" style:font-size-asian="12pt" style:font-size-complex="12pt"/>
    </style:style>
    <style:style style:name="T20_149" style:family="text">
      <style:text-properties fo:font-size="12pt" style:font-size-asian="12pt" style:font-size-complex="12pt"/>
    </style:style>
    <style:style style:name="T20_150" style:family="text">
      <style:text-properties fo:font-size="12pt" style:font-size-asian="12pt" style:font-size-complex="12pt"/>
    </style:style>
    <style:style style:name="T20_151" style:family="text">
      <style:text-properties fo:font-size="12pt" style:font-size-asian="12pt" style:font-size-complex="12pt"/>
    </style:style>
    <style:style style:name="T20_152" style:family="text">
      <style:text-properties fo:font-size="12pt" style:font-size-asian="12pt" style:font-size-complex="12pt"/>
    </style:style>
    <style:style style:name="T20_153" style:family="text">
      <style:text-properties fo:font-size="12pt" style:font-size-asian="12pt" style:font-size-complex="12pt"/>
    </style:style>
    <style:style style:name="T20_154" style:family="text">
      <style:text-properties fo:font-size="12pt" style:font-size-asian="12pt" style:font-size-complex="12pt"/>
    </style:style>
    <style:style style:name="T20_155" style:family="text">
      <style:text-properties fo:font-size="12pt" style:font-size-asian="12pt" style:font-size-complex="12pt"/>
    </style:style>
    <style:style style:name="T20_156" style:family="text">
      <style:text-properties fo:font-size="12pt" style:font-size-asian="12pt" style:font-size-complex="12pt"/>
    </style:style>
    <style:style style:name="T20_157" style:family="text">
      <style:text-properties fo:font-size="12pt" style:font-size-asian="12pt" style:font-size-complex="12pt"/>
    </style:style>
    <style:style style:name="T20_158" style:family="text">
      <style:text-properties fo:font-size="12pt" style:font-size-asian="12pt" style:font-size-complex="12pt"/>
    </style:style>
    <style:style style:name="T20_159" style:family="text">
      <style:text-properties fo:font-size="12pt" style:font-size-asian="12pt" style:font-size-complex="12pt"/>
    </style:style>
    <style:style style:name="T20_160" style:family="text">
      <style:text-properties fo:font-size="12pt" style:font-size-asian="12pt" style:font-size-complex="12pt"/>
    </style:style>
    <style:style style:name="T20_161" style:family="text">
      <style:text-properties fo:font-size="12pt" style:font-size-asian="12pt" style:font-size-complex="12pt"/>
    </style:style>
    <style:style style:name="T20_162" style:family="text">
      <style:text-properties fo:font-size="12pt" style:font-size-asian="12pt" style:font-size-complex="12pt"/>
    </style:style>
    <style:style style:name="T20_163" style:family="text">
      <style:text-properties fo:font-size="12pt" style:font-size-asian="12pt" style:font-size-complex="12pt"/>
    </style:style>
    <style:style style:name="T20_164" style:family="text">
      <style:text-properties fo:font-size="12pt" style:font-size-asian="12pt" style:font-size-complex="12pt"/>
    </style:style>
    <style:style style:name="T20_165" style:family="text">
      <style:text-properties fo:font-size="12pt" style:font-size-asian="12pt" style:font-size-complex="12pt"/>
    </style:style>
    <style:style style:name="T20_166" style:family="text">
      <style:text-properties fo:font-size="12pt" style:font-size-asian="12pt" style:font-size-complex="12pt"/>
    </style:style>
    <style:style style:name="T20_167" style:family="text">
      <style:text-properties fo:font-size="12pt" style:font-size-asian="12pt" style:font-size-complex="12pt"/>
    </style:style>
    <style:style style:name="T20_168" style:family="text">
      <style:text-properties fo:font-size="12pt" style:font-size-asian="12pt" style:font-size-complex="12pt"/>
    </style:style>
    <style:style style:name="T20_169" style:family="text">
      <style:text-properties fo:font-size="12pt" style:font-size-asian="12pt" style:font-size-complex="12pt"/>
    </style:style>
    <style:style style:name="T20_170" style:family="text">
      <style:text-properties fo:font-size="12pt" style:font-size-asian="12pt" style:font-size-complex="12pt"/>
    </style:style>
    <style:style style:name="T20_171" style:family="text">
      <style:text-properties fo:font-size="12pt" style:font-size-asian="12pt" style:font-size-complex="12pt"/>
    </style:style>
    <style:style style:name="T20_172" style:family="text">
      <style:text-properties fo:font-size="12pt" style:font-size-asian="12pt" style:font-size-complex="12pt"/>
    </style:style>
    <style:style style:name="T20_173" style:family="text">
      <style:text-properties fo:font-size="12pt" style:font-size-asian="12pt" style:font-size-complex="12pt"/>
    </style:style>
    <style:style style:name="T20_174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text-indent="0.952cm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T21_29" style:family="text">
      <style:text-properties fo:font-size="12pt" style:font-size-asian="12pt" style:font-size-complex="12pt"/>
    </style:style>
    <style:style style:name="T21_30" style:family="text">
      <style:text-properties fo:font-size="12pt" style:font-size-asian="12pt" style:font-size-complex="12pt"/>
    </style:style>
    <style:style style:name="T21_31" style:family="text">
      <style:text-properties fo:font-size="12pt" style:font-size-asian="12pt" style:font-size-complex="12pt"/>
    </style:style>
    <style:style style:name="T21_32" style:family="text">
      <style:text-properties fo:font-size="12pt" style:font-size-asian="12pt" style:font-size-complex="12pt"/>
    </style:style>
    <style:style style:name="T21_33" style:family="text">
      <style:text-properties fo:font-size="12pt" style:font-size-asian="12pt" style:font-size-complex="12pt"/>
    </style:style>
    <style:style style:name="T21_34" style:family="text">
      <style:text-properties fo:font-size="12pt" style:font-size-asian="12pt" style:font-size-complex="12pt"/>
    </style:style>
    <style:style style:name="T21_35" style:family="text">
      <style:text-properties fo:font-size="12pt" style:font-size-asian="12pt" style:font-size-complex="12pt"/>
    </style:style>
    <style:style style:name="T21_36" style:family="text">
      <style:text-properties fo:font-size="12pt" style:font-size-asian="12pt" style:font-size-complex="12pt"/>
    </style:style>
    <style:style style:name="T21_37" style:family="text">
      <style:text-properties fo:font-size="12pt" style:font-size-asian="12pt" style:font-size-complex="12pt"/>
    </style:style>
    <style:style style:name="T21_38" style:family="text">
      <style:text-properties fo:font-size="12pt" style:font-size-asian="12pt" style:font-size-complex="12pt"/>
    </style:style>
    <style:style style:name="T21_39" style:family="text">
      <style:text-properties fo:font-size="12pt" style:font-size-asian="12pt" style:font-size-complex="12pt"/>
    </style:style>
    <style:style style:name="T21_40" style:family="text">
      <style:text-properties fo:font-size="12pt" style:font-size-asian="12pt" style:font-size-complex="12pt"/>
    </style:style>
    <style:style style:name="T21_41" style:family="text">
      <style:text-properties fo:font-size="12pt" style:font-size-asian="12pt" style:font-size-complex="12pt"/>
    </style:style>
    <style:style style:name="T21_42" style:family="text">
      <style:text-properties fo:font-size="12pt" style:font-size-asian="12pt" style:font-size-complex="12pt"/>
    </style:style>
    <style:style style:name="T21_43" style:family="text">
      <style:text-properties fo:font-size="12pt" style:font-size-asian="12pt" style:font-size-complex="12pt"/>
    </style:style>
    <style:style style:name="T21_44" style:family="text">
      <style:text-properties fo:font-size="12pt" style:font-size-asian="12pt" style:font-size-complex="12pt"/>
    </style:style>
    <style:style style:name="T21_45" style:family="text">
      <style:text-properties fo:font-size="12pt" style:font-size-asian="12pt" style:font-size-complex="12pt"/>
    </style:style>
    <style:style style:name="T21_46" style:family="text">
      <style:text-properties fo:font-size="12pt" style:font-size-asian="12pt" style:font-size-complex="12pt"/>
    </style:style>
    <style:style style:name="T21_47" style:family="text">
      <style:text-properties fo:font-size="12pt" style:font-size-asian="12pt" style:font-size-complex="12pt"/>
    </style:style>
    <style:style style:name="T21_48" style:family="text">
      <style:text-properties fo:font-size="12pt" style:font-size-asian="12pt" style:font-size-complex="12pt"/>
    </style:style>
    <style:style style:name="T21_49" style:family="text">
      <style:text-properties fo:font-size="12pt" style:font-size-asian="12pt" style:font-size-complex="12pt"/>
    </style:style>
    <style:style style:name="T21_50" style:family="text">
      <style:text-properties fo:font-size="12pt" style:font-size-asian="12pt" style:font-size-complex="12pt"/>
    </style:style>
    <style:style style:name="T21_51" style:family="text">
      <style:text-properties fo:font-size="12pt" style:font-size-asian="12pt" style:font-size-complex="12pt"/>
    </style:style>
    <style:style style:name="T21_52" style:family="text">
      <style:text-properties fo:font-size="12pt" style:font-size-asian="12pt" style:font-size-complex="12pt"/>
    </style:style>
    <style:style style:name="T21_53" style:family="text">
      <style:text-properties fo:font-size="12pt" style:font-size-asian="12pt" style:font-size-complex="12pt"/>
    </style:style>
    <style:style style:name="T21_54" style:family="text">
      <style:text-properties fo:font-size="12pt" style:font-size-asian="12pt" style:font-size-complex="12pt"/>
    </style:style>
    <style:style style:name="T21_55" style:family="text">
      <style:text-properties fo:font-size="12pt" style:font-size-asian="12pt" style:font-size-complex="12pt"/>
    </style:style>
    <style:style style:name="T21_56" style:family="text">
      <style:text-properties fo:font-size="12pt" style:font-size-asian="12pt" style:font-size-complex="12pt"/>
    </style:style>
    <style:style style:name="T21_57" style:family="text">
      <style:text-properties fo:font-size="12pt" style:font-size-asian="12pt" style:font-size-complex="12pt"/>
    </style:style>
    <style:style style:name="T21_58" style:family="text">
      <style:text-properties fo:font-size="12pt" style:font-size-asian="12pt" style:font-size-complex="12pt"/>
    </style:style>
    <style:style style:name="T21_59" style:family="text">
      <style:text-properties fo:font-size="12pt" style:font-size-asian="12pt" style:font-size-complex="12pt"/>
    </style:style>
    <style:style style:name="T21_60" style:family="text">
      <style:text-properties fo:font-size="12pt" style:font-size-asian="12pt" style:font-size-complex="12pt"/>
    </style:style>
    <style:style style:name="T21_61" style:family="text">
      <style:text-properties fo:font-size="12pt" style:font-size-asian="12pt" style:font-size-complex="12pt"/>
    </style:style>
    <style:style style:name="T21_62" style:family="text">
      <style:text-properties fo:font-size="12pt" style:font-size-asian="12pt" style:font-size-complex="12pt"/>
    </style:style>
    <style:style style:name="T21_63" style:family="text">
      <style:text-properties fo:font-size="12pt" style:font-size-asian="12pt" style:font-size-complex="12pt"/>
    </style:style>
    <style:style style:name="T21_64" style:family="text">
      <style:text-properties fo:font-size="12pt" style:font-size-asian="12pt" style:font-size-complex="12pt"/>
    </style:style>
    <style:style style:name="T21_65" style:family="text">
      <style:text-properties fo:font-size="12pt" style:font-size-asian="12pt" style:font-size-complex="12pt"/>
    </style:style>
    <style:style style:name="T21_66" style:family="text">
      <style:text-properties fo:font-size="12pt" style:font-size-asian="12pt" style:font-size-complex="12pt"/>
    </style:style>
    <style:style style:name="T21_67" style:family="text">
      <style:text-properties fo:font-size="12pt" style:font-size-asian="12pt" style:font-size-complex="12pt"/>
    </style:style>
    <style:style style:name="T21_68" style:family="text">
      <style:text-properties fo:font-size="12pt" style:font-size-asian="12pt" style:font-size-complex="12pt"/>
    </style:style>
    <style:style style:name="T21_69" style:family="text">
      <style:text-properties fo:font-size="12pt" style:font-size-asian="12pt" style:font-size-complex="12pt"/>
    </style:style>
    <style:style style:name="T21_70" style:family="text">
      <style:text-properties fo:font-size="12pt" style:font-size-asian="12pt" style:font-size-complex="12pt"/>
    </style:style>
    <style:style style:name="T21_71" style:family="text">
      <style:text-properties fo:font-size="12pt" style:font-size-asian="12pt" style:font-size-complex="12pt"/>
    </style:style>
    <style:style style:name="T21_72" style:family="text">
      <style:text-properties fo:font-size="12pt" style:font-size-asian="12pt" style:font-size-complex="12pt"/>
    </style:style>
    <style:style style:name="T21_73" style:family="text">
      <style:text-properties fo:font-size="12pt" style:font-size-asian="12pt" style:font-size-complex="12pt"/>
    </style:style>
    <style:style style:name="T21_74" style:family="text">
      <style:text-properties fo:font-size="12pt" style:font-size-asian="12pt" style:font-size-complex="12pt"/>
    </style:style>
    <style:style style:name="T21_75" style:family="text">
      <style:text-properties fo:font-size="12pt" style:font-size-asian="12pt" style:font-size-complex="12pt"/>
    </style:style>
    <style:style style:name="T21_76" style:family="text">
      <style:text-properties fo:font-size="12pt" style:font-size-asian="12pt" style:font-size-complex="12pt"/>
    </style:style>
    <style:style style:name="T21_77" style:family="text">
      <style:text-properties fo:font-size="12pt" style:font-size-asian="12pt" style:font-size-complex="12pt"/>
    </style:style>
    <style:style style:name="T21_78" style:family="text">
      <style:text-properties fo:font-size="12pt" style:font-size-asian="12pt" style:font-size-complex="12pt"/>
    </style:style>
    <style:style style:name="T21_79" style:family="text">
      <style:text-properties fo:font-size="12pt" style:font-size-asian="12pt" style:font-size-complex="12pt"/>
    </style:style>
    <style:style style:name="T21_80" style:family="text">
      <style:text-properties fo:font-size="12pt" style:font-size-asian="12pt" style:font-size-complex="12pt"/>
    </style:style>
    <style:style style:name="T21_81" style:family="text">
      <style:text-properties fo:font-size="12pt" style:font-size-asian="12pt" style:font-size-complex="12pt"/>
    </style:style>
    <style:style style:name="T21_82" style:family="text">
      <style:text-properties fo:font-size="12pt" style:font-size-asian="12pt" style:font-size-complex="12pt"/>
    </style:style>
    <style:style style:name="T21_83" style:family="text">
      <style:text-properties fo:font-size="12pt" style:font-size-asian="12pt" style:font-size-complex="12pt"/>
    </style:style>
    <style:style style:name="T21_84" style:family="text">
      <style:text-properties fo:font-size="12pt" style:font-size-asian="12pt" style:font-size-complex="12pt"/>
    </style:style>
    <style:style style:name="T21_85" style:family="text">
      <style:text-properties fo:font-size="12pt" style:font-size-asian="12pt" style:font-size-complex="12pt"/>
    </style:style>
    <style:style style:name="T21_86" style:family="text">
      <style:text-properties fo:font-size="12pt" style:font-size-asian="12pt" style:font-size-complex="12pt"/>
    </style:style>
    <style:style style:name="T21_87" style:family="text">
      <style:text-properties fo:font-size="12pt" style:font-size-asian="12pt" style:font-size-complex="12pt"/>
    </style:style>
    <style:style style:name="T21_88" style:family="text">
      <style:text-properties fo:font-size="12pt" style:font-size-asian="12pt" style:font-size-complex="12pt"/>
    </style:style>
    <style:style style:name="T21_89" style:family="text">
      <style:text-properties fo:font-size="12pt" style:font-size-asian="12pt" style:font-size-complex="12pt"/>
    </style:style>
    <style:style style:name="T21_90" style:family="text">
      <style:text-properties fo:font-size="12pt" style:font-size-asian="12pt" style:font-size-complex="12pt"/>
    </style:style>
    <style:style style:name="T21_91" style:family="text">
      <style:text-properties fo:font-size="12pt" style:font-size-asian="12pt" style:font-size-complex="12pt"/>
    </style:style>
    <style:style style:name="T21_92" style:family="text">
      <style:text-properties fo:font-size="12pt" style:font-size-asian="12pt" style:font-size-complex="12pt"/>
    </style:style>
    <style:style style:name="T21_93" style:family="text">
      <style:text-properties fo:font-size="12pt" style:font-size-asian="12pt" style:font-size-complex="12pt"/>
    </style:style>
    <style:style style:name="T21_94" style:family="text">
      <style:text-properties fo:font-size="12pt" style:font-size-asian="12pt" style:font-size-complex="12pt"/>
    </style:style>
    <style:style style:name="T21_95" style:family="text">
      <style:text-properties fo:font-size="12pt" style:font-size-asian="12pt" style:font-size-complex="12pt"/>
    </style:style>
    <style:style style:name="T21_96" style:family="text">
      <style:text-properties fo:font-size="12pt" style:font-size-asian="12pt" style:font-size-complex="12pt"/>
    </style:style>
    <style:style style:name="T21_97" style:family="text">
      <style:text-properties fo:font-size="12pt" style:font-size-asian="12pt" style:font-size-complex="12pt"/>
    </style:style>
    <style:style style:name="T21_98" style:family="text">
      <style:text-properties fo:font-size="12pt" style:font-size-asian="12pt" style:font-size-complex="12pt"/>
    </style:style>
    <style:style style:name="T21_99" style:family="text">
      <style:text-properties fo:font-size="12pt" style:font-size-asian="12pt" style:font-size-complex="12pt"/>
    </style:style>
    <style:style style:name="T21_100" style:family="text">
      <style:text-properties fo:font-size="12pt" style:font-size-asian="12pt" style:font-size-complex="12pt"/>
    </style:style>
    <style:style style:name="T21_101" style:family="text">
      <style:text-properties fo:font-size="12pt" style:font-size-asian="12pt" style:font-size-complex="12pt"/>
    </style:style>
    <style:style style:name="T21_102" style:family="text">
      <style:text-properties fo:font-size="12pt" style:font-size-asian="12pt" style:font-size-complex="12pt"/>
    </style:style>
    <style:style style:name="T21_103" style:family="text">
      <style:text-properties fo:font-size="12pt" style:font-size-asian="12pt" style:font-size-complex="12pt"/>
    </style:style>
    <style:style style:name="T21_104" style:family="text">
      <style:text-properties fo:font-size="12pt" style:font-size-asian="12pt" style:font-size-complex="12pt"/>
    </style:style>
    <style:style style:name="T21_105" style:family="text">
      <style:text-properties fo:font-size="12pt" style:font-size-asian="12pt" style:font-size-complex="12pt"/>
    </style:style>
    <style:style style:name="T21_106" style:family="text">
      <style:text-properties fo:font-size="12pt" style:font-size-asian="12pt" style:font-size-complex="12pt"/>
    </style:style>
    <style:style style:name="T21_107" style:family="text">
      <style:text-properties fo:font-size="12pt" style:font-size-asian="12pt" style:font-size-complex="12pt"/>
    </style:style>
    <style:style style:name="T21_108" style:family="text">
      <style:text-properties fo:font-size="12pt" style:font-size-asian="12pt" style:font-size-complex="12pt"/>
    </style:style>
    <style:style style:name="T21_109" style:family="text">
      <style:text-properties fo:font-size="12pt" style:font-size-asian="12pt" style:font-size-complex="12pt"/>
    </style:style>
    <style:style style:name="T21_110" style:family="text">
      <style:text-properties fo:font-size="12pt" style:font-size-asian="12pt" style:font-size-complex="12pt"/>
    </style:style>
    <style:style style:name="T21_111" style:family="text">
      <style:text-properties fo:font-size="12pt" style:font-size-asian="12pt" style:font-size-complex="12pt"/>
    </style:style>
    <style:style style:name="T21_112" style:family="text">
      <style:text-properties fo:font-size="12pt" style:font-size-asian="12pt" style:font-size-complex="12pt"/>
    </style:style>
    <style:style style:name="T21_113" style:family="text">
      <style:text-properties fo:font-size="12pt" style:font-size-asian="12pt" style:font-size-complex="12pt"/>
    </style:style>
    <style:style style:name="T21_114" style:family="text">
      <style:text-properties fo:font-size="12pt" style:font-size-asian="12pt" style:font-size-complex="12pt"/>
    </style:style>
    <style:style style:name="T21_115" style:family="text">
      <style:text-properties fo:font-size="12pt" style:font-size-asian="12pt" style:font-size-complex="12pt"/>
    </style:style>
    <style:style style:name="T21_116" style:family="text">
      <style:text-properties fo:font-size="12pt" style:font-size-asian="12pt" style:font-size-complex="12pt"/>
    </style:style>
    <style:style style:name="T21_117" style:family="text">
      <style:text-properties fo:font-size="12pt" style:font-size-asian="12pt" style:font-size-complex="12pt"/>
    </style:style>
    <style:style style:name="T21_118" style:family="text">
      <style:text-properties fo:font-size="12pt" style:font-size-asian="12pt" style:font-size-complex="12pt"/>
    </style:style>
    <style:style style:name="T21_119" style:family="text">
      <style:text-properties fo:font-size="12pt" style:font-size-asian="12pt" style:font-size-complex="12pt"/>
    </style:style>
    <style:style style:name="T21_120" style:family="text">
      <style:text-properties fo:font-size="12pt" style:font-size-asian="12pt" style:font-size-complex="12pt"/>
    </style:style>
    <style:style style:name="T21_121" style:family="text">
      <style:text-properties fo:font-size="12pt" style:font-size-asian="12pt" style:font-size-complex="12pt"/>
    </style:style>
    <style:style style:name="T21_122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justify" fo:break-before="auto" fo:text-indent="0.952cm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T22_45" style:family="text">
      <style:text-properties fo:font-size="12pt" style:font-size-asian="12pt" style:font-size-complex="12pt"/>
    </style:style>
    <style:style style:name="T22_46" style:family="text">
      <style:text-properties fo:font-size="12pt" style:font-size-asian="12pt" style:font-size-complex="12pt"/>
    </style:style>
    <style:style style:name="T22_47" style:family="text">
      <style:text-properties fo:font-size="12pt" style:font-size-asian="12pt" style:font-size-complex="12pt"/>
    </style:style>
    <style:style style:name="T22_48" style:family="text">
      <style:text-properties fo:font-size="12pt" style:font-size-asian="12pt" style:font-size-complex="12pt"/>
    </style:style>
    <style:style style:name="T22_49" style:family="text">
      <style:text-properties fo:font-size="12pt" style:font-size-asian="12pt" style:font-size-complex="12pt"/>
    </style:style>
    <style:style style:name="T22_50" style:family="text">
      <style:text-properties fo:font-size="12pt" style:font-size-asian="12pt" style:font-size-complex="12pt"/>
    </style:style>
    <style:style style:name="T22_51" style:family="text">
      <style:text-properties fo:font-size="12pt" style:font-size-asian="12pt" style:font-size-complex="12pt"/>
    </style:style>
    <style:style style:name="T22_52" style:family="text">
      <style:text-properties fo:font-size="12pt" style:font-size-asian="12pt" style:font-size-complex="12pt"/>
    </style:style>
    <style:style style:name="T22_53" style:family="text">
      <style:text-properties fo:font-size="12pt" style:font-size-asian="12pt" style:font-size-complex="12pt"/>
    </style:style>
    <style:style style:name="T22_54" style:family="text">
      <style:text-properties fo:font-size="12pt" style:font-size-asian="12pt" style:font-size-complex="12pt"/>
    </style:style>
    <style:style style:name="T22_55" style:family="text">
      <style:text-properties fo:font-size="12pt" style:font-size-asian="12pt" style:font-size-complex="12pt"/>
    </style:style>
    <style:style style:name="T22_56" style:family="text">
      <style:text-properties fo:font-size="12pt" style:font-size-asian="12pt" style:font-size-complex="12pt"/>
    </style:style>
    <style:style style:name="T22_57" style:family="text">
      <style:text-properties fo:font-size="12pt" style:font-size-asian="12pt" style:font-size-complex="12pt"/>
    </style:style>
    <style:style style:name="T22_58" style:family="text">
      <style:text-properties fo:font-size="12pt" style:font-size-asian="12pt" style:font-size-complex="12pt"/>
    </style:style>
    <style:style style:name="T22_59" style:family="text">
      <style:text-properties fo:font-size="12pt" style:font-size-asian="12pt" style:font-size-complex="12pt"/>
    </style:style>
    <style:style style:name="T22_60" style:family="text">
      <style:text-properties fo:font-size="12pt" style:font-size-asian="12pt" style:font-size-complex="12pt"/>
    </style:style>
    <style:style style:name="T22_61" style:family="text">
      <style:text-properties fo:font-size="12pt" style:font-size-asian="12pt" style:font-size-complex="12pt"/>
    </style:style>
    <style:style style:name="T22_62" style:family="text">
      <style:text-properties fo:font-size="12pt" style:font-size-asian="12pt" style:font-size-complex="12pt"/>
    </style:style>
    <style:style style:name="T22_63" style:family="text">
      <style:text-properties fo:font-size="12pt" style:font-size-asian="12pt" style:font-size-complex="12pt"/>
    </style:style>
    <style:style style:name="T22_64" style:family="text">
      <style:text-properties fo:font-size="12pt" style:font-size-asian="12pt" style:font-size-complex="12pt"/>
    </style:style>
    <style:style style:name="T22_65" style:family="text">
      <style:text-properties fo:font-size="12pt" style:font-size-asian="12pt" style:font-size-complex="12pt"/>
    </style:style>
    <style:style style:name="T22_66" style:family="text">
      <style:text-properties fo:font-size="12pt" style:font-size-asian="12pt" style:font-size-complex="12pt"/>
    </style:style>
    <style:style style:name="T22_67" style:family="text">
      <style:text-properties fo:font-size="12pt" style:font-size-asian="12pt" style:font-size-complex="12pt"/>
    </style:style>
    <style:style style:name="T22_68" style:family="text">
      <style:text-properties fo:font-size="12pt" style:font-size-asian="12pt" style:font-size-complex="12pt"/>
    </style:style>
    <style:style style:name="T22_69" style:family="text">
      <style:text-properties fo:font-size="12pt" style:font-size-asian="12pt" style:font-size-complex="12pt"/>
    </style:style>
    <style:style style:name="T22_70" style:family="text">
      <style:text-properties fo:font-size="12pt" style:font-size-asian="12pt" style:font-size-complex="12pt"/>
    </style:style>
    <style:style style:name="T22_71" style:family="text">
      <style:text-properties fo:font-size="12pt" style:font-size-asian="12pt" style:font-size-complex="12pt"/>
    </style:style>
    <style:style style:name="T22_72" style:family="text">
      <style:text-properties fo:font-size="12pt" style:font-size-asian="12pt" style:font-size-complex="12pt"/>
    </style:style>
    <style:style style:name="T22_73" style:family="text">
      <style:text-properties fo:font-size="12pt" style:font-size-asian="12pt" style:font-size-complex="12pt"/>
    </style:style>
    <style:style style:name="T22_74" style:family="text">
      <style:text-properties fo:font-size="12pt" style:font-size-asian="12pt" style:font-size-complex="12pt"/>
    </style:style>
    <style:style style:name="T22_75" style:family="text">
      <style:text-properties fo:font-size="12pt" style:font-size-asian="12pt" style:font-size-complex="12pt"/>
    </style:style>
    <style:style style:name="T22_76" style:family="text">
      <style:text-properties fo:font-size="12pt" style:font-size-asian="12pt" style:font-size-complex="12pt"/>
    </style:style>
    <style:style style:name="T22_77" style:family="text">
      <style:text-properties fo:font-size="12pt" style:font-size-asian="12pt" style:font-size-complex="12pt"/>
    </style:style>
    <style:style style:name="T22_78" style:family="text">
      <style:text-properties fo:font-size="12pt" style:font-size-asian="12pt" style:font-size-complex="12pt"/>
    </style:style>
    <style:style style:name="T22_79" style:family="text">
      <style:text-properties fo:font-size="12pt" style:font-size-asian="12pt" style:font-size-complex="12pt"/>
    </style:style>
    <style:style style:name="T22_80" style:family="text">
      <style:text-properties fo:font-size="12pt" style:font-size-asian="12pt" style:font-size-complex="12pt"/>
    </style:style>
    <style:style style:name="T22_81" style:family="text">
      <style:text-properties fo:font-size="12pt" style:font-size-asian="12pt" style:font-size-complex="12pt"/>
    </style:style>
    <style:style style:name="T22_82" style:family="text">
      <style:text-properties fo:font-size="12pt" style:font-size-asian="12pt" style:font-size-complex="12pt"/>
    </style:style>
    <style:style style:name="T22_83" style:family="text">
      <style:text-properties fo:font-size="12pt" style:font-size-asian="12pt" style:font-size-complex="12pt"/>
    </style:style>
    <style:style style:name="T22_84" style:family="text">
      <style:text-properties fo:font-size="12pt" style:font-size-asian="12pt" style:font-size-complex="12pt"/>
    </style:style>
    <style:style style:name="T22_85" style:family="text">
      <style:text-properties fo:font-size="12pt" style:font-size-asian="12pt" style:font-size-complex="12pt"/>
    </style:style>
    <style:style style:name="T22_86" style:family="text">
      <style:text-properties fo:font-size="12pt" style:font-size-asian="12pt" style:font-size-complex="12pt"/>
    </style:style>
    <style:style style:name="T22_87" style:family="text">
      <style:text-properties fo:font-size="12pt" style:font-size-asian="12pt" style:font-size-complex="12pt"/>
    </style:style>
    <style:style style:name="T22_88" style:family="text">
      <style:text-properties fo:font-size="12pt" style:font-size-asian="12pt" style:font-size-complex="12pt"/>
    </style:style>
    <style:style style:name="T22_89" style:family="text">
      <style:text-properties fo:font-size="12pt" style:font-size-asian="12pt" style:font-size-complex="12pt"/>
    </style:style>
    <style:style style:name="T22_90" style:family="text">
      <style:text-properties fo:font-size="12pt" style:font-size-asian="12pt" style:font-size-complex="12pt"/>
    </style:style>
    <style:style style:name="T22_91" style:family="text">
      <style:text-properties fo:font-size="12pt" style:font-size-asian="12pt" style:font-size-complex="12pt"/>
    </style:style>
    <style:style style:name="T22_92" style:family="text">
      <style:text-properties fo:font-size="12pt" style:font-size-asian="12pt" style:font-size-complex="12pt"/>
    </style:style>
    <style:style style:name="T22_93" style:family="text">
      <style:text-properties fo:font-size="12pt" style:font-size-asian="12pt" style:font-size-complex="12pt"/>
    </style:style>
    <style:style style:name="T22_94" style:family="text">
      <style:text-properties fo:font-size="12pt" style:font-size-asian="12pt" style:font-size-complex="12pt"/>
    </style:style>
    <style:style style:name="T22_95" style:family="text">
      <style:text-properties fo:font-size="12pt" style:font-size-asian="12pt" style:font-size-complex="12pt"/>
    </style:style>
    <style:style style:name="T22_96" style:family="text">
      <style:text-properties fo:font-size="12pt" style:font-size-asian="12pt" style:font-size-complex="12pt"/>
    </style:style>
    <style:style style:name="T22_97" style:family="text">
      <style:text-properties fo:font-size="12pt" style:font-size-asian="12pt" style:font-size-complex="12pt"/>
    </style:style>
    <style:style style:name="T22_98" style:family="text">
      <style:text-properties fo:font-size="12pt" style:font-size-asian="12pt" style:font-size-complex="12pt"/>
    </style:style>
    <style:style style:name="T22_99" style:family="text">
      <style:text-properties fo:font-size="12pt" style:font-size-asian="12pt" style:font-size-complex="12pt"/>
    </style:style>
    <style:style style:name="T22_100" style:family="text">
      <style:text-properties fo:font-size="12pt" style:font-size-asian="12pt" style:font-size-complex="12pt"/>
    </style:style>
    <style:style style:name="T22_101" style:family="text">
      <style:text-properties fo:font-size="12pt" style:font-size-asian="12pt" style:font-size-complex="12pt"/>
    </style:style>
    <style:style style:name="T22_102" style:family="text">
      <style:text-properties fo:font-size="12pt" style:font-size-asian="12pt" style:font-size-complex="12pt"/>
    </style:style>
    <style:style style:name="T22_103" style:family="text">
      <style:text-properties fo:font-size="12pt" style:font-size-asian="12pt" style:font-size-complex="12pt"/>
    </style:style>
    <style:style style:name="T22_104" style:family="text">
      <style:text-properties fo:font-size="12pt" style:font-size-asian="12pt" style:font-size-complex="12pt"/>
    </style:style>
    <style:style style:name="T22_105" style:family="text">
      <style:text-properties fo:font-size="12pt" style:font-size-asian="12pt" style:font-size-complex="12pt"/>
    </style:style>
    <style:style style:name="T22_106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text-align="justify" fo:break-before="auto" fo:text-indent="0.952cm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T23_27" style:family="text">
      <style:text-properties fo:font-size="12pt" style:font-size-asian="12pt" style:font-size-complex="12pt"/>
    </style:style>
    <style:style style:name="T23_28" style:family="text">
      <style:text-properties fo:font-size="12pt" style:font-size-asian="12pt" style:font-size-complex="12pt"/>
    </style:style>
    <style:style style:name="T23_29" style:family="text">
      <style:text-properties fo:font-size="12pt" style:font-size-asian="12pt" style:font-size-complex="12pt"/>
    </style:style>
    <style:style style:name="T23_30" style:family="text">
      <style:text-properties fo:font-size="12pt" style:font-size-asian="12pt" style:font-size-complex="12pt"/>
    </style:style>
    <style:style style:name="T23_31" style:family="text">
      <style:text-properties fo:font-size="12pt" style:font-size-asian="12pt" style:font-size-complex="12pt"/>
    </style:style>
    <style:style style:name="T23_32" style:family="text">
      <style:text-properties fo:font-size="12pt" style:font-size-asian="12pt" style:font-size-complex="12pt"/>
    </style:style>
    <style:style style:name="T23_33" style:family="text">
      <style:text-properties fo:font-size="12pt" style:font-size-asian="12pt" style:font-size-complex="12pt"/>
    </style:style>
    <style:style style:name="T23_34" style:family="text">
      <style:text-properties fo:font-size="12pt" style:font-size-asian="12pt" style:font-size-complex="12pt"/>
    </style:style>
    <style:style style:name="T23_35" style:family="text">
      <style:text-properties fo:font-size="12pt" style:font-size-asian="12pt" style:font-size-complex="12pt"/>
    </style:style>
    <style:style style:name="T23_36" style:family="text">
      <style:text-properties fo:font-size="12pt" style:font-size-asian="12pt" style:font-size-complex="12pt"/>
    </style:style>
    <style:style style:name="T23_37" style:family="text">
      <style:text-properties fo:font-size="12pt" style:font-size-asian="12pt" style:font-size-complex="12pt"/>
    </style:style>
    <style:style style:name="T23_38" style:family="text">
      <style:text-properties fo:font-size="12pt" style:font-size-asian="12pt" style:font-size-complex="12pt"/>
    </style:style>
    <style:style style:name="T23_39" style:family="text">
      <style:text-properties fo:font-size="12pt" style:font-size-asian="12pt" style:font-size-complex="12pt"/>
    </style:style>
    <style:style style:name="T23_40" style:family="text">
      <style:text-properties fo:font-size="12pt" style:font-size-asian="12pt" style:font-size-complex="12pt"/>
    </style:style>
    <style:style style:name="T23_41" style:family="text">
      <style:text-properties fo:font-size="12pt" style:font-size-asian="12pt" style:font-size-complex="12pt"/>
    </style:style>
    <style:style style:name="T23_42" style:family="text">
      <style:text-properties fo:font-size="12pt" style:font-size-asian="12pt" style:font-size-complex="12pt"/>
    </style:style>
    <style:style style:name="T23_43" style:family="text">
      <style:text-properties fo:font-size="12pt" style:font-size-asian="12pt" style:font-size-complex="12pt"/>
    </style:style>
    <style:style style:name="T23_44" style:family="text">
      <style:text-properties fo:font-size="12pt" style:font-size-asian="12pt" style:font-size-complex="12pt"/>
    </style:style>
    <style:style style:name="T23_45" style:family="text">
      <style:text-properties fo:font-size="12pt" style:font-size-asian="12pt" style:font-size-complex="12pt"/>
    </style:style>
    <style:style style:name="T23_46" style:family="text">
      <style:text-properties fo:font-size="12pt" style:font-size-asian="12pt" style:font-size-complex="12pt"/>
    </style:style>
    <style:style style:name="T23_47" style:family="text">
      <style:text-properties fo:font-size="12pt" style:font-size-asian="12pt" style:font-size-complex="12pt"/>
    </style:style>
    <style:style style:name="T23_48" style:family="text">
      <style:text-properties fo:font-size="12pt" style:font-size-asian="12pt" style:font-size-complex="12pt"/>
    </style:style>
    <style:style style:name="T23_49" style:family="text">
      <style:text-properties fo:font-size="12pt" style:font-size-asian="12pt" style:font-size-complex="12pt"/>
    </style:style>
    <style:style style:name="T23_50" style:family="text">
      <style:text-properties fo:font-size="12pt" style:font-size-asian="12pt" style:font-size-complex="12pt"/>
    </style:style>
    <style:style style:name="T23_51" style:family="text">
      <style:text-properties fo:font-size="12pt" style:font-size-asian="12pt" style:font-size-complex="12pt"/>
    </style:style>
    <style:style style:name="T23_52" style:family="text">
      <style:text-properties fo:font-size="12pt" style:font-size-asian="12pt" style:font-size-complex="12pt"/>
    </style:style>
    <style:style style:name="T23_53" style:family="text">
      <style:text-properties fo:font-size="12pt" style:font-size-asian="12pt" style:font-size-complex="12pt"/>
    </style:style>
    <style:style style:name="T23_54" style:family="text">
      <style:text-properties fo:font-size="12pt" style:font-size-asian="12pt" style:font-size-complex="12pt"/>
    </style:style>
    <style:style style:name="T23_55" style:family="text">
      <style:text-properties fo:font-size="12pt" style:font-size-asian="12pt" style:font-size-complex="12pt"/>
    </style:style>
    <style:style style:name="T23_56" style:family="text">
      <style:text-properties fo:font-size="12pt" style:font-size-asian="12pt" style:font-size-complex="12pt"/>
    </style:style>
    <style:style style:name="T23_57" style:family="text">
      <style:text-properties fo:font-size="12pt" style:font-size-asian="12pt" style:font-size-complex="12pt"/>
    </style:style>
    <style:style style:name="T23_58" style:family="text">
      <style:text-properties fo:font-size="12pt" style:font-size-asian="12pt" style:font-size-complex="12pt"/>
    </style:style>
    <style:style style:name="T23_59" style:family="text">
      <style:text-properties fo:font-size="12pt" style:font-size-asian="12pt" style:font-size-complex="12pt"/>
    </style:style>
    <style:style style:name="T23_60" style:family="text">
      <style:text-properties fo:font-size="12pt" style:font-size-asian="12pt" style:font-size-complex="12pt"/>
    </style:style>
    <style:style style:name="T23_61" style:family="text">
      <style:text-properties fo:font-size="12pt" style:font-size-asian="12pt" style:font-size-complex="12pt"/>
    </style:style>
    <style:style style:name="T23_62" style:family="text">
      <style:text-properties fo:font-size="12pt" style:font-size-asian="12pt" style:font-size-complex="12pt"/>
    </style:style>
    <style:style style:name="T23_63" style:family="text">
      <style:text-properties fo:font-size="12pt" style:font-size-asian="12pt" style:font-size-complex="12pt"/>
    </style:style>
    <style:style style:name="T23_64" style:family="text">
      <style:text-properties fo:font-size="12pt" style:font-size-asian="12pt" style:font-size-complex="12pt"/>
    </style:style>
    <style:style style:name="T23_65" style:family="text">
      <style:text-properties fo:font-size="12pt" style:font-size-asian="12pt" style:font-size-complex="12pt"/>
    </style:style>
    <style:style style:name="T23_66" style:family="text">
      <style:text-properties fo:font-size="12pt" style:font-size-asian="12pt" style:font-size-complex="12pt"/>
    </style:style>
    <style:style style:name="T23_67" style:family="text">
      <style:text-properties fo:font-size="12pt" style:font-size-asian="12pt" style:font-size-complex="12pt"/>
    </style:style>
    <style:style style:name="T23_68" style:family="text">
      <style:text-properties fo:font-size="12pt" style:font-size-asian="12pt" style:font-size-complex="12pt"/>
    </style:style>
    <style:style style:name="T23_69" style:family="text">
      <style:text-properties fo:font-size="12pt" style:font-size-asian="12pt" style:font-size-complex="12pt"/>
    </style:style>
    <style:style style:name="T23_70" style:family="text">
      <style:text-properties fo:font-size="12pt" style:font-size-asian="12pt" style:font-size-complex="12pt"/>
    </style:style>
    <style:style style:name="T23_71" style:family="text">
      <style:text-properties fo:font-size="12pt" style:font-size-asian="12pt" style:font-size-complex="12pt"/>
    </style:style>
    <style:style style:name="T23_72" style:family="text">
      <style:text-properties fo:font-size="12pt" style:font-size-asian="12pt" style:font-size-complex="12pt"/>
    </style:style>
    <style:style style:name="T23_73" style:family="text">
      <style:text-properties fo:font-size="12pt" style:font-size-asian="12pt" style:font-size-complex="12pt"/>
    </style:style>
    <style:style style:name="T23_74" style:family="text">
      <style:text-properties fo:font-size="12pt" style:font-size-asian="12pt" style:font-size-complex="12pt"/>
    </style:style>
    <style:style style:name="T23_75" style:family="text">
      <style:text-properties fo:font-size="12pt" style:font-size-asian="12pt" style:font-size-complex="12pt"/>
    </style:style>
    <style:style style:name="T23_76" style:family="text">
      <style:text-properties fo:font-size="12pt" style:font-size-asian="12pt" style:font-size-complex="12pt"/>
    </style:style>
    <style:style style:name="T23_77" style:family="text">
      <style:text-properties fo:font-size="12pt" style:font-size-asian="12pt" style:font-size-complex="12pt"/>
    </style:style>
    <style:style style:name="T23_78" style:family="text">
      <style:text-properties fo:font-size="12pt" style:font-size-asian="12pt" style:font-size-complex="12pt"/>
    </style:style>
    <style:style style:name="T23_79" style:family="text">
      <style:text-properties fo:font-size="12pt" style:font-size-asian="12pt" style:font-size-complex="12pt"/>
    </style:style>
    <style:style style:name="T23_80" style:family="text">
      <style:text-properties fo:font-size="12pt" style:font-size-asian="12pt" style:font-size-complex="12pt"/>
    </style:style>
    <style:style style:name="T23_81" style:family="text">
      <style:text-properties fo:font-size="12pt" style:font-size-asian="12pt" style:font-size-complex="12pt"/>
    </style:style>
    <style:style style:name="T23_82" style:family="text">
      <style:text-properties fo:font-size="12pt" style:font-size-asian="12pt" style:font-size-complex="12pt"/>
    </style:style>
    <style:style style:name="T23_83" style:family="text">
      <style:text-properties fo:font-size="12pt" style:font-size-asian="12pt" style:font-size-complex="12pt"/>
    </style:style>
    <style:style style:name="T23_84" style:family="text">
      <style:text-properties fo:font-size="12pt" style:font-size-asian="12pt" style:font-size-complex="12pt"/>
    </style:style>
    <style:style style:name="T23_85" style:family="text">
      <style:text-properties fo:font-size="12pt" style:font-size-asian="12pt" style:font-size-complex="12pt"/>
    </style:style>
    <style:style style:name="T23_86" style:family="text">
      <style:text-properties fo:font-size="12pt" style:font-size-asian="12pt" style:font-size-complex="12pt"/>
    </style:style>
    <style:style style:name="T23_87" style:family="text">
      <style:text-properties fo:font-size="12pt" style:font-size-asian="12pt" style:font-size-complex="12pt"/>
    </style:style>
    <style:style style:name="T23_88" style:family="text">
      <style:text-properties fo:font-size="12pt" style:font-size-asian="12pt" style:font-size-complex="12pt"/>
    </style:style>
    <style:style style:name="T23_89" style:family="text">
      <style:text-properties fo:font-size="12pt" style:font-size-asian="12pt" style:font-size-complex="12pt"/>
    </style:style>
    <style:style style:name="T23_90" style:family="text">
      <style:text-properties fo:font-size="12pt" style:font-size-asian="12pt" style:font-size-complex="12pt"/>
    </style:style>
    <style:style style:name="T23_91" style:family="text">
      <style:text-properties fo:font-size="12pt" style:font-size-asian="12pt" style:font-size-complex="12pt"/>
    </style:style>
    <style:style style:name="T23_92" style:family="text">
      <style:text-properties fo:font-size="12pt" style:font-size-asian="12pt" style:font-size-complex="12pt"/>
    </style:style>
    <style:style style:name="T23_93" style:family="text">
      <style:text-properties fo:font-size="12pt" style:font-size-asian="12pt" style:font-size-complex="12pt"/>
    </style:style>
    <style:style style:name="T23_94" style:family="text">
      <style:text-properties fo:font-size="12pt" style:font-size-asian="12pt" style:font-size-complex="12pt"/>
    </style:style>
    <style:style style:name="T23_95" style:family="text">
      <style:text-properties fo:font-size="12pt" style:font-size-asian="12pt" style:font-size-complex="12pt"/>
    </style:style>
    <style:style style:name="T23_96" style:family="text">
      <style:text-properties fo:font-size="12pt" style:font-size-asian="12pt" style:font-size-complex="12pt"/>
    </style:style>
    <style:style style:name="T23_97" style:family="text">
      <style:text-properties fo:font-size="12pt" style:font-size-asian="12pt" style:font-size-complex="12pt"/>
    </style:style>
    <style:style style:name="T23_98" style:family="text">
      <style:text-properties fo:font-size="12pt" style:font-size-asian="12pt" style:font-size-complex="12pt"/>
    </style:style>
    <style:style style:name="T23_99" style:family="text">
      <style:text-properties fo:font-size="12pt" style:font-size-asian="12pt" style:font-size-complex="12pt"/>
    </style:style>
    <style:style style:name="T23_100" style:family="text">
      <style:text-properties fo:font-size="12pt" style:font-size-asian="12pt" style:font-size-complex="12pt"/>
    </style:style>
    <style:style style:name="T23_101" style:family="text">
      <style:text-properties fo:font-size="12pt" style:font-size-asian="12pt" style:font-size-complex="12pt"/>
    </style:style>
    <style:style style:name="T23_102" style:family="text">
      <style:text-properties fo:font-size="12pt" style:font-size-asian="12pt" style:font-size-complex="12pt"/>
    </style:style>
    <style:style style:name="T23_103" style:family="text">
      <style:text-properties fo:font-size="12pt" style:font-size-asian="12pt" style:font-size-complex="12pt"/>
    </style:style>
    <style:style style:name="T23_104" style:family="text">
      <style:text-properties fo:font-size="12pt" style:font-size-asian="12pt" style:font-size-complex="12pt"/>
    </style:style>
    <style:style style:name="T23_105" style:family="text">
      <style:text-properties fo:font-size="12pt" style:font-size-asian="12pt" style:font-size-complex="12pt"/>
    </style:style>
    <style:style style:name="T23_106" style:family="text">
      <style:text-properties fo:font-size="12pt" style:font-size-asian="12pt" style:font-size-complex="12pt"/>
    </style:style>
    <style:style style:name="T23_107" style:family="text">
      <style:text-properties fo:font-size="12pt" style:font-size-asian="12pt" style:font-size-complex="12pt"/>
    </style:style>
    <style:style style:name="T23_108" style:family="text">
      <style:text-properties fo:font-size="12pt" style:font-size-asian="12pt" style:font-size-complex="12pt"/>
    </style:style>
    <style:style style:name="T23_109" style:family="text">
      <style:text-properties fo:font-size="12pt" style:font-size-asian="12pt" style:font-size-complex="12pt"/>
    </style:style>
    <style:style style:name="T23_110" style:family="text">
      <style:text-properties fo:font-size="12pt" style:font-size-asian="12pt" style:font-size-complex="12pt"/>
    </style:style>
    <style:style style:name="T23_111" style:family="text">
      <style:text-properties fo:font-size="12pt" style:font-size-asian="12pt" style:font-size-complex="12pt"/>
    </style:style>
    <style:style style:name="T23_112" style:family="text">
      <style:text-properties fo:font-size="12pt" style:font-size-asian="12pt" style:font-size-complex="12pt"/>
    </style:style>
    <style:style style:name="T23_113" style:family="text">
      <style:text-properties fo:font-size="12pt" style:font-size-asian="12pt" style:font-size-complex="12pt"/>
    </style:style>
    <style:style style:name="T23_114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text-align="justify" fo:break-before="auto" fo:text-indent="0.952cm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text-align="justify" fo:break-before="auto" fo:text-indent="0.952cm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T25_27" style:family="text">
      <style:text-properties fo:font-size="12pt" style:font-size-asian="12pt" style:font-size-complex="12pt"/>
    </style:style>
    <style:style style:name="T25_28" style:family="text">
      <style:text-properties fo:font-size="12pt" style:font-size-asian="12pt" style:font-size-complex="12pt"/>
    </style:style>
    <style:style style:name="T25_29" style:family="text">
      <style:text-properties fo:font-size="12pt" style:font-size-asian="12pt" style:font-size-complex="12pt"/>
    </style:style>
    <style:style style:name="T25_30" style:family="text">
      <style:text-properties fo:font-size="12pt" style:font-size-asian="12pt" style:font-size-complex="12pt"/>
    </style:style>
    <style:style style:name="T25_31" style:family="text">
      <style:text-properties fo:font-size="12pt" style:font-size-asian="12pt" style:font-size-complex="12pt"/>
    </style:style>
    <style:style style:name="T25_32" style:family="text">
      <style:text-properties fo:font-size="12pt" style:font-size-asian="12pt" style:font-size-complex="12pt"/>
    </style:style>
    <style:style style:name="T25_33" style:family="text">
      <style:text-properties fo:font-size="12pt" style:font-size-asian="12pt" style:font-size-complex="12pt"/>
    </style:style>
    <style:style style:name="T25_34" style:family="text">
      <style:text-properties fo:font-size="12pt" style:font-size-asian="12pt" style:font-size-complex="12pt"/>
    </style:style>
    <style:style style:name="T25_35" style:family="text">
      <style:text-properties fo:font-size="12pt" style:font-size-asian="12pt" style:font-size-complex="12pt"/>
    </style:style>
    <style:style style:name="T25_36" style:family="text">
      <style:text-properties fo:font-size="12pt" style:font-size-asian="12pt" style:font-size-complex="12pt"/>
    </style:style>
    <style:style style:name="T25_37" style:family="text">
      <style:text-properties fo:font-size="12pt" style:font-size-asian="12pt" style:font-size-complex="12pt"/>
    </style:style>
    <style:style style:name="T25_38" style:family="text">
      <style:text-properties fo:font-size="12pt" style:font-size-asian="12pt" style:font-size-complex="12pt"/>
    </style:style>
    <style:style style:name="T25_39" style:family="text">
      <style:text-properties fo:font-size="12pt" style:font-size-asian="12pt" style:font-size-complex="12pt"/>
    </style:style>
    <style:style style:name="T25_40" style:family="text">
      <style:text-properties fo:font-size="12pt" style:font-size-asian="12pt" style:font-size-complex="12pt"/>
    </style:style>
    <style:style style:name="T25_41" style:family="text">
      <style:text-properties fo:font-size="12pt" style:font-size-asian="12pt" style:font-size-complex="12pt"/>
    </style:style>
    <style:style style:name="T25_42" style:family="text">
      <style:text-properties fo:font-size="12pt" style:font-size-asian="12pt" style:font-size-complex="12pt"/>
    </style:style>
    <style:style style:name="T25_43" style:family="text">
      <style:text-properties fo:font-size="12pt" style:font-size-asian="12pt" style:font-size-complex="12pt"/>
    </style:style>
    <style:style style:name="T25_44" style:family="text">
      <style:text-properties fo:font-size="12pt" style:font-size-asian="12pt" style:font-size-complex="12pt"/>
    </style:style>
    <style:style style:name="T25_45" style:family="text">
      <style:text-properties fo:font-size="12pt" style:font-size-asian="12pt" style:font-size-complex="12pt"/>
    </style:style>
    <style:style style:name="T25_46" style:family="text">
      <style:text-properties fo:font-size="12pt" style:font-size-asian="12pt" style:font-size-complex="12pt"/>
    </style:style>
    <style:style style:name="T25_47" style:family="text">
      <style:text-properties fo:font-size="12pt" style:font-size-asian="12pt" style:font-size-complex="12pt"/>
    </style:style>
    <style:style style:name="T25_48" style:family="text">
      <style:text-properties fo:font-size="12pt" style:font-size-asian="12pt" style:font-size-complex="12pt"/>
    </style:style>
    <style:style style:name="T25_49" style:family="text">
      <style:text-properties fo:font-size="12pt" style:font-size-asian="12pt" style:font-size-complex="12pt"/>
    </style:style>
    <style:style style:name="T25_50" style:family="text">
      <style:text-properties fo:font-size="12pt" style:font-size-asian="12pt" style:font-size-complex="12pt"/>
    </style:style>
    <style:style style:name="T25_51" style:family="text">
      <style:text-properties fo:font-size="12pt" style:font-size-asian="12pt" style:font-size-complex="12pt"/>
    </style:style>
    <style:style style:name="T25_52" style:family="text">
      <style:text-properties fo:font-size="12pt" style:font-size-asian="12pt" style:font-size-complex="12pt"/>
    </style:style>
    <style:style style:name="T25_53" style:family="text">
      <style:text-properties fo:font-size="12pt" style:font-size-asian="12pt" style:font-size-complex="12pt"/>
    </style:style>
    <style:style style:name="T25_54" style:family="text">
      <style:text-properties fo:font-size="12pt" style:font-size-asian="12pt" style:font-size-complex="12pt"/>
    </style:style>
    <style:style style:name="T25_55" style:family="text">
      <style:text-properties fo:font-size="12pt" style:font-size-asian="12pt" style:font-size-complex="12pt"/>
    </style:style>
    <style:style style:name="T25_56" style:family="text">
      <style:text-properties fo:font-size="12pt" style:font-size-asian="12pt" style:font-size-complex="12pt"/>
    </style:style>
    <style:style style:name="T25_57" style:family="text">
      <style:text-properties fo:font-size="12pt" style:font-size-asian="12pt" style:font-size-complex="12pt"/>
    </style:style>
    <style:style style:name="T25_58" style:family="text">
      <style:text-properties fo:font-size="12pt" style:font-size-asian="12pt" style:font-size-complex="12pt"/>
    </style:style>
    <style:style style:name="T25_59" style:family="text">
      <style:text-properties fo:font-size="12pt" style:font-size-asian="12pt" style:font-size-complex="12pt"/>
    </style:style>
    <style:style style:name="T25_60" style:family="text">
      <style:text-properties fo:font-size="12pt" style:font-size-asian="12pt" style:font-size-complex="12pt"/>
    </style:style>
    <style:style style:name="T25_61" style:family="text">
      <style:text-properties fo:font-size="12pt" style:font-size-asian="12pt" style:font-size-complex="12pt"/>
    </style:style>
    <style:style style:name="T25_62" style:family="text">
      <style:text-properties fo:font-size="12pt" style:font-size-asian="12pt" style:font-size-complex="12pt"/>
    </style:style>
    <style:style style:name="T25_63" style:family="text">
      <style:text-properties fo:font-size="12pt" style:font-size-asian="12pt" style:font-size-complex="12pt"/>
    </style:style>
    <style:style style:name="T25_64" style:family="text">
      <style:text-properties fo:font-size="12pt" style:font-size-asian="12pt" style:font-size-complex="12pt"/>
    </style:style>
    <style:style style:name="T25_65" style:family="text">
      <style:text-properties fo:font-size="12pt" style:font-size-asian="12pt" style:font-size-complex="12pt"/>
    </style:style>
    <style:style style:name="T25_66" style:family="text">
      <style:text-properties fo:font-size="12pt" style:font-size-asian="12pt" style:font-size-complex="12pt"/>
    </style:style>
    <style:style style:name="T25_67" style:family="text">
      <style:text-properties fo:font-size="12pt" style:font-size-asian="12pt" style:font-size-complex="12pt"/>
    </style:style>
    <style:style style:name="T25_68" style:family="text">
      <style:text-properties fo:font-size="12pt" style:font-size-asian="12pt" style:font-size-complex="12pt"/>
    </style:style>
    <style:style style:name="T25_69" style:family="text">
      <style:text-properties fo:font-size="12pt" style:font-size-asian="12pt" style:font-size-complex="12pt"/>
    </style:style>
    <style:style style:name="T25_70" style:family="text">
      <style:text-properties fo:font-size="12pt" style:font-size-asian="12pt" style:font-size-complex="12pt"/>
    </style:style>
    <style:style style:name="T25_71" style:family="text">
      <style:text-properties fo:font-size="12pt" style:font-size-asian="12pt" style:font-size-complex="12pt"/>
    </style:style>
    <style:style style:name="T25_72" style:family="text">
      <style:text-properties fo:font-size="12pt" style:font-size-asian="12pt" style:font-size-complex="12pt"/>
    </style:style>
    <style:style style:name="T25_73" style:family="text">
      <style:text-properties fo:font-size="12pt" style:font-size-asian="12pt" style:font-size-complex="12pt"/>
    </style:style>
    <style:style style:name="T25_74" style:family="text">
      <style:text-properties fo:font-size="12pt" style:font-size-asian="12pt" style:font-size-complex="12pt"/>
    </style:style>
    <style:style style:name="T25_75" style:family="text">
      <style:text-properties fo:font-size="12pt" style:font-size-asian="12pt" style:font-size-complex="12pt"/>
    </style:style>
    <style:style style:name="T25_76" style:family="text">
      <style:text-properties fo:font-size="12pt" style:font-size-asian="12pt" style:font-size-complex="12pt"/>
    </style:style>
    <style:style style:name="T25_77" style:family="text">
      <style:text-properties fo:font-size="12pt" style:font-size-asian="12pt" style:font-size-complex="12pt"/>
    </style:style>
    <style:style style:name="T25_78" style:family="text">
      <style:text-properties fo:font-size="12pt" style:font-size-asian="12pt" style:font-size-complex="12pt"/>
    </style:style>
    <style:style style:name="T25_79" style:family="text">
      <style:text-properties fo:font-size="12pt" style:font-size-asian="12pt" style:font-size-complex="12pt"/>
    </style:style>
    <style:style style:name="T25_80" style:family="text">
      <style:text-properties fo:font-size="12pt" style:font-size-asian="12pt" style:font-size-complex="12pt"/>
    </style:style>
    <style:style style:name="T25_81" style:family="text">
      <style:text-properties fo:font-size="12pt" style:font-size-asian="12pt" style:font-size-complex="12pt"/>
    </style:style>
    <style:style style:name="T25_82" style:family="text">
      <style:text-properties fo:font-size="12pt" style:font-size-asian="12pt" style:font-size-complex="12pt"/>
    </style:style>
    <style:style style:name="T25_83" style:family="text">
      <style:text-properties fo:font-size="12pt" style:font-size-asian="12pt" style:font-size-complex="12pt"/>
    </style:style>
    <style:style style:name="T25_84" style:family="text">
      <style:text-properties fo:font-size="12pt" style:font-size-asian="12pt" style:font-size-complex="12pt"/>
    </style:style>
    <style:style style:name="T25_85" style:family="text">
      <style:text-properties fo:font-size="12pt" style:font-size-asian="12pt" style:font-size-complex="12pt"/>
    </style:style>
    <style:style style:name="T25_86" style:family="text">
      <style:text-properties fo:font-size="12pt" style:font-size-asian="12pt" style:font-size-complex="12pt"/>
    </style:style>
    <style:style style:name="T25_87" style:family="text">
      <style:text-properties fo:font-size="12pt" style:font-size-asian="12pt" style:font-size-complex="12pt"/>
    </style:style>
    <style:style style:name="T25_88" style:family="text">
      <style:text-properties fo:font-size="12pt" style:font-size-asian="12pt" style:font-size-complex="12pt"/>
    </style:style>
    <style:style style:name="T25_89" style:family="text">
      <style:text-properties fo:font-size="12pt" style:font-size-asian="12pt" style:font-size-complex="12pt"/>
    </style:style>
    <style:style style:name="T25_90" style:family="text">
      <style:text-properties fo:font-size="12pt" style:font-size-asian="12pt" style:font-size-complex="12pt"/>
    </style:style>
    <style:style style:name="T25_91" style:family="text">
      <style:text-properties fo:font-size="12pt" style:font-size-asian="12pt" style:font-size-complex="12pt"/>
    </style:style>
    <style:style style:name="T25_92" style:family="text">
      <style:text-properties fo:font-size="12pt" style:font-size-asian="12pt" style:font-size-complex="12pt"/>
    </style:style>
    <style:style style:name="T25_93" style:family="text">
      <style:text-properties fo:font-size="12pt" style:font-size-asian="12pt" style:font-size-complex="12pt"/>
    </style:style>
    <style:style style:name="T25_94" style:family="text">
      <style:text-properties fo:font-size="12pt" style:font-size-asian="12pt" style:font-size-complex="12pt"/>
    </style:style>
    <style:style style:name="T25_95" style:family="text">
      <style:text-properties fo:font-size="12pt" style:font-size-asian="12pt" style:font-size-complex="12pt"/>
    </style:style>
    <style:style style:name="T25_96" style:family="text">
      <style:text-properties fo:font-size="12pt" style:font-size-asian="12pt" style:font-size-complex="12pt"/>
    </style:style>
    <style:style style:name="T25_97" style:family="text">
      <style:text-properties fo:font-size="12pt" style:font-size-asian="12pt" style:font-size-complex="12pt"/>
    </style:style>
    <style:style style:name="T25_98" style:family="text">
      <style:text-properties fo:font-size="12pt" style:font-size-asian="12pt" style:font-size-complex="12pt"/>
    </style:style>
    <style:style style:name="T25_99" style:family="text">
      <style:text-properties fo:font-size="12pt" style:font-size-asian="12pt" style:font-size-complex="12pt"/>
    </style:style>
    <style:style style:name="T25_100" style:family="text">
      <style:text-properties fo:font-size="12pt" style:font-size-asian="12pt" style:font-size-complex="12pt"/>
    </style:style>
    <style:style style:name="T25_101" style:family="text">
      <style:text-properties fo:font-size="12pt" style:font-size-asian="12pt" style:font-size-complex="12pt"/>
    </style:style>
    <style:style style:name="T25_102" style:family="text">
      <style:text-properties fo:font-size="12pt" style:font-size-asian="12pt" style:font-size-complex="12pt"/>
    </style:style>
    <style:style style:name="T25_103" style:family="text">
      <style:text-properties fo:font-size="12pt" style:font-size-asian="12pt" style:font-size-complex="12pt"/>
    </style:style>
    <style:style style:name="T25_104" style:family="text">
      <style:text-properties fo:font-size="12pt" style:font-size-asian="12pt" style:font-size-complex="12pt"/>
    </style:style>
    <style:style style:name="T25_105" style:family="text">
      <style:text-properties fo:font-size="12pt" style:font-size-asian="12pt" style:font-size-complex="12pt"/>
    </style:style>
    <style:style style:name="T25_106" style:family="text">
      <style:text-properties fo:font-size="12pt" style:font-size-asian="12pt" style:font-size-complex="12pt"/>
    </style:style>
    <style:style style:name="T25_107" style:family="text">
      <style:text-properties fo:font-size="12pt" style:font-size-asian="12pt" style:font-size-complex="12pt"/>
    </style:style>
    <style:style style:name="T25_108" style:family="text">
      <style:text-properties fo:font-size="12pt" style:font-size-asian="12pt" style:font-size-complex="12pt"/>
    </style:style>
    <style:style style:name="T25_109" style:family="text">
      <style:text-properties fo:font-size="12pt" style:font-size-asian="12pt" style:font-size-complex="12pt"/>
    </style:style>
    <style:style style:name="T25_110" style:family="text">
      <style:text-properties fo:font-size="12pt" style:font-size-asian="12pt" style:font-size-complex="12pt"/>
    </style:style>
    <style:style style:name="T25_111" style:family="text">
      <style:text-properties fo:font-size="12pt" style:font-size-asian="12pt" style:font-size-complex="12pt"/>
    </style:style>
    <style:style style:name="T25_112" style:family="text">
      <style:text-properties fo:font-size="12pt" style:font-size-asian="12pt" style:font-size-complex="12pt"/>
    </style:style>
    <style:style style:name="T25_113" style:family="text">
      <style:text-properties fo:font-size="12pt" style:font-size-asian="12pt" style:font-size-complex="12pt"/>
    </style:style>
    <style:style style:name="T25_114" style:family="text">
      <style:text-properties fo:font-size="12pt" style:font-size-asian="12pt" style:font-size-complex="12pt"/>
    </style:style>
    <style:style style:name="T25_115" style:family="text">
      <style:text-properties fo:font-size="12pt" style:font-size-asian="12pt" style:font-size-complex="12pt"/>
    </style:style>
    <style:style style:name="T25_116" style:family="text">
      <style:text-properties fo:font-size="12pt" style:font-size-asian="12pt" style:font-size-complex="12pt"/>
    </style:style>
    <style:style style:name="T25_117" style:family="text">
      <style:text-properties fo:font-size="12pt" style:font-size-asian="12pt" style:font-size-complex="12pt"/>
    </style:style>
    <style:style style:name="T25_118" style:family="text">
      <style:text-properties fo:font-size="12pt" style:font-size-asian="12pt" style:font-size-complex="12pt"/>
    </style:style>
    <style:style style:name="T25_119" style:family="text">
      <style:text-properties fo:font-size="12pt" style:font-size-asian="12pt" style:font-size-complex="12pt"/>
    </style:style>
    <style:style style:name="T25_120" style:family="text">
      <style:text-properties fo:font-size="12pt" style:font-size-asian="12pt" style:font-size-complex="12pt"/>
    </style:style>
    <style:style style:name="T25_121" style:family="text">
      <style:text-properties fo:font-size="12pt" style:font-size-asian="12pt" style:font-size-complex="12pt"/>
    </style:style>
    <style:style style:name="T25_122" style:family="text">
      <style:text-properties fo:font-size="12pt" style:font-size-asian="12pt" style:font-size-complex="12pt"/>
    </style:style>
    <style:style style:name="T25_123" style:family="text">
      <style:text-properties fo:font-size="12pt" style:font-size-asian="12pt" style:font-size-complex="12pt"/>
    </style:style>
    <style:style style:name="T25_124" style:family="text">
      <style:text-properties fo:font-size="12pt" style:font-size-asian="12pt" style:font-size-complex="12pt"/>
    </style:style>
    <style:style style:name="T25_125" style:family="text">
      <style:text-properties fo:font-size="12pt" style:font-size-asian="12pt" style:font-size-complex="12pt"/>
    </style:style>
    <style:style style:name="T25_126" style:family="text">
      <style:text-properties fo:font-size="12pt" style:font-size-asian="12pt" style:font-size-complex="12pt"/>
    </style:style>
    <style:style style:name="T25_127" style:family="text">
      <style:text-properties fo:font-size="12pt" style:font-size-asian="12pt" style:font-size-complex="12pt"/>
    </style:style>
    <style:style style:name="T25_128" style:family="text">
      <style:text-properties fo:font-size="12pt" style:font-size-asian="12pt" style:font-size-complex="12pt"/>
    </style:style>
    <style:style style:name="T25_129" style:family="text">
      <style:text-properties fo:font-size="12pt" style:font-size-asian="12pt" style:font-size-complex="12pt"/>
    </style:style>
    <style:style style:name="T25_130" style:family="text">
      <style:text-properties fo:font-size="12pt" style:font-size-asian="12pt" style:font-size-complex="12pt"/>
    </style:style>
    <style:style style:name="T25_131" style:family="text">
      <style:text-properties fo:font-size="12pt" style:font-size-asian="12pt" style:font-size-complex="12pt"/>
    </style:style>
    <style:style style:name="T25_132" style:family="text">
      <style:text-properties fo:font-size="12pt" style:font-size-asian="12pt" style:font-size-complex="12pt"/>
    </style:style>
    <style:style style:name="T25_133" style:family="text">
      <style:text-properties fo:font-size="12pt" style:font-size-asian="12pt" style:font-size-complex="12pt"/>
    </style:style>
    <style:style style:name="T25_134" style:family="text">
      <style:text-properties fo:font-size="12pt" style:font-size-asian="12pt" style:font-size-complex="12pt"/>
    </style:style>
    <style:style style:name="T25_135" style:family="text">
      <style:text-properties fo:font-size="12pt" style:font-size-asian="12pt" style:font-size-complex="12pt"/>
    </style:style>
    <style:style style:name="T25_136" style:family="text">
      <style:text-properties fo:font-size="12pt" style:font-size-asian="12pt" style:font-size-complex="12pt"/>
    </style:style>
    <style:style style:name="T25_137" style:family="text">
      <style:text-properties fo:font-size="12pt" style:font-size-asian="12pt" style:font-size-complex="12pt"/>
    </style:style>
    <style:style style:name="T25_138" style:family="text">
      <style:text-properties fo:font-size="12pt" style:font-size-asian="12pt" style:font-size-complex="12pt"/>
    </style:style>
    <style:style style:name="T25_139" style:family="text">
      <style:text-properties fo:font-size="12pt" style:font-size-asian="12pt" style:font-size-complex="12pt"/>
    </style:style>
    <style:style style:name="T25_140" style:family="text">
      <style:text-properties fo:font-size="12pt" style:font-size-asian="12pt" style:font-size-complex="12pt"/>
    </style:style>
    <style:style style:name="T25_141" style:family="text">
      <style:text-properties fo:font-size="12pt" style:font-size-asian="12pt" style:font-size-complex="12pt"/>
    </style:style>
    <style:style style:name="T25_142" style:family="text">
      <style:text-properties fo:font-size="12pt" style:font-size-asian="12pt" style:font-size-complex="12pt"/>
    </style:style>
    <style:style style:name="T25_143" style:family="text">
      <style:text-properties fo:font-size="12pt" style:font-size-asian="12pt" style:font-size-complex="12pt"/>
    </style:style>
    <style:style style:name="T25_144" style:family="text">
      <style:text-properties fo:font-size="12pt" style:font-size-asian="12pt" style:font-size-complex="12pt"/>
    </style:style>
    <style:style style:name="T25_145" style:family="text">
      <style:text-properties fo:font-size="12pt" style:font-size-asian="12pt" style:font-size-complex="12pt"/>
    </style:style>
    <style:style style:name="T25_146" style:family="text">
      <style:text-properties fo:font-size="12pt" style:font-size-asian="12pt" style:font-size-complex="12pt"/>
    </style:style>
    <style:style style:name="T25_147" style:family="text">
      <style:text-properties fo:font-size="12pt" style:font-size-asian="12pt" style:font-size-complex="12pt"/>
    </style:style>
    <style:style style:name="T25_148" style:family="text">
      <style:text-properties fo:font-size="12pt" style:font-size-asian="12pt" style:font-size-complex="12pt"/>
    </style:style>
    <style:style style:name="T25_149" style:family="text">
      <style:text-properties fo:font-size="12pt" style:font-size-asian="12pt" style:font-size-complex="12pt"/>
    </style:style>
    <style:style style:name="T25_150" style:family="text">
      <style:text-properties fo:font-size="12pt" style:font-size-asian="12pt" style:font-size-complex="12pt"/>
    </style:style>
    <style:style style:name="T25_151" style:family="text">
      <style:text-properties fo:font-size="12pt" style:font-size-asian="12pt" style:font-size-complex="12pt"/>
    </style:style>
    <style:style style:name="T25_152" style:family="text">
      <style:text-properties fo:font-size="12pt" style:font-size-asian="12pt" style:font-size-complex="12pt"/>
    </style:style>
    <style:style style:name="T25_153" style:family="text">
      <style:text-properties fo:font-size="12pt" style:font-size-asian="12pt" style:font-size-complex="12pt"/>
    </style:style>
    <style:style style:name="T25_154" style:family="text">
      <style:text-properties fo:font-size="12pt" style:font-size-asian="12pt" style:font-size-complex="12pt"/>
    </style:style>
    <style:style style:name="T25_155" style:family="text">
      <style:text-properties fo:font-size="12pt" style:font-size-asian="12pt" style:font-size-complex="12pt"/>
    </style:style>
    <style:style style:name="T25_156" style:family="text">
      <style:text-properties fo:font-size="12pt" style:font-size-asian="12pt" style:font-size-complex="12pt"/>
    </style:style>
    <style:style style:name="T25_157" style:family="text">
      <style:text-properties fo:font-size="12pt" style:font-size-asian="12pt" style:font-size-complex="12pt"/>
    </style:style>
    <style:style style:name="T25_158" style:family="text">
      <style:text-properties fo:font-size="12pt" style:font-size-asian="12pt" style:font-size-complex="12pt"/>
    </style:style>
    <style:style style:name="T25_159" style:family="text">
      <style:text-properties fo:font-size="12pt" style:font-size-asian="12pt" style:font-size-complex="12pt"/>
    </style:style>
    <style:style style:name="T25_160" style:family="text">
      <style:text-properties fo:font-size="12pt" style:font-size-asian="12pt" style:font-size-complex="12pt"/>
    </style:style>
    <style:style style:name="T25_161" style:family="text">
      <style:text-properties fo:font-size="12pt" style:font-size-asian="12pt" style:font-size-complex="12pt"/>
    </style:style>
    <style:style style:name="T25_162" style:family="text">
      <style:text-properties fo:font-size="12pt" style:font-size-asian="12pt" style:font-size-complex="12pt"/>
    </style:style>
    <style:style style:name="T25_163" style:family="text">
      <style:text-properties fo:font-size="12pt" style:font-size-asian="12pt" style:font-size-complex="12pt"/>
    </style:style>
    <style:style style:name="T25_164" style:family="text">
      <style:text-properties fo:font-size="12pt" style:font-size-asian="12pt" style:font-size-complex="12pt"/>
    </style:style>
    <style:style style:name="T25_165" style:family="text">
      <style:text-properties fo:font-size="12pt" style:font-size-asian="12pt" style:font-size-complex="12pt"/>
    </style:style>
    <style:style style:name="T25_166" style:family="text">
      <style:text-properties fo:font-size="12pt" style:font-size-asian="12pt" style:font-size-complex="12pt"/>
    </style:style>
    <style:style style:name="T25_167" style:family="text">
      <style:text-properties fo:font-size="12pt" style:font-size-asian="12pt" style:font-size-complex="12pt"/>
    </style:style>
    <style:style style:name="T25_168" style:family="text">
      <style:text-properties fo:font-size="12pt" style:font-size-asian="12pt" style:font-size-complex="12pt"/>
    </style:style>
    <style:style style:name="T25_169" style:family="text">
      <style:text-properties fo:font-size="12pt" style:font-size-asian="12pt" style:font-size-complex="12pt"/>
    </style:style>
    <style:style style:name="T25_170" style:family="text">
      <style:text-properties fo:font-size="12pt" style:font-size-asian="12pt" style:font-size-complex="12pt"/>
    </style:style>
    <style:style style:name="T25_171" style:family="text">
      <style:text-properties fo:font-size="12pt" style:font-size-asian="12pt" style:font-size-complex="12pt"/>
    </style:style>
    <style:style style:name="T25_172" style:family="text">
      <style:text-properties fo:font-size="12pt" style:font-size-asian="12pt" style:font-size-complex="12pt"/>
    </style:style>
    <style:style style:name="T25_173" style:family="text">
      <style:text-properties fo:font-size="12pt" style:font-size-asian="12pt" style:font-size-complex="12pt"/>
    </style:style>
    <style:style style:name="T25_174" style:family="text">
      <style:text-properties fo:font-size="12pt" style:font-size-asian="12pt" style:font-size-complex="12pt"/>
    </style:style>
    <style:style style:name="T25_175" style:family="text">
      <style:text-properties fo:font-size="12pt" style:font-size-asian="12pt" style:font-size-complex="12pt"/>
    </style:style>
    <style:style style:name="T25_176" style:family="text">
      <style:text-properties fo:font-size="12pt" style:font-size-asian="12pt" style:font-size-complex="12pt"/>
    </style:style>
    <style:style style:name="T25_177" style:family="text">
      <style:text-properties fo:font-size="12pt" style:font-size-asian="12pt" style:font-size-complex="12pt"/>
    </style:style>
    <style:style style:name="T25_178" style:family="text">
      <style:text-properties fo:font-size="12pt" style:font-size-asian="12pt" style:font-size-complex="12pt"/>
    </style:style>
    <style:style style:name="T25_179" style:family="text">
      <style:text-properties fo:font-size="12pt" style:font-size-asian="12pt" style:font-size-complex="12pt"/>
    </style:style>
    <style:style style:name="T25_180" style:family="text">
      <style:text-properties fo:font-size="12pt" style:font-size-asian="12pt" style:font-size-complex="12pt"/>
    </style:style>
    <style:style style:name="T25_181" style:family="text">
      <style:text-properties fo:font-size="12pt" style:font-size-asian="12pt" style:font-size-complex="12pt"/>
    </style:style>
    <style:style style:name="T25_182" style:family="text">
      <style:text-properties fo:font-size="12pt" style:font-size-asian="12pt" style:font-size-complex="12pt"/>
    </style:style>
    <style:style style:name="T25_183" style:family="text">
      <style:text-properties fo:font-size="12pt" style:font-size-asian="12pt" style:font-size-complex="12pt"/>
    </style:style>
    <style:style style:name="T25_184" style:family="text">
      <style:text-properties fo:font-size="12pt" style:font-size-asian="12pt" style:font-size-complex="12pt"/>
    </style:style>
    <style:style style:name="T25_185" style:family="text">
      <style:text-properties fo:font-size="12pt" style:font-size-asian="12pt" style:font-size-complex="12pt"/>
    </style:style>
    <style:style style:name="T25_186" style:family="text">
      <style:text-properties fo:font-size="12pt" style:font-size-asian="12pt" style:font-size-complex="12pt"/>
    </style:style>
    <style:style style:name="T25_187" style:family="text">
      <style:text-properties fo:font-size="12pt" style:font-size-asian="12pt" style:font-size-complex="12pt"/>
    </style:style>
    <style:style style:name="T25_188" style:family="text">
      <style:text-properties fo:font-size="12pt" style:font-size-asian="12pt" style:font-size-complex="12pt"/>
    </style:style>
    <style:style style:name="T25_189" style:family="text">
      <style:text-properties fo:font-size="12pt" style:font-size-asian="12pt" style:font-size-complex="12pt"/>
    </style:style>
    <style:style style:name="T25_190" style:family="text">
      <style:text-properties fo:font-size="12pt" style:font-size-asian="12pt" style:font-size-complex="12pt"/>
    </style:style>
    <style:style style:name="T25_191" style:family="text">
      <style:text-properties fo:font-size="12pt" style:font-size-asian="12pt" style:font-size-complex="12pt"/>
    </style:style>
    <style:style style:name="T25_192" style:family="text">
      <style:text-properties fo:font-size="12pt" style:font-size-asian="12pt" style:font-size-complex="12pt"/>
    </style:style>
    <style:style style:name="T25_193" style:family="text">
      <style:text-properties fo:font-size="12pt" style:font-size-asian="12pt" style:font-size-complex="12pt"/>
    </style:style>
    <style:style style:name="T25_194" style:family="text">
      <style:text-properties fo:font-size="12pt" style:font-size-asian="12pt" style:font-size-complex="12pt"/>
    </style:style>
    <style:style style:name="T25_195" style:family="text">
      <style:text-properties fo:font-size="12pt" style:font-size-asian="12pt" style:font-size-complex="12pt"/>
    </style:style>
    <style:style style:name="T25_196" style:family="text">
      <style:text-properties fo:font-size="12pt" style:font-size-asian="12pt" style:font-size-complex="12pt"/>
    </style:style>
    <style:style style:name="T25_197" style:family="text">
      <style:text-properties fo:font-size="12pt" style:font-size-asian="12pt" style:font-size-complex="12pt"/>
    </style:style>
    <style:style style:name="T25_198" style:family="text">
      <style:text-properties fo:font-size="12pt" style:font-size-asian="12pt" style:font-size-complex="12pt"/>
    </style:style>
    <style:style style:name="T25_199" style:family="text">
      <style:text-properties fo:font-size="12pt" style:font-size-asian="12pt" style:font-size-complex="12pt"/>
    </style:style>
    <style:style style:name="T25_200" style:family="text">
      <style:text-properties fo:font-size="12pt" style:font-size-asian="12pt" style:font-size-complex="12pt"/>
    </style:style>
    <style:style style:name="T25_201" style:family="text">
      <style:text-properties fo:font-size="12pt" style:font-size-asian="12pt" style:font-size-complex="12pt"/>
    </style:style>
    <style:style style:name="T25_202" style:family="text">
      <style:text-properties fo:font-size="12pt" style:font-size-asian="12pt" style:font-size-complex="12pt"/>
    </style:style>
    <style:style style:name="T25_203" style:family="text">
      <style:text-properties fo:font-size="12pt" style:font-size-asian="12pt" style:font-size-complex="12pt"/>
    </style:style>
    <style:style style:name="T25_204" style:family="text">
      <style:text-properties fo:font-size="12pt" style:font-size-asian="12pt" style:font-size-complex="12pt"/>
    </style:style>
    <style:style style:name="T25_205" style:family="text">
      <style:text-properties fo:font-size="12pt" style:font-size-asian="12pt" style:font-size-complex="12pt"/>
    </style:style>
    <style:style style:name="T25_206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justify" fo:break-before="auto" fo:text-indent="0.952cm" fo:line-height="115%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text-indent="0.952cm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text-align="justify" fo:break-before="auto" fo:text-indent="0.952cm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text-align="justify" fo:break-before="auto" fo:text-indent="0.952cm" fo:line-height="115%" style:writing-mode="lr-tb"/>
    </style:style>
    <style:style style:name="T29_1" style:family="text"/>
    <style:style style:name="T29_2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3" style:family="text"/>
    <style:style style:name="T29_4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5" style:family="text"/>
    <style:style style:name="T29_6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7" style:family="text"/>
    <style:style style:name="T29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9" style:family="text"/>
    <style:style style:name="T29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11" style:family="text"/>
    <style:style style:name="T29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13" style:family="text"/>
    <style:style style:name="T29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15" style:family="text"/>
    <style:style style:name="T29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17" style:family="text"/>
    <style:style style:name="T29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19" style:family="text"/>
    <style:style style:name="T29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21" style:family="text"/>
    <style:style style:name="T29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30" style:family="paragraph" style:parent-style-name="Standard">
      <style:paragraph-properties fo:text-align="justify" fo:break-before="auto" fo:text-indent="0.952cm" fo:line-height="115%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text-align="justify" fo:break-before="auto" fo:text-indent="0.952cm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justify" fo:break-before="auto" fo:text-indent="0.952cm" fo:line-height="115%" style:writing-mode="lr-tb"/>
    </style:style>
    <style:style style:name="T32_1" style:family="text"/>
    <style:style style:name="T3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3" style:family="text"/>
    <style:style style:name="T3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5" style:family="text"/>
    <style:style style:name="T3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7" style:family="text"/>
    <style:style style:name="T3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9" style:family="text"/>
    <style:style style:name="T3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11" style:family="text"/>
    <style:style style:name="T3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13" style:family="text"/>
    <style:style style:name="T32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15" style:family="text"/>
    <style:style style:name="T32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17" style:family="text"/>
    <style:style style:name="T32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19" style:family="text"/>
    <style:style style:name="T32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21" style:family="text"/>
    <style:style style:name="T32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33" style:family="paragraph" style:parent-style-name="Standard">
      <style:paragraph-properties fo:text-align="justify" fo:break-before="auto" fo:text-indent="0.952cm" fo:line-height="115%" style:writing-mode="lr-tb"/>
    </style:style>
    <style:style style:name="T33_1" style:family="text"/>
    <style:style style:name="T33_2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" style:family="text"/>
    <style:style style:name="T33_4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5" style:family="text"/>
    <style:style style:name="T33_6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7" style:family="text"/>
    <style:style style:name="T33_8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9" style:family="text"/>
    <style:style style:name="T33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11" style:family="text"/>
    <style:style style:name="T33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13" style:family="text"/>
    <style:style style:name="T33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15" style:family="text"/>
    <style:style style:name="T33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17" style:family="text"/>
    <style:style style:name="T33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19" style:family="text"/>
    <style:style style:name="T33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21" style:family="text"/>
    <style:style style:name="T33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34" style:family="paragraph" style:parent-style-name="Standard">
      <style:paragraph-properties fo:text-align="justify" fo:break-before="auto" fo:text-indent="0.952cm" fo:line-height="115%" style:writing-mode="lr-tb"/>
    </style:style>
    <style:style style:name="T34_1" style:family="text"/>
    <style:style style:name="T3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34_3" style:family="text"/>
    <style:style style:name="T3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34_5" style:family="text"/>
    <style:style style:name="T3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34_7" style:family="text"/>
    <style:style style:name="T3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34_9" style:family="text"/>
    <style:style style:name="T3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4_11" style:family="text"/>
    <style:style style:name="T3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4_13" style:family="text"/>
    <style:style style:name="T3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4_15" style:family="text"/>
    <style:style style:name="T3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4_17" style:family="text"/>
    <style:style style:name="T34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4_19" style:family="text"/>
    <style:style style:name="T34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4_21" style:family="text"/>
    <style:style style:name="T34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35" style:family="paragraph" style:parent-style-name="Standard">
      <style:paragraph-properties fo:text-align="justify" fo:break-before="auto" fo:text-indent="0.952cm" fo:line-height="115%" style:writing-mode="lr-tb"/>
    </style:style>
    <style:style style:name="T35_1" style:family="text"/>
    <style:style style:name="T35_2" style:family="text">
      <style:text-properties fo:color="#1155cc" fo:font-size="12pt" style:font-size-asian="12pt" style:font-size-complex="12pt" style:text-underline-style="solid" style:text-underline-color="font-color"/>
    </style:style>
    <style:style style:name="T35_3" style:family="text"/>
    <style:style style:name="T35_4" style:family="text">
      <style:text-properties fo:color="#1155cc" fo:font-size="12pt" style:font-size-asian="12pt" style:font-size-complex="12pt" style:text-underline-style="solid" style:text-underline-color="font-color"/>
    </style:style>
    <style:style style:name="T35_5" style:family="text"/>
    <style:style style:name="T35_6" style:family="text">
      <style:text-properties fo:color="#1155cc" fo:font-size="12pt" style:font-size-asian="12pt" style:font-size-complex="12pt" style:text-underline-style="solid" style:text-underline-color="font-color"/>
    </style:style>
    <style:style style:name="T35_7" style:family="text"/>
    <style:style style:name="T35_8" style:family="text">
      <style:text-properties fo:color="#1155cc" fo:font-size="12pt" style:font-size-asian="12pt" style:font-size-complex="12pt" style:text-underline-style="solid" style:text-underline-color="font-color"/>
    </style:style>
    <style:style style:name="T35_9" style:family="text"/>
    <style:style style:name="T35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5_11" style:family="text"/>
    <style:style style:name="T35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5_13" style:family="text"/>
    <style:style style:name="T35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5_15" style:family="text"/>
    <style:style style:name="T35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5_17" style:family="text"/>
    <style:style style:name="T35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5_19" style:family="text"/>
    <style:style style:name="T35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5_21" style:family="text"/>
    <style:style style:name="T35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36" style:family="paragraph" style:parent-style-name="Standard">
      <style:paragraph-properties fo:text-align="justify" fo:break-before="auto" fo:text-indent="0.952cm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Mój</text:span><text:span text:style-name="T1_2"><text:s/></text:span><text:span text:style-name="T1_3">Mały</text:span><text:span text:style-name="T1_4"><text:s/></text:span><text:span text:style-name="T1_5">Program</text:span><text:span text:style-name="T1_6"><text:s/></text:span><text:span text:style-name="T1_7">Kosmiczny</text:span></text:p>
      <text:p text:style-name="P2"/>
      <text:p text:style-name="P3"><text:span text:style-name="T3_1">Kerbal</text:span><text:span text:style-name="T3_2"><text:s/></text:span><text:span text:style-name="T3_3">Space</text:span><text:span text:style-name="T3_4"><text:s/></text:span><text:span text:style-name="T3_5">Program</text:span><text:span text:style-name="T3_6"><text:s/></text:span><text:span text:style-name="T3_7">to</text:span><text:span text:style-name="T3_8"><text:s/></text:span><text:span text:style-name="T3_9">gra</text:span><text:span text:style-name="T3_10"><text:s/></text:span><text:span text:style-name="T3_11">o</text:span><text:span text:style-name="T3_12"><text:s/></text:span><text:span text:style-name="T3_13">eksploracji</text:span><text:span text:style-name="T3_14"><text:s/></text:span><text:span text:style-name="T3_15">kosmosu</text:span><text:span text:style-name="T3_16">,<text:s/></text:span><text:span text:style-name="T3_17">fizyce</text:span><text:span text:style-name="T3_18">,<text:s/></text:span><text:span text:style-name="T3_19">projektowaniu</text:span><text:span text:style-name="T3_20"><text:s/></text:span><text:span text:style-name="T3_21">statków</text:span><text:span text:style-name="T3_22"><text:s/></text:span><text:span text:style-name="T3_23">kosmicznych</text:span><text:span text:style-name="T3_24">,<text:s/></text:span><text:span text:style-name="T3_25">a</text:span><text:span text:style-name="T3_26"><text:s/></text:span><text:span text:style-name="T3_27">także</text:span><text:span text:style-name="T3_28"><text:s/></text:span><text:span text:style-name="T3_29">o</text:span><text:span text:style-name="T3_30"><text:s/></text:span><text:span text:style-name="T3_31">eksplozjach</text:span><text:span text:style-name="T3_32">.<text:s/></text:span><text:span text:style-name="T3_33">Licznych</text:span><text:span text:style-name="T3_34"><text:s/></text:span><text:span text:style-name="T3_35">eksplozjach</text:span><text:span text:style-name="T3_36">.<text:s/></text:span><text:span text:style-name="T3_37">Tak</text:span><text:span text:style-name="T3_38"><text:s/></text:span><text:span text:style-name="T3_39">naprawdę</text:span><text:span text:style-name="T3_40">,<text:s/></text:span><text:span text:style-name="T3_41">nie</text:span><text:span text:style-name="T3_42"><text:s/></text:span><text:span text:style-name="T3_43">jest</text:span><text:span text:style-name="T3_44"><text:s/></text:span><text:span text:style-name="T3_45">to</text:span><text:span text:style-name="T3_46"><text:s/></text:span><text:span text:style-name="T3_47">gra</text:span><text:span text:style-name="T3_48">,<text:s/></text:span><text:span text:style-name="T3_49">lecz</text:span><text:span text:style-name="T3_50"><text:s/></text:span><text:span text:style-name="T3_51">swego</text:span><text:span text:style-name="T3_52"><text:s/></text:span><text:span text:style-name="T3_53">rodzaju</text:span><text:span text:style-name="T3_54"><text:s/></text:span><text:span text:style-name="T3_55">zabawka</text:span><text:span text:style-name="T3_56">,<text:s/></text:span><text:span text:style-name="T3_57">gdyż</text:span><text:span text:style-name="T3_58"><text:s/></text:span><text:span text:style-name="T3_59">nie</text:span><text:span text:style-name="T3_60"><text:s/></text:span><text:span text:style-name="T3_61">ma</text:span><text:span text:style-name="T3_62"><text:s/></text:span><text:span text:style-name="T3_63">w</text:span><text:span text:style-name="T3_64"><text:s/></text:span><text:span text:style-name="T3_65">niej</text:span><text:span text:style-name="T3_66"><text:s/></text:span><text:span text:style-name="T3_67">odgórnie</text:span><text:span text:style-name="T3_68"><text:s/></text:span><text:span text:style-name="T3_69">narzuconych</text:span><text:span text:style-name="T3_70"><text:s/></text:span><text:span text:style-name="T3_71">celów</text:span><text:span text:style-name="T3_72"><text:s/></text:span><text:span text:style-name="T3_73">ani</text:span><text:span text:style-name="T3_74"><text:s/></text:span><text:span text:style-name="T3_75">warunków</text:span><text:span text:style-name="T3_76"><text:s/></text:span><text:span text:style-name="T3_77">zwycięstwa</text:span><text:span text:style-name="T3_78">.<text:s/></text:span></text:p>
      <text:p text:style-name="P4"/>
      <text:p text:style-name="P5"><text:span text:style-name="T5_1">Wyobraź</text:span><text:span text:style-name="T5_2"><text:s/></text:span><text:span text:style-name="T5_3">sobie</text:span><text:span text:style-name="T5_4">,<text:s/></text:span><text:span text:style-name="T5_5">drogi</text:span><text:span text:style-name="T5_6"><text:s/></text:span><text:span text:style-name="T5_7">czytelniku</text:span><text:span text:style-name="T5_8">,<text:s/></text:span><text:span text:style-name="T5_9">planetę</text:span><text:span text:style-name="T5_10"><text:s/></text:span><text:span text:style-name="T5_11">podobną</text:span><text:span text:style-name="T5_12"><text:s/></text:span><text:span text:style-name="T5_13">do</text:span><text:span text:style-name="T5_14"><text:s/></text:span><text:span text:style-name="T5_15">Ziemi</text:span><text:span text:style-name="T5_16">,<text:s/></text:span><text:span text:style-name="T5_17">ale</text:span><text:span text:style-name="T5_18"><text:s/></text:span><text:span text:style-name="T5_19">sześciokrotnie</text:span><text:span text:style-name="T5_20"><text:s/></text:span><text:span text:style-name="T5_21">od</text:span><text:span text:style-name="T5_22"><text:s/></text:span><text:span text:style-name="T5_23">niej</text:span><text:span text:style-name="T5_24"><text:s/></text:span><text:span text:style-name="T5_25">mniejszą</text:span><text:span text:style-name="T5_26">,<text:s/></text:span><text:span text:style-name="T5_27">okrążaną</text:span><text:span text:style-name="T5_28"><text:s/></text:span><text:span text:style-name="T5_29">przez</text:span><text:span text:style-name="T5_30"><text:s/></text:span><text:span text:style-name="T5_31">dwa</text:span><text:span text:style-name="T5_32"><text:s/></text:span><text:span text:style-name="T5_33">księżyce</text:span><text:span text:style-name="T5_34">,<text:s/></text:span><text:span text:style-name="T5_35">które</text:span><text:span text:style-name="T5_36"><text:s/></text:span><text:span text:style-name="T5_37">w</text:span><text:span text:style-name="T5_38"><text:s/></text:span><text:span text:style-name="T5_39">porównaniu</text:span><text:span text:style-name="T5_40"><text:s/></text:span><text:span text:style-name="T5_41">z</text:span><text:span text:style-name="T5_42"><text:s/></text:span><text:span text:style-name="T5_43">obiektami</text:span><text:span text:style-name="T5_44"><text:s/></text:span><text:span text:style-name="T5_45">z</text:span><text:span text:style-name="T5_46"><text:s/></text:span><text:span text:style-name="T5_47">naszego</text:span><text:span text:style-name="T5_48"><text:s/></text:span><text:span text:style-name="T5_49">układu</text:span><text:span text:style-name="T5_50"><text:s/></text:span><text:span text:style-name="T5_51">słonecznego</text:span><text:span text:style-name="T5_52"><text:s/></text:span><text:span text:style-name="T5_53">byłyby</text:span><text:span text:style-name="T5_54"><text:s/></text:span><text:span text:style-name="T5_55">czymś</text:span><text:span text:style-name="T5_56"><text:s/></text:span><text:span text:style-name="T5_57">w</text:span><text:span text:style-name="T5_58"><text:s/></text:span><text:span text:style-name="T5_59">rodzaju</text:span><text:span text:style-name="T5_60"><text:s/></text:span><text:span text:style-name="T5_61">kosmicznych</text:span><text:span text:style-name="T5_62"><text:s/></text:span><text:span text:style-name="T5_63">ziemniaków</text:span><text:span text:style-name="T5_64">.<text:s/></text:span><text:span text:style-name="T5_65">Ta</text:span><text:span text:style-name="T5_66"><text:s/></text:span><text:span text:style-name="T5_67">planeta</text:span><text:span text:style-name="T5_68"><text:s/></text:span><text:span text:style-name="T5_69">nazywa</text:span><text:span text:style-name="T5_70"><text:s/></text:span><text:span text:style-name="T5_71">się</text:span><text:span text:style-name="T5_72"><text:s/></text:span><text:span text:style-name="T5_73">Kerbin</text:span><text:span text:style-name="T5_74"><text:s/></text:span><text:span text:style-name="T5_75">i</text:span><text:span text:style-name="T5_76"><text:s/></text:span><text:span text:style-name="T5_77">jest</text:span><text:span text:style-name="T5_78"><text:s/></text:span><text:span text:style-name="T5_79">domem</text:span><text:span text:style-name="T5_80"><text:s/></text:span><text:span text:style-name="T5_81">dla</text:span><text:span text:style-name="T5_82"><text:s/></text:span><text:span text:style-name="T5_83">rasy</text:span><text:span text:style-name="T5_84"><text:s/></text:span><text:span text:style-name="T5_85">niepoprawnie</text:span><text:span text:style-name="T5_86"><text:s/></text:span><text:span text:style-name="T5_87">optymistycznych</text:span><text:span text:style-name="T5_88">,<text:s/></text:span><text:span text:style-name="T5_89">małych</text:span><text:span text:style-name="T5_90">,<text:s/></text:span><text:span text:style-name="T5_91">zielonych</text:span><text:span text:style-name="T5_92"><text:s/></text:span><text:span text:style-name="T5_93">ludzików</text:span><text:span text:style-name="T5_94"><text:s/></text:span><text:span text:style-name="T5_95">z</text:span><text:span text:style-name="T5_96"><text:s/></text:span><text:span text:style-name="T5_97">obsesją</text:span><text:span text:style-name="T5_98"><text:s/></text:span><text:span text:style-name="T5_99">na</text:span><text:span text:style-name="T5_100"><text:s/></text:span><text:span text:style-name="T5_101">punkcie</text:span><text:span text:style-name="T5_102"><text:s/></text:span><text:span text:style-name="T5_103">eksploracji</text:span><text:span text:style-name="T5_104"><text:s/></text:span><text:span text:style-name="T5_105">kosmosu</text:span><text:span text:style-name="T5_106">.<text:s/></text:span></text:p>
      <text:p text:style-name="P6"><text:span text:style-name="T6_1">Niezbyt</text:span><text:span text:style-name="T6_2"><text:s/></text:span><text:span text:style-name="T6_3">poważny</text:span><text:span text:style-name="T6_4"><text:s/></text:span><text:span text:style-name="T6_5">motyw</text:span><text:span text:style-name="T6_6"><text:s/></text:span><text:span text:style-name="T6_7">i</text:span><text:span text:style-name="T6_8"><text:s/></text:span><text:span text:style-name="T6_9">szata</text:span><text:span text:style-name="T6_10"><text:s/></text:span><text:span text:style-name="T6_11">graficzna</text:span><text:span text:style-name="T6_12"><text:s/></text:span><text:span text:style-name="T6_13">gry</text:span><text:span text:style-name="T6_14"><text:s/></text:span><text:span text:style-name="T6_15">łatwo</text:span><text:span text:style-name="T6_16"><text:s/></text:span><text:span text:style-name="T6_17">mogą</text:span><text:span text:style-name="T6_18"><text:s/></text:span><text:span text:style-name="T6_19">zmylić</text:span><text:span text:style-name="T6_20"><text:s/></text:span><text:span text:style-name="T6_21">przy</text:span><text:span text:style-name="T6_22"><text:s/></text:span><text:span text:style-name="T6_23">pierwszym</text:span><text:span text:style-name="T6_24"><text:s/></text:span><text:span text:style-name="T6_25">kontakcie</text:span><text:span text:style-name="T6_26"><text:s/></text:span><text:span text:style-name="T6_27">z</text:span><text:span text:style-name="T6_28"><text:s/></text:span><text:span text:style-name="T6_29">nią</text:span><text:span text:style-name="T6_30">,<text:s/></text:span><text:span text:style-name="T6_31">gdyż</text:span><text:span text:style-name="T6_32"><text:s/></text:span><text:span text:style-name="T6_33">w</text:span><text:span text:style-name="T6_34"><text:s/></text:span><text:span text:style-name="T6_35">rzeczywistości</text:span><text:span text:style-name="T6_36"><text:s/></text:span><text:span text:style-name="T6_37">KSP</text:span><text:span text:style-name="T6_38"><text:s/></text:span><text:span text:style-name="T6_39">jest</text:span><text:span text:style-name="T6_40"><text:s/></text:span><text:span text:style-name="T6_41">fizyczną</text:span><text:span text:style-name="T6_42"><text:s/></text:span><text:span text:style-name="T6_43">symulacją</text:span><text:span text:style-name="T6_44"><text:s/></text:span><text:span text:style-name="T6_45">miniaturowego</text:span><text:span text:style-name="T6_46"><text:s/></text:span><text:span text:style-name="T6_47">układu</text:span><text:span text:style-name="T6_48"><text:s/></text:span><text:span text:style-name="T6_49">planetarnego</text:span><text:span text:style-name="T6_50">,<text:s/></text:span><text:span text:style-name="T6_51">w</text:span><text:span text:style-name="T6_52"><text:s/></text:span><text:span text:style-name="T6_53">której</text:span><text:span text:style-name="T6_54"><text:s/></text:span><text:span text:style-name="T6_55">gracz</text:span><text:span text:style-name="T6_56"><text:s/></text:span><text:span text:style-name="T6_57">daleko</text:span><text:span text:style-name="T6_58"><text:s/></text:span><text:span text:style-name="T6_59">nie</text:span><text:span text:style-name="T6_60"><text:s/></text:span><text:span text:style-name="T6_61">zajdzie</text:span><text:span text:style-name="T6_62">,<text:s/></text:span><text:span text:style-name="T6_63">jeśli</text:span><text:span text:style-name="T6_64"><text:s/></text:span><text:span text:style-name="T6_65">nie</text:span><text:span text:style-name="T6_66"><text:s/></text:span><text:span text:style-name="T6_67">zapozna</text:span><text:span text:style-name="T6_68"><text:s/></text:span><text:span text:style-name="T6_69">się</text:span><text:span text:style-name="T6_70"><text:s/></text:span><text:span text:style-name="T6_71">z</text:span><text:span text:style-name="T6_72"><text:s/></text:span><text:span text:style-name="T6_73">przynajmniej</text:span><text:span text:style-name="T6_74"><text:s/></text:span><text:span text:style-name="T6_75">podstawowymi</text:span><text:span text:style-name="T6_76"><text:s/></text:span><text:span text:style-name="T6_77">zasadami</text:span><text:span text:style-name="T6_78"><text:s/></text:span><text:span text:style-name="T6_79">rządzącymi</text:span><text:span text:style-name="T6_80"><text:s/></text:span><text:span text:style-name="T6_81">lotami</text:span><text:span text:style-name="T6_82"><text:s/></text:span><text:span text:style-name="T6_83">orbitalnymi</text:span><text:span text:style-name="T6_84">.<text:s/></text:span><text:span text:style-name="T6_85">Może</text:span><text:span text:style-name="T6_86"><text:s/></text:span><text:span text:style-name="T6_87">to</text:span><text:span text:style-name="T6_88"><text:s/></text:span><text:span text:style-name="T6_89">brzmieć</text:span><text:span text:style-name="T6_90"><text:s/></text:span><text:span text:style-name="T6_91">zniechęcająco</text:span><text:span text:style-name="T6_92">,<text:s/></text:span><text:span text:style-name="T6_93">ale</text:span><text:span text:style-name="T6_94"><text:s/></text:span><text:span text:style-name="T6_95">właśnie</text:span><text:span text:style-name="T6_96"><text:s/></text:span><text:span text:style-name="T6_97">ta</text:span><text:span text:style-name="T6_98"><text:s/></text:span><text:span text:style-name="T6_99">cecha</text:span><text:span text:style-name="T6_100"><text:s/></text:span><text:span text:style-name="T6_101">jest</text:span><text:span text:style-name="T6_102"><text:s/></text:span><text:span text:style-name="T6_103">jedną</text:span><text:span text:style-name="T6_104"><text:s/></text:span><text:span text:style-name="T6_105">z</text:span><text:span text:style-name="T6_106"><text:s/></text:span><text:span text:style-name="T6_107">rzeczy</text:span><text:span text:style-name="T6_108">,<text:s/></text:span><text:span text:style-name="T6_109">które</text:span><text:span text:style-name="T6_110"><text:s/></text:span><text:span text:style-name="T6_111">wyróżniają</text:span><text:span text:style-name="T6_112"><text:s/></text:span><text:span text:style-name="T6_113">KSP</text:span><text:span text:style-name="T6_114">.</text:span></text:p>
      <text:p text:style-name="P7"><text:span text:style-name="T7_1">Do</text:span><text:span text:style-name="T7_2"><text:s/></text:span><text:span text:style-name="T7_3">dzisiaj</text:span><text:span text:style-name="T7_4"><text:s/></text:span><text:span text:style-name="T7_5">pamiętam</text:span><text:span text:style-name="T7_6"><text:s/></text:span><text:span text:style-name="T7_7">moje</text:span><text:span text:style-name="T7_8"><text:s/></text:span><text:span text:style-name="T7_9">pierwsze</text:span><text:span text:style-name="T7_10"><text:s/></text:span><text:span text:style-name="T7_11">udane</text:span><text:span text:style-name="T7_12"><text:s/></text:span><text:span text:style-name="T7_13">lądowanie</text:span><text:span text:style-name="T7_14"><text:s/></text:span><text:span text:style-name="T7_15">na</text:span><text:span text:style-name="T7_16"><text:s/></text:span><text:span text:style-name="T7_17">M</text:span><text:span text:style-name="T7_18">ünie</text:span><text:span text:style-name="T7_19"><text:s/>–<text:s/></text:span><text:span text:style-name="T7_20">jednym</text:span><text:span text:style-name="T7_21"><text:s/></text:span><text:span text:style-name="T7_22">z</text:span><text:span text:style-name="T7_23"><text:s/></text:span><text:span text:style-name="T7_24">księżyców</text:span><text:span text:style-name="T7_25"><text:s/></text:span><text:span text:style-name="T7_26">Kerbina</text:span><text:span text:style-name="T7_27">.<text:s/></text:span><text:span text:style-name="T7_28">Było</text:span><text:span text:style-name="T7_29"><text:s/></text:span><text:span text:style-name="T7_30">ono</text:span><text:span text:style-name="T7_31"><text:s/></text:span><text:span text:style-name="T7_32">poprzedzone</text:span><text:span text:style-name="T7_33"><text:s/></text:span><text:span text:style-name="T7_34">długim</text:span><text:span text:style-name="T7_35"><text:s/></text:span><text:span text:style-name="T7_36">ciągiem</text:span><text:span text:style-name="T7_37"><text:s/></text:span><text:span text:style-name="T7_38">prób</text:span><text:span text:style-name="T7_39">,<text:s/></text:span><text:span text:style-name="T7_40">błędów</text:span><text:span text:style-name="T7_41"><text:s/></text:span><text:span text:style-name="T7_42">i</text:span><text:span text:style-name="T7_43"><text:s/></text:span><text:span text:style-name="T7_44">poprawek</text:span><text:span text:style-name="T7_45">.<text:s/></text:span><text:span text:style-name="T7_46">Kolejne</text:span><text:span text:style-name="T7_47"><text:s/></text:span><text:span text:style-name="T7_48">rakiety</text:span><text:span text:style-name="T7_49"><text:s/></text:span><text:span text:style-name="T7_50">albo</text:span><text:span text:style-name="T7_51"><text:s/></text:span><text:span text:style-name="T7_52">były</text:span><text:span text:style-name="T7_53"><text:s/></text:span><text:span text:style-name="T7_54">nie</text:span><text:span text:style-name="T7_55"><text:s/></text:span><text:span text:style-name="T7_56">dość</text:span><text:span text:style-name="T7_57"><text:s/></text:span><text:span text:style-name="T7_58">efektywne</text:span><text:span text:style-name="T7_59">,<text:s/></text:span><text:span text:style-name="T7_60">aby</text:span><text:span text:style-name="T7_61"><text:s/></text:span><text:span text:style-name="T7_62">osiągnąć</text:span><text:span text:style-name="T7_63"><text:s/></text:span><text:span text:style-name="T7_64">orbitę</text:span><text:span text:style-name="T7_65">,<text:s/></text:span><text:span text:style-name="T7_66">albo</text:span><text:span text:style-name="T7_67"><text:s/></text:span><text:span text:style-name="T7_68">rozpadały</text:span><text:span text:style-name="T7_69"><text:s/></text:span><text:span text:style-name="T7_70">się</text:span><text:span text:style-name="T7_71"><text:s/></text:span><text:span text:style-name="T7_72">na</text:span><text:span text:style-name="T7_73"><text:s/></text:span><text:span text:style-name="T7_74">stanowisku</text:span><text:span text:style-name="T7_75"><text:s/></text:span><text:span text:style-name="T7_76">startowym</text:span><text:span text:style-name="T7_77">,<text:s/></text:span><text:span text:style-name="T7_78">albo</text:span><text:span text:style-name="T7_79">,<text:s/></text:span><text:span text:style-name="T7_80">co</text:span><text:span text:style-name="T7_81"><text:s/></text:span><text:span text:style-name="T7_82">było</text:span><text:span text:style-name="T7_83"><text:s/></text:span><text:span text:style-name="T7_84">najbardziej</text:span><text:span text:style-name="T7_85"><text:s/></text:span><text:span text:style-name="T7_86">rozczarowujące</text:span><text:span text:style-name="T7_87">,<text:s/></text:span><text:span text:style-name="T7_88">lądownik</text:span><text:span text:style-name="T7_89"><text:s/></text:span><text:span text:style-name="T7_90">rozbijał</text:span><text:span text:style-name="T7_91"><text:s/></text:span><text:span text:style-name="T7_92">się</text:span><text:span text:style-name="T7_93"><text:s/></text:span><text:span text:style-name="T7_94">o</text:span><text:span text:style-name="T7_95"><text:s/></text:span><text:span text:style-name="T7_96">powierzchnię</text:span><text:span text:style-name="T7_97"><text:s/></text:span><text:span text:style-name="T7_98">księżyca</text:span><text:span text:style-name="T7_99"><text:s/></text:span><text:span text:style-name="T7_100">z</text:span><text:span text:style-name="T7_101"><text:s/></text:span><text:span text:style-name="T7_102">powodu</text:span><text:span text:style-name="T7_103"><text:s/></text:span><text:span text:style-name="T7_104">niedostatecznej</text:span><text:span text:style-name="T7_105"><text:s/></text:span><text:span text:style-name="T7_106">ilości</text:span><text:span text:style-name="T7_107"><text:s/></text:span><text:span text:style-name="T7_108">paliwa</text:span><text:span text:style-name="T7_109"><text:s/></text:span><text:span text:style-name="T7_110">lub</text:span><text:span text:style-name="T7_111"><text:s/></text:span><text:span text:style-name="T7_112">nieoptymalnej</text:span><text:span text:style-name="T7_113"><text:s/></text:span><text:span text:style-name="T7_114">trajektorii</text:span><text:span text:style-name="T7_115"><text:s/></text:span><text:span text:style-name="T7_116">lotu</text:span><text:span text:style-name="T7_117">.<text:s/></text:span><text:span text:style-name="T7_118">Wszystkie</text:span><text:span text:style-name="T7_119"><text:s/></text:span><text:span text:style-name="T7_120">te</text:span><text:span text:style-name="T7_121"><text:s/></text:span><text:span text:style-name="T7_122">porażki</text:span><text:span text:style-name="T7_123"><text:s/></text:span><text:span text:style-name="T7_124">zbliżały</text:span><text:span text:style-name="T7_125"><text:s/></text:span><text:span text:style-name="T7_126">jednak</text:span><text:span text:style-name="T7_127"><text:s/></text:span><text:span text:style-name="T7_128">do</text:span><text:span text:style-name="T7_129"><text:s/></text:span><text:span text:style-name="T7_130">właściwego</text:span><text:span text:style-name="T7_131"><text:s/></text:span><text:span text:style-name="T7_132">rozwiązania</text:span><text:span text:style-name="T7_133"><text:s/></text:span><text:span text:style-name="T7_134">i</text:span><text:span text:style-name="T7_135"><text:s/></text:span><text:span text:style-name="T7_136">w</text:span><text:span text:style-name="T7_137"><text:s/></text:span><text:span text:style-name="T7_138">końcu</text:span><text:span text:style-name="T7_139"><text:s/></text:span><text:span text:style-name="T7_140">mały</text:span><text:span text:style-name="T7_141"><text:s/></text:span><text:span text:style-name="T7_142">zielony</text:span><text:span text:style-name="T7_143"><text:s/></text:span><text:span text:style-name="T7_144">ludzik</text:span><text:span text:style-name="T7_145"><text:s/></text:span><text:span text:style-name="T7_146">mógł</text:span><text:span text:style-name="T7_147"><text:s/></text:span><text:span text:style-name="T7_148">wyjść</text:span><text:span text:style-name="T7_149"><text:s/></text:span><text:span text:style-name="T7_150">na</text:span><text:span text:style-name="T7_151"><text:s/></text:span><text:span text:style-name="T7_152">powierzchnię</text:span><text:span text:style-name="T7_153"><text:s/></text:span><text:span text:style-name="T7_154">Müna</text:span><text:span text:style-name="T7_155"><text:s/></text:span><text:span text:style-name="T7_156">i</text:span><text:span text:style-name="T7_157"><text:s/></text:span><text:span text:style-name="T7_158">wbić</text:span><text:span text:style-name="T7_159"><text:s/></text:span><text:span text:style-name="T7_160">w</text:span><text:span text:style-name="T7_161"><text:s/></text:span><text:span text:style-name="T7_162">nią</text:span><text:span text:style-name="T7_163"><text:s/></text:span><text:span text:style-name="T7_164">flagę</text:span><text:span text:style-name="T7_165">.<text:s/></text:span><text:span text:style-name="T7_166">Wspominam</text:span><text:span text:style-name="T7_167"><text:s/></text:span><text:span text:style-name="T7_168">tę</text:span><text:span text:style-name="T7_169"><text:s/></text:span><text:span text:style-name="T7_170">historię</text:span><text:span text:style-name="T7_171">,<text:s/></text:span><text:span text:style-name="T7_172">ponieważ</text:span><text:span text:style-name="T7_173"><text:s/></text:span><text:span text:style-name="T7_174">chcę</text:span><text:span text:style-name="T7_175"><text:s/></text:span><text:span text:style-name="T7_176">oddać</text:span><text:span text:style-name="T7_177"><text:s/></text:span><text:span text:style-name="T7_178">to</text:span><text:span text:style-name="T7_179">,<text:s/></text:span><text:span text:style-name="T7_180">jak</text:span><text:span text:style-name="T7_181"><text:s/></text:span><text:span text:style-name="T7_182">wyjątkowo</text:span><text:span text:style-name="T7_183"><text:s/></text:span><text:span text:style-name="T7_184">smakują</text:span><text:span text:style-name="T7_185"><text:s/></text:span><text:span text:style-name="T7_186">osiągnięcia</text:span><text:span text:style-name="T7_187"><text:s/></text:span><text:span text:style-name="T7_188">w</text:span><text:span text:style-name="T7_189"><text:s/></text:span><text:span text:style-name="T7_190">KSP</text:span><text:span text:style-name="T7_191"><text:s/></text:span><text:span text:style-name="T7_192">w</text:span><text:span text:style-name="T7_193"><text:s/></text:span><text:span text:style-name="T7_194">porównaniu</text:span><text:span text:style-name="T7_195"><text:s/></text:span><text:span text:style-name="T7_196">z</text:span><text:span text:style-name="T7_197"><text:s/></text:span><text:span text:style-name="T7_198">typową</text:span><text:span text:style-name="T7_199"><text:s/></text:span><text:span text:style-name="T7_200">grą</text:span><text:span text:style-name="T7_201"><text:s/></text:span><text:span text:style-name="T7_202">ekonomiczną</text:span><text:span text:style-name="T7_203">,<text:s/></text:span><text:span text:style-name="T7_204">strategiczną</text:span><text:span text:style-name="T7_205"><text:s/></text:span><text:span text:style-name="T7_206">czy</text:span><text:span text:style-name="T7_207"><text:s/></text:span><text:span text:style-name="T7_208">RPG</text:span><text:span text:style-name="T7_209">.<text:s/></text:span><text:span text:style-name="T7_210">Satysfakcja</text:span><text:span text:style-name="T7_211"><text:s/></text:span><text:span text:style-name="T7_212">nie</text:span><text:span text:style-name="T7_213"><text:s/></text:span><text:span text:style-name="T7_214">przychodzi</text:span><text:span text:style-name="T7_215"><text:s/></text:span><text:span text:style-name="T7_216">tutaj</text:span><text:span text:style-name="T7_217"><text:s/></text:span><text:span text:style-name="T7_218">z</text:span><text:span text:style-name="T7_219"><text:s/></text:span><text:span text:style-name="T7_220">opanowania</text:span><text:span text:style-name="T7_221"><text:s/></text:span><text:span text:style-name="T7_222">jakiegoś</text:span><text:span text:style-name="T7_223"><text:s/></text:span><text:span text:style-name="T7_224">abstrakcyjnego</text:span><text:span text:style-name="T7_225"><text:s/></text:span><text:span text:style-name="T7_226">systemu</text:span><text:span text:style-name="T7_227">,<text:s/></text:span><text:span text:style-name="T7_228">ale</text:span><text:span text:style-name="T7_229"><text:s/></text:span><text:span text:style-name="T7_230">ze</text:span><text:span text:style-name="T7_231"><text:s/></text:span><text:span text:style-name="T7_232">zrozumienia</text:span><text:span text:style-name="T7_233"><text:s/></text:span><text:span text:style-name="T7_234">i</text:span><text:span text:style-name="T7_235"><text:s/></text:span><text:span text:style-name="T7_236">zastosowania</text:span><text:span text:style-name="T7_237"><text:s/></text:span><text:span text:style-name="T7_238">zasad</text:span><text:span text:style-name="T7_239">,<text:s/></text:span><text:span text:style-name="T7_240">które</text:span><text:span text:style-name="T7_241"><text:s/></text:span><text:span text:style-name="T7_242">są</text:span><text:span text:style-name="T7_243"><text:s/></text:span><text:span text:style-name="T7_244">uniwersalne</text:span><text:span text:style-name="T7_245"><text:s/></text:span><text:span text:style-name="T7_246">i</text:span><text:span text:style-name="T7_247"><text:s/></text:span><text:span text:style-name="T7_248">działają</text:span><text:span text:style-name="T7_249"><text:s/></text:span><text:span text:style-name="T7_250">tak</text:span><text:span text:style-name="T7_251"><text:s/></text:span><text:span text:style-name="T7_252">samo</text:span><text:span text:style-name="T7_253"><text:s/></text:span><text:span text:style-name="T7_254">dla</text:span><text:span text:style-name="T7_255"><text:s/></text:span><text:span text:style-name="T7_256">statku</text:span><text:span text:style-name="T7_257"><text:s/></text:span><text:span text:style-name="T7_258">kosmicznego</text:span><text:span text:style-name="T7_259"><text:s/></text:span><text:span text:style-name="T7_260">w</text:span><text:span text:style-name="T7_261"><text:s/></text:span><text:span text:style-name="T7_262">grze</text:span><text:span text:style-name="T7_263">,<text:s/></text:span><text:span text:style-name="T7_264">jak</text:span><text:span text:style-name="T7_265"><text:s/></text:span><text:span text:style-name="T7_266">i</text:span><text:span text:style-name="T7_267"><text:s/></text:span><text:span text:style-name="T7_268">dla</text:span><text:span text:style-name="T7_269"><text:s/></text:span><text:span text:style-name="T7_270">Apollo</text:span><text:span text:style-name="T7_271"><text:s/>11<text:s/>(</text:span><text:span text:style-name="T7_272">jedną</text:span><text:span text:style-name="T7_273"><text:s/></text:span><text:span text:style-name="T7_274">z</text:span><text:span text:style-name="T7_275"><text:s/></text:span><text:span text:style-name="T7_276">prawd</text:span><text:span text:style-name="T7_277">,<text:s/></text:span><text:span text:style-name="T7_278">które</text:span><text:span text:style-name="T7_279"><text:s/></text:span><text:span text:style-name="T7_280">gracz</text:span><text:span text:style-name="T7_281"><text:s/></text:span><text:span text:style-name="T7_282">szybko</text:span><text:span text:style-name="T7_283"><text:s/></text:span><text:span text:style-name="T7_284">odkrywa</text:span><text:span text:style-name="T7_285"><text:s/></text:span><text:span text:style-name="T7_286">jest</text:span><text:span text:style-name="T7_287"><text:s/></text:span><text:span text:style-name="T7_288">to</text:span><text:span text:style-name="T7_289">,<text:s/></text:span><text:span text:style-name="T7_290">że</text:span><text:span text:style-name="T7_291"><text:s/></text:span><text:span text:style-name="T7_292">matematyka</text:span><text:span text:style-name="T7_293"><text:s/></text:span><text:span text:style-name="T7_294">działa</text:span><text:span text:style-name="T7_295">,<text:s/></text:span><text:span text:style-name="T7_296">równanie</text:span><text:span text:style-name="T7_297"><text:s/></text:span><text:span text:style-name="T7_298">rakietowe</text:span><text:span text:style-name="T7_299"><text:s/></text:span><text:span text:style-name="T7_300">też</text:span><text:span text:style-name="T7_301"><text:s/></text:span><text:span text:style-name="T7_302">działa</text:span><text:span text:style-name="T7_303"><text:s/></text:span><text:span text:style-name="T7_304">i</text:span><text:span text:style-name="T7_305"><text:s/></text:span><text:span text:style-name="T7_306">do</text:span><text:span text:style-name="T7_307"><text:s/></text:span><text:span text:style-name="T7_308">przeliczania</text:span><text:span text:style-name="T7_309"><text:s/></text:span><text:span text:style-name="T7_310">osiągów</text:span><text:span text:style-name="T7_311"><text:s/></text:span><text:span text:style-name="T7_312">naszych</text:span><text:span text:style-name="T7_313"><text:s/></text:span><text:span text:style-name="T7_314">rakiet</text:span><text:span text:style-name="T7_315"><text:s/></text:span><text:span text:style-name="T7_316">można</text:span><text:span text:style-name="T7_317"><text:s/></text:span><text:span text:style-name="T7_318">użyć</text:span><text:span text:style-name="T7_319"><text:s/></text:span><text:span text:style-name="T7_320">choćby</text:span><text:span text:style-name="T7_321"><text:s/></text:span><text:span text:style-name="T7_322">e</text:span><text:span text:style-name="T7_323">x</text:span><text:span text:style-name="T7_324">elowego</text:span><text:span text:style-name="T7_325"><text:s/></text:span><text:span text:style-name="T7_326">arkusza</text:span><text:span text:style-name="T7_327">).<text:s/></text:span><text:span text:style-name="T7_328">Nie</text:span><text:span text:style-name="T7_329"><text:s/></text:span><text:span text:style-name="T7_330">ma</text:span><text:span text:style-name="T7_331"><text:s/></text:span><text:span text:style-name="T7_332">co</text:span><text:span text:style-name="T7_333"><text:s/></text:span><text:span text:style-name="T7_334">ukrywać</text:span><text:span text:style-name="T7_335">,<text:s/></text:span><text:span text:style-name="T7_336">że</text:span><text:span text:style-name="T7_337"><text:s/></text:span><text:span text:style-name="T7_338">najwięcej</text:span><text:span text:style-name="T7_339"><text:s/></text:span><text:span text:style-name="T7_340">radości</text:span><text:span text:style-name="T7_341"><text:s/></text:span><text:span text:style-name="T7_342">z</text:span><text:span text:style-name="T7_343"><text:s/></text:span><text:span text:style-name="T7_344">tej</text:span><text:span text:style-name="T7_345"><text:s/></text:span><text:span text:style-name="T7_346">gry</text:span><text:span text:style-name="T7_347"><text:s/></text:span><text:span text:style-name="T7_348">będą</text:span><text:span text:style-name="T7_349"><text:s/></text:span><text:span text:style-name="T7_350">mieli</text:span><text:span text:style-name="T7_351"><text:s/></text:span><text:span text:style-name="T7_352">pasjonaci</text:span><text:span text:style-name="T7_353"><text:s/></text:span><text:span text:style-name="T7_354">eksploracji</text:span><text:span text:style-name="T7_355"><text:s/></text:span><text:span text:style-name="T7_356">kosmosu</text:span><text:span text:style-name="T7_357"><text:s/></text:span><text:span text:style-name="T7_358">mający</text:span><text:span text:style-name="T7_359"><text:s/></text:span><text:span text:style-name="T7_360">przy</text:span><text:span text:style-name="T7_361"><text:s/></text:span><text:span text:style-name="T7_362">tym</text:span><text:span text:style-name="T7_363"><text:s/></text:span><text:span text:style-name="T7_364">duszę</text:span><text:span text:style-name="T7_365"><text:s/></text:span><text:span text:style-name="T7_366">inżyniera</text:span><text:span text:style-name="T7_367">.</text:span></text:p>
      <text:p text:style-name="P8"/>
      <text:p text:style-name="P9"><text:span text:style-name="T9_1">Wszystko</text:span><text:span text:style-name="T9_2"><text:s/></text:span><text:span text:style-name="T9_3">zaczęło</text:span><text:span text:style-name="T9_4"><text:s/></text:span><text:span text:style-name="T9_5">się</text:span><text:span text:style-name="T9_6"><text:s/></text:span><text:span text:style-name="T9_7">w</text:span><text:span text:style-name="T9_8"><text:s/>2011<text:s/></text:span><text:span text:style-name="T9_9">roku</text:span><text:span text:style-name="T9_10">,<text:s/></text:span><text:span text:style-name="T9_11">kiedy</text:span><text:span text:style-name="T9_12"><text:s/></text:span><text:span text:style-name="T9_13">niewielkie</text:span><text:span text:style-name="T9_14"><text:s/></text:span><text:span text:style-name="T9_15">studio</text:span><text:span text:style-name="T9_16"><text:s/></text:span><text:span text:style-name="T9_17">SQUAD</text:span><text:span text:style-name="T9_18"><text:s/></text:span><text:span text:style-name="T9_19">wydało</text:span><text:span text:style-name="T9_20"><text:s/></text:span><text:span text:style-name="T9_21">pierwszą</text:span><text:span text:style-name="T9_22"><text:s/></text:span><text:span text:style-name="T9_23">grywalną</text:span><text:span text:style-name="T9_24"><text:s/></text:span><text:span text:style-name="T9_25">betę</text:span><text:span text:style-name="T9_26"><text:s/></text:span><text:span text:style-name="T9_27">kosmicznego</text:span><text:span text:style-name="T9_28"><text:s/></text:span><text:span text:style-name="T9_29">symulatora</text:span><text:span text:style-name="T9_30">.<text:s/></text:span><text:span text:style-name="T9_31">Tamta</text:span><text:span text:style-name="T9_32"><text:s/></text:span><text:span text:style-name="T9_33">dawna</text:span><text:span text:style-name="T9_34"><text:s/></text:span><text:span text:style-name="T9_35">wersja</text:span><text:span text:style-name="T9_36"><text:s/></text:span><text:span text:style-name="T9_37">nie</text:span><text:span text:style-name="T9_38"><text:s/></text:span><text:span text:style-name="T9_39">pozwalała</text:span><text:span text:style-name="T9_40"><text:s/></text:span><text:span text:style-name="T9_41">na</text:span><text:span text:style-name="T9_42"><text:s/></text:span><text:span text:style-name="T9_43">wiele</text:span><text:span text:style-name="T9_44">,<text:s/></text:span><text:span text:style-name="T9_45">poza</text:span><text:span text:style-name="T9_46"><text:s/></text:span><text:span text:style-name="T9_47">wystrzeleniem</text:span><text:span text:style-name="T9_48"><text:s/></text:span><text:span text:style-name="T9_49">rakiety</text:span><text:span text:style-name="T9_50"><text:s/></text:span><text:span text:style-name="T9_51">i</text:span><text:span text:style-name="T9_52"><text:s/></text:span><text:span text:style-name="T9_53">wejściem</text:span><text:span text:style-name="T9_54"><text:s/></text:span><text:span text:style-name="T9_55">na</text:span><text:span text:style-name="T9_56"><text:s/></text:span><text:span text:style-name="T9_57">orbitę</text:span><text:span text:style-name="T9_58">.<text:s/></text:span><text:span text:style-name="T9_59">Od</text:span><text:span text:style-name="T9_60"><text:s/></text:span><text:span text:style-name="T9_61">tego</text:span><text:span text:style-name="T9_62"><text:s/></text:span><text:span text:style-name="T9_63">czasu</text:span><text:span text:style-name="T9_64"><text:s/></text:span><text:span text:style-name="T9_65">gra</text:span><text:span text:style-name="T9_66"><text:s/></text:span><text:span text:style-name="T9_67">została</text:span><text:span text:style-name="T9_68"><text:s/></text:span><text:span text:style-name="T9_69">mocno</text:span><text:span text:style-name="T9_70"><text:s/></text:span><text:span text:style-name="T9_71">rozbudowana</text:span><text:span text:style-name="T9_72"><text:s/></text:span><text:span text:style-name="T9_73">w</text:span><text:span text:style-name="T9_74"><text:s/></text:span><text:span text:style-name="T9_75">każdym</text:span><text:span text:style-name="T9_76"><text:s/></text:span><text:span text:style-name="T9_77">aspekcie</text:span><text:span text:style-name="T9_78">,<text:s/></text:span><text:span text:style-name="T9_79">zdobyła</text:span><text:span text:style-name="T9_80">,<text:s/></text:span><text:span text:style-name="T9_81">chyba</text:span><text:span text:style-name="T9_82"><text:s/></text:span><text:span text:style-name="T9_83">ku</text:span><text:span text:style-name="T9_84"><text:s/></text:span><text:span text:style-name="T9_85">zaskoczeniu</text:span><text:span text:style-name="T9_86"><text:s/></text:span><text:span text:style-name="T9_87">samych</text:span><text:span text:style-name="T9_88"><text:s/></text:span><text:span text:style-name="T9_89">twórców</text:span><text:span text:style-name="T9_90">,<text:s/></text:span><text:span text:style-name="T9_91">ogromną</text:span><text:span text:style-name="T9_92"><text:s/></text:span><text:span text:style-name="T9_93">popularność</text:span><text:span text:style-name="T9_94"><text:s/></text:span><text:span text:style-name="T9_95">i</text:span><text:span text:style-name="T9_96"><text:s/></text:span><text:span text:style-name="T9_97">kilka</text:span><text:span text:style-name="T9_98"><text:s/></text:span><text:span text:style-name="T9_99">branżowych</text:span><text:span text:style-name="T9_100"><text:s/></text:span><text:span text:style-name="T9_101">nagród</text:span><text:span text:style-name="T9_102">,<text:s/></text:span><text:span text:style-name="T9_103">a</text:span><text:span text:style-name="T9_104"><text:s/></text:span><text:span text:style-name="T9_105">nawet</text:span><text:span text:style-name="T9_106"><text:s/></text:span><text:span text:style-name="T9_107">została</text:span><text:span text:style-name="T9_108"><text:s/></text:span><text:span text:style-name="T9_109">dostrzeżona</text:span><text:span text:style-name="T9_110"><text:s/></text:span><text:span text:style-name="T9_111">przez</text:span><text:span text:style-name="T9_112"><text:s/></text:span><text:span text:style-name="T9_113">samą</text:span><text:span text:style-name="T9_114"><text:s/></text:span><text:span text:style-name="T9_115">NASA</text:span><text:span text:style-name="T9_116">.<text:s/></text:span><text:span text:style-name="T9_117">To</text:span><text:span text:style-name="T9_118"><text:s/></text:span><text:span text:style-name="T9_119">ostatnie</text:span><text:span text:style-name="T9_120"><text:s/></text:span><text:span text:style-name="T9_121">zaowocowało</text:span><text:span text:style-name="T9_122"><text:s/></text:span><text:span text:style-name="T9_123">stworzeniem</text:span><text:span text:style-name="T9_124"><text:s/></text:span><text:span text:style-name="T9_125">przez</text:span><text:span text:style-name="T9_126"><text:s/></text:span><text:span text:style-name="T9_127">SQUAD</text:span><text:span text:style-name="T9_128"><text:s/></text:span><text:span text:style-name="T9_129">przy</text:span><text:span text:style-name="T9_130"><text:s/></text:span><text:span text:style-name="T9_131">współpracy</text:span><text:span text:style-name="T9_132"><text:s/></text:span><text:span text:style-name="T9_133">z</text:span><text:span text:style-name="T9_134"><text:s/></text:span><text:span text:style-name="T9_135">NASA</text:span><text:span text:style-name="T9_136"><text:s/></text:span><text:span text:style-name="T9_137">dodatku</text:span><text:span text:style-name="T9_138"><text:s/></text:span><text:span text:style-name="T9_139">do</text:span><text:span text:style-name="T9_140"><text:s/></text:span><text:span text:style-name="T9_141">gry</text:span><text:span text:style-name="T9_142"><text:s/></text:span><text:span text:style-name="T9_143">mającego</text:span><text:span text:style-name="T9_144"><text:s/></text:span><text:span text:style-name="T9_145">promować</text:span><text:span text:style-name="T9_146"><text:s/></text:span><text:span text:style-name="T9_147">planowaną</text:span><text:span text:style-name="T9_148"><text:s/></text:span><text:span text:style-name="T9_149">przez</text:span><text:span text:style-name="T9_150"><text:s/></text:span><text:span text:style-name="T9_151">amerykańską</text:span><text:span text:style-name="T9_152"><text:s/></text:span><text:span text:style-name="T9_153">agencję</text:span><text:span text:style-name="T9_154"><text:s/></text:span><text:span text:style-name="T9_155">kosmiczną</text:span><text:span text:style-name="T9_156"><text:s/></text:span><text:span text:style-name="T9_157">misję</text:span><text:span text:style-name="T9_158"><text:s/></text:span><text:span text:style-name="T9_159">przechwycenia</text:span><text:span text:style-name="T9_160"><text:s/></text:span><text:span text:style-name="T9_161">asteroidy</text:span><text:span text:style-name="T9_162">.<text:s/></text:span></text:p>
      <text:p text:style-name="P10"><text:span text:style-name="T10_1"><text:s/></text:span></text:p>
      <text:p text:style-name="P11"><text:span text:style-name="T11_1">Od</text:span><text:span text:style-name="T11_2"><text:s/></text:span><text:span text:style-name="T11_3">strony</text:span><text:span text:style-name="T11_4"><text:s/></text:span><text:span text:style-name="T11_5">rozgrywki</text:span><text:span text:style-name="T11_6">,<text:s/></text:span><text:span text:style-name="T11_7">Kerbal</text:span><text:span text:style-name="T11_8"><text:s/></text:span><text:span text:style-name="T11_9">Space</text:span><text:span text:style-name="T11_10"><text:s/></text:span><text:span text:style-name="T11_11">Program</text:span><text:span text:style-name="T11_12"><text:s/></text:span><text:span text:style-name="T11_13">polega</text:span><text:span text:style-name="T11_14"><text:s/></text:span><text:span text:style-name="T11_15">na</text:span><text:span text:style-name="T11_16"><text:s/></text:span><text:span text:style-name="T11_17">budowaniu</text:span><text:span text:style-name="T11_18"><text:s/></text:span><text:span text:style-name="T11_19">rakiet</text:span><text:span text:style-name="T11_20"><text:s/></text:span><text:span text:style-name="T11_21">i</text:span><text:span text:style-name="T11_22"><text:s/></text:span><text:span text:style-name="T11_23">samolotów</text:span><text:span text:style-name="T11_24"><text:s/></text:span><text:span text:style-name="T11_25">z</text:span><text:span text:style-name="T11_26"><text:s/></text:span><text:span text:style-name="T11_27">dostępnych</text:span><text:span text:style-name="T11_28"><text:s/></text:span><text:span text:style-name="T11_29">części</text:span><text:span text:style-name="T11_30">,<text:s/></text:span><text:span text:style-name="T11_31">po</text:span><text:span text:style-name="T11_32"><text:s/></text:span><text:span text:style-name="T11_33">czym</text:span><text:span text:style-name="T11_34"><text:s/></text:span><text:span text:style-name="T11_35">oblatywaniu</text:span><text:span text:style-name="T11_36"><text:s/></text:span><text:span text:style-name="T11_37">ich</text:span><text:span text:style-name="T11_38">.<text:s/></text:span><text:span text:style-name="T11_39">Do</text:span><text:span text:style-name="T11_40"><text:s/></text:span><text:span text:style-name="T11_41">dyspozycji</text:span><text:span text:style-name="T11_42"><text:s/></text:span><text:span text:style-name="T11_43">gracz</text:span><text:span text:style-name="T11_44"><text:s/></text:span><text:span text:style-name="T11_45">ma</text:span><text:span text:style-name="T11_46"><text:s/></text:span><text:span text:style-name="T11_47">prawie</text:span><text:span text:style-name="T11_48"><text:s/></text:span><text:span text:style-name="T11_49">trzysta</text:span><text:span text:style-name="T11_50"><text:s/></text:span><text:span text:style-name="T11_51">różnych</text:span><text:span text:style-name="T11_52"><text:s/>„</text:span><text:span text:style-name="T11_53">klocków</text:span><text:span text:style-name="T11_54">”,<text:s/></text:span><text:span text:style-name="T11_55">takich</text:span><text:span text:style-name="T11_56"><text:s/></text:span><text:span text:style-name="T11_57">jak</text:span><text:span text:style-name="T11_58"><text:s/></text:span><text:span text:style-name="T11_59">silniki</text:span><text:span text:style-name="T11_60"><text:s/></text:span><text:span text:style-name="T11_61">o</text:span><text:span text:style-name="T11_62"><text:s/></text:span><text:span text:style-name="T11_63">różnych</text:span><text:span text:style-name="T11_64"><text:s/></text:span><text:span text:style-name="T11_65">parametrach</text:span><text:span text:style-name="T11_66">,<text:s/></text:span><text:span text:style-name="T11_67">zbiorniki</text:span><text:span text:style-name="T11_68"><text:s/></text:span><text:span text:style-name="T11_69">paliwa</text:span><text:span text:style-name="T11_70">,<text:s/></text:span><text:span text:style-name="T11_71">kapsuły</text:span><text:span text:style-name="T11_72"><text:s/></text:span><text:span text:style-name="T11_73">dla</text:span><text:span text:style-name="T11_74"><text:s/></text:span><text:span text:style-name="T11_75">załogi</text:span><text:span text:style-name="T11_76">,<text:s/></text:span><text:span text:style-name="T11_77">aparatura</text:span><text:span text:style-name="T11_78"><text:s/></text:span><text:span text:style-name="T11_79">naukowa</text:span><text:span text:style-name="T11_80">,<text:s/></text:span><text:span text:style-name="T11_81">moduły</text:span><text:span text:style-name="T11_82"><text:s/></text:span><text:span text:style-name="T11_83">zdalnego</text:span><text:span text:style-name="T11_84"><text:s/></text:span><text:span text:style-name="T11_85">sterowania</text:span><text:span text:style-name="T11_86"><text:s/></text:span><text:span text:style-name="T11_87">i</text:span><text:span text:style-name="T11_88"><text:s/></text:span><text:span text:style-name="T11_89">inne</text:span><text:span text:style-name="T11_90">.<text:s/></text:span><text:span text:style-name="T11_91">Zapewniają</text:span><text:span text:style-name="T11_92"><text:s/></text:span><text:span text:style-name="T11_93">one</text:span><text:span text:style-name="T11_94"><text:s/></text:span><text:span text:style-name="T11_95">dużą</text:span><text:span text:style-name="T11_96"><text:s/></text:span><text:span text:style-name="T11_97">elastyczność</text:span><text:span text:style-name="T11_98"><text:s/></text:span><text:span text:style-name="T11_99">i</text:span><text:span text:style-name="T11_100"><text:s/></text:span><text:span text:style-name="T11_101">pozwalają</text:span><text:span text:style-name="T11_102"><text:s/></text:span><text:span text:style-name="T11_103">na</text:span><text:span text:style-name="T11_104"><text:s/></text:span><text:span text:style-name="T11_105">tworzenie</text:span><text:span text:style-name="T11_106"><text:s/></text:span><text:span text:style-name="T11_107">bardzo</text:span><text:span text:style-name="T11_108"><text:s/></text:span><text:span text:style-name="T11_109">zróżnicowanych</text:span><text:span text:style-name="T11_110"><text:s/></text:span><text:span text:style-name="T11_111">konstrukcji</text:span><text:span text:style-name="T11_112">,<text:s/></text:span><text:span text:style-name="T11_113">począwszy</text:span><text:span text:style-name="T11_114"><text:s/></text:span><text:span text:style-name="T11_115">od</text:span><text:span text:style-name="T11_116"><text:s/></text:span><text:span text:style-name="T11_117">klasycznych</text:span><text:span text:style-name="T11_118"><text:s/></text:span><text:span text:style-name="T11_119">rakiet</text:span><text:span text:style-name="T11_120"><text:s/></text:span><text:span text:style-name="T11_121">przez</text:span><text:span text:style-name="T11_122"><text:s/></text:span><text:span text:style-name="T11_123">rakietoplany</text:span><text:span text:style-name="T11_124"><text:s/></text:span><text:span text:style-name="T11_125">i</text:span><text:span text:style-name="T11_126"><text:s/></text:span><text:span text:style-name="T11_127">wahadłowce</text:span><text:span text:style-name="T11_128"><text:s/></text:span><text:span text:style-name="T11_129">aż</text:span><text:span text:style-name="T11_130"><text:s/></text:span><text:span text:style-name="T11_131">do</text:span><text:span text:style-name="T11_132"><text:s/></text:span><text:span text:style-name="T11_133">replik</text:span><text:span text:style-name="T11_134"><text:s/></text:span><text:span text:style-name="T11_135">pojazdów</text:span><text:span text:style-name="T11_136"><text:s/></text:span><text:span text:style-name="T11_137">z</text:span><text:span text:style-name="T11_138"><text:s/></text:span><text:span text:style-name="T11_139">filmów</text:span><text:span text:style-name="T11_140"><text:s/></text:span><text:span text:style-name="T11_141">s</text:span><text:span text:style-name="T11_142">-</text:span><text:span text:style-name="T11_143">f</text:span><text:span text:style-name="T11_144"><text:s/></text:span><text:span text:style-name="T11_145">czy</text:span><text:span text:style-name="T11_146"><text:s/></text:span><text:span text:style-name="T11_147">świata</text:span><text:span text:style-name="T11_148"><text:s/></text:span><text:span text:style-name="T11_149">rzeczywistego</text:span><text:span text:style-name="T11_150">.<text:s/></text:span><text:span text:style-name="T11_151">Możliwości</text:span><text:span text:style-name="T11_152"><text:s/></text:span><text:span text:style-name="T11_153">są</text:span><text:span text:style-name="T11_154"><text:s/></text:span><text:span text:style-name="T11_155">ograniczone</text:span><text:span text:style-name="T11_156"><text:s/></text:span><text:span text:style-name="T11_157">tylko</text:span><text:span text:style-name="T11_158"><text:s/></text:span><text:span text:style-name="T11_159">wyobraźnią</text:span><text:span text:style-name="T11_160"><text:s/></text:span><text:span text:style-name="T11_161">gracza</text:span><text:span text:style-name="T11_162">,<text:s/></text:span><text:span text:style-name="T11_163">a</text:span><text:span text:style-name="T11_164"><text:s/></text:span><text:span text:style-name="T11_165">nawet</text:span><text:span text:style-name="T11_166"><text:s/></text:span><text:span text:style-name="T11_167">jeśli</text:span><text:span text:style-name="T11_168"><text:s/></text:span><text:span text:style-name="T11_169">wśród</text:span><text:span text:style-name="T11_170"><text:s/></text:span><text:span text:style-name="T11_171">standardowych</text:span><text:span text:style-name="T11_172"><text:s/></text:span><text:span text:style-name="T11_173">części</text:span><text:span text:style-name="T11_174"><text:s/></text:span><text:span text:style-name="T11_175">czegoś</text:span><text:span text:style-name="T11_176"><text:s/></text:span><text:span text:style-name="T11_177">zabraknie</text:span><text:span text:style-name="T11_178">,<text:s/></text:span><text:span text:style-name="T11_179">to</text:span><text:span text:style-name="T11_180"><text:s/></text:span><text:span text:style-name="T11_181">na</text:span><text:span text:style-name="T11_182"><text:s/></text:span><text:span text:style-name="T11_183">pewno</text:span><text:span text:style-name="T11_184"><text:s/></text:span><text:span text:style-name="T11_185">da</text:span><text:span text:style-name="T11_186"><text:s/></text:span><text:span text:style-name="T11_187">się</text:span><text:span text:style-name="T11_188"><text:s/></text:span><text:span text:style-name="T11_189">to</text:span><text:span text:style-name="T11_190"><text:s/></text:span><text:span text:style-name="T11_191">znaleźć</text:span><text:span text:style-name="T11_192"><text:s/></text:span><text:span text:style-name="T11_193">w</text:span><text:span text:style-name="T11_194"><text:s/></text:span><text:span text:style-name="T11_195">którymś</text:span><text:span text:style-name="T11_196"><text:s/></text:span><text:span text:style-name="T11_197">z</text:span><text:span text:style-name="T11_198"><text:s/></text:span><text:span text:style-name="T11_199">modów</text:span><text:span text:style-name="T11_200">.</text:span></text:p>
      <text:p text:style-name="P12"><text:span text:style-name="T12_1">Po</text:span><text:span text:style-name="T12_2"><text:s/></text:span><text:span text:style-name="T12_3">skończeniu</text:span><text:span text:style-name="T12_4"><text:s/></text:span><text:span text:style-name="T12_5">budowy</text:span><text:span text:style-name="T12_6">,<text:s/></text:span><text:span text:style-name="T12_7">pojazd</text:span><text:span text:style-name="T12_8"><text:s/></text:span><text:span text:style-name="T12_9">oczywiście</text:span><text:span text:style-name="T12_10"><text:s/></text:span><text:span text:style-name="T12_11">należy</text:span><text:span text:style-name="T12_12"><text:s/></text:span><text:span text:style-name="T12_13">oblatać</text:span><text:span text:style-name="T12_14">.<text:s/></text:span><text:span text:style-name="T12_15">Zakładając</text:span><text:span text:style-name="T12_16">,<text:s/></text:span><text:span text:style-name="T12_17">że</text:span><text:span text:style-name="T12_18"><text:s/></text:span><text:span text:style-name="T12_19">wszystko</text:span><text:span text:style-name="T12_20"><text:s/></text:span><text:span text:style-name="T12_21">pójdzie</text:span><text:span text:style-name="T12_22"><text:s/></text:span><text:span text:style-name="T12_23">dobrze</text:span><text:span text:style-name="T12_24"><text:s/>(</text:span><text:span text:style-name="T12_25">a</text:span><text:span text:style-name="T12_26"><text:s/></text:span><text:span text:style-name="T12_27">rzadko</text:span><text:span text:style-name="T12_28"><text:s/></text:span><text:span text:style-name="T12_29">kiedy</text:span><text:span text:style-name="T12_30"><text:s/></text:span><text:span text:style-name="T12_31">wszystko</text:span><text:span text:style-name="T12_32"><text:s/></text:span><text:span text:style-name="T12_33">idzie</text:span><text:span text:style-name="T12_34"><text:s/></text:span><text:span text:style-name="T12_35">dobrze</text:span><text:span text:style-name="T12_36">),<text:s/></text:span><text:span text:style-name="T12_37">typowy</text:span><text:span text:style-name="T12_38"><text:s/></text:span><text:span text:style-name="T12_39">lot</text:span><text:span text:style-name="T12_40"><text:s/></text:span><text:span text:style-name="T12_41">kosmiczny</text:span><text:span text:style-name="T12_42"><text:s/></text:span><text:span text:style-name="T12_43">składa</text:span><text:span text:style-name="T12_44"><text:s/></text:span><text:span text:style-name="T12_45">się</text:span><text:span text:style-name="T12_46"><text:s/></text:span><text:span text:style-name="T12_47">z</text:span><text:span text:style-name="T12_48"><text:s/></text:span><text:span text:style-name="T12_49">wyniesienia</text:span><text:span text:style-name="T12_50"><text:s/></text:span><text:span text:style-name="T12_51">na</text:span><text:span text:style-name="T12_52"><text:s/></text:span><text:span text:style-name="T12_53">orbitę</text:span><text:span text:style-name="T12_54"><text:s/></text:span><text:span text:style-name="T12_55">Kerbina</text:span><text:span text:style-name="T12_56"><text:s/></text:span><text:span text:style-name="T12_57">ładunku</text:span><text:span text:style-name="T12_58"><text:s/></text:span><text:span text:style-name="T12_59">użytecznego</text:span><text:span text:style-name="T12_60">,<text:s/></text:span><text:span text:style-name="T12_61">którym</text:span><text:span text:style-name="T12_62"><text:s/></text:span><text:span text:style-name="T12_63">może</text:span><text:span text:style-name="T12_64"><text:s/></text:span><text:span text:style-name="T12_65">być</text:span><text:span text:style-name="T12_66"><text:s/></text:span><text:span text:style-name="T12_67">satelita</text:span><text:span text:style-name="T12_68">,<text:s/></text:span><text:span text:style-name="T12_69">bezzałogowa</text:span><text:span text:style-name="T12_70"><text:s/></text:span><text:span text:style-name="T12_71">sonda</text:span><text:span text:style-name="T12_72"><text:s/></text:span><text:span text:style-name="T12_73">lub</text:span><text:span text:style-name="T12_74"><text:s/></text:span><text:span text:style-name="T12_75">statek</text:span><text:span text:style-name="T12_76"><text:s/></text:span><text:span text:style-name="T12_77">załogowy</text:span><text:span text:style-name="T12_78">,<text:s/></text:span><text:span text:style-name="T12_79">osiągnięcia</text:span><text:span text:style-name="T12_80"><text:s/></text:span><text:span text:style-name="T12_81">orbity</text:span><text:span text:style-name="T12_82"><text:s/></text:span><text:span text:style-name="T12_83">transferowej</text:span><text:span text:style-name="T12_84">,<text:s/></text:span><text:span text:style-name="T12_85">wejścia</text:span><text:span text:style-name="T12_86"><text:s/></text:span><text:span text:style-name="T12_87">na</text:span><text:span text:style-name="T12_88"><text:s/></text:span><text:span text:style-name="T12_89">orbitę</text:span><text:span text:style-name="T12_90"><text:s/></text:span><text:span text:style-name="T12_91">docelowego</text:span><text:span text:style-name="T12_92"><text:s/></text:span><text:span text:style-name="T12_93">ciała</text:span><text:span text:style-name="T12_94"><text:s/></text:span><text:span text:style-name="T12_95">niebieskiego</text:span><text:span text:style-name="T12_96">,<text:s/></text:span><text:span text:style-name="T12_97">ewentualnego</text:span><text:span text:style-name="T12_98"><text:s/></text:span><text:span text:style-name="T12_99">lądowania</text:span><text:span text:style-name="T12_100"><text:s/></text:span><text:span text:style-name="T12_101">i</text:span><text:span text:style-name="T12_102"><text:s/></text:span><text:span text:style-name="T12_103">później</text:span><text:span text:style-name="T12_104"><text:s/></text:span><text:span text:style-name="T12_105">tego</text:span><text:span text:style-name="T12_106"><text:s/></text:span><text:span text:style-name="T12_107">samego</text:span><text:span text:style-name="T12_108">,<text:s/></text:span><text:span text:style-name="T12_109">tylko</text:span><text:span text:style-name="T12_110"><text:s/></text:span><text:span text:style-name="T12_111">w</text:span><text:span text:style-name="T12_112"><text:s/></text:span><text:span text:style-name="T12_113">przeciwną</text:span><text:span text:style-name="T12_114"><text:s/></text:span><text:span text:style-name="T12_115">stronę</text:span><text:span text:style-name="T12_116">,<text:s/></text:span><text:span text:style-name="T12_117">bo</text:span><text:span text:style-name="T12_118"><text:s/></text:span><text:span text:style-name="T12_119">jednak</text:span><text:span text:style-name="T12_120"><text:s/></text:span><text:span text:style-name="T12_121">wypadałoby</text:span><text:span text:style-name="T12_122"><text:s/></text:span><text:span text:style-name="T12_123">dostarczyć</text:span><text:span text:style-name="T12_124"><text:s/></text:span><text:span text:style-name="T12_125">dzielnych</text:span><text:span text:style-name="T12_126"><text:s/></text:span><text:span text:style-name="T12_127">kerbonautów</text:span><text:span text:style-name="T12_128"><text:s/></text:span><text:span text:style-name="T12_129">z</text:span><text:span text:style-name="T12_130"><text:s/></text:span><text:span text:style-name="T12_131">powrotem</text:span><text:span text:style-name="T12_132"><text:s/></text:span><text:span text:style-name="T12_133">na</text:span><text:span text:style-name="T12_134"><text:s/></text:span><text:span text:style-name="T12_135">ich</text:span><text:span text:style-name="T12_136"><text:s/></text:span><text:span text:style-name="T12_137">macierzystą</text:span><text:span text:style-name="T12_138"><text:s/></text:span><text:span text:style-name="T12_139">planetę</text:span><text:span text:style-name="T12_140">.<text:s/></text:span><text:span text:style-name="T12_141">Poszczególne</text:span><text:span text:style-name="T12_142"><text:s/></text:span><text:span text:style-name="T12_143">ciała</text:span><text:span text:style-name="T12_144"><text:s/></text:span><text:span text:style-name="T12_145">niebieskie</text:span><text:span text:style-name="T12_146"><text:s/></text:span><text:span text:style-name="T12_147">krążące</text:span><text:span text:style-name="T12_148"><text:s/></text:span><text:span text:style-name="T12_149">wokół</text:span><text:span text:style-name="T12_150"><text:s/></text:span><text:span text:style-name="T12_151">Kerbola</text:span><text:span text:style-name="T12_152"><text:s/>(</text:span><text:span text:style-name="T12_153">tak</text:span><text:span text:style-name="T12_154"><text:s/></text:span><text:span text:style-name="T12_155">nazywa</text:span><text:span text:style-name="T12_156"><text:s/></text:span><text:span text:style-name="T12_157">się</text:span><text:span text:style-name="T12_158"><text:s/></text:span><text:span text:style-name="T12_159">centralna</text:span><text:span text:style-name="T12_160"><text:s/></text:span><text:span text:style-name="T12_161">gwiazda</text:span><text:span text:style-name="T12_162"><text:s/></text:span><text:span text:style-name="T12_163">układu</text:span><text:span text:style-name="T12_164">)<text:s/></text:span><text:span text:style-name="T12_165">oferują</text:span><text:span text:style-name="T12_166"><text:s/></text:span><text:span text:style-name="T12_167">zróżnicowane</text:span><text:span text:style-name="T12_168"><text:s/></text:span><text:span text:style-name="T12_169">wyzwania</text:span><text:span text:style-name="T12_170">.<text:s/></text:span><text:span text:style-name="T12_171">Jest</text:span><text:span text:style-name="T12_172"><text:s/></text:span><text:span text:style-name="T12_173">więc</text:span><text:span text:style-name="T12_174"><text:s/></text:span><text:span text:style-name="T12_175">planeta</text:span><text:span text:style-name="T12_176"><text:s/></text:span><text:span text:style-name="T12_177">będąca</text:span><text:span text:style-name="T12_178"><text:s/></text:span><text:span text:style-name="T12_179">odpowiednikiem</text:span><text:span text:style-name="T12_180"><text:s/></text:span><text:span text:style-name="T12_181">Marsa</text:span><text:span text:style-name="T12_182"><text:s/>(</text:span><text:span text:style-name="T12_183">atmosfera</text:span><text:span text:style-name="T12_184"><text:s/></text:span><text:span text:style-name="T12_185">zbyt</text:span><text:span text:style-name="T12_186"><text:s/></text:span><text:span text:style-name="T12_187">rzadka</text:span><text:span text:style-name="T12_188">,<text:s/></text:span><text:span text:style-name="T12_189">aby</text:span><text:span text:style-name="T12_190"><text:s/></text:span><text:span text:style-name="T12_191">spowolnić</text:span><text:span text:style-name="T12_192"><text:s/></text:span><text:span text:style-name="T12_193">lądownik</text:span><text:span text:style-name="T12_194">,<text:s/></text:span><text:span text:style-name="T12_195">ale</text:span><text:span text:style-name="T12_196"><text:s/></text:span><text:span text:style-name="T12_197">na</text:span><text:span text:style-name="T12_198"><text:s/></text:span><text:span text:style-name="T12_199">tyle</text:span><text:span text:style-name="T12_200"><text:s/></text:span><text:span text:style-name="T12_201">gęsta</text:span><text:span text:style-name="T12_202">,<text:s/></text:span><text:span text:style-name="T12_203">że</text:span><text:span text:style-name="T12_204"><text:s/></text:span><text:span text:style-name="T12_205">należy</text:span><text:span text:style-name="T12_206"><text:s/></text:span><text:span text:style-name="T12_207">zadbać</text:span><text:span text:style-name="T12_208"><text:s/></text:span><text:span text:style-name="T12_209">o</text:span><text:span text:style-name="T12_210"><text:s/></text:span><text:span text:style-name="T12_211">osłonę</text:span><text:span text:style-name="T12_212"><text:s/></text:span><text:span text:style-name="T12_213">termiczną</text:span><text:span text:style-name="T12_214">)<text:s/></text:span><text:span text:style-name="T12_215">czy</text:span><text:span text:style-name="T12_216"><text:s/></text:span><text:span text:style-name="T12_217">Wenus</text:span><text:span text:style-name="T12_218"><text:s/>(</text:span><text:span text:style-name="T12_219">niezwykle</text:span><text:span text:style-name="T12_220"><text:s/></text:span><text:span text:style-name="T12_221">gęsta</text:span><text:span text:style-name="T12_222"><text:s/></text:span><text:span text:style-name="T12_223">atmosfera</text:span><text:span text:style-name="T12_224"><text:s/></text:span><text:span text:style-name="T12_225">utrudniająca</text:span><text:span text:style-name="T12_226"><text:s/></text:span><text:span text:style-name="T12_227">start</text:span><text:span text:style-name="T12_228">).<text:s/></text:span><text:span text:style-name="T12_229">Jest</text:span><text:span text:style-name="T12_230"><text:s/></text:span><text:span text:style-name="T12_231">też</text:span><text:span text:style-name="T12_232"><text:s/></text:span><text:span text:style-name="T12_233">gazowy</text:span><text:span text:style-name="T12_234"><text:s/></text:span><text:span text:style-name="T12_235">gigant</text:span><text:span text:style-name="T12_236"><text:s/></text:span><text:span text:style-name="T12_237">z</text:span><text:span text:style-name="T12_238"><text:s/></text:span><text:span text:style-name="T12_239">własnym</text:span><text:span text:style-name="T12_240"><text:s/></text:span><text:span text:style-name="T12_241">systemem</text:span><text:span text:style-name="T12_242"><text:s/></text:span><text:span text:style-name="T12_243">księżyców</text:span><text:span text:style-name="T12_244">,<text:s/></text:span><text:span text:style-name="T12_245">odległa</text:span><text:span text:style-name="T12_246"><text:s/></text:span><text:span text:style-name="T12_247">planeta</text:span><text:span text:style-name="T12_248"><text:s/></text:span><text:span text:style-name="T12_249">o</text:span><text:span text:style-name="T12_250"><text:s/></text:span><text:span text:style-name="T12_251">dużym</text:span><text:span text:style-name="T12_252"><text:s/></text:span><text:span text:style-name="T12_253">nachyleniu</text:span><text:span text:style-name="T12_254"><text:s/></text:span><text:span text:style-name="T12_255">i</text:span><text:span text:style-name="T12_256"><text:s/></text:span><text:span text:style-name="T12_257">mimośrodzie</text:span><text:span text:style-name="T12_258"><text:s/></text:span><text:span text:style-name="T12_259">orbity</text:span><text:span text:style-name="T12_260">,<text:s/></text:span><text:span text:style-name="T12_261">przypominająca</text:span><text:span text:style-name="T12_262"><text:s/></text:span><text:span text:style-name="T12_263">Plutona</text:span><text:span text:style-name="T12_264">,<text:s/></text:span><text:span text:style-name="T12_265">oraz</text:span><text:span text:style-name="T12_266"><text:s/></text:span><text:span text:style-name="T12_267">niewielka</text:span><text:span text:style-name="T12_268"><text:s/></text:span><text:span text:style-name="T12_269">planetoida</text:span><text:span text:style-name="T12_270">.<text:s/></text:span><text:span text:style-name="T12_271">Oprócz</text:span><text:span text:style-name="T12_272"><text:s/></text:span><text:span text:style-name="T12_273">tego</text:span><text:span text:style-name="T12_274"><text:s/></text:span><text:span text:style-name="T12_275">gracz</text:span><text:span text:style-name="T12_276"><text:s/></text:span><text:span text:style-name="T12_277">może</text:span><text:span text:style-name="T12_278"><text:s/></text:span><text:span text:style-name="T12_279">przechwycić</text:span><text:span text:style-name="T12_280"><text:s/></text:span><text:span text:style-name="T12_281">asteroidę</text:span><text:span text:style-name="T12_282"><text:s/></text:span><text:span text:style-name="T12_283">w</text:span><text:span text:style-name="T12_284"><text:s/></text:span><text:span text:style-name="T12_285">sposób</text:span><text:span text:style-name="T12_286"><text:s/></text:span><text:span text:style-name="T12_287">wzorowany</text:span><text:span text:style-name="T12_288"><text:s/></text:span><text:span text:style-name="T12_289">na</text:span><text:span text:style-name="T12_290"><text:s/></text:span><text:span text:style-name="T12_291">planowanej</text:span><text:span text:style-name="T12_292"><text:s/></text:span><text:span text:style-name="T12_293">misji</text:span><text:span text:style-name="T12_294"><text:s/></text:span><text:span text:style-name="T12_295">NASA</text:span><text:span text:style-name="T12_296"><text:s/></text:span><text:span text:style-name="T12_297">o</text:span><text:span text:style-name="T12_298"><text:s/></text:span><text:span text:style-name="T12_299">podobnym</text:span><text:span text:style-name="T12_300"><text:s/></text:span><text:span text:style-name="T12_301">celu</text:span><text:span text:style-name="T12_302">.<text:s/></text:span><text:span text:style-name="T12_303">Mechanika</text:span><text:span text:style-name="T12_304"><text:s/></text:span><text:span text:style-name="T12_305">gry</text:span><text:span text:style-name="T12_306"><text:s/></text:span><text:span text:style-name="T12_307">obejmuje</text:span><text:span text:style-name="T12_308"><text:s/></text:span><text:span text:style-name="T12_309">również</text:span><text:span text:style-name="T12_310"><text:s/></text:span><text:span text:style-name="T12_311">takie</text:span><text:span text:style-name="T12_312"><text:s/></text:span><text:span text:style-name="T12_313">elementy</text:span><text:span text:style-name="T12_314"><text:s/></text:span><text:span text:style-name="T12_315">jak</text:span><text:span text:style-name="T12_316"><text:s/></text:span><text:span text:style-name="T12_317">kołowe</text:span><text:span text:style-name="T12_318"><text:s/></text:span><text:span text:style-name="T12_319">pojazdy</text:span><text:span text:style-name="T12_320"><text:s/></text:span><text:span text:style-name="T12_321">naziemne</text:span><text:span text:style-name="T12_322">,<text:s/></text:span><text:span text:style-name="T12_323">samoloty</text:span><text:span text:style-name="T12_324"><text:s/>(</text:span><text:span text:style-name="T12_325">symulacja</text:span><text:span text:style-name="T12_326"><text:s/></text:span><text:span text:style-name="T12_327">aerodynamiki</text:span><text:span text:style-name="T12_328"><text:s/></text:span><text:span text:style-name="T12_329">stoi</text:span><text:span text:style-name="T12_330"><text:s/></text:span><text:span text:style-name="T12_331">na</text:span><text:span text:style-name="T12_332"><text:s/></text:span><text:span text:style-name="T12_333">wysokim</text:span><text:span text:style-name="T12_334"><text:s/></text:span><text:span text:style-name="T12_335">poziomie</text:span><text:span text:style-name="T12_336">,<text:s/></text:span><text:span text:style-name="T12_337">a</text:span><text:span text:style-name="T12_338"><text:s/></text:span><text:span text:style-name="T12_339">niektóre</text:span><text:span text:style-name="T12_340"><text:s/></text:span><text:span text:style-name="T12_341">planety</text:span><text:span text:style-name="T12_342"><text:s/></text:span><text:span text:style-name="T12_343">są</text:span><text:span text:style-name="T12_344"><text:s/></text:span><text:span text:style-name="T12_345">wręcz</text:span><text:span text:style-name="T12_346"><text:s/></text:span><text:span text:style-name="T12_347">stworzone</text:span><text:span text:style-name="T12_348">,<text:s/></text:span><text:span text:style-name="T12_349">aby</text:span><text:span text:style-name="T12_350"><text:s/></text:span><text:span text:style-name="T12_351">eksplorować</text:span><text:span text:style-name="T12_352"><text:s/></text:span><text:span text:style-name="T12_353">je</text:span><text:span text:style-name="T12_354"><text:s/></text:span><text:span text:style-name="T12_355">przy</text:span><text:span text:style-name="T12_356"><text:s/></text:span><text:span text:style-name="T12_357">pomocy</text:span><text:span text:style-name="T12_358"><text:s/></text:span><text:span text:style-name="T12_359">pojazdów</text:span><text:span text:style-name="T12_360"><text:s/></text:span><text:span text:style-name="T12_361">latających</text:span><text:span text:style-name="T12_362">)<text:s/></text:span><text:span text:style-name="T12_363">czy</text:span><text:span text:style-name="T12_364"><text:s/></text:span><text:span text:style-name="T12_365">wykorzystanie</text:span><text:span text:style-name="T12_366"><text:s/></text:span><text:span text:style-name="T12_367">dostępnych</text:span><text:span text:style-name="T12_368"><text:s/></text:span><text:span text:style-name="T12_369">na</text:span><text:span text:style-name="T12_370"><text:s/></text:span><text:span text:style-name="T12_371">miejscu</text:span><text:span text:style-name="T12_372"><text:s/></text:span><text:span text:style-name="T12_373">surowców</text:span><text:span text:style-name="T12_374"><text:s/></text:span><text:span text:style-name="T12_375">do</text:span><text:span text:style-name="T12_376"><text:s/></text:span><text:span text:style-name="T12_377">produkcji</text:span><text:span text:style-name="T12_378"><text:s/></text:span><text:span text:style-name="T12_379">paliwa</text:span><text:span text:style-name="T12_380"><text:s/></text:span><text:span text:style-name="T12_381">na</text:span><text:span text:style-name="T12_382"><text:s/></text:span><text:span text:style-name="T12_383">drogę</text:span><text:span text:style-name="T12_384"><text:s/></text:span><text:span text:style-name="T12_385">powrotną</text:span><text:span text:style-name="T12_386">.<text:s/></text:span><text:span text:style-name="T12_387">Wyzwań</text:span><text:span text:style-name="T12_388"><text:s/></text:span><text:span text:style-name="T12_389">wystarczy</text:span><text:span text:style-name="T12_390"><text:s/></text:span><text:span text:style-name="T12_391">więc</text:span><text:span text:style-name="T12_392"><text:s/></text:span><text:span text:style-name="T12_393">na</text:span><text:span text:style-name="T12_394"><text:s/></text:span><text:span text:style-name="T12_395">setki</text:span><text:span text:style-name="T12_396"><text:s/></text:span><text:span text:style-name="T12_397">godzin</text:span><text:span text:style-name="T12_398">.<text:s/></text:span></text:p>
      <text:p text:style-name="P13"><text:span text:style-name="T13_1">Gra</text:span><text:span text:style-name="T13_2"><text:s/></text:span><text:span text:style-name="T13_3">posiada</text:span><text:span text:style-name="T13_4"><text:s/></text:span><text:span text:style-name="T13_5">trzy</text:span><text:span text:style-name="T13_6"><text:s/></text:span><text:span text:style-name="T13_7">tryby</text:span><text:span text:style-name="T13_8"><text:s/></text:span><text:span text:style-name="T13_9">rozgrywki</text:span><text:span text:style-name="T13_10">:<text:s/></text:span><text:span text:style-name="T13_11">kariera</text:span><text:span text:style-name="T13_12">,<text:s/></text:span><text:span text:style-name="T13_13">kariera</text:span><text:span text:style-name="T13_14"><text:s/></text:span><text:span text:style-name="T13_15">naukowa</text:span><text:span text:style-name="T13_16"><text:s/></text:span><text:span text:style-name="T13_17">i</text:span><text:span text:style-name="T13_18"><text:s/></text:span><text:span text:style-name="T13_19">sandbox</text:span><text:span text:style-name="T13_20">.<text:s/></text:span><text:span text:style-name="T13_21">Pierwszy</text:span><text:span text:style-name="T13_22"><text:s/></text:span><text:span text:style-name="T13_23">z</text:span><text:span text:style-name="T13_24"><text:s/></text:span><text:span text:style-name="T13_25">nich</text:span><text:span text:style-name="T13_26"><text:s/></text:span><text:span text:style-name="T13_27">oferuje</text:span><text:span text:style-name="T13_28"><text:s/></text:span><text:span text:style-name="T13_29">możliwość</text:span><text:span text:style-name="T13_30"><text:s/></text:span><text:span text:style-name="T13_31">zarządzania</text:span><text:span text:style-name="T13_32"><text:s/></text:span><text:span text:style-name="T13_33">własnym</text:span><text:span text:style-name="T13_34"><text:s/></text:span><text:span text:style-name="T13_35">programem</text:span><text:span text:style-name="T13_36"><text:s/></text:span><text:span text:style-name="T13_37">kosmicznym</text:span><text:span text:style-name="T13_38">.<text:s/></text:span><text:span text:style-name="T13_39">Jest</text:span><text:span text:style-name="T13_40"><text:s/></text:span><text:span text:style-name="T13_41">więc</text:span><text:span text:style-name="T13_42"><text:s/></text:span><text:span text:style-name="T13_43">drzewko</text:span><text:span text:style-name="T13_44"><text:s/></text:span><text:span text:style-name="T13_45">technologii</text:span><text:span text:style-name="T13_46">,<text:s/></text:span><text:span text:style-name="T13_47">którego</text:span><text:span text:style-name="T13_48"><text:s/></text:span><text:span text:style-name="T13_49">kolejne</text:span><text:span text:style-name="T13_50"><text:s/></text:span><text:span text:style-name="T13_51">węzły</text:span><text:span text:style-name="T13_52"><text:s/></text:span><text:span text:style-name="T13_53">można</text:span><text:span text:style-name="T13_54"><text:s/></text:span><text:span text:style-name="T13_55">odblokowywać</text:span><text:span text:style-name="T13_56"><text:s/></text:span><text:span text:style-name="T13_57">z</text:span><text:span text:style-name="T13_58"><text:s/></text:span><text:span text:style-name="T13_59">wykorzystaniem</text:span><text:span text:style-name="T13_60"><text:s/></text:span><text:span text:style-name="T13_61">punktów</text:span><text:span text:style-name="T13_62"><text:s/></text:span><text:span text:style-name="T13_63">nauki</text:span><text:span text:style-name="T13_64"><text:s/></text:span><text:span text:style-name="T13_65">zdobywanych</text:span><text:span text:style-name="T13_66"><text:s/></text:span><text:span text:style-name="T13_67">za</text:span><text:span text:style-name="T13_68"><text:s/></text:span><text:span text:style-name="T13_69">przeprowadzane</text:span><text:span text:style-name="T13_70"><text:s/></text:span><text:span text:style-name="T13_71">eksperymenty</text:span><text:span text:style-name="T13_72">,<text:s/></text:span><text:span text:style-name="T13_73">są</text:span><text:span text:style-name="T13_74"><text:s/></text:span><text:span text:style-name="T13_75">zadania</text:span><text:span text:style-name="T13_76">,<text:s/></text:span><text:span text:style-name="T13_77">które</text:span><text:span text:style-name="T13_78"><text:s/></text:span><text:span text:style-name="T13_79">zlecają</text:span><text:span text:style-name="T13_80"><text:s/></text:span><text:span text:style-name="T13_81">graczowi</text:span><text:span text:style-name="T13_82"><text:s/></text:span><text:span text:style-name="T13_83">różne</text:span><text:span text:style-name="T13_84"><text:s/></text:span><text:span text:style-name="T13_85">firmy</text:span><text:span text:style-name="T13_86"><text:s/></text:span><text:span text:style-name="T13_87">i</text:span><text:span text:style-name="T13_88"><text:s/></text:span><text:span text:style-name="T13_89">agencje</text:span><text:span text:style-name="T13_90"><text:s/></text:span><text:span text:style-name="T13_91">kosmiczne</text:span><text:span text:style-name="T13_92">,<text:s/></text:span><text:span text:style-name="T13_93">i</text:span><text:span text:style-name="T13_94"><text:s/></text:span><text:span text:style-name="T13_95">reputacja</text:span><text:span text:style-name="T13_96">,<text:s/></text:span><text:span text:style-name="T13_97">której</text:span><text:span text:style-name="T13_98"><text:s/></text:span><text:span text:style-name="T13_99">poziom</text:span><text:span text:style-name="T13_100"><text:s/></text:span><text:span text:style-name="T13_101">zależy</text:span><text:span text:style-name="T13_102"><text:s/></text:span><text:span text:style-name="T13_103">od</text:span><text:span text:style-name="T13_104"><text:s/></text:span><text:span text:style-name="T13_105">liczby</text:span><text:span text:style-name="T13_106"><text:s/></text:span><text:span text:style-name="T13_107">wykonanych</text:span><text:span text:style-name="T13_108"><text:s/></text:span><text:span text:style-name="T13_109">z</text:span><text:span text:style-name="T13_110"><text:s/></text:span><text:span text:style-name="T13_111">sukcesem</text:span><text:span text:style-name="T13_112"><text:s/></text:span><text:span text:style-name="T13_113">misji</text:span><text:span text:style-name="T13_114">.<text:s/></text:span><text:span text:style-name="T13_115">Budowanie</text:span><text:span text:style-name="T13_116"><text:s/></text:span><text:span text:style-name="T13_117">statków</text:span><text:span text:style-name="T13_118"><text:s/></text:span><text:span text:style-name="T13_119">kosmicznych</text:span><text:span text:style-name="T13_120"><text:s/></text:span><text:span text:style-name="T13_121">kosztuje</text:span><text:span text:style-name="T13_122"><text:s/></text:span><text:span text:style-name="T13_123">kredyty</text:span><text:span text:style-name="T13_124">,<text:s/></text:span><text:span text:style-name="T13_125">należy</text:span><text:span text:style-name="T13_126"><text:s/></text:span><text:span text:style-name="T13_127">więc</text:span><text:span text:style-name="T13_128"><text:s/></text:span><text:span text:style-name="T13_129">dbać</text:span><text:span text:style-name="T13_130"><text:s/></text:span><text:span text:style-name="T13_131">o</text:span><text:span text:style-name="T13_132"><text:s/></text:span><text:span text:style-name="T13_133">to</text:span><text:span text:style-name="T13_134">,<text:s/></text:span><text:span text:style-name="T13_135">żeby</text:span><text:span text:style-name="T13_136"><text:s/></text:span><text:span text:style-name="T13_137">budować</text:span><text:span text:style-name="T13_138"><text:s/></text:span><text:span text:style-name="T13_139">tanio</text:span><text:span text:style-name="T13_140"><text:s/></text:span><text:span text:style-name="T13_141">i</text:span><text:span text:style-name="T13_142"><text:s/></text:span><text:span text:style-name="T13_143">efektywnie</text:span><text:span text:style-name="T13_144">,<text:s/></text:span><text:span text:style-name="T13_145">tak</text:span><text:span text:style-name="T13_146"><text:s/></text:span><text:span text:style-name="T13_147">aby</text:span><text:span text:style-name="T13_148"><text:s/></text:span><text:span text:style-name="T13_149">nagrody</text:span><text:span text:style-name="T13_150"><text:s/></text:span><text:span text:style-name="T13_151">za</text:span><text:span text:style-name="T13_152"><text:s/></text:span><text:span text:style-name="T13_153">wykonane</text:span><text:span text:style-name="T13_154"><text:s/></text:span><text:span text:style-name="T13_155">misje</text:span><text:span text:style-name="T13_156"><text:s/></text:span><text:span text:style-name="T13_157">były</text:span><text:span text:style-name="T13_158"><text:s/></text:span><text:span text:style-name="T13_159">większe</text:span><text:span text:style-name="T13_160"><text:s/></text:span><text:span text:style-name="T13_161">niż</text:span><text:span text:style-name="T13_162"><text:s/></text:span><text:span text:style-name="T13_163">koszt</text:span><text:span text:style-name="T13_164"><text:s/></text:span><text:span text:style-name="T13_165">przeprowadzania</text:span><text:span text:style-name="T13_166"><text:s/></text:span><text:span text:style-name="T13_167">tych</text:span><text:span text:style-name="T13_168"><text:s/></text:span><text:span text:style-name="T13_169">misji</text:span><text:span text:style-name="T13_170"><text:s/>(</text:span><text:span text:style-name="T13_171">w</text:span><text:span text:style-name="T13_172"><text:s/></text:span><text:span text:style-name="T13_173">ten</text:span><text:span text:style-name="T13_174"><text:s/></text:span><text:span text:style-name="T13_175">sposób</text:span><text:span text:style-name="T13_176"><text:s/></text:span><text:span text:style-name="T13_177">budowanie</text:span><text:span text:style-name="T13_178"><text:s/></text:span><text:span text:style-name="T13_179">statków</text:span><text:span text:style-name="T13_180"><text:s/></text:span><text:span text:style-name="T13_181">kosmicznych</text:span><text:span text:style-name="T13_182"><text:s/></text:span><text:span text:style-name="T13_183">wielokrotnego</text:span><text:span text:style-name="T13_184"><text:s/></text:span><text:span text:style-name="T13_185">użytku</text:span><text:span text:style-name="T13_186">,<text:s/></text:span><text:span text:style-name="T13_187">mimo</text:span><text:span text:style-name="T13_188"><text:s/></text:span><text:span text:style-name="T13_189">że</text:span><text:span text:style-name="T13_190"><text:s/></text:span><text:span text:style-name="T13_191">trudniejsze</text:span><text:span text:style-name="T13_192">,<text:s/></text:span><text:span text:style-name="T13_193">staje</text:span><text:span text:style-name="T13_194"><text:s/></text:span><text:span text:style-name="T13_195">się</text:span><text:span text:style-name="T13_196"><text:s/></text:span><text:span text:style-name="T13_197">kuszące</text:span><text:span text:style-name="T13_198">).<text:s/></text:span><text:span text:style-name="T13_199">Kariera</text:span><text:span text:style-name="T13_200"><text:s/></text:span><text:span text:style-name="T13_201">naukowa</text:span><text:span text:style-name="T13_202"><text:s/></text:span><text:span text:style-name="T13_203">różni</text:span><text:span text:style-name="T13_204"><text:s/></text:span><text:span text:style-name="T13_205">się</text:span><text:span text:style-name="T13_206"><text:s/></text:span><text:span text:style-name="T13_207">od</text:span><text:span text:style-name="T13_208"><text:s/></text:span><text:span text:style-name="T13_209">standardowej</text:span><text:span text:style-name="T13_210"><text:s/></text:span><text:span text:style-name="T13_211">tym</text:span><text:span text:style-name="T13_212">,<text:s/></text:span><text:span text:style-name="T13_213">że</text:span><text:span text:style-name="T13_214"><text:s/></text:span><text:span text:style-name="T13_215">nie</text:span><text:span text:style-name="T13_216"><text:s/></text:span><text:span text:style-name="T13_217">ograniczają</text:span><text:span text:style-name="T13_218"><text:s/></text:span><text:span text:style-name="T13_219">nas</text:span><text:span text:style-name="T13_220"><text:s/></text:span><text:span text:style-name="T13_221">fundusze</text:span><text:span text:style-name="T13_222"><text:s/></text:span><text:span text:style-name="T13_223">i</text:span><text:span text:style-name="T13_224"><text:s/></text:span><text:span text:style-name="T13_225">reputacja</text:span><text:span text:style-name="T13_226">,<text:s/></text:span><text:span text:style-name="T13_227">ale</text:span><text:span text:style-name="T13_228"><text:s/></text:span><text:span text:style-name="T13_229">pozostaje</text:span><text:span text:style-name="T13_230"><text:s/></text:span><text:span text:style-name="T13_231">drzewko</text:span><text:span text:style-name="T13_232"><text:s/></text:span><text:span text:style-name="T13_233">technologii</text:span><text:span text:style-name="T13_234"><text:s/></text:span><text:span text:style-name="T13_235">do</text:span><text:span text:style-name="T13_236"><text:s/></text:span><text:span text:style-name="T13_237">odblokowania</text:span><text:span text:style-name="T13_238">.<text:s/></text:span><text:span text:style-name="T13_239">Tryb</text:span><text:span text:style-name="T13_240"><text:s/></text:span><text:span text:style-name="T13_241">sandbox</text:span><text:span text:style-name="T13_242"><text:s/></text:span><text:span text:style-name="T13_243">nie</text:span><text:span text:style-name="T13_244"><text:s/></text:span><text:span text:style-name="T13_245">pozostawia</text:span><text:span text:style-name="T13_246"><text:s/></text:span><text:span text:style-name="T13_247">zaś</text:span><text:span text:style-name="T13_248"><text:s/></text:span><text:span text:style-name="T13_249">żadnych</text:span><text:span text:style-name="T13_250"><text:s/></text:span><text:span text:style-name="T13_251">ograniczeń</text:span><text:span text:style-name="T13_252">.</text:span></text:p>
      <text:p text:style-name="P14"/>
      <text:p text:style-name="P15"><text:span text:style-name="T15_1">Opisując</text:span><text:span text:style-name="T15_2"><text:s/></text:span><text:span text:style-name="T15_3">Kerbal</text:span><text:span text:style-name="T15_4"><text:s/></text:span><text:span text:style-name="T15_5">Space</text:span><text:span text:style-name="T15_6"><text:s/></text:span><text:span text:style-name="T15_7">Program</text:span><text:span text:style-name="T15_8">,<text:s/></text:span><text:span text:style-name="T15_9">nie</text:span><text:span text:style-name="T15_10"><text:s/></text:span><text:span text:style-name="T15_11">można</text:span><text:span text:style-name="T15_12"><text:s/></text:span><text:span text:style-name="T15_13">nie</text:span><text:span text:style-name="T15_14"><text:s/></text:span><text:span text:style-name="T15_15">wspomnieć</text:span><text:span text:style-name="T15_16"><text:s/></text:span><text:span text:style-name="T15_17">o</text:span><text:span text:style-name="T15_18"><text:s/></text:span><text:span text:style-name="T15_19">społeczności</text:span><text:span text:style-name="T15_20"><text:s/></text:span><text:span text:style-name="T15_21">i</text:span><text:span text:style-name="T15_22"><text:s/></text:span><text:span text:style-name="T15_23">modach</text:span><text:span text:style-name="T15_24">.<text:s/></text:span><text:span text:style-name="T15_25">Niewiele</text:span><text:span text:style-name="T15_26"><text:s/></text:span><text:span text:style-name="T15_27">gier</text:span><text:span text:style-name="T15_28">,<text:s/></text:span><text:span text:style-name="T15_29">zwłaszcza</text:span><text:span text:style-name="T15_30"><text:s/></text:span><text:span text:style-name="T15_31">tak</text:span><text:span text:style-name="T15_32"><text:s/></text:span><text:span text:style-name="T15_33">niszowych</text:span><text:span text:style-name="T15_34">,<text:s/></text:span><text:span text:style-name="T15_35">ma</text:span><text:span text:style-name="T15_36"><text:s/></text:span><text:span text:style-name="T15_37">równie</text:span><text:span text:style-name="T15_38"><text:s/></text:span><text:span text:style-name="T15_39">zaangażowaną</text:span><text:span text:style-name="T15_40"><text:s/></text:span><text:span text:style-name="T15_41">i</text:span><text:span text:style-name="T15_42"><text:s/></text:span><text:span text:style-name="T15_43">produktywną</text:span><text:span text:style-name="T15_44"><text:s/></text:span><text:span text:style-name="T15_45">społeczność</text:span><text:span text:style-name="T15_46">.<text:s/></text:span><text:span text:style-name="T15_47">Oprócz</text:span><text:span text:style-name="T15_48"><text:s/></text:span><text:span text:style-name="T15_49">typowych</text:span><text:span text:style-name="T15_50"><text:s/></text:span><text:span text:style-name="T15_51">modów</text:span><text:span text:style-name="T15_52">,<text:s/></text:span><text:span text:style-name="T15_53">takich</text:span><text:span text:style-name="T15_54"><text:s/></text:span><text:span text:style-name="T15_55">jak</text:span><text:span text:style-name="T15_56"><text:s/></text:span><text:span text:style-name="T15_57">nowe</text:span><text:span text:style-name="T15_58"><text:s/></text:span><text:span text:style-name="T15_59">elementy</text:span><text:span text:style-name="T15_60"><text:s/></text:span><text:span text:style-name="T15_61">do</text:span><text:span text:style-name="T15_62"><text:s/></text:span><text:span text:style-name="T15_63">budowy</text:span><text:span text:style-name="T15_64"><text:s/></text:span><text:span text:style-name="T15_65">statków</text:span><text:span text:style-name="T15_66"><text:s/></text:span><text:span text:style-name="T15_67">kosmicznych</text:span><text:span text:style-name="T15_68"><text:s/></text:span><text:span text:style-name="T15_69">czy</text:span><text:span text:style-name="T15_70"><text:s/></text:span><text:span text:style-name="T15_71">upiększenia</text:span><text:span text:style-name="T15_72"><text:s/></text:span><text:span text:style-name="T15_73">graficzne</text:span><text:span text:style-name="T15_74">,<text:s/></text:span><text:span text:style-name="T15_75">są</text:span><text:span text:style-name="T15_76"><text:s/></text:span><text:span text:style-name="T15_77">też</text:span><text:span text:style-name="T15_78"><text:s/></text:span><text:span text:style-name="T15_79">narzędzia</text:span><text:span text:style-name="T15_80"><text:s/></text:span><text:span text:style-name="T15_81">obliczeniowe</text:span><text:span text:style-name="T15_82">,<text:s/></text:span><text:span text:style-name="T15_83">takie</text:span><text:span text:style-name="T15_84"><text:s/></text:span><text:span text:style-name="T15_85">jak</text:span><text:span text:style-name="T15_86"><text:s/></text:span><text:span text:style-name="T15_87">Kerbal</text:span><text:span text:style-name="T15_88"><text:s/></text:span><text:span text:style-name="T15_89">Engineer</text:span><text:span text:style-name="T15_90">,<text:s/></text:span><text:span text:style-name="T15_91">który</text:span><text:span text:style-name="T15_92"><text:s/></text:span><text:span text:style-name="T15_93">na</text:span><text:span text:style-name="T15_94"><text:s/></text:span><text:span text:style-name="T15_95">bieżąco</text:span><text:span text:style-name="T15_96"><text:s/></text:span><text:span text:style-name="T15_97">wyświetla</text:span><text:span text:style-name="T15_98"><text:s/></text:span><text:span text:style-name="T15_99">wszystkie</text:span><text:span text:style-name="T15_100"><text:s/></text:span><text:span text:style-name="T15_101">możliwe</text:span><text:span text:style-name="T15_102"><text:s/></text:span><text:span text:style-name="T15_103">dane</text:span><text:span text:style-name="T15_104"><text:s/></text:span><text:span text:style-name="T15_105">dotyczące</text:span><text:span text:style-name="T15_106"><text:s/></text:span><text:span text:style-name="T15_107">naszego</text:span><text:span text:style-name="T15_108"><text:s/></text:span><text:span text:style-name="T15_109">pojazdu</text:span><text:span text:style-name="T15_110"><text:s/></text:span><text:span text:style-name="T15_111">i</text:span><text:span text:style-name="T15_112"><text:s/></text:span><text:span text:style-name="T15_113">jego</text:span><text:span text:style-name="T15_114"><text:s/></text:span><text:span text:style-name="T15_115">orbity</text:span><text:span text:style-name="T15_116"><text:s/>–<text:s/></text:span><text:span text:style-name="T15_117">co</text:span><text:span text:style-name="T15_118"><text:s/></text:span><text:span text:style-name="T15_119">dość</text:span><text:span text:style-name="T15_120"><text:s/></text:span><text:span text:style-name="T15_121">znacząco</text:span><text:span text:style-name="T15_122"><text:s/></text:span><text:span text:style-name="T15_123">zmienia</text:span><text:span text:style-name="T15_124"><text:s/></text:span><text:span text:style-name="T15_125">charakter</text:span><text:span text:style-name="T15_126"><text:s/></text:span><text:span text:style-name="T15_127">rozgrywki</text:span><text:span text:style-name="T15_128">,<text:s/></text:span><text:span text:style-name="T15_129">gdyż</text:span><text:span text:style-name="T15_130"><text:s/></text:span><text:span text:style-name="T15_131">gra</text:span><text:span text:style-name="T15_132"><text:s/></text:span><text:span text:style-name="T15_133">zmienia</text:span><text:span text:style-name="T15_134"><text:s/></text:span><text:span text:style-name="T15_135">się</text:span><text:span text:style-name="T15_136"><text:s/></text:span><text:span text:style-name="T15_137">z</text:span><text:span text:style-name="T15_138"><text:s/></text:span><text:span text:style-name="T15_139">czegoś</text:span><text:span text:style-name="T15_140">,<text:s/></text:span><text:span text:style-name="T15_141">gdzie</text:span><text:span text:style-name="T15_142"><text:s/></text:span><text:span text:style-name="T15_143">postęp</text:span><text:span text:style-name="T15_144"><text:s/></text:span><text:span text:style-name="T15_145">odbywa</text:span><text:span text:style-name="T15_146"><text:s/></text:span><text:span text:style-name="T15_147">się</text:span><text:span text:style-name="T15_148"><text:s/></text:span><text:span text:style-name="T15_149">metodą</text:span><text:span text:style-name="T15_150"><text:s/></text:span><text:span text:style-name="T15_151">prób</text:span><text:span text:style-name="T15_152"><text:s/></text:span><text:span text:style-name="T15_153">i</text:span><text:span text:style-name="T15_154"><text:s/></text:span><text:span text:style-name="T15_155">błędów</text:span><text:span text:style-name="T15_156"><text:s/></text:span><text:span text:style-name="T15_157">w</text:span><text:span text:style-name="T15_158"><text:s/></text:span><text:span text:style-name="T15_159">wyzwanie</text:span><text:span text:style-name="T15_160"><text:s/></text:span><text:span text:style-name="T15_161">czysto</text:span><text:span text:style-name="T15_162"><text:s/></text:span><text:span text:style-name="T15_163">matematyczno</text:span><text:span text:style-name="T15_164">-</text:span><text:span text:style-name="T15_165">inżynierskie</text:span><text:span text:style-name="T15_166"><text:s/>(</text:span><text:span text:style-name="T15_167">oczywiście</text:span><text:span text:style-name="T15_168"><text:s/></text:span><text:span text:style-name="T15_169">można</text:span><text:span text:style-name="T15_170"><text:s/></text:span><text:span text:style-name="T15_171">powiedzieć</text:span><text:span text:style-name="T15_172">,<text:s/></text:span><text:span text:style-name="T15_173">że</text:span><text:span text:style-name="T15_174"><text:s/></text:span><text:span text:style-name="T15_175">Kerbal</text:span><text:span text:style-name="T15_176"><text:s/></text:span><text:span text:style-name="T15_177">Engineer</text:span><text:span text:style-name="T15_178"><text:s/></text:span><text:span text:style-name="T15_179">po</text:span><text:span text:style-name="T15_180"><text:s/></text:span><text:span text:style-name="T15_181">prostu</text:span><text:span text:style-name="T15_182"><text:s/></text:span><text:span text:style-name="T15_183">zastępuje</text:span><text:span text:style-name="T15_184"><text:s/></text:span><text:span text:style-name="T15_185">otwarty</text:span><text:span text:style-name="T15_186"><text:s/></text:span><text:span text:style-name="T15_187">w</text:span><text:span text:style-name="T15_188"><text:s/></text:span><text:span text:style-name="T15_189">drugim</text:span><text:span text:style-name="T15_190"><text:s/></text:span><text:span text:style-name="T15_191">oknie</text:span><text:span text:style-name="T15_192"><text:s/></text:span><text:span text:style-name="T15_193">arkusz</text:span><text:span text:style-name="T15_194"><text:s/></text:span><text:span text:style-name="T15_195">kalkulacyjny</text:span><text:span text:style-name="T15_196">,<text:s/></text:span><text:span text:style-name="T15_197">ale</text:span><text:span text:style-name="T15_198"><text:s/></text:span><text:span text:style-name="T15_199">tak</text:span><text:span text:style-name="T15_200"><text:s/></text:span><text:span text:style-name="T15_201">naprawdę</text:span><text:span text:style-name="T15_202"><text:s/></text:span><text:span text:style-name="T15_203">jest</text:span><text:span text:style-name="T15_204"><text:s/></text:span><text:span text:style-name="T15_205">to</text:span><text:span text:style-name="T15_206"><text:s/></text:span><text:span text:style-name="T15_207">jeden</text:span><text:span text:style-name="T15_208"><text:s/></text:span><text:span text:style-name="T15_209">z</text:span><text:span text:style-name="T15_210"><text:s/></text:span><text:span text:style-name="T15_211">najbardziej</text:span><text:span text:style-name="T15_212"><text:s/></text:span><text:span text:style-name="T15_213">ułatwiających</text:span><text:span text:style-name="T15_214"><text:s/></text:span><text:span text:style-name="T15_215">życie</text:span><text:span text:style-name="T15_216"><text:s/></text:span><text:span text:style-name="T15_217">dodatków</text:span><text:span text:style-name="T15_218"><text:s/></text:span><text:span text:style-name="T15_219">do</text:span><text:span text:style-name="T15_220"><text:s/></text:span><text:span text:style-name="T15_221">tej</text:span><text:span text:style-name="T15_222"><text:s/></text:span><text:span text:style-name="T15_223">gry</text:span><text:span text:style-name="T15_224">).<text:s/></text:span></text:p>
      <text:p text:style-name="P16"><text:span text:style-name="T16_1">Nie</text:span><text:span text:style-name="T16_2"><text:s/></text:span><text:span text:style-name="T16_3">można</text:span><text:span text:style-name="T16_4"><text:s/></text:span><text:span text:style-name="T16_5">też</text:span><text:span text:style-name="T16_6"><text:s/></text:span><text:span text:style-name="T16_7">nie</text:span><text:span text:style-name="T16_8"><text:s/></text:span><text:span text:style-name="T16_9">wspomnieć</text:span><text:span text:style-name="T16_10"><text:s/></text:span><text:span text:style-name="T16_11">o</text:span><text:span text:style-name="T16_12"><text:s/></text:span><text:span text:style-name="T16_13">kontrowersyjnym</text:span><text:span text:style-name="T16_14"><text:s/></text:span><text:span text:style-name="T16_15">dodatku</text:span><text:span text:style-name="T16_16"><text:s/></text:span><text:span text:style-name="T16_17">MechJeb</text:span><text:span text:style-name="T16_18">,<text:s/></text:span><text:span text:style-name="T16_19">który</text:span><text:span text:style-name="T16_20"><text:s/></text:span><text:span text:style-name="T16_21">jest</text:span><text:span text:style-name="T16_22"><text:s/></text:span><text:span text:style-name="T16_23">bardzo</text:span><text:span text:style-name="T16_24"><text:s/></text:span><text:span text:style-name="T16_25">rozbudowanym</text:span><text:span text:style-name="T16_26"><text:s/></text:span><text:span text:style-name="T16_27">autopilotem</text:span><text:span text:style-name="T16_28">.<text:s/></text:span><text:span text:style-name="T16_29">Puryści</text:span><text:span text:style-name="T16_30"><text:s/></text:span><text:span text:style-name="T16_31">uważają</text:span><text:span text:style-name="T16_32">,<text:s/></text:span><text:span text:style-name="T16_33">że</text:span><text:span text:style-name="T16_34"><text:s/></text:span><text:span text:style-name="T16_35">każdy</text:span><text:span text:style-name="T16_36"><text:s/></text:span><text:span text:style-name="T16_37">powinien</text:span><text:span text:style-name="T16_38"><text:s/></text:span><text:span text:style-name="T16_39">sam</text:span><text:span text:style-name="T16_40"><text:s/></text:span><text:span text:style-name="T16_41">pilotować</text:span><text:span text:style-name="T16_42"><text:s/></text:span><text:span text:style-name="T16_43">swoje</text:span><text:span text:style-name="T16_44"><text:s/></text:span><text:span text:style-name="T16_45">rakiety</text:span><text:span text:style-name="T16_46">,<text:s/></text:span><text:span text:style-name="T16_47">zwolennicy</text:span><text:span text:style-name="T16_48"><text:s/></text:span><text:span text:style-name="T16_49">MechJeba</text:span><text:span text:style-name="T16_50"><text:s/></text:span><text:span text:style-name="T16_51">twierdzą</text:span><text:span text:style-name="T16_52"><text:s/></text:span><text:span text:style-name="T16_53">zaś</text:span><text:span text:style-name="T16_54">,<text:s/></text:span><text:span text:style-name="T16_55">że</text:span><text:span text:style-name="T16_56"><text:s/></text:span><text:span text:style-name="T16_57">interesuje</text:span><text:span text:style-name="T16_58"><text:s/></text:span><text:span text:style-name="T16_59">ich</text:span><text:span text:style-name="T16_60"><text:s/></text:span><text:span text:style-name="T16_61">jedynie</text:span><text:span text:style-name="T16_62"><text:s/></text:span><text:span text:style-name="T16_63">to</text:span><text:span text:style-name="T16_64">,<text:s/></text:span><text:span text:style-name="T16_65">czy</text:span><text:span text:style-name="T16_66"><text:s/></text:span><text:span text:style-name="T16_67">ich</text:span><text:span text:style-name="T16_68"><text:s/></text:span><text:span text:style-name="T16_69">projekt</text:span><text:span text:style-name="T16_70"><text:s/></text:span><text:span text:style-name="T16_71">się</text:span><text:span text:style-name="T16_72"><text:s/></text:span><text:span text:style-name="T16_73">sprawdzi</text:span><text:span text:style-name="T16_74">,<text:s/></text:span><text:span text:style-name="T16_75">a</text:span><text:span text:style-name="T16_76"><text:s/></text:span><text:span text:style-name="T16_77">nie</text:span><text:span text:style-name="T16_78"><text:s/></text:span><text:span text:style-name="T16_79">wykonywanie</text:span><text:span text:style-name="T16_80"><text:s/></text:span><text:span text:style-name="T16_81">po</text:span><text:span text:style-name="T16_82"><text:s/></text:span><text:span text:style-name="T16_83">raz</text:span><text:span text:style-name="T16_84"><text:s/></text:span><text:span text:style-name="T16_85">tysięczny</text:span><text:span text:style-name="T16_86"><text:s/></text:span><text:span text:style-name="T16_87">tych</text:span><text:span text:style-name="T16_88"><text:s/></text:span><text:span text:style-name="T16_89">samych</text:span><text:span text:style-name="T16_90"><text:s/></text:span><text:span text:style-name="T16_91">manewrów</text:span><text:span text:style-name="T16_92">.<text:s/></text:span><text:span text:style-name="T16_93">Osobiście</text:span><text:span text:style-name="T16_94"><text:s/></text:span><text:span text:style-name="T16_95">z</text:span><text:span text:style-name="T16_96"><text:s/></text:span><text:span text:style-name="T16_97">MechJeba</text:span><text:span text:style-name="T16_98"><text:s/></text:span><text:span text:style-name="T16_99">nie</text:span><text:span text:style-name="T16_100"><text:s/></text:span><text:span text:style-name="T16_101">korzystam</text:span><text:span text:style-name="T16_102">,<text:s/></text:span><text:span text:style-name="T16_103">ale</text:span><text:span text:style-name="T16_104"><text:s/></text:span><text:span text:style-name="T16_105">jest</text:span><text:span text:style-name="T16_106"><text:s/></text:span><text:span text:style-name="T16_107">to</text:span><text:span text:style-name="T16_108"><text:s/></text:span><text:span text:style-name="T16_109">jeden</text:span><text:span text:style-name="T16_110"><text:s/></text:span><text:span text:style-name="T16_111">z</text:span><text:span text:style-name="T16_112"><text:s/></text:span><text:span text:style-name="T16_113">najpopularniejszych</text:span><text:span text:style-name="T16_114"><text:s/></text:span><text:span text:style-name="T16_115">dodatków</text:span><text:span text:style-name="T16_116"><text:s/></text:span><text:span text:style-name="T16_117">do</text:span><text:span text:style-name="T16_118"><text:s/></text:span><text:span text:style-name="T16_119">KSP</text:span><text:span text:style-name="T16_120">.<text:s/></text:span></text:p>
      <text:p text:style-name="P17"><text:span text:style-name="T17_1"><office:annotation><dc:creator/><text:p text:style-name="P18"><text:span text:style-name="T18_1">Coś</text:span><text:span text:style-name="T18_2"><text:s/></text:span><text:span text:style-name="T18_3">jak</text:span><text:span text:style-name="T18_4"><text:s/></text:span><text:span text:style-name="T18_5">stary</text:span><text:span text:style-name="T18_6"><text:s/></text:span><text:span text:style-name="T18_7">Colobot</text:span><text:span text:style-name="T18_8">?<text:s/></text:span><text:span text:style-name="T18_9">Tam</text:span><text:span text:style-name="T18_10"><text:s/></text:span><text:span text:style-name="T18_11">mogłeś</text:span><text:span text:style-name="T18_12"><text:s/>(</text:span><text:span text:style-name="T18_13">chociaż</text:span><text:span text:style-name="T18_14"><text:s/></text:span><text:span text:style-name="T18_15">nie</text:span><text:span text:style-name="T18_16"><text:s/></text:span><text:span text:style-name="T18_17">musiałeś</text:span><text:span text:style-name="T18_18">)<text:s/></text:span><text:span text:style-name="T18_19">programować</text:span><text:span text:style-name="T18_20"><text:s/></text:span><text:span text:style-name="T18_21">roboty</text:span><text:span text:style-name="T18_22">,<text:s/></text:span><text:span text:style-name="T18_23">by</text:span><text:span text:style-name="T18_24"><text:s/></text:span><text:span text:style-name="T18_25">ułatwić</text:span><text:span text:style-name="T18_26"><text:s/></text:span><text:span text:style-name="T18_27">sobie</text:span><text:span text:style-name="T18_28"><text:s/></text:span><text:span text:style-name="T18_29">zadanie</text:span><text:span text:style-name="T18_30"><text:s/></text:span><text:span text:style-name="T18_31">skolonizowania</text:span><text:span text:style-name="T18_32"><text:s/></text:span><text:span text:style-name="T18_33">planety</text:span><text:span text:style-name="T18_34">.</text:span></text:p></office:annotation></text:span><text:span text:style-name="T18_35"><office:annotation><dc:creator/><text:p text:style-name="P19"><text:span text:style-name="T19_1">Coś</text:span><text:span text:style-name="T19_2"><text:s/></text:span><text:span text:style-name="T19_3">mniej</text:span><text:span text:style-name="T19_4"><text:s/></text:span><text:span text:style-name="T19_5">więcej</text:span><text:span text:style-name="T19_6"><text:s/></text:span><text:span text:style-name="T19_7">takiego</text:span></text:p></office:annotation></text:span><text:span text:style-name="T19_8">Ciekawostką</text:span><text:span text:style-name="T19_9"><text:s/></text:span><text:span text:style-name="T19_10">obrazującą</text:span><text:span text:style-name="T19_11"><text:s/></text:span><text:span text:style-name="T19_12">kreatywność</text:span><text:span text:style-name="T19_13"><text:s/></text:span><text:span text:style-name="T19_14">społeczności</text:span><text:span text:style-name="T19_15"><text:s/></text:span><text:span text:style-name="T19_16">jest</text:span><text:span text:style-name="T19_17"><text:s/></text:span><text:span text:style-name="T19_18">kOS</text:span><text:span text:style-name="T19_19">,<text:s/></text:span><text:span text:style-name="T19_20">czyli</text:span><text:span text:style-name="T19_21"><text:s/></text:span><text:span text:style-name="T19_22">Kerbal</text:span><text:span text:style-name="T19_23"><text:s/></text:span><text:span text:style-name="T19_24">Operating</text:span><text:span text:style-name="T19_25"><text:s/></text:span><text:span text:style-name="T19_26">System</text:span><text:span text:style-name="T19_27">.<text:s/></text:span><text:span text:style-name="T19_28">Ten</text:span><text:span text:style-name="T19_29"><text:s/></text:span><text:span text:style-name="T19_30">mod</text:span><text:span text:style-name="T19_31"><text:s/></text:span><text:span text:style-name="T19_32">udostępnia</text:span><text:span text:style-name="T19_33"><text:s/></text:span><text:span text:style-name="T19_34">własny</text:span><text:span text:style-name="T19_35"><text:s/></text:span><text:span text:style-name="T19_36">język</text:span><text:span text:style-name="T19_37"><text:s/></text:span><text:span text:style-name="T19_38">skryptowy</text:span><text:span text:style-name="T19_39">,<text:s/></text:span><text:span text:style-name="T19_40">dzięki</text:span><text:span text:style-name="T19_41"><text:s/></text:span><text:span text:style-name="T19_42">któremu</text:span><text:span text:style-name="T19_43"><text:s/></text:span><text:span text:style-name="T19_44">możemy</text:span><text:span text:style-name="T19_45"><text:s/></text:span><text:span text:style-name="T19_46">przed</text:span><text:span text:style-name="T19_47"><text:s/></text:span><text:span text:style-name="T19_48">startem</text:span><text:span text:style-name="T19_49"><text:s/></text:span><text:span text:style-name="T19_50">zaprogramować</text:span><text:span text:style-name="T19_51"><text:s/></text:span><text:span text:style-name="T19_52">naszą</text:span><text:span text:style-name="T19_53"><text:s/></text:span><text:span text:style-name="T19_54">rakietę</text:span><text:span text:style-name="T19_55"><text:s/></text:span><text:span text:style-name="T19_56">i</text:span><text:span text:style-name="T19_57"><text:s/></text:span><text:span text:style-name="T19_58">później</text:span><text:span text:style-name="T19_59"><text:s/></text:span><text:span text:style-name="T19_60">patrzeć</text:span><text:span text:style-name="T19_61">,<text:s/></text:span><text:span text:style-name="T19_62">jak</text:span><text:span text:style-name="T19_63"><text:s/></text:span><text:span text:style-name="T19_64">wykonuje</text:span><text:span text:style-name="T19_65"><text:s/></text:span><text:span text:style-name="T19_66">ona</text:span><text:span text:style-name="T19_67"><text:s/></text:span><text:span text:style-name="T19_68">zadany</text:span><text:span text:style-name="T19_69"><text:s/></text:span><text:span text:style-name="T19_70">program</text:span><text:span text:style-name="T19_71">.<text:s/></text:span></text:p>
      <text:p text:style-name="P20"><text:span text:style-name="T20_1">Kolejnymi</text:span><text:span text:style-name="T20_2"><text:s/></text:span><text:span text:style-name="T20_3">modami</text:span><text:span text:style-name="T20_4">,<text:s/></text:span><text:span text:style-name="T20_5">bez</text:span><text:span text:style-name="T20_6"><text:s/></text:span><text:span text:style-name="T20_7">których</text:span><text:span text:style-name="T20_8"><text:s/></text:span><text:span text:style-name="T20_9">nie</text:span><text:span text:style-name="T20_10"><text:s/></text:span><text:span text:style-name="T20_11">potrafię</text:span><text:span text:style-name="T20_12"><text:s/></text:span><text:span text:style-name="T20_13">się</text:span><text:span text:style-name="T20_14"><text:s/></text:span><text:span text:style-name="T20_15">obejść</text:span><text:span text:style-name="T20_16">,<text:s/></text:span><text:span text:style-name="T20_17">są</text:span><text:span text:style-name="T20_18"><text:s/></text:span><text:span text:style-name="T20_19">Precise</text:span><text:span text:style-name="T20_20"><text:s/></text:span><text:span text:style-name="T20_21">Node</text:span><text:span text:style-name="T20_22"><text:s/></text:span><text:span text:style-name="T20_23">i</text:span><text:span text:style-name="T20_24"><text:s/></text:span><text:span text:style-name="T20_25">Kerbal</text:span><text:span text:style-name="T20_26"><text:s/></text:span><text:span text:style-name="T20_27">Alarm</text:span><text:span text:style-name="T20_28"><text:s/></text:span><text:span text:style-name="T20_29">Clock</text:span><text:span text:style-name="T20_30">.<text:s/></text:span><text:span text:style-name="T20_31">Ten</text:span><text:span text:style-name="T20_32"><text:s/></text:span><text:span text:style-name="T20_33">pierwszy</text:span><text:span text:style-name="T20_34"><text:s/></text:span><text:span text:style-name="T20_35">obchodzi</text:span><text:span text:style-name="T20_36"><text:s/></text:span><text:span text:style-name="T20_37">pewne</text:span><text:span text:style-name="T20_38"><text:s/></text:span><text:span text:style-name="T20_39">niedostatki</text:span><text:span text:style-name="T20_40"><text:s/></text:span><text:span text:style-name="T20_41">standardowego</text:span><text:span text:style-name="T20_42"><text:s/></text:span><text:span text:style-name="T20_43">interfejsu</text:span><text:span text:style-name="T20_44"><text:s/></text:span><text:span text:style-name="T20_45">gry</text:span><text:span text:style-name="T20_46"><text:s/></text:span><text:span text:style-name="T20_47">i</text:span><text:span text:style-name="T20_48"><text:s/></text:span><text:span text:style-name="T20_49">umożliwia</text:span><text:span text:style-name="T20_50"><text:s/></text:span><text:span text:style-name="T20_51">bardziej</text:span><text:span text:style-name="T20_52"><text:s/></text:span><text:span text:style-name="T20_53">dokładne</text:span><text:span text:style-name="T20_54"><text:s/></text:span><text:span text:style-name="T20_55">planowanie</text:span><text:span text:style-name="T20_56"><text:s/></text:span><text:span text:style-name="T20_57">manewrów</text:span><text:span text:style-name="T20_58"><text:s/>(</text:span><text:span text:style-name="T20_59">można</text:span><text:span text:style-name="T20_60"><text:s/></text:span><text:span text:style-name="T20_61">z</text:span><text:span text:style-name="T20_62"><text:s/></text:span><text:span text:style-name="T20_63">klawiatury</text:span><text:span text:style-name="T20_64"><text:s/></text:span><text:span text:style-name="T20_65">wpisywać</text:span><text:span text:style-name="T20_66"><text:s/></text:span><text:span text:style-name="T20_67">wartości</text:span><text:span text:style-name="T20_68"><text:s/></text:span><text:span text:style-name="T20_69">zmiany</text:span><text:span text:style-name="T20_70"><text:s/></text:span><text:span text:style-name="T20_71">prędkości</text:span><text:span text:style-name="T20_72"><text:s/></text:span><text:span text:style-name="T20_73">w</text:span><text:span text:style-name="T20_74"><text:s/></text:span><text:span text:style-name="T20_75">trzech</text:span><text:span text:style-name="T20_76"><text:s/></text:span><text:span text:style-name="T20_77">płaszczyznach</text:span><text:span text:style-name="T20_78"><text:s/></text:span><text:span text:style-name="T20_79">i</text:span><text:span text:style-name="T20_80"><text:s/></text:span><text:span text:style-name="T20_81">czas</text:span><text:span text:style-name="T20_82"><text:s/></text:span><text:span text:style-name="T20_83">rozpoczęcia</text:span><text:span text:style-name="T20_84"><text:s/></text:span><text:span text:style-name="T20_85">manewru</text:span><text:span text:style-name="T20_86">,<text:s/></text:span><text:span text:style-name="T20_87">co</text:span><text:span text:style-name="T20_88"><text:s/></text:span><text:span text:style-name="T20_89">często</text:span><text:span text:style-name="T20_90"><text:s/></text:span><text:span text:style-name="T20_91">jest</text:span><text:span text:style-name="T20_92"><text:s/></text:span><text:span text:style-name="T20_93">wygodniejsze</text:span><text:span text:style-name="T20_94"><text:s/></text:span><text:span text:style-name="T20_95">niż</text:span><text:span text:style-name="T20_96"><text:s/></text:span><text:span text:style-name="T20_97">standardowo</text:span><text:span text:style-name="T20_98"><text:s/></text:span><text:span text:style-name="T20_99">dostępne</text:span><text:span text:style-name="T20_100"><text:s/></text:span><text:span text:style-name="T20_101">przeciąganie</text:span><text:span text:style-name="T20_102"><text:s/></text:span><text:span text:style-name="T20_103">myszką</text:span><text:span text:style-name="T20_104">),<text:s/></text:span><text:span text:style-name="T20_105">natomiast</text:span><text:span text:style-name="T20_106"><text:s/></text:span><text:span text:style-name="T20_107">drugi</text:span><text:span text:style-name="T20_108"><text:s/></text:span><text:span text:style-name="T20_109">z</text:span><text:span text:style-name="T20_110"><text:s/></text:span><text:span text:style-name="T20_111">nich</text:span><text:span text:style-name="T20_112"><text:s/></text:span><text:span text:style-name="T20_113">przypomina</text:span><text:span text:style-name="T20_114"><text:s/></text:span><text:span text:style-name="T20_115">o</text:span><text:span text:style-name="T20_116"><text:s/></text:span><text:span text:style-name="T20_117">ważnych</text:span><text:span text:style-name="T20_118"><text:s/></text:span><text:span text:style-name="T20_119">wydarzeniach</text:span><text:span text:style-name="T20_120">,<text:s/></text:span><text:span text:style-name="T20_121">takich</text:span><text:span text:style-name="T20_122"><text:s/></text:span><text:span text:style-name="T20_123">jak</text:span><text:span text:style-name="T20_124"><text:s/></text:span><text:span text:style-name="T20_125">np</text:span><text:span text:style-name="T20_126">.<text:s/></text:span><text:span text:style-name="T20_127">zaplanowany</text:span><text:span text:style-name="T20_128"><text:s/></text:span><text:span text:style-name="T20_129">manewr</text:span><text:span text:style-name="T20_130">,<text:s/></text:span><text:span text:style-name="T20_131">co</text:span><text:span text:style-name="T20_132"><text:s/></text:span><text:span text:style-name="T20_133">jest</text:span><text:span text:style-name="T20_134"><text:s/></text:span><text:span text:style-name="T20_135">nieocenione</text:span><text:span text:style-name="T20_136">,<text:s/></text:span><text:span text:style-name="T20_137">kiedy</text:span><text:span text:style-name="T20_138"><text:s/></text:span><text:span text:style-name="T20_139">nasz</text:span><text:span text:style-name="T20_140"><text:s/></text:span><text:span text:style-name="T20_141">program</text:span><text:span text:style-name="T20_142"><text:s/></text:span><text:span text:style-name="T20_143">kosmiczny</text:span><text:span text:style-name="T20_144"><text:s/></text:span><text:span text:style-name="T20_145">ma</text:span><text:span text:style-name="T20_146"><text:s/></text:span><text:span text:style-name="T20_147">kilka</text:span><text:span text:style-name="T20_148"><text:s/></text:span><text:span text:style-name="T20_149">misji</text:span><text:span text:style-name="T20_150"><text:s/></text:span><text:span text:style-name="T20_151">w</text:span><text:span text:style-name="T20_152"><text:s/></text:span><text:span text:style-name="T20_153">trakcie</text:span><text:span text:style-name="T20_154"><text:s/></text:span><text:span text:style-name="T20_155">i</text:span><text:span text:style-name="T20_156"><text:s/></text:span><text:span text:style-name="T20_157">łatwo</text:span><text:span text:style-name="T20_158"><text:s/></text:span><text:span text:style-name="T20_159">jest</text:span><text:span text:style-name="T20_160"><text:s/></text:span><text:span text:style-name="T20_161">zapomnieć</text:span><text:span text:style-name="T20_162"><text:s/></text:span><text:span text:style-name="T20_163">przełączyć</text:span><text:span text:style-name="T20_164"><text:s/></text:span><text:span text:style-name="T20_165">się</text:span><text:span text:style-name="T20_166"><text:s/></text:span><text:span text:style-name="T20_167">na</text:span><text:span text:style-name="T20_168"><text:s/></text:span><text:span text:style-name="T20_169">właściwy</text:span><text:span text:style-name="T20_170"><text:s/></text:span><text:span text:style-name="T20_171">statek</text:span><text:span text:style-name="T20_172"><text:s/></text:span><text:span text:style-name="T20_173">kosmiczny</text:span><text:span text:style-name="T20_174">.<text:s/></text:span></text:p>
      <text:p text:style-name="P21"><text:span text:style-name="T21_1">Polecić</text:span><text:span text:style-name="T21_2"><text:s/></text:span><text:span text:style-name="T21_3">mogę</text:span><text:span text:style-name="T21_4"><text:s/></text:span><text:span text:style-name="T21_5">też</text:span><text:span text:style-name="T21_6"><text:s/></text:span><text:span text:style-name="T21_7">SCANSat</text:span><text:span text:style-name="T21_8">.<text:s/></text:span><text:span text:style-name="T21_9">Mod</text:span><text:span text:style-name="T21_10"><text:s/></text:span><text:span text:style-name="T21_11">ten</text:span><text:span text:style-name="T21_12"><text:s/></text:span><text:span text:style-name="T21_13">dodaje</text:span><text:span text:style-name="T21_14"><text:s/></text:span><text:span text:style-name="T21_15">do</text:span><text:span text:style-name="T21_16"><text:s/></text:span><text:span text:style-name="T21_17">gry</text:span><text:span text:style-name="T21_18"><text:s/></text:span><text:span text:style-name="T21_19">zestaw</text:span><text:span text:style-name="T21_20"><text:s/></text:span><text:span text:style-name="T21_21">czujników</text:span><text:span text:style-name="T21_22">,<text:s/></text:span><text:span text:style-name="T21_23">przy</text:span><text:span text:style-name="T21_24"><text:s/></text:span><text:span text:style-name="T21_25">pomocy</text:span><text:span text:style-name="T21_26"><text:s/></text:span><text:span text:style-name="T21_27">których</text:span><text:span text:style-name="T21_28"><text:s/></text:span><text:span text:style-name="T21_29">znajdujący</text:span><text:span text:style-name="T21_30"><text:s/></text:span><text:span text:style-name="T21_31">się</text:span><text:span text:style-name="T21_32"><text:s/></text:span><text:span text:style-name="T21_33">na</text:span><text:span text:style-name="T21_34"><text:s/></text:span><text:span text:style-name="T21_35">niskiej</text:span><text:span text:style-name="T21_36"><text:s/></text:span><text:span text:style-name="T21_37">orbicie</text:span><text:span text:style-name="T21_38"><text:s/></text:span><text:span text:style-name="T21_39">pojazd</text:span><text:span text:style-name="T21_40"><text:s/></text:span><text:span text:style-name="T21_41">może</text:span><text:span text:style-name="T21_42"><text:s/></text:span><text:span text:style-name="T21_43">tworzyć</text:span><text:span text:style-name="T21_44"><text:s/></text:span><text:span text:style-name="T21_45">mapę</text:span><text:span text:style-name="T21_46"><text:s/></text:span><text:span text:style-name="T21_47">planety</text:span><text:span text:style-name="T21_48">,<text:s/></text:span><text:span text:style-name="T21_49">wokół</text:span><text:span text:style-name="T21_50"><text:s/></text:span><text:span text:style-name="T21_51">której</text:span><text:span text:style-name="T21_52"><text:s/></text:span><text:span text:style-name="T21_53">orbituje</text:span><text:span text:style-name="T21_54">.<text:s/></text:span><text:span text:style-name="T21_55">Mod</text:span><text:span text:style-name="T21_56"><text:s/></text:span><text:span text:style-name="T21_57">ten</text:span><text:span text:style-name="T21_58"><text:s/></text:span><text:span text:style-name="T21_59">jest</text:span><text:span text:style-name="T21_60"><text:s/></text:span><text:span text:style-name="T21_61">szczególnie</text:span><text:span text:style-name="T21_62"><text:s/></text:span><text:span text:style-name="T21_63">przydatny</text:span><text:span text:style-name="T21_64"><text:s/></text:span><text:span text:style-name="T21_65">dla</text:span><text:span text:style-name="T21_66"><text:s/></text:span><text:span text:style-name="T21_67">graczy</text:span><text:span text:style-name="T21_68">,<text:s/></text:span><text:span text:style-name="T21_69">którzy</text:span><text:span text:style-name="T21_70"><text:s/></text:span><text:span text:style-name="T21_71">lubią</text:span><text:span text:style-name="T21_72"><text:s/></text:span><text:span text:style-name="T21_73">bawić</text:span><text:span text:style-name="T21_74"><text:s/></text:span><text:span text:style-name="T21_75">się</text:span><text:span text:style-name="T21_76"><text:s/></text:span><text:span text:style-name="T21_77">łazikami</text:span><text:span text:style-name="T21_78"><text:s/></text:span><text:span text:style-name="T21_79">planetarnymi</text:span><text:span text:style-name="T21_80">,<text:s/></text:span><text:span text:style-name="T21_81">gdyż</text:span><text:span text:style-name="T21_82"><text:s/></text:span><text:span text:style-name="T21_83">wyświetlana</text:span><text:span text:style-name="T21_84"><text:s/></text:span><text:span text:style-name="T21_85">na</text:span><text:span text:style-name="T21_86"><text:s/></text:span><text:span text:style-name="T21_87">mapie</text:span><text:span text:style-name="T21_88"><text:s/></text:span><text:span text:style-name="T21_89">pozycja</text:span><text:span text:style-name="T21_90"><text:s/></text:span><text:span text:style-name="T21_91">łazika</text:span><text:span text:style-name="T21_92"><text:s/></text:span><text:span text:style-name="T21_93">znakomicie</text:span><text:span text:style-name="T21_94"><text:s/></text:span><text:span text:style-name="T21_95">ułatwia</text:span><text:span text:style-name="T21_96"><text:s/></text:span><text:span text:style-name="T21_97">nawigację</text:span><text:span text:style-name="T21_98">.<text:s/></text:span><text:span text:style-name="T21_99">Obowiązkowo</text:span><text:span text:style-name="T21_100"><text:s/></text:span><text:span text:style-name="T21_101">mam</text:span><text:span text:style-name="T21_102"><text:s/></text:span><text:span text:style-name="T21_103">też</text:span><text:span text:style-name="T21_104"><text:s/></text:span><text:span text:style-name="T21_105">zainstalowany</text:span><text:span text:style-name="T21_106"><text:s/></text:span><text:span text:style-name="T21_107">mod</text:span><text:span text:style-name="T21_108">,<text:s/></text:span><text:span text:style-name="T21_109">który</text:span><text:span text:style-name="T21_110"><text:s/></text:span><text:span text:style-name="T21_111">zmienia</text:span><text:span text:style-name="T21_112"><text:s/></text:span><text:span text:style-name="T21_113">standardową</text:span><text:span text:style-name="T21_114"><text:s/></text:span><text:span text:style-name="T21_115">flagę</text:span><text:span text:style-name="T21_116"><text:s/></text:span><text:span text:style-name="T21_117">na</text:span><text:span text:style-name="T21_118"><text:s/></text:span><text:span text:style-name="T21_119">flagę</text:span><text:span text:style-name="T21_120"><text:s/></text:span><text:span text:style-name="T21_121">Equestrii</text:span><text:span text:style-name="T21_122">.</text:span></text:p>
      <text:p text:style-name="P22"><text:span text:style-name="T22_1">Poza</text:span><text:span text:style-name="T22_2"><text:s/></text:span><text:span text:style-name="T22_3">modami</text:span><text:span text:style-name="T22_4"><text:s/></text:span><text:span text:style-name="T22_5">do</text:span><text:span text:style-name="T22_6"><text:s/></text:span><text:span text:style-name="T22_7">gry</text:span><text:span text:style-name="T22_8">,<text:s/></text:span><text:span text:style-name="T22_9">społeczność</text:span><text:span text:style-name="T22_10"><text:s/></text:span><text:span text:style-name="T22_11">stworzyła</text:span><text:span text:style-name="T22_12"><text:s/></text:span><text:span text:style-name="T22_13">też</text:span><text:span text:style-name="T22_14"><text:s/></text:span><text:span text:style-name="T22_15">liczne</text:span><text:span text:style-name="T22_16"><text:s/></text:span><text:span text:style-name="T22_17">zewnętrzne</text:span><text:span text:style-name="T22_18"><text:s/></text:span><text:span text:style-name="T22_19">narzędzia</text:span><text:span text:style-name="T22_20"><text:s/></text:span><text:span text:style-name="T22_21">ułatwiające</text:span><text:span text:style-name="T22_22"><text:s/></text:span><text:span text:style-name="T22_23">projektowanie</text:span><text:span text:style-name="T22_24"><text:s/></text:span><text:span text:style-name="T22_25">rakiet</text:span><text:span text:style-name="T22_26"><text:s/></text:span><text:span text:style-name="T22_27">i</text:span><text:span text:style-name="T22_28"><text:s/></text:span><text:span text:style-name="T22_29">planowanie</text:span><text:span text:style-name="T22_30"><text:s/></text:span><text:span text:style-name="T22_31">misji</text:span><text:span text:style-name="T22_32">,<text:s/></text:span><text:span text:style-name="T22_33">takie</text:span><text:span text:style-name="T22_34"><text:s/></text:span><text:span text:style-name="T22_35">jak</text:span><text:span text:style-name="T22_36"><text:s/></text:span><text:span text:style-name="T22_37">kalkulatory</text:span><text:span text:style-name="T22_38"><text:s/></text:span><text:span text:style-name="T22_39">okien</text:span><text:span text:style-name="T22_40"><text:s/></text:span><text:span text:style-name="T22_41">startowych</text:span><text:span text:style-name="T22_42">,<text:s/></text:span><text:span text:style-name="T22_43">kalkulator</text:span><text:span text:style-name="T22_44"><text:s/></text:span><text:span text:style-name="T22_45">optymalnych</text:span><text:span text:style-name="T22_46"><text:s/></text:span><text:span text:style-name="T22_47">rakiet</text:span><text:span text:style-name="T22_48"><text:s/>(</text:span><text:span text:style-name="T22_49">pokazuje</text:span><text:span text:style-name="T22_50">,<text:s/></text:span><text:span text:style-name="T22_51">z</text:span><text:span text:style-name="T22_52"><text:s/></text:span><text:span text:style-name="T22_53">jakich</text:span><text:span text:style-name="T22_54"><text:s/></text:span><text:span text:style-name="T22_55">części</text:span><text:span text:style-name="T22_56"><text:s/></text:span><text:span text:style-name="T22_57">należy</text:span><text:span text:style-name="T22_58"><text:s/></text:span><text:span text:style-name="T22_59">złożyć</text:span><text:span text:style-name="T22_60"><text:s/></text:span><text:span text:style-name="T22_61">rakietę</text:span><text:span text:style-name="T22_62"><text:s/></text:span><text:span text:style-name="T22_63">dla</text:span><text:span text:style-name="T22_64"><text:s/></text:span><text:span text:style-name="T22_65">zadanego</text:span><text:span text:style-name="T22_66"><text:s/></text:span><text:span text:style-name="T22_67">ładunku</text:span><text:span text:style-name="T22_68"><text:s/></text:span><text:span text:style-name="T22_69">użytecznego</text:span><text:span text:style-name="T22_70">,<text:s/></text:span><text:span text:style-name="T22_71">aby</text:span><text:span text:style-name="T22_72"><text:s/></text:span><text:span text:style-name="T22_73">była</text:span><text:span text:style-name="T22_74"><text:s/></text:span><text:span text:style-name="T22_75">jak</text:span><text:span text:style-name="T22_76"><text:s/></text:span><text:span text:style-name="T22_77">najtańsza</text:span><text:span text:style-name="T22_78"><text:s/></text:span><text:span text:style-name="T22_79">lub</text:span><text:span text:style-name="T22_80"><text:s/></text:span><text:span text:style-name="T22_81">jak</text:span><text:span text:style-name="T22_82"><text:s/></text:span><text:span text:style-name="T22_83">najlżejsza</text:span><text:span text:style-name="T22_84">),<text:s/></text:span><text:span text:style-name="T22_85">kalkulator</text:span><text:span text:style-name="T22_86"><text:s/></text:span><text:span text:style-name="T22_87">spadochronów</text:span><text:span text:style-name="T22_88"><text:s/>(</text:span><text:span text:style-name="T22_89">do</text:span><text:span text:style-name="T22_90"><text:s/></text:span><text:span text:style-name="T22_91">lądowań</text:span><text:span text:style-name="T22_92"><text:s/></text:span><text:span text:style-name="T22_93">na</text:span><text:span text:style-name="T22_94"><text:s/></text:span><text:span text:style-name="T22_95">planetach</text:span><text:span text:style-name="T22_96"><text:s/></text:span><text:span text:style-name="T22_97">posiadających</text:span><text:span text:style-name="T22_98"><text:s/></text:span><text:span text:style-name="T22_99">atmosferę</text:span><text:span text:style-name="T22_100">)<text:s/></text:span><text:span text:style-name="T22_101">i</text:span><text:span text:style-name="T22_102"><text:s/></text:span><text:span text:style-name="T22_103">wiele</text:span><text:span text:style-name="T22_104"><text:s/></text:span><text:span text:style-name="T22_105">innych</text:span><text:span text:style-name="T22_106">.<text:s/></text:span></text:p>
      <text:p text:style-name="P23"><text:span text:style-name="T23_1">Oficjalne</text:span><text:span text:style-name="T23_2"><text:s/></text:span><text:span text:style-name="T23_3">forum</text:span><text:span text:style-name="T23_4"><text:s/></text:span><text:span text:style-name="T23_5">jest</text:span><text:span text:style-name="T23_6"><text:s/></text:span><text:span text:style-name="T23_7">z</text:span><text:span text:style-name="T23_8"><text:s/></text:span><text:span text:style-name="T23_9">kolei</text:span><text:span text:style-name="T23_10"><text:s/></text:span><text:span text:style-name="T23_11">miejscem</text:span><text:span text:style-name="T23_12">,<text:s/></text:span><text:span text:style-name="T23_13">gdzie</text:span><text:span text:style-name="T23_14"><text:s/></text:span><text:span text:style-name="T23_15">można</text:span><text:span text:style-name="T23_16"><text:s/></text:span><text:span text:style-name="T23_17">znaleźć</text:span><text:span text:style-name="T23_18"><text:s/></text:span><text:span text:style-name="T23_19">porady</text:span><text:span text:style-name="T23_20"><text:s/></text:span><text:span text:style-name="T23_21">dla</text:span><text:span text:style-name="T23_22"><text:s/></text:span><text:span text:style-name="T23_23">początkujących</text:span><text:span text:style-name="T23_24">,<text:s/></text:span><text:span text:style-name="T23_25">prowadzić</text:span><text:span text:style-name="T23_26"><text:s/></text:span><text:span text:style-name="T23_27">rozmowy</text:span><text:span text:style-name="T23_28"><text:s/></text:span><text:span text:style-name="T23_29">na</text:span><text:span text:style-name="T23_30"><text:s/></text:span><text:span text:style-name="T23_31">temat</text:span><text:span text:style-name="T23_32"><text:s/></text:span><text:span text:style-name="T23_33">różnych</text:span><text:span text:style-name="T23_34"><text:s/></text:span><text:span text:style-name="T23_35">aspektów</text:span><text:span text:style-name="T23_36"><text:s/></text:span><text:span text:style-name="T23_37">gry</text:span><text:span text:style-name="T23_38"><text:s/>(</text:span><text:span text:style-name="T23_39">takie</text:span><text:span text:style-name="T23_40"><text:s/></text:span><text:span text:style-name="T23_41">rozmowy</text:span><text:span text:style-name="T23_42"><text:s/></text:span><text:span text:style-name="T23_43">zazwyczaj</text:span><text:span text:style-name="T23_44"><text:s/></text:span><text:span text:style-name="T23_45">prowadzą</text:span><text:span text:style-name="T23_46"><text:s/></text:span><text:span text:style-name="T23_47">do</text:span><text:span text:style-name="T23_48"><text:s/></text:span><text:span text:style-name="T23_49">powstawania</text:span><text:span text:style-name="T23_50"><text:s/></text:span><text:span text:style-name="T23_51">wykresów</text:span><text:span text:style-name="T23_52"><text:s/></text:span><text:span text:style-name="T23_53">lub</text:span><text:span text:style-name="T23_54"><text:s/></text:span><text:span text:style-name="T23_55">tabelek</text:span><text:span text:style-name="T23_56"><text:s/></text:span><text:span text:style-name="T23_57">umożliwiających</text:span><text:span text:style-name="T23_58"><text:s/></text:span><text:span text:style-name="T23_59">np</text:span><text:span text:style-name="T23_60">.<text:s/></text:span><text:span text:style-name="T23_61">dobranie</text:span><text:span text:style-name="T23_62"><text:s/></text:span><text:span text:style-name="T23_63">optymalnego</text:span><text:span text:style-name="T23_64"><text:s/></text:span><text:span text:style-name="T23_65">silnika</text:span><text:span text:style-name="T23_66"><text:s/></text:span><text:span text:style-name="T23_67">dla</text:span><text:span text:style-name="T23_68"><text:s/></text:span><text:span text:style-name="T23_69">zadanej</text:span><text:span text:style-name="T23_70"><text:s/></text:span><text:span text:style-name="T23_71">masy</text:span><text:span text:style-name="T23_72"><text:s/></text:span><text:span text:style-name="T23_73">lądownika</text:span><text:span text:style-name="T23_74"><text:s/></text:span><text:span text:style-name="T23_75">i</text:span><text:span text:style-name="T23_76"><text:s/></text:span><text:span text:style-name="T23_77">wartości</text:span><text:span text:style-name="T23_78"><text:s/></text:span><text:span text:style-name="T23_79">przyśpieszenia</text:span><text:span text:style-name="T23_80"><text:s/></text:span><text:span text:style-name="T23_81">grawitacyjnego</text:span><text:span text:style-name="T23_82">),<text:s/></text:span><text:span text:style-name="T23_83">rywalizować</text:span><text:span text:style-name="T23_84"><text:s/></text:span><text:span text:style-name="T23_85">z</text:span><text:span text:style-name="T23_86"><text:s/></text:span><text:span text:style-name="T23_87">innymi</text:span><text:span text:style-name="T23_88"><text:s/></text:span><text:span text:style-name="T23_89">graczami</text:span><text:span text:style-name="T23_90"><text:s/></text:span><text:span text:style-name="T23_91">w</text:span><text:span text:style-name="T23_92"><text:s/></text:span><text:span text:style-name="T23_93">wymyślanych</text:span><text:span text:style-name="T23_94"><text:s/></text:span><text:span text:style-name="T23_95">przez</text:span><text:span text:style-name="T23_96"><text:s/></text:span><text:span text:style-name="T23_97">społeczność</text:span><text:span text:style-name="T23_98"><text:s/></text:span><text:span text:style-name="T23_99">wyzwaniach</text:span><text:span text:style-name="T23_100">,<text:s/></text:span><text:span text:style-name="T23_101">czy</text:span><text:span text:style-name="T23_102"><text:s/></text:span><text:span text:style-name="T23_103">chwalić</text:span><text:span text:style-name="T23_104"><text:s/></text:span><text:span text:style-name="T23_105">się</text:span><text:span text:style-name="T23_106"><text:s/></text:span><text:span text:style-name="T23_107">zbudowanymi</text:span><text:span text:style-name="T23_108"><text:s/></text:span><text:span text:style-name="T23_109">przez</text:span><text:span text:style-name="T23_110"><text:s/></text:span><text:span text:style-name="T23_111">siebie</text:span><text:span text:style-name="T23_112"><text:s/></text:span><text:span text:style-name="T23_113">rakietami</text:span><text:span text:style-name="T23_114">.</text:span></text:p>
      <text:p text:style-name="P24"/>
      <text:p text:style-name="P25"><text:span text:style-name="T25_1">Zdaję</text:span><text:span text:style-name="T25_2"><text:s/></text:span><text:span text:style-name="T25_3">sobie</text:span><text:span text:style-name="T25_4"><text:s/></text:span><text:span text:style-name="T25_5">sprawę</text:span><text:span text:style-name="T25_6">,<text:s/></text:span><text:span text:style-name="T25_7">że</text:span><text:span text:style-name="T25_8"><text:s/></text:span><text:span text:style-name="T25_9">to</text:span><text:span text:style-name="T25_10"><text:s/></text:span><text:span text:style-name="T25_11">wszystko</text:span><text:span text:style-name="T25_12">,<text:s/></text:span><text:span text:style-name="T25_13">co</text:span><text:span text:style-name="T25_14"><text:s/></text:span><text:span text:style-name="T25_15">wyżej</text:span><text:span text:style-name="T25_16"><text:s/></text:span><text:span text:style-name="T25_17">napisałem</text:span><text:span text:style-name="T25_18">,<text:s/></text:span><text:span text:style-name="T25_19">może</text:span><text:span text:style-name="T25_20"><text:s/></text:span><text:span text:style-name="T25_21">brzmieć</text:span><text:span text:style-name="T25_22"><text:s/></text:span><text:span text:style-name="T25_23">odrobinę</text:span><text:span text:style-name="T25_24"><text:s/></text:span><text:span text:style-name="T25_25">zniechęcająco</text:span><text:span text:style-name="T25_26">.<text:s/></text:span><text:span text:style-name="T25_27">Prawda</text:span><text:span text:style-name="T25_28"><text:s/></text:span><text:span text:style-name="T25_29">jest</text:span><text:span text:style-name="T25_30"><text:s/></text:span><text:span text:style-name="T25_31">jednak</text:span><text:span text:style-name="T25_32"><text:s/></text:span><text:span text:style-name="T25_33">taka</text:span><text:span text:style-name="T25_34">,<text:s/></text:span><text:span text:style-name="T25_35">że</text:span><text:span text:style-name="T25_36"><text:s/></text:span><text:span text:style-name="T25_37">Kerbal</text:span><text:span text:style-name="T25_38"><text:s/></text:span><text:span text:style-name="T25_39">Space</text:span><text:span text:style-name="T25_40"><text:s/></text:span><text:span text:style-name="T25_41">Program</text:span><text:span text:style-name="T25_42"><text:s/></text:span><text:span text:style-name="T25_43">robi</text:span><text:span text:style-name="T25_44"><text:s/></text:span><text:span text:style-name="T25_45">coś</text:span><text:span text:style-name="T25_46"><text:s/></text:span><text:span text:style-name="T25_47">zdawałoby</text:span><text:span text:style-name="T25_48"><text:s/></text:span><text:span text:style-name="T25_49">się</text:span><text:span text:style-name="T25_50"><text:s/></text:span><text:span text:style-name="T25_51">niemożliwego</text:span><text:span text:style-name="T25_52">:<text:s/></text:span><text:span text:style-name="T25_53">przedstawia</text:span><text:span text:style-name="T25_54"><text:s/></text:span><text:span text:style-name="T25_55">skomplikowane</text:span><text:span text:style-name="T25_56"><text:s/></text:span><text:span text:style-name="T25_57">zagadnienia</text:span><text:span text:style-name="T25_58"><text:s/></text:span><text:span text:style-name="T25_59">w</text:span><text:span text:style-name="T25_60"><text:s/></text:span><text:span text:style-name="T25_61">sposób</text:span><text:span text:style-name="T25_62"><text:s/></text:span><text:span text:style-name="T25_63">zabawny</text:span><text:span text:style-name="T25_64"><text:s/></text:span><text:span text:style-name="T25_65">i</text:span><text:span text:style-name="T25_66"><text:s/></text:span><text:span text:style-name="T25_67">zrozumiały</text:span><text:span text:style-name="T25_68">.<text:s/></text:span><text:span text:style-name="T25_69">Dzięki</text:span><text:span text:style-name="T25_70"><text:s/></text:span><text:span text:style-name="T25_71">urokowi</text:span><text:span text:style-name="T25_72"><text:s/></text:span><text:span text:style-name="T25_73">samych</text:span><text:span text:style-name="T25_74"><text:s/></text:span><text:span text:style-name="T25_75">Kerbali</text:span><text:span text:style-name="T25_76"><text:s/></text:span><text:span text:style-name="T25_77">i</text:span><text:span text:style-name="T25_78"><text:s/></text:span><text:span text:style-name="T25_79">obecnemu</text:span><text:span text:style-name="T25_80"><text:s/></text:span><text:span text:style-name="T25_81">w</text:span><text:span text:style-name="T25_82"><text:s/></text:span><text:span text:style-name="T25_83">grze</text:span><text:span text:style-name="T25_84"><text:s/></text:span><text:span text:style-name="T25_85">poczuciu</text:span><text:span text:style-name="T25_86"><text:s/></text:span><text:span text:style-name="T25_87">humoru</text:span><text:span text:style-name="T25_88">,<text:s/></text:span><text:span text:style-name="T25_89">ta</text:span><text:span text:style-name="T25_90"><text:s/></text:span><text:span text:style-name="T25_91">hardkorowa</text:span><text:span text:style-name="T25_92"><text:s/></text:span><text:span text:style-name="T25_93">symulacja</text:span><text:span text:style-name="T25_94"><text:s/></text:span><text:span text:style-name="T25_95">staje</text:span><text:span text:style-name="T25_96"><text:s/></text:span><text:span text:style-name="T25_97">się</text:span><text:span text:style-name="T25_98"><text:s/></text:span><text:span text:style-name="T25_99">czymś</text:span><text:span text:style-name="T25_100"><text:s/></text:span><text:span text:style-name="T25_101">grywalnym</text:span><text:span text:style-name="T25_102"><text:s/></text:span><text:span text:style-name="T25_103">i</text:span><text:span text:style-name="T25_104"><text:s/></text:span><text:span text:style-name="T25_105">bardzo</text:span><text:span text:style-name="T25_106"><text:s/></text:span><text:span text:style-name="T25_107">wciągającym</text:span><text:span text:style-name="T25_108">.<text:s/></text:span><text:span text:style-name="T25_109">KSP</text:span><text:span text:style-name="T25_110"><text:s/></text:span><text:span text:style-name="T25_111">broni</text:span><text:span text:style-name="T25_112"><text:s/></text:span><text:span text:style-name="T25_113">się</text:span><text:span text:style-name="T25_114"><text:s/></text:span><text:span text:style-name="T25_115">też</text:span><text:span text:style-name="T25_116"><text:s/></text:span><text:span text:style-name="T25_117">jako</text:span><text:span text:style-name="T25_118"><text:s/></text:span><text:span text:style-name="T25_119">prawdziwy</text:span><text:span text:style-name="T25_120"><text:s/></text:span><text:span text:style-name="T25_121">sandbox</text:span><text:span text:style-name="T25_122">.<text:s/></text:span><text:span text:style-name="T25_123">Tak</text:span><text:span text:style-name="T25_124"><text:s/></text:span><text:span text:style-name="T25_125">naprawdę</text:span><text:span text:style-name="T25_126"><text:s/></text:span><text:span text:style-name="T25_127">w</text:span><text:span text:style-name="T25_128"><text:s/></text:span><text:span text:style-name="T25_129">grze</text:span><text:span text:style-name="T25_130"><text:s/></text:span><text:span text:style-name="T25_131">jest</text:span><text:span text:style-name="T25_132"><text:s/></text:span><text:span text:style-name="T25_133">tylko</text:span><text:span text:style-name="T25_134"><text:s/></text:span><text:span text:style-name="T25_135">fizyka</text:span><text:span text:style-name="T25_136">,<text:s/></text:span><text:span text:style-name="T25_137">pomysłowość</text:span><text:span text:style-name="T25_138"><text:s/></text:span><text:span text:style-name="T25_139">gracza</text:span><text:span text:style-name="T25_140"><text:s/></text:span><text:span text:style-name="T25_141">i</text:span><text:span text:style-name="T25_142"><text:s/></text:span><text:span text:style-name="T25_143">oddany</text:span><text:span text:style-name="T25_144"><text:s/></text:span><text:span text:style-name="T25_145">do</text:span><text:span text:style-name="T25_146"><text:s/></text:span><text:span text:style-name="T25_147">gracza</text:span><text:span text:style-name="T25_148"><text:s/></text:span><text:span text:style-name="T25_149">dyspozycji</text:span><text:span text:style-name="T25_150"><text:s/></text:span><text:span text:style-name="T25_151">układ</text:span><text:span text:style-name="T25_152"><text:s/></text:span><text:span text:style-name="T25_153">planetarny</text:span><text:span text:style-name="T25_154">.<text:s/></text:span><text:span text:style-name="T25_155">Skutki</text:span><text:span text:style-name="T25_156"><text:s/></text:span><text:span text:style-name="T25_157">naszych</text:span><text:span text:style-name="T25_158"><text:s/></text:span><text:span text:style-name="T25_159">działań</text:span><text:span text:style-name="T25_160"><text:s/></text:span><text:span text:style-name="T25_161">mogą</text:span><text:span text:style-name="T25_162"><text:s/></text:span><text:span text:style-name="T25_163">być</text:span><text:span text:style-name="T25_164"><text:s/></text:span><text:span text:style-name="T25_165">więc</text:span><text:span text:style-name="T25_166"><text:s/></text:span><text:span text:style-name="T25_167">zupełnie</text:span><text:span text:style-name="T25_168"><text:s/></text:span><text:span text:style-name="T25_169">nieprzewidywalne</text:span><text:span text:style-name="T25_170">,<text:s/></text:span><text:span text:style-name="T25_171">a</text:span><text:span text:style-name="T25_172"><text:s/></text:span><text:span text:style-name="T25_173">historie</text:span><text:span text:style-name="T25_174">,<text:s/></text:span><text:span text:style-name="T25_175">które</text:span><text:span text:style-name="T25_176"><text:s/></text:span><text:span text:style-name="T25_177">piszą</text:span><text:span text:style-name="T25_178"><text:s/></text:span><text:span text:style-name="T25_179">się</text:span><text:span text:style-name="T25_180"><text:s/></text:span><text:span text:style-name="T25_181">w</text:span><text:span text:style-name="T25_182"><text:s/></text:span><text:span text:style-name="T25_183">trakcie</text:span><text:span text:style-name="T25_184"><text:s/></text:span><text:span text:style-name="T25_185">kolejnych</text:span><text:span text:style-name="T25_186"><text:s/></text:span><text:span text:style-name="T25_187">mniej</text:span><text:span text:style-name="T25_188"><text:s/></text:span><text:span text:style-name="T25_189">lub</text:span><text:span text:style-name="T25_190"><text:s/></text:span><text:span text:style-name="T25_191">bardziej</text:span><text:span text:style-name="T25_192"><text:s/></text:span><text:span text:style-name="T25_193">udanych</text:span><text:span text:style-name="T25_194"><text:s/></text:span><text:span text:style-name="T25_195">lotów</text:span><text:span text:style-name="T25_196">,<text:s/></text:span><text:span text:style-name="T25_197">mogą</text:span><text:span text:style-name="T25_198"><text:s/></text:span><text:span text:style-name="T25_199">przebić</text:span><text:span text:style-name="T25_200"><text:s/></text:span><text:span text:style-name="T25_201">niejedną</text:span><text:span text:style-name="T25_202"><text:s/></text:span><text:span text:style-name="T25_203">grową</text:span><text:span text:style-name="T25_204"><text:s/></text:span><text:span text:style-name="T25_205">fabułę</text:span><text:span text:style-name="T25_206">.</text:span></text:p>
      <text:p text:style-name="P26"/>
      <text:p text:style-name="P27"><text:span text:style-name="T27_1">Grafiki</text:span><text:span text:style-name="T27_2">:</text:span></text:p>
      <text:p text:style-name="P28"><text:span text:style-name="T28_1">banner</text:span><text:span text:style-name="T28_2">:</text:span></text:p>
      <text:p text:style-name="P29"><text:span text:style-name="T29_1"><text:a xlink:type="simple" xlink:href="http://i.imgur.com/PsLnuMa.jpg"><text:span text:style-name="T29_2">http</text:span></text:a></text:span><text:span text:style-name="T29_3"><text:a xlink:type="simple" xlink:href="http://i.imgur.com/PsLnuMa.jpg"><text:span text:style-name="T29_4">://</text:span></text:a></text:span><text:span text:style-name="T29_5"><text:a xlink:type="simple" xlink:href="http://i.imgur.com/PsLnuMa.jpg"><text:span text:style-name="T29_6">i</text:span></text:a></text:span><text:span text:style-name="T29_7"><text:a xlink:type="simple" xlink:href="http://i.imgur.com/PsLnuMa.jpg"><text:span text:style-name="T29_8">.</text:span></text:a></text:span><text:span text:style-name="T29_9"><text:a xlink:type="simple" xlink:href="http://i.imgur.com/PsLnuMa.jpg"><text:span text:style-name="T29_10">imgur</text:span></text:a></text:span><text:span text:style-name="T29_11"><text:a xlink:type="simple" xlink:href="http://i.imgur.com/PsLnuMa.jpg"><text:span text:style-name="T29_12">.</text:span></text:a></text:span><text:span text:style-name="T29_13"><text:a xlink:type="simple" xlink:href="http://i.imgur.com/PsLnuMa.jpg"><text:span text:style-name="T29_14">com</text:span></text:a></text:span><text:span text:style-name="T29_15"><text:a xlink:type="simple" xlink:href="http://i.imgur.com/PsLnuMa.jpg"><text:span text:style-name="T29_16">/</text:span></text:a></text:span><text:span text:style-name="T29_17"><text:a xlink:type="simple" xlink:href="http://i.imgur.com/PsLnuMa.jpg"><text:span text:style-name="T29_18">PsLnuMa</text:span></text:a></text:span><text:span text:style-name="T29_19"><text:a xlink:type="simple" xlink:href="http://i.imgur.com/PsLnuMa.jpg"><text:span text:style-name="T29_20">.</text:span></text:a></text:span><text:span text:style-name="T29_21"><text:a xlink:type="simple" xlink:href="http://i.imgur.com/PsLnuMa.jpg"><text:span text:style-name="T29_22">jpg</text:span></text:a></text:span></text:p>
      <text:p text:style-name="P30"/>
      <text:p text:style-name="P31"><text:span text:style-name="T31_1">screeny</text:span><text:span text:style-name="T31_2">:</text:span></text:p>
      <text:p text:style-name="P32"><text:span text:style-name="T32_1"><text:a xlink:type="simple" xlink:href="http://i.imgur.com/7OWBAPK.png"><text:span text:style-name="T32_2">http</text:span></text:a></text:span><text:span text:style-name="T32_3"><text:a xlink:type="simple" xlink:href="http://i.imgur.com/7OWBAPK.png"><text:span text:style-name="T32_4">://</text:span></text:a></text:span><text:span text:style-name="T32_5"><text:a xlink:type="simple" xlink:href="http://i.imgur.com/7OWBAPK.png"><text:span text:style-name="T32_6">i</text:span></text:a></text:span><text:span text:style-name="T32_7"><text:a xlink:type="simple" xlink:href="http://i.imgur.com/7OWBAPK.png"><text:span text:style-name="T32_8">.</text:span></text:a></text:span><text:span text:style-name="T32_9"><text:a xlink:type="simple" xlink:href="http://i.imgur.com/7OWBAPK.png"><text:span text:style-name="T32_10">imgur</text:span></text:a></text:span><text:span text:style-name="T32_11"><text:a xlink:type="simple" xlink:href="http://i.imgur.com/7OWBAPK.png"><text:span text:style-name="T32_12">.</text:span></text:a></text:span><text:span text:style-name="T32_13"><text:a xlink:type="simple" xlink:href="http://i.imgur.com/7OWBAPK.png"><text:span text:style-name="T32_14">com</text:span></text:a></text:span><text:span text:style-name="T32_15"><text:a xlink:type="simple" xlink:href="http://i.imgur.com/7OWBAPK.png"><text:span text:style-name="T32_16">/7</text:span></text:a></text:span><text:span text:style-name="T32_17"><text:a xlink:type="simple" xlink:href="http://i.imgur.com/7OWBAPK.png"><text:span text:style-name="T32_18">OWBAPK</text:span></text:a></text:span><text:span text:style-name="T32_19"><text:a xlink:type="simple" xlink:href="http://i.imgur.com/7OWBAPK.png"><text:span text:style-name="T32_20">.</text:span></text:a></text:span><text:span text:style-name="T32_21"><text:a xlink:type="simple" xlink:href="http://i.imgur.com/7OWBAPK.png"><text:span text:style-name="T32_22">png</text:span></text:a></text:span></text:p>
      <text:p text:style-name="P33"><text:span text:style-name="T33_1"><text:a xlink:type="simple" xlink:href="http://i.imgur.com/1WcwXMN.png"><text:span text:style-name="T33_2">http</text:span></text:a></text:span><text:span text:style-name="T33_3"><text:a xlink:type="simple" xlink:href="http://i.imgur.com/1WcwXMN.png"><text:span text:style-name="T33_4">://</text:span></text:a></text:span><text:span text:style-name="T33_5"><text:a xlink:type="simple" xlink:href="http://i.imgur.com/1WcwXMN.png"><text:span text:style-name="T33_6">i</text:span></text:a></text:span><text:span text:style-name="T33_7"><text:a xlink:type="simple" xlink:href="http://i.imgur.com/1WcwXMN.png"><text:span text:style-name="T33_8">.</text:span></text:a></text:span><text:span text:style-name="T33_9"><text:a xlink:type="simple" xlink:href="http://i.imgur.com/1WcwXMN.png"><text:span text:style-name="T33_10">imgur</text:span></text:a></text:span><text:span text:style-name="T33_11"><text:a xlink:type="simple" xlink:href="http://i.imgur.com/1WcwXMN.png"><text:span text:style-name="T33_12">.</text:span></text:a></text:span><text:span text:style-name="T33_13"><text:a xlink:type="simple" xlink:href="http://i.imgur.com/1WcwXMN.png"><text:span text:style-name="T33_14">com</text:span></text:a></text:span><text:span text:style-name="T33_15"><text:a xlink:type="simple" xlink:href="http://i.imgur.com/1WcwXMN.png"><text:span text:style-name="T33_16">/1</text:span></text:a></text:span><text:span text:style-name="T33_17"><text:a xlink:type="simple" xlink:href="http://i.imgur.com/1WcwXMN.png"><text:span text:style-name="T33_18">WcwXMN</text:span></text:a></text:span><text:span text:style-name="T33_19"><text:a xlink:type="simple" xlink:href="http://i.imgur.com/1WcwXMN.png"><text:span text:style-name="T33_20">.</text:span></text:a></text:span><text:span text:style-name="T33_21"><text:a xlink:type="simple" xlink:href="http://i.imgur.com/1WcwXMN.png"><text:span text:style-name="T33_22">png</text:span></text:a></text:span></text:p>
      <text:p text:style-name="P34"><text:span text:style-name="T34_1"><text:a xlink:type="simple" xlink:href="http://i.imgur.com/wIusbCG.png"><text:span text:style-name="T34_2">http</text:span></text:a></text:span><text:span text:style-name="T34_3"><text:a xlink:type="simple" xlink:href="http://i.imgur.com/wIusbCG.png"><text:span text:style-name="T34_4">://</text:span></text:a></text:span><text:span text:style-name="T34_5"><text:a xlink:type="simple" xlink:href="http://i.imgur.com/wIusbCG.png"><text:span text:style-name="T34_6">i</text:span></text:a></text:span><text:span text:style-name="T34_7"><text:a xlink:type="simple" xlink:href="http://i.imgur.com/wIusbCG.png"><text:span text:style-name="T34_8">.</text:span></text:a></text:span><text:span text:style-name="T34_9"><text:a xlink:type="simple" xlink:href="http://i.imgur.com/wIusbCG.png"><text:span text:style-name="T34_10">imgur</text:span></text:a></text:span><text:span text:style-name="T34_11"><text:a xlink:type="simple" xlink:href="http://i.imgur.com/wIusbCG.png"><text:span text:style-name="T34_12">.</text:span></text:a></text:span><text:span text:style-name="T34_13"><text:a xlink:type="simple" xlink:href="http://i.imgur.com/wIusbCG.png"><text:span text:style-name="T34_14">com</text:span></text:a></text:span><text:span text:style-name="T34_15"><text:a xlink:type="simple" xlink:href="http://i.imgur.com/wIusbCG.png"><text:span text:style-name="T34_16">/</text:span></text:a></text:span><text:span text:style-name="T34_17"><text:a xlink:type="simple" xlink:href="http://i.imgur.com/wIusbCG.png"><text:span text:style-name="T34_18">wIusbCG</text:span></text:a></text:span><text:span text:style-name="T34_19"><text:a xlink:type="simple" xlink:href="http://i.imgur.com/wIusbCG.png"><text:span text:style-name="T34_20">.</text:span></text:a></text:span><text:span text:style-name="T34_21"><text:a xlink:type="simple" xlink:href="http://i.imgur.com/wIusbCG.png"><text:span text:style-name="T34_22">png</text:span></text:a></text:span></text:p>
      <text:p text:style-name="P35"><text:span text:style-name="T35_1"><text:a xlink:type="simple" xlink:href="http://i.imgur.com/RFqDzfz.png"><text:span text:style-name="T35_2">http</text:span></text:a></text:span><text:span text:style-name="T35_3"><text:a xlink:type="simple" xlink:href="http://i.imgur.com/RFqDzfz.png"><text:span text:style-name="T35_4">://</text:span></text:a></text:span><text:span text:style-name="T35_5"><text:a xlink:type="simple" xlink:href="http://i.imgur.com/RFqDzfz.png"><text:span text:style-name="T35_6">i</text:span></text:a></text:span><text:span text:style-name="T35_7"><text:a xlink:type="simple" xlink:href="http://i.imgur.com/RFqDzfz.png"><text:span text:style-name="T35_8">.</text:span></text:a></text:span><text:span text:style-name="T35_9"><text:a xlink:type="simple" xlink:href="http://i.imgur.com/RFqDzfz.png"><text:span text:style-name="T35_10">imgur</text:span></text:a></text:span><text:span text:style-name="T35_11"><text:a xlink:type="simple" xlink:href="http://i.imgur.com/RFqDzfz.png"><text:span text:style-name="T35_12">.</text:span></text:a></text:span><text:span text:style-name="T35_13"><text:a xlink:type="simple" xlink:href="http://i.imgur.com/RFqDzfz.png"><text:span text:style-name="T35_14">com</text:span></text:a></text:span><text:span text:style-name="T35_15"><text:a xlink:type="simple" xlink:href="http://i.imgur.com/RFqDzfz.png"><text:span text:style-name="T35_16">/</text:span></text:a></text:span><text:span text:style-name="T35_17"><text:a xlink:type="simple" xlink:href="http://i.imgur.com/RFqDzfz.png"><text:span text:style-name="T35_18">RFqDzfz</text:span></text:a></text:span><text:span text:style-name="T35_19"><text:a xlink:type="simple" xlink:href="http://i.imgur.com/RFqDzfz.png"><text:span text:style-name="T35_20">.</text:span></text:a></text:span><text:span text:style-name="T35_21"><text:a xlink:type="simple" xlink:href="http://i.imgur.com/RFqDzfz.png"><text:span text:style-name="T35_22">png</text:span></text:a>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